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5.3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132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48.47mm"/>
    </style:style>
    <style:style style:name="co17" style:family="table-column">
      <style:table-column-properties fo:break-before="auto" style:column-width="35.95mm"/>
    </style:style>
    <style:style style:name="co18" style:family="table-column">
      <style:table-column-properties fo:break-before="auto" style:column-width="26.49mm"/>
    </style:style>
    <style:style style:name="co19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0"/>
        <table:table-column table:style-name="co2" table:default-cell-style-name="ce11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80"/>
        <table:table-column table:style-name="co8" table:number-columns-repeated="28" table:default-cell-style-name="ce60"/>
        <table:table-column table:style-name="co8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8" table:default-cell-style-name="ce60"/>
        <table:table-column table:style-name="co8" table:number-columns-repeated="2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5" table:default-cell-style-name="ce60"/>
        <table:table-column table:style-name="co8" table:default-cell-style-name="ce40"/>
        <table:table-column table:style-name="co8" table:number-columns-repeated="3" table:default-cell-style-name="ce60"/>
        <table:table-column table:style-name="co8" table:number-columns-repeated="2" table:default-cell-style-name="ce40"/>
        <table:table-column table:style-name="co8" table:number-columns-repeated="7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number-columns-repeated="89" table:default-cell-style-name="ce40"/>
        <table:table-column table:style-name="co8" table:number-columns-repeated="845" table:default-cell-style-name="ce60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34" calcext:value-type="string">
            <text:p>WADs: 434</text:p>
          </table:table-cell>
          <table:table-cell table:style-name="ce14" table:formula="of:=&quot;Voters: &quot; &amp; SUMPRODUCT(NOT(ISBLANK([.J2:.AMJ2])))" office:value-type="string" office:string-value="Voters: 170" calcext:value-type="string">
            <text:p>Voters: 170</text:p>
          </table:table-cell>
          <table:table-cell table:style-name="ce14"/>
          <table:table-cell table:style-name="ce14" table:formula="of:=&quot;D2: &quot;&amp;ROUND(100*COUNTIF([.G4:.G10000];&quot;=Doom II&quot;)/COUNTA([.G4:.G10000]))&amp;&quot;%&quot;" office:value-type="string" office:string-value="D2: 80%" calcext:value-type="string">
            <text:p>D2: 80%</text:p>
          </table:table-cell>
          <table:table-cell table:style-name="ce14" office:value-type="string" calcext:value-type="string">
            <text:p>Sum:</text:p>
          </table:table-cell>
          <table:table-cell table:style-name="ce79" table:formula="of:=SUM([.J1:.AMJ1])" office:value-type="float" office:value="9336" calcext:value-type="float">
            <text:p>9336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07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07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07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107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07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07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07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107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07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07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107" table:formula="of:=SUM([.FI4:.FI1048576])" office:value-type="float" office:value="55" calcext:value-type="float">
            <text:p>55</text:p>
          </table:table-cell>
          <table:table-cell table:style-name="ce107" table:formula="of:=SUM([.FJ4:.FJ1048576])" office:value-type="float" office:value="55" calcext:value-type="float">
            <text:p>55</text:p>
          </table:table-cell>
          <table:table-cell table:style-name="ce107" table:formula="of:=SUM([.FK4:.FK1048576])" office:value-type="float" office:value="55" calcext:value-type="float">
            <text:p>55</text:p>
          </table:table-cell>
          <table:table-cell table:style-name="ce107" table:formula="of:=SUM([.FL4:.FL1048576])" office:value-type="float" office:value="55" calcext:value-type="float">
            <text:p>55</text:p>
          </table:table-cell>
          <table:table-cell table:style-name="ce107" table:formula="of:=SUM([.FM4:.FM1048576])" office:value-type="float" office:value="55" calcext:value-type="float">
            <text:p>55</text:p>
          </table:table-cell>
          <table:table-cell table:style-name="ce107" table:formula="of:=SUM([.FN4:.FN1048576])" office:value-type="float" office:value="54" calcext:value-type="float">
            <text:p>54</text:p>
          </table:table-cell>
          <table:table-cell table:style-name="ce107" table:formula="of:=SUM([.FO4:.FO1048576])" office:value-type="float" office:value="55" calcext:value-type="float">
            <text:p>55</text:p>
          </table:table-cell>
          <table:table-cell table:style-name="ce107" table:formula="of:=SUM([.FP4:.FP1048576])" office:value-type="float" office:value="55" calcext:value-type="float">
            <text:p>55</text:p>
          </table:table-cell>
          <table:table-cell table:style-name="ce107" table:formula="of:=SUM([.FQ4:.FQ1048576])" office:value-type="float" office:value="55" calcext:value-type="float">
            <text:p>55</text:p>
          </table:table-cell>
          <table:table-cell table:style-name="ce107" table:formula="of:=SUM([.FR4:.FR1048576])" office:value-type="float" office:value="55" calcext:value-type="float">
            <text:p>55</text:p>
          </table:table-cell>
          <table:table-cell table:style-name="ce107" table:formula="of:=SUM([.FS4:.FS1048576])" office:value-type="float" office:value="55" calcext:value-type="float">
            <text:p>55</text:p>
          </table:table-cell>
          <table:table-cell table:style-name="ce107" table:formula="of:=SUM([.FT4:.FT1048576])" office:value-type="float" office:value="55" calcext:value-type="float">
            <text:p>55</text:p>
          </table:table-cell>
          <table:table-cell table:style-name="ce107" table:formula="of:=SUM([.FU4:.FU1048576])" office:value-type="float" office:value="50" calcext:value-type="float">
            <text:p>50</text:p>
          </table:table-cell>
          <table:table-cell table:style-name="ce107" table:formula="of:=SUM([.FV4:.FV1048576])" office:value-type="float" office:value="55" calcext:value-type="float">
            <text:p>55</text:p>
          </table:table-cell>
          <table:table-cell table:style-name="ce107" table:formula="of:=SUM([.FW4:.FW1048576])" office:value-type="float" office:value="55" calcext:value-type="float">
            <text:p>55</text:p>
          </table:table-cell>
          <table:table-cell table:style-name="ce107" table:formula="of:=SUM([.FX4:.FX1048576])" office:value-type="float" office:value="0" calcext:value-type="float">
            <text:p>0</text:p>
          </table:table-cell>
          <table:table-cell table:style-name="ce107" table:formula="of:=SUM([.FY4:.FY1048576])" office:value-type="float" office:value="0" calcext:value-type="float">
            <text:p>0</text:p>
          </table:table-cell>
          <table:table-cell table:style-name="ce107" table:formula="of:=SUM([.FZ4:.FZ1048576])" office:value-type="float" office:value="0" calcext:value-type="float">
            <text:p>0</text:p>
          </table:table-cell>
          <table:table-cell table:style-name="ce107" table:formula="of:=SUM([.GA4:.GA1048576])" office:value-type="float" office:value="0" calcext:value-type="float">
            <text:p>0</text:p>
          </table:table-cell>
          <table:table-cell table:style-name="ce107" table:formula="of:=SUM([.GB4:.GB1048576])" office:value-type="float" office:value="0" calcext:value-type="float">
            <text:p>0</text:p>
          </table:table-cell>
          <table:table-cell table:style-name="ce107" table:formula="of:=SUM([.GC4:.GC1048576])" office:value-type="float" office:value="0" calcext:value-type="float">
            <text:p>0</text:p>
          </table:table-cell>
          <table:table-cell table:style-name="ce107" table:formula="of:=SUM([.GD4:.GD1048576])" office:value-type="float" office:value="0" calcext:value-type="float">
            <text:p>0</text:p>
          </table:table-cell>
          <table:table-cell table:style-name="ce82" table:number-columns-repeated="83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8" table:number-columns-repeated="84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43" calcext:value-type="float">
            <text:p>443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</text:p>
          </table:table-cell>
          <table:table-cell table:style-name="ce17" table:formula="of:=SUMPRODUCT(NOT(ISBLANK([.J4:.AMJ4]))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23" calcext:value-type="float">
            <text:p>423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</text:p>
          </table:table-cell>
          <table:table-cell table:style-name="ce17" table:formula="of:=SUMPRODUCT(NOT(ISBLANK([.J5:.AMJ5])))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386" calcext:value-type="float">
            <text:p>38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</text:p>
          </table:table-cell>
          <table:table-cell table:style-name="ce17" table:formula="of:=SUMPRODUCT(NOT(ISBLANK([.J6:.AMJ6])))" office:value-type="float" office:value="61" calcext:value-type="float">
            <text:p>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85" calcext:value-type="float">
            <text:p>38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</text:p>
          </table:table-cell>
          <table:table-cell table:style-name="ce17" table:formula="of:=SUMPRODUCT(NOT(ISBLANK([.J7:.AMJ7]))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13" calcext:value-type="float">
            <text:p>31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J8:.AMJ8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297" calcext:value-type="float">
            <text:p>297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" calcext:value-type="string">
            <text:p>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</text:p>
          </table:table-cell>
          <table:table-cell table:style-name="ce17" table:formula="of:=SUMPRODUCT(NOT(ISBLANK([.J9:.AMJ9])))" office:value-type="float" office:value="42" calcext:value-type="float">
            <text:p>42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296" calcext:value-type="float">
            <text:p>296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</text:p>
          </table:table-cell>
          <table:table-cell table:style-name="ce17" table:formula="of:=SUMPRODUCT(NOT(ISBLANK([.J10:.AMJ10])))"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285" calcext:value-type="float">
            <text:p>285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</text:p>
          </table:table-cell>
          <table:table-cell table:style-name="ce17" table:formula="of:=SUMPRODUCT(NOT(ISBLANK([.J11:.AMJ11])))" office:value-type="float" office:value="55" calcext:value-type="float">
            <text:p>5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27" calcext:value-type="float">
            <text:p>227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</text:p>
          </table:table-cell>
          <table:table-cell table:style-name="ce17" table:formula="of:=SUMPRODUCT(NOT(ISBLANK([.J12:.AMJ12])))" office:value-type="float" office:value="43" calcext:value-type="float">
            <text:p>4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188" calcext:value-type="float">
            <text:p>18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</text:p>
          </table:table-cell>
          <table:table-cell table:style-name="ce17" table:formula="of:=SUMPRODUCT(NOT(ISBLANK([.J13:.AMJ13])))" office:value-type="float" office:value="39" calcext:value-type="float">
            <text:p>3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4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54" calcext:value-type="float">
            <text:p>15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</text:p>
          </table:table-cell>
          <table:table-cell table:style-name="ce17" table:formula="of:=SUMPRODUCT(NOT(ISBLANK([.J14:.AMJ14])))"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5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39" calcext:value-type="float">
            <text:p>13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</text:p>
          </table:table-cell>
          <table:table-cell table:style-name="ce17" table:formula="of:=SUMPRODUCT(NOT(ISBLANK([.J15:.AMJ15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2" calcext:value-type="float">
            <text:p>112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</text:p>
          </table:table-cell>
          <table:table-cell table:style-name="ce17" table:formula="of:=SUMPRODUCT(NOT(ISBLANK([.J17:.AMJ17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08" calcext:value-type="float">
            <text:p>10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Malrionn: 6, JudgeDeadd: 3, Talvi: 4, StoneMason: 10, Woolie Wool: 10, dylux: 10, m8f: 10, Arbys550: 2, Polri: 5, Ivory Duke: 2, rd: 4, Deadwing: 5, Hansen79: 5, &lt;&lt;Rewind: 4, Marn: 5, Sotenga: 4, jerk-o: 9, SCF: 4, GratefulName: 1, Uncle 80: 5" calcext:value-type="string">
            <text:p>Malrionn: 6, JudgeDeadd: 3, Talvi: 4, StoneMason: 10, Woolie Wool: 10, dylux: 10, m8f: 10, Arbys550: 2, Polri: 5, Ivory Duke: 2, rd: 4, Deadwing: 5, Hansen79: 5, &lt;&lt;Rewind: 4, Marn: 5, Sotenga: 4, jerk-o: 9, SCF: 4, GratefulName: 1, Uncle 80: 5</text:p>
          </table:table-cell>
          <table:table-cell table:style-name="ce17" table:formula="of:=SUMPRODUCT(NOT(ISBLANK([.J18:.AMJ18])))" office:value-type="float" office:value="20" calcext:value-type="float">
            <text:p>2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19:.AMJ19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J20:.AMJ20])" office:value-type="float" office:value="99" calcext:value-type="float">
            <text:p>9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3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3, cannonball: 5</text:p>
          </table:table-cell>
          <table:table-cell table:style-name="ce17" table:formula="of:=SUMPRODUCT(NOT(ISBLANK([.J20:.AMJ20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J21:.AMJ21])" office:value-type="float" office:value="97" calcext:value-type="float">
            <text:p>97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</text:p>
          </table:table-cell>
          <table:table-cell table:style-name="ce17" table:formula="of:=SUMPRODUCT(NOT(ISBLANK([.J21:.AMJ21])))" office:value-type="float" office:value="20" calcext:value-type="float">
            <text:p>2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</text:p>
          </table:table-cell>
          <table:table-cell table:style-name="ce17" table:formula="of:=SUMPRODUCT(NOT(ISBLANK([.J22:.AMJ22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J23:.AMJ23])" office:value-type="float" office:value="85" calcext:value-type="float">
            <text:p>85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</text:p>
          </table:table-cell>
          <table:table-cell table:style-name="ce17" table:formula="of:=SUMPRODUCT(NOT(ISBLANK([.J23:.AMJ23])))" office:value-type="float" office:value="17" calcext:value-type="float">
            <text:p>17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J24:.AMJ24])" office:value-type="float" office:value="85" calcext:value-type="float">
            <text:p>85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Spectra: 9, bLOCKbOYgAMES: 2, GarrettChan: 1, dylux: 6, tmorrow: 2, ReaperAA: 7, Polri: 3, SilverMiner: 3, P41R47: 10, A.H. Sankhatayan: 5, Willy W.: 5, Sotenga: 10, dei_eldren: 4, MtPain27: 5, GratefulName: 2, TheGreenZap: 6, Xeogred: 5" calcext:value-type="string">
            <text:p>Spectra: 9, bLOCKbOYgAMES: 2, GarrettChan: 1, dylux: 6, tmorrow: 2, ReaperAA: 7, Polri: 3, SilverMiner: 3, P41R47: 10, A.H. Sankhatayan: 5, Willy W.: 5, Sotenga: 10, dei_eldren: 4, MtPain27: 5, GratefulName: 2, TheGreenZap: 6, Xeogred: 5</text:p>
          </table:table-cell>
          <table:table-cell table:style-name="ce17" table:formula="of:=SUMPRODUCT(NOT(ISBLANK([.J24:.AMJ24])))" office:value-type="float" office:value="17" calcext:value-type="float">
            <text:p>17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J25:.AMJ25])" office:value-type="float" office:value="81" calcext:value-type="float">
            <text:p>8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Dime: 8, NoisyVelvet: 5, pcorf: 5, purist: 10, Polri: 3, CinnamonKilljoy: 8, Makedounia: 5, Endless: 3, Marn: 5, Warrex: 2, E.M.: 5, jerk-o: 5, dosboot: 10, BohdanZPM: 4, Xeogred: 3" calcext:value-type="string">
            <text:p>Dime: 8, NoisyVelvet: 5, pcorf: 5, purist: 10, Polri: 3, CinnamonKilljoy: 8, Makedounia: 5, Endless: 3, Marn: 5, Warrex: 2, E.M.: 5, jerk-o: 5, dosboot: 10, BohdanZPM: 4, Xeogred: 3</text:p>
          </table:table-cell>
          <table:table-cell table:style-name="ce17" table:formula="of:=SUMPRODUCT(NOT(ISBLANK([.J25:.AMJ25])))" office:value-type="float" office:value="15" calcext:value-type="float">
            <text:p>15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J26:.AMJ26])" office:value-type="float" office:value="81" calcext:value-type="float">
            <text:p>81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Vorpal: 5, 7hm: 5, T-Rex: 5, Woolie Wool: 7, Greyenko: 1, valkiriforce: 6, Octillion: 6, Polri: 3, CinnamonKilljoy: 3, joepallai: 3, A.H. Sankhatayan: 8, Willy W.: 9, Andromeda: 8, vdgg: 1, dei_eldren: 3, Dimon12321: 2, Uncle 80: 6" calcext:value-type="string">
            <text:p>Vorpal: 5, 7hm: 5, T-Rex: 5, Woolie Wool: 7, Greyenko: 1, valkiriforce: 6, Octillion: 6, Polri: 3, CinnamonKilljoy: 3, joepallai: 3, A.H. Sankhatayan: 8, Willy W.: 9, Andromeda: 8, vdgg: 1, dei_eldren: 3, Dimon12321: 2, Uncle 80: 6</text:p>
          </table:table-cell>
          <table:table-cell table:style-name="ce17" table:formula="of:=SUMPRODUCT(NOT(ISBLANK([.J26:.AMJ26])))" office:value-type="float" office:value="17" calcext:value-type="float">
            <text:p>1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J27:.AMJ27])" office:value-type="float" office:value="81" calcext:value-type="float">
            <text:p>8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, BohdanZPM: 4</text:p>
          </table:table-cell>
          <table:table-cell table:style-name="ce17" table:formula="of:=SUMPRODUCT(NOT(ISBLANK([.J27:.AMJ27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J28:.AMJ28])" office:value-type="float" office:value="79" calcext:value-type="float">
            <text:p>7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Malrionn: 10, Phobus: 3, HUNdebLeonidasX: 4, Ziad EL Zein: 5, Simomarchi: 5, STILES: 9, Polri: 2, eharper256: 5, DOEL: 8, Pierrot: 3, Endless: 3, Horus: 2, Midnight_00: 6, Lewonx: 5, TheGreenZap: 6, Xeogred: 3" calcext:value-type="string">
            <text:p>Malrionn: 10, Phobus: 3, HUNdebLeonidasX: 4, Ziad EL Zein: 5, Simomarchi: 5, STILES: 9, Polri: 2, eharper256: 5, DOEL: 8, Pierrot: 3, Endless: 3, Horus: 2, Midnight_00: 6, Lewonx: 5, TheGreenZap: 6, Xeogred: 3</text:p>
          </table:table-cell>
          <table:table-cell table:style-name="ce17" table:formula="of:=SUMPRODUCT(NOT(ISBLANK([.J28:.AMJ28])))" office:value-type="float" office:value="16" calcext:value-type="float">
            <text:p>1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J29:.AMJ29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J29:.AMJ29])))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J30:.AMJ30])" office:value-type="float" office:value="74" calcext:value-type="float">
            <text:p>7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Diabolución: 10, 4everDoomed: 4, Jaromir Bergmann: 10, STILES: 2, termrork: 5, Worm318: 2, &lt;&lt;Rewind: 2, DooM Bear: 7, northivanastan: 5, dei_eldren: 7, Fadri: 2, Dimon12321: 1, dosboot: 10, lokbustam257: 5, Xeogred: 2" calcext:value-type="string">
            <text:p>Diabolución: 10, 4everDoomed: 4, Jaromir Bergmann: 10, STILES: 2, termrork: 5, Worm318: 2, &lt;&lt;Rewind: 2, DooM Bear: 7, northivanastan: 5, dei_eldren: 7, Fadri: 2, Dimon12321: 1, dosboot: 10, lokbustam257: 5, Xeogred: 2</text:p>
          </table:table-cell>
          <table:table-cell table:style-name="ce17" table:formula="of:=SUMPRODUCT(NOT(ISBLANK([.J30:.AMJ30])))" office:value-type="float" office:value="15" calcext:value-type="float">
            <text:p>15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J31:.AMJ31])" office:value-type="float" office:value="74" calcext:value-type="float">
            <text:p>74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Dragonfly: 6, Budoka: 10, Jaromir Bergmann: 6, Payload4367: 3, Deadwing: 6, Snikle: 7, Omniarch: 5, Dimon12321: 7, MtPain27: 3, TJG1289: 5, Azure_Horror: 9, whybmonotacrab: 7" calcext:value-type="string">
            <text:p>Dragonfly: 6, Budoka: 10, Jaromir Bergmann: 6, Payload4367: 3, Deadwing: 6, Snikle: 7, Omniarch: 5, Dimon12321: 7, MtPain27: 3, TJG1289: 5, Azure_Horror: 9, whybmonotacrab: 7</text:p>
          </table:table-cell>
          <table:table-cell table:style-name="ce17" table:formula="of:=SUMPRODUCT(NOT(ISBLANK([.J31:.AMJ31])))" office:value-type="float" office:value="12" calcext:value-type="float">
            <text:p>12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J32:.AMJ3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J33:.AMJ33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33:.AMJ33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68" calcext:value-type="float">
            <text:p>6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Mr. Freeze: 4, Malrionn: 2, MFG38: 4, WH-Wilou84: 1, Greyenko: 9, Altima: 6, Ziad EL Zein: 5, purist: 5, Polri: 4, CinnamonKilljoy: 7, eharper256: 4, Endless: 2, Warrex: 5, Omniarch: 5, jerk-o: 5" calcext:value-type="string">
            <text:p>Mr. Freeze: 4, Malrionn: 2, MFG38: 4, WH-Wilou84: 1, Greyenko: 9, Altima: 6, Ziad EL Zein: 5, purist: 5, Polri: 4, CinnamonKilljoy: 7, eharper256: 4, Endless: 2, Warrex: 5, Omniarch: 5, jerk-o: 5</text:p>
          </table:table-cell>
          <table:table-cell table:style-name="ce17" table:formula="of:=SUMPRODUCT(NOT(ISBLANK([.J34:.AMJ34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J35:.AMJ35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5:.AMJ35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4" calcext:value-type="float">
            <text:p>64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Vorpal: 5, Nancsi: 9, ReaperAA: 2, Diabolución: 10, 4everDoomed: 7, STILES: 7, CinnamonKilljoy: 3, Endless: 6, waciej: 2, Fadri: 4, lokbustam257: 7, Xeogred: 2" calcext:value-type="string">
            <text:p>Vorpal: 5, Nancsi: 9, ReaperAA: 2, Diabolución: 10, 4everDoomed: 7, STILES: 7, CinnamonKilljoy: 3, Endless: 6, waciej: 2, Fadri: 4, lokbustam257: 7, Xeogred: 2</text:p>
          </table:table-cell>
          <table:table-cell table:style-name="ce17" table:formula="of:=SUMPRODUCT(NOT(ISBLANK([.J36:.AMJ36])))" office:value-type="float" office:value="12" calcext:value-type="float">
            <text:p>1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59" calcext:value-type="float">
            <text:p>5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Cynical: 5, Spectre01: 3, 7hm: 4, GarrettChan: 5, Poncho: 9, Nirvana: 4, guitardz: 5, Makedounia: 10, Ivory Duke: 1, VanaheimRanger: 6, Azure_Horror: 2, Uncle 80: 5" calcext:value-type="string">
            <text:p>Cynical: 5, Spectre01: 3, 7hm: 4, GarrettChan: 5, Poncho: 9, Nirvana: 4, guitardz: 5, Makedounia: 10, Ivory Duke: 1, VanaheimRanger: 6, Azure_Horror: 2, Uncle 80: 5</text:p>
          </table:table-cell>
          <table:table-cell table:style-name="ce17" table:formula="of:=SUMPRODUCT(NOT(ISBLANK([.J37:.AMJ37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58" calcext:value-type="float">
            <text:p>58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ShoDemo: 6, NuMetalManiak: 9, Spectre01: 7, yakfak: 2, Talvi: 2, HUNdebLeonidasX: 9, TheMightyHeracross: 5, Arbys550: 1, OniriA: 2, DOEL: 6, SOSU: 9" calcext:value-type="string">
            <text:p>ShoDemo: 6, NuMetalManiak: 9, Spectre01: 7, yakfak: 2, Talvi: 2, HUNdebLeonidasX: 9, TheMightyHeracross: 5, Arbys550: 1, OniriA: 2, DOEL: 6, SOSU: 9</text:p>
          </table:table-cell>
          <table:table-cell table:style-name="ce17" table:formula="of:=SUMPRODUCT(NOT(ISBLANK([.J38:.AMJ38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39:.AMJ39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J40:.AMJ40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0:.AMJ40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1:.AMJ41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0" calcext:value-type="float">
            <text:p>5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guitardz: 5, purist: 5, termrork: 5, Tartlman: 1, Worm318: 2, Deadwing: 10, northivanastan: 4, Fadri: 5, VanaheimRanger: 7, i suck at nicknames: 6" calcext:value-type="string">
            <text:p>guitardz: 5, purist: 5, termrork: 5, Tartlman: 1, Worm318: 2, Deadwing: 10, northivanastan: 4, Fadri: 5, VanaheimRanger: 7, i suck at nicknames: 6</text:p>
          </table:table-cell>
          <table:table-cell table:style-name="ce17" table:formula="of:=SUMPRODUCT(NOT(ISBLANK([.J42:.AMJ42])))" office:value-type="float" office:value="10" calcext:value-type="float">
            <text:p>1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J43:.AMJ43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3:.AMJ43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J44:.AMJ44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4:.AMJ44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J45:.AMJ45])" office:value-type="float" office:value="45" calcext:value-type="float">
            <text:p>45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Not Jabba: 2, roadworx: 2, Altima: 7, NaZa: 2, Poncho: 1, dylux: 5, Ziad EL Zein: 5, Scorpius: 2, Makedounia: 8, Deadwing: 5, DoomDork: 1, ASaltShaker: 2, Midnight_00: 3" calcext:value-type="string">
            <text:p>Not Jabba: 2, roadworx: 2, Altima: 7, NaZa: 2, Poncho: 1, dylux: 5, Ziad EL Zein: 5, Scorpius: 2, Makedounia: 8, Deadwing: 5, DoomDork: 1, ASaltShaker: 2, Midnight_00: 3</text:p>
          </table:table-cell>
          <table:table-cell table:style-name="ce17" table:formula="of:=SUMPRODUCT(NOT(ISBLANK([.J45:.AMJ45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J46:.AMJ46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J46:.AMJ46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J47:.AMJ47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7:.AMJ47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J48:.AMJ48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48:.AMJ48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40" calcext:value-type="float">
            <text:p>4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Cynical: 8, Chamelenoel: 7, antares031: 5, WH-Wilou84: 2, darkreaver: 1, Polri: 2, Pierrot: 4, Demion: 5, Boy: 3, SCF: 1, whybmonotacrab: 2" calcext:value-type="string">
            <text:p>Cynical: 8, Chamelenoel: 7, antares031: 5, WH-Wilou84: 2, darkreaver: 1, Polri: 2, Pierrot: 4, Demion: 5, Boy: 3, SCF: 1, whybmonotacrab: 2</text:p>
          </table:table-cell>
          <table:table-cell table:style-name="ce17" table:formula="of:=SUMPRODUCT(NOT(ISBLANK([.J49:.AMJ49])))"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J50:.AMJ50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J51:.AMJ51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1:.AMJ51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soner du: 4, Philnemba: 8, tmorrow: 2, Red-XIII: 3, joepallai: 1, SilverMiner: 6, smeghammer: 3, Endless: 1, A.H. Sankhatayan: 6, vdgg: 1, cannonball: 1" calcext:value-type="string">
            <text:p>soner du: 4, Philnemba: 8, tmorrow: 2, Red-XIII: 3, joepallai: 1, SilverMiner: 6, smeghammer: 3, Endless: 1, A.H. Sankhatayan: 6, vdgg: 1, cannonball: 1</text:p>
          </table:table-cell>
          <table:table-cell table:style-name="ce17" table:formula="of:=SUMPRODUCT(NOT(ISBLANK([.J52:.AMJ52])))" office:value-type="float" office:value="11" calcext:value-type="float">
            <text:p>11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J53:.AMJ53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J53:.AMJ53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J54:.AMJ54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J54:.AMJ54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5:.AMJ55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J56:.AMJ56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J56:.AMJ56])))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J57:.AMJ57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7:.AMJ57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J58:.AMJ58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J58:.AMJ58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J59:.AMJ59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59:.AMJ59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J60:.AMJ60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60:.AMJ60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J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J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J63:.AMJ6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J63:.AMJ6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J64:.AMJ64])" office:value-type="float" office:value="29" calcext:value-type="float">
            <text:p>2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ReaperAA: 8, MtPain27: 3, TJG1289: 2, i suck at nicknames: 8, GratefulName: 8" calcext:value-type="string">
            <text:p>ReaperAA: 8, MtPain27: 3, TJG1289: 2, i suck at nicknames: 8, GratefulName: 8</text:p>
          </table:table-cell>
          <table:table-cell table:style-name="ce17" table:formula="of:=SUMPRODUCT(NOT(ISBLANK([.J64:.AMJ64])))" office:value-type="float" office:value="5" calcext:value-type="float">
            <text:p>5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J65:.AMJ65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J65:.AMJ6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J66:.AMJ66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J66:.AMJ66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J67:.AMJ67])" office:value-type="float" office:value="28" calcext:value-type="float">
            <text:p>28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ReaperAA: 3, maxmanium: 2, CinnamonKilljoy: 8, Warrex: 10, Horus: 2, Azure_Horror: 3" calcext:value-type="string">
            <text:p>ReaperAA: 3, maxmanium: 2, CinnamonKilljoy: 8, Warrex: 10, Horus: 2, Azure_Horror: 3</text:p>
          </table:table-cell>
          <table:table-cell table:style-name="ce17" table:formula="of:=SUMPRODUCT(NOT(ISBLANK([.J67:.AMJ67])))" office:value-type="float" office:value="6" calcext:value-type="float">
            <text:p>6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J68:.AMJ68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68:.AMJ68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J69:.AMJ69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J69:.AMJ69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J70:.AMJ70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0:.AMJ70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J71:.AMJ71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1:.AMJ71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J72:.AMJ72])" office:value-type="float" office:value="25" calcext:value-type="float">
            <text:p>25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Dimon12321: 10, Azure_Horror: 5, TheGreenZap: 10" calcext:value-type="string">
            <text:p>Dimon12321: 10, Azure_Horror: 5, TheGreenZap: 10</text:p>
          </table:table-cell>
          <table:table-cell table:style-name="ce17" table:formula="of:=SUMPRODUCT(NOT(ISBLANK([.J72:.AMJ72])))" office:value-type="float" office:value="3" calcext:value-type="float">
            <text:p>3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J73:.AMJ73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3:.AMJ73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J74:.AMJ74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J75:.AMJ75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75:.AMJ75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J76:.AMJ76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76:.AMJ76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J77:.AMJ77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J77:.AMJ77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J78:.AMJ78])" office:value-type="float" office:value="23" calcext:value-type="float">
            <text:p>23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everennui: 2, Nate River: 8, Nirvana: 1, VanaheimRanger: 5, whybmonotacrab: 7" calcext:value-type="string">
            <text:p>everennui: 2, Nate River: 8, Nirvana: 1, VanaheimRanger: 5, whybmonotacrab: 7</text:p>
          </table:table-cell>
          <table:table-cell table:style-name="ce17" table:formula="of:=SUMPRODUCT(NOT(ISBLANK([.J78:.AMJ78])))"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J79:.AMJ79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79:.AMJ79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J80:.AMJ80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80:.AMJ80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J81:.AMJ81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81:.AMJ81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J82:.AMJ82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2:.AMJ8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J83:.AMJ83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3:.AMJ83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J84:.AMJ84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TheMightyHeracross: 2, ReaperAA: 1, Worm318: 3, Makedounia: 9, Warrex: 5, SOSU: 1" calcext:value-type="string">
            <text:p>TheMightyHeracross: 2, ReaperAA: 1, Worm318: 3, Makedounia: 9, Warrex: 5, SOSU: 1</text:p>
          </table:table-cell>
          <table:table-cell table:style-name="ce17" table:formula="of:=SUMPRODUCT(NOT(ISBLANK([.J84:.AMJ84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J85:.AMJ85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5:.AMJ85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J86:.AMJ86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86:.AMJ86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J87:.AMJ87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87:.AMJ87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J88:.AMJ88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88:.AMJ88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J89:.AMJ89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89:.AMJ89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J90:.AMJ90])" office:value-type="float" office:value="19" calcext:value-type="float">
            <text:p>19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Dimon12321: 6, SCF: 6, Azure_Horror: 7" calcext:value-type="string">
            <text:p>Dimon12321: 6, SCF: 6, Azure_Horror: 7</text:p>
          </table:table-cell>
          <table:table-cell table:style-name="ce17" table:formula="of:=SUMPRODUCT(NOT(ISBLANK([.J90:.AMJ90])))" office:value-type="float" office:value="3" calcext:value-type="float">
            <text:p>3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3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J91:.AMJ91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91:.AMJ91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J92:.AMJ92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J92:.AMJ92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J93:.AMJ9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3:.AMJ93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J94:.AMJ94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J94:.AMJ94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J95:.AMJ95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J95:.AMJ95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J96:.AMJ96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J96:.AMJ96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J97:.AMJ97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97:.AMJ9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J98:.AMJ98])" office:value-type="float" office:value="18" calcext:value-type="float">
            <text:p>1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Arbys550: 8, &lt;&lt;Rewind: 10" calcext:value-type="string">
            <text:p>Arbys550: 8, &lt;&lt;Rewind: 10</text:p>
          </table:table-cell>
          <table:table-cell table:style-name="ce17" table:formula="of:=SUMPRODUCT(NOT(ISBLANK([.J98:.AMJ98])))" office:value-type="float" office:value="2" calcext:value-type="float">
            <text:p>2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J99:.AMJ99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99:.AMJ99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J100:.AMJ100])" office:value-type="float" office:value="18" calcext:value-type="float">
            <text:p>18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rd: 6, Hansen79: 3, VanaheimRanger: 4, SCF: 5" calcext:value-type="string">
            <text:p>rd: 6, Hansen79: 3, VanaheimRanger: 4, SCF: 5</text:p>
          </table:table-cell>
          <table:table-cell table:style-name="ce17" table:formula="of:=SUMPRODUCT(NOT(ISBLANK([.J100:.AMJ100])))" office:value-type="float" office:value="4" calcext:value-type="float">
            <text:p>4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5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J101:.AMJ101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J101:.AMJ101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J102:.AMJ102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2:.AMJ102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J103:.AMJ103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3:.AMJ103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5" calcext:value-type="float">
            <text:p>95</text:p>
          </table:table-cell>
          <table:table-cell table:formula="of:=SUM([.J104:.AMJ104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J104:.AMJ104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J105:.AMJ105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5:.AMJ105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J106:.AMJ106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J106:.AMJ106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J107:.AMJ107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J107:.AMJ107])))"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J108:.AMJ108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8:.AMJ108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09:.AMJ109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10:.AMJ11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J111:.AMJ11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J111:.AMJ11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J112:.AMJ11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2:.AMJ11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J113:.AMJ11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J113:.AMJ11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J114:.AMJ11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4:.AMJ11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J115:.AMJ115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J115:.AMJ115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J116:.AMJ116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J116:.AMJ116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J117:.AMJ117])" office:value-type="float" office:value="15" calcext:value-type="float">
            <text:p>1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17:.AMJ117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J118:.AMJ118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18:.AMJ118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J119:.AMJ119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J120:.AMJ120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20:.AMJ120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21:.AMJ121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2:.AMJ122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J123:.AMJ123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3:.AMJ123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J124:.AMJ124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4:.AMJ124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J125:.AMJ125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5:.AMJ125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J126:.AMJ126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26:.AMJ126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J127:.AMJ12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27:.AMJ12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J128:.AMJ128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28:.AMJ128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29:.AMJ129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30:.AMJ130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31:.AMJ131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2:.AMJ132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J133:.AMJ133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3:.AMJ133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J134:.AMJ134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4:.AMJ134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J135:.AMJ13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35:.AMJ13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J136:.AMJ136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J136:.AMJ136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J137:.AMJ137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J137:.AMJ137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J138:.AMJ13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38:.AMJ13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J139:.AMJ139])" office:value-type="float" office:value="12" calcext:value-type="float">
            <text:p>12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Dime: 6, dylux: 2, tmorrow: 2, Makedounia: 2" calcext:value-type="string">
            <text:p>Dime: 6, dylux: 2, tmorrow: 2, Makedounia: 2</text:p>
          </table:table-cell>
          <table:table-cell table:style-name="ce17" table:formula="of:=SUMPRODUCT(NOT(ISBLANK([.J139:.AMJ139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J140:.AMJ140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J140:.AMJ14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J141:.AMJ141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41:.AMJ141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J142:.AMJ142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yakfak: 7, m8f: 4" calcext:value-type="string">
            <text:p>yakfak: 7, m8f: 4</text:p>
          </table:table-cell>
          <table:table-cell table:style-name="ce17" table:formula="of:=SUMPRODUCT(NOT(ISBLANK([.J142:.AMJ142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J143:.AMJ143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43:.AMJ143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J144:.AMJ144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J144:.AMJ144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J145:.AMJ14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45:.AMJ14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J146:.AMJ146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46:.AMJ146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J147:.AMJ14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J148:.AMJ14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48:.AMJ14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3" calcext:value-type="float">
            <text:p>143</text:p>
          </table:table-cell>
          <table:table-cell table:formula="of:=SUM([.J149:.AMJ14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49:.AMJ14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3" calcext:value-type="float">
            <text:p>143</text:p>
          </table:table-cell>
          <table:table-cell table:formula="of:=SUM([.J150:.AMJ150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50:.AMJ150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3" calcext:value-type="float">
            <text:p>143</text:p>
          </table:table-cell>
          <table:table-cell table:formula="of:=SUM([.J151:.AMJ15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51:.AMJ15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3" calcext:value-type="float">
            <text:p>143</text:p>
          </table:table-cell>
          <table:table-cell table:formula="of:=SUM([.J152:.AMJ152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dosboot: 10" calcext:value-type="string">
            <text:p>dosboot: 10</text:p>
          </table:table-cell>
          <table:table-cell table:style-name="ce17" table:formula="of:=SUMPRODUCT(NOT(ISBLANK([.J152:.AMJ152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3" calcext:value-type="float">
            <text:p>143</text:p>
          </table:table-cell>
          <table:table-cell table:formula="of:=SUM([.J153:.AMJ153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Nancsi: 10" calcext:value-type="string">
            <text:p>Nancsi: 10</text:p>
          </table:table-cell>
          <table:table-cell table:style-name="ce17" table:formula="of:=SUMPRODUCT(NOT(ISBLANK([.J153:.AMJ153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3" calcext:value-type="float">
            <text:p>143</text:p>
          </table:table-cell>
          <table:table-cell table:formula="of:=SUM([.J154:.AMJ154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54:.AMJ154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3" calcext:value-type="float">
            <text:p>143</text:p>
          </table:table-cell>
          <table:table-cell table:formula="of:=SUM([.J155:.AMJ155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guitardz: 10" calcext:value-type="string">
            <text:p>guitardz: 10</text:p>
          </table:table-cell>
          <table:table-cell table:style-name="ce17" table:formula="of:=SUMPRODUCT(NOT(ISBLANK([.J155:.AMJ155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3" calcext:value-type="float">
            <text:p>143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56:.AMJ156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3" calcext:value-type="float">
            <text:p>143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J157:.AMJ157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J158:.AMJ158])" office:value-type="float" office:value="9" calcext:value-type="float">
            <text:p>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Azure_Horror: 9" calcext:value-type="string">
            <text:p>Azure_Horror: 9</text:p>
          </table:table-cell>
          <table:table-cell table:style-name="ce17" table:formula="of:=SUMPRODUCT(NOT(ISBLANK([.J158:.AMJ158])))" office:value-type="float" office:value="1" calcext:value-type="float">
            <text:p>1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J159:.AMJ159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59:.AMJ159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J160:.AMJ160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jerk-o: 9" calcext:value-type="string">
            <text:p>jerk-o: 9</text:p>
          </table:table-cell>
          <table:table-cell table:style-name="ce17" table:formula="of:=SUMPRODUCT(NOT(ISBLANK([.J160:.AMJ160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J161:.AMJ161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maxmanium: 9" calcext:value-type="string">
            <text:p>maxmanium: 9</text:p>
          </table:table-cell>
          <table:table-cell table:style-name="ce17" table:formula="of:=SUMPRODUCT(NOT(ISBLANK([.J161:.AMJ161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J162:.AMJ16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62:.AMJ16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J163:.AMJ163])" office:value-type="float" office:value="9" calcext:value-type="float">
            <text:p>9</text:p>
          </table:table-cell>
          <table:table-cell table:style-name="ce77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Arbys550: 9" calcext:value-type="string">
            <text:p>Arbys550: 9</text:p>
          </table:table-cell>
          <table:table-cell table:style-name="ce17" table:formula="of:=SUMPRODUCT(NOT(ISBLANK([.J163:.AMJ163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J164:.AMJ164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64:.AMJ164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J165:.AMJ165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bzzrak: 9" calcext:value-type="string">
            <text:p>bzzrak: 9</text:p>
          </table:table-cell>
          <table:table-cell table:style-name="ce17" table:formula="of:=SUMPRODUCT(NOT(ISBLANK([.J165:.AMJ165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J166:.AMJ166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Voltcom9: 9" calcext:value-type="string">
            <text:p>Voltcom9: 9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J167:.AMJ167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HyperLuke: 9" calcext:value-type="string">
            <text:p>HyperLuke: 9</text:p>
          </table:table-cell>
          <table:table-cell table:style-name="ce17" table:formula="of:=SUMPRODUCT(NOT(ISBLANK([.J167:.AMJ167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J168:.AMJ168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68:.AMJ168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J169:.AMJ169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m8f: 5, Fadri: 4" calcext:value-type="string">
            <text:p>m8f: 5, Fadri: 4</text:p>
          </table:table-cell>
          <table:table-cell table:style-name="ce17" table:formula="of:=SUMPRODUCT(NOT(ISBLANK([.J169:.AMJ16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J170:.AMJ170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Roofi: 9" calcext:value-type="string">
            <text:p>Roofi: 9</text:p>
          </table:table-cell>
          <table:table-cell table:style-name="ce17" table:formula="of:=SUMPRODUCT(NOT(ISBLANK([.J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71:.AMJ17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J172:.AMJ17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Graf Zahl: 9" calcext:value-type="string">
            <text:p>Graf Zahl: 9</text:p>
          </table:table-cell>
          <table:table-cell table:style-name="ce17" table:formula="of:=SUMPRODUCT(NOT(ISBLANK([.J172:.AMJ172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73:.AMJ173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Apaul27: 9" calcext:value-type="string">
            <text:p>Apaul27: 9</text:p>
          </table:table-cell>
          <table:table-cell table:style-name="ce17" table:formula="of:=SUMPRODUCT(NOT(ISBLANK([.J174:.AMJ174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J175:.AMJ175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MFG38: 9" calcext:value-type="string">
            <text:p>MFG38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3" calcext:value-type="float">
            <text:p>173</text:p>
          </table:table-cell>
          <table:table-cell table:formula="of:=SUM([.J176:.AMJ176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76:.AMJ176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3" calcext:value-type="float">
            <text:p>173</text:p>
          </table:table-cell>
          <table:table-cell table:formula="of:=SUM([.J177:.AMJ177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77:.AMJ177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3" calcext:value-type="float">
            <text:p>173</text:p>
          </table:table-cell>
          <table:table-cell table:formula="of:=SUM([.J178:.AMJ178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78:.AMJ178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3" calcext:value-type="float">
            <text:p>173</text:p>
          </table:table-cell>
          <table:table-cell table:formula="of:=SUM([.J179:.AMJ179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79:.AMJ179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3" calcext:value-type="float">
            <text:p>173</text:p>
          </table:table-cell>
          <table:table-cell table:formula="of:=SUM([.J180:.AMJ180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80:.AMJ180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3" calcext:value-type="float">
            <text:p>173</text:p>
          </table:table-cell>
          <table:table-cell table:formula="of:=SUM([.J181:.AMJ181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AnonimVio: 8" calcext:value-type="string">
            <text:p>AnonimVio: 8</text:p>
          </table:table-cell>
          <table:table-cell table:style-name="ce17" table:formula="of:=SUMPRODUCT(NOT(ISBLANK([.J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3" calcext:value-type="float">
            <text:p>173</text:p>
          </table:table-cell>
          <table:table-cell table:formula="of:=SUM([.J182:.AMJ182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J182:.AMJ18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7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3" calcext:value-type="float">
            <text:p>173</text:p>
          </table:table-cell>
          <table:table-cell table:formula="of:=SUM([.J183:.AMJ18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83:.AMJ183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3" calcext:value-type="float">
            <text:p>173</text:p>
          </table:table-cell>
          <table:table-cell table:formula="of:=SUM([.J184:.AMJ18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bemused: 8" calcext:value-type="string">
            <text:p>bemused: 8</text:p>
          </table:table-cell>
          <table:table-cell table:style-name="ce17" table:formula="of:=SUMPRODUCT(NOT(ISBLANK([.J184:.AMJ184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3" calcext:value-type="float">
            <text:p>173</text:p>
          </table:table-cell>
          <table:table-cell table:formula="of:=SUM([.J185:.AMJ18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bzzrak: 8" calcext:value-type="string">
            <text:p>bzzrak: 8</text:p>
          </table:table-cell>
          <table:table-cell table:style-name="ce17" table:formula="of:=SUMPRODUCT(NOT(ISBLANK([.J185:.AMJ185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3" calcext:value-type="float">
            <text:p>173</text:p>
          </table:table-cell>
          <table:table-cell table:formula="of:=SUM([.J186:.AMJ18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6:.AMJ18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3" calcext:value-type="float">
            <text:p>173</text:p>
          </table:table-cell>
          <table:table-cell table:formula="of:=SUM([.J187:.AMJ18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7:.AMJ18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3" calcext:value-type="float">
            <text:p>173</text:p>
          </table:table-cell>
          <table:table-cell table:formula="of:=SUM([.J188:.AMJ18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Graf Zahl: 8" calcext:value-type="string">
            <text:p>Graf Zahl: 8</text:p>
          </table:table-cell>
          <table:table-cell table:style-name="ce17" table:formula="of:=SUMPRODUCT(NOT(ISBLANK([.J188:.AMJ18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3" calcext:value-type="float">
            <text:p>173</text:p>
          </table:table-cell>
          <table:table-cell table:formula="of:=SUM([.J189:.AMJ18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189:.AMJ18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3" calcext:value-type="float">
            <text:p>173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Roofi: 8" calcext:value-type="string">
            <text:p>Roofi: 8</text:p>
          </table:table-cell>
          <table:table-cell table:style-name="ce17" table:formula="of:=SUMPRODUCT(NOT(ISBLANK([.J190:.AMJ19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3" calcext:value-type="float">
            <text:p>173</text:p>
          </table:table-cell>
          <table:table-cell table:formula="of:=SUM([.J191:.AMJ191])" office:value-type="float" office:value="8" calcext:value-type="float">
            <text:p>8</text:p>
          </table:table-cell>
          <table:table-cell table:style-name="ce77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Ragu: 8" calcext:value-type="string">
            <text:p>Ragu: 8</text:p>
          </table:table-cell>
          <table:table-cell table:style-name="ce17" table:formula="of:=SUMPRODUCT(NOT(ISBLANK([.J191:.AMJ191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3" calcext:value-type="float">
            <text:p>173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192:.AMJ192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3" calcext:value-type="float">
            <text:p>173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193:.AMJ193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1" calcext:value-type="float">
            <text:p>191</text:p>
          </table:table-cell>
          <table:table-cell table:formula="of:=SUM([.J194:.AMJ19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Jaromir Bergmann: 7" calcext:value-type="string">
            <text:p>Jaromir Bergmann: 7</text:p>
          </table:table-cell>
          <table:table-cell table:style-name="ce17" table:formula="of:=SUMPRODUCT(NOT(ISBLANK([.J194:.AMJ194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1" calcext:value-type="float">
            <text:p>191</text:p>
          </table:table-cell>
          <table:table-cell table:formula="of:=SUM([.J195:.AMJ195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7hm: 7" calcext:value-type="string">
            <text:p>7hm: 7</text:p>
          </table:table-cell>
          <table:table-cell table:style-name="ce17" table:formula="of:=SUMPRODUCT(NOT(ISBLANK([.J195:.AMJ19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1" calcext:value-type="float">
            <text:p>191</text:p>
          </table:table-cell>
          <table:table-cell table:formula="of:=SUM([.J196:.AMJ196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vdgg: 7" calcext:value-type="string">
            <text:p>vdgg: 7</text:p>
          </table:table-cell>
          <table:table-cell table:style-name="ce17" table:formula="of:=SUMPRODUCT(NOT(ISBLANK([.J196:.AMJ196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1" calcext:value-type="float">
            <text:p>191</text:p>
          </table:table-cell>
          <table:table-cell table:formula="of:=SUM([.J197:.AMJ197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bzzrak: 7" calcext:value-type="string">
            <text:p>bzzrak: 7</text:p>
          </table:table-cell>
          <table:table-cell table:style-name="ce17" table:formula="of:=SUMPRODUCT(NOT(ISBLANK([.J197:.AMJ197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1" calcext:value-type="float">
            <text:p>191</text:p>
          </table:table-cell>
          <table:table-cell table:formula="of:=SUM([.J198:.AMJ198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Graf Zahl: 7" calcext:value-type="string">
            <text:p>Graf Zahl: 7</text:p>
          </table:table-cell>
          <table:table-cell table:style-name="ce17" table:formula="of:=SUMPRODUCT(NOT(ISBLANK([.J198:.AMJ198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1" calcext:value-type="float">
            <text:p>191</text:p>
          </table:table-cell>
          <table:table-cell table:formula="of:=SUM([.J199:.AMJ199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199:.AMJ199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1" calcext:value-type="float">
            <text:p>191</text:p>
          </table:table-cell>
          <table:table-cell table:formula="of:=SUM([.J200:.AMJ20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00:.AMJ20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1" calcext:value-type="float">
            <text:p>191</text:p>
          </table:table-cell>
          <table:table-cell table:formula="of:=SUM([.J201:.AMJ20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Nirvana: 7" calcext:value-type="string">
            <text:p>Nirvana: 7</text:p>
          </table:table-cell>
          <table:table-cell table:style-name="ce17" table:formula="of:=SUMPRODUCT(NOT(ISBLANK([.J201:.AMJ201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1" calcext:value-type="float">
            <text:p>191</text:p>
          </table:table-cell>
          <table:table-cell table:formula="of:=SUM([.J202:.AMJ202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02:.AMJ202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1" calcext:value-type="float">
            <text:p>191</text:p>
          </table:table-cell>
          <table:table-cell table:formula="of:=SUM([.J203:.AMJ203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03:.AMJ203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1" calcext:value-type="float">
            <text:p>191</text:p>
          </table:table-cell>
          <table:table-cell table:formula="of:=SUM([.J204:.AMJ204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TechnoDoomed1: 7" calcext:value-type="string">
            <text:p>TechnoDoomed1: 7</text:p>
          </table:table-cell>
          <table:table-cell table:style-name="ce17" table:formula="of:=SUMPRODUCT(NOT(ISBLANK([.J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1" calcext:value-type="float">
            <text:p>191</text:p>
          </table:table-cell>
          <table:table-cell table:formula="of:=SUM([.J205:.AMJ205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05:.AMJ205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1" calcext:value-type="float">
            <text:p>191</text:p>
          </table:table-cell>
          <table:table-cell table:formula="of:=SUM([.J206:.AMJ206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AnonimVio: 7" calcext:value-type="string">
            <text:p>AnonimVio: 7</text:p>
          </table:table-cell>
          <table:table-cell table:style-name="ce17" table:formula="of:=SUMPRODUCT(NOT(ISBLANK([.J206:.AMJ206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1" calcext:value-type="float">
            <text:p>191</text:p>
          </table:table-cell>
          <table:table-cell table:formula="of:=SUM([.J207:.AMJ207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Roofi: 7" calcext:value-type="string">
            <text:p>Roofi: 7</text:p>
          </table:table-cell>
          <table:table-cell table:style-name="ce17" table:formula="of:=SUMPRODUCT(NOT(ISBLANK([.J207:.AMJ207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1" calcext:value-type="float">
            <text:p>191</text:p>
          </table:table-cell>
          <table:table-cell table:formula="of:=SUM([.J208:.AMJ208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DOEL: 7" calcext:value-type="string">
            <text:p>DOEL: 7</text:p>
          </table:table-cell>
          <table:table-cell table:style-name="ce17" table:formula="of:=SUMPRODUCT(NOT(ISBLANK([.J208:.AMJ208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1" calcext:value-type="float">
            <text:p>191</text:p>
          </table:table-cell>
          <table:table-cell table:formula="of:=SUM([.J209:.AMJ209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7hm: 7" calcext:value-type="string">
            <text:p>7hm: 7</text:p>
          </table:table-cell>
          <table:table-cell table:style-name="ce17" table:formula="of:=SUMPRODUCT(NOT(ISBLANK([.J209:.AMJ20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1" calcext:value-type="float">
            <text:p>191</text:p>
          </table:table-cell>
          <table:table-cell table:formula="of:=SUM([.J210:.AMJ210])" office:value-type="float" office:value="7" calcext:value-type="float">
            <text:p>7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Vorpal: 5, Uncle 80: 2" calcext:value-type="string">
            <text:p>Vorpal: 5, Uncle 80: 2</text:p>
          </table:table-cell>
          <table:table-cell table:style-name="ce17" table:formula="of:=SUMPRODUCT(NOT(ISBLANK([.J210:.AMJ21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85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1" calcext:value-type="float">
            <text:p>191</text:p>
          </table:table-cell>
          <table:table-cell table:formula="of:=SUM([.J211:.AMJ21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Spectra: 7" calcext:value-type="string">
            <text:p>Spectra: 7</text:p>
          </table:table-cell>
          <table:table-cell table:style-name="ce17" table:formula="of:=SUMPRODUCT(NOT(ISBLANK([.J211:.AMJ21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1" calcext:value-type="float">
            <text:p>191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12:.AMJ212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1" calcext:value-type="float">
            <text:p>191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Grain of Salt: 7" calcext:value-type="string">
            <text:p>Grain of Salt: 7</text:p>
          </table:table-cell>
          <table:table-cell table:style-name="ce17" table:formula="of:=SUMPRODUCT(NOT(ISBLANK([.J213:.AMJ213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1" calcext:value-type="float">
            <text:p>191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14:.AMJ214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1" calcext:value-type="float">
            <text:p>191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15:.AMJ215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1" calcext:value-type="float">
            <text:p>191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J216:.AMJ21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1" calcext:value-type="float">
            <text:p>191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17:.AMJ217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1" calcext:value-type="float">
            <text:p>191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J218:.AMJ218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1" calcext:value-type="float">
            <text:p>191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J219:.AMJ219])))" office:value-type="float" office:value="2" calcext:value-type="float">
            <text:p>2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1" calcext:value-type="float">
            <text:p>191</text:p>
          </table:table-cell>
          <table:table-cell table:formula="of:=SUM([.J220:.AMJ220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Phobus: 7" calcext:value-type="string">
            <text:p>Phobus: 7</text:p>
          </table:table-cell>
          <table:table-cell table:style-name="ce17" table:formula="of:=SUMPRODUCT(NOT(ISBLANK([.J220:.AMJ220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8" calcext:value-type="float">
            <text:p>218</text:p>
          </table:table-cell>
          <table:table-cell table:formula="of:=SUM([.J221:.AMJ221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Voltcom9: 6" calcext:value-type="string">
            <text:p>Voltcom9: 6</text:p>
          </table:table-cell>
          <table:table-cell table:style-name="ce17" table:formula="of:=SUMPRODUCT(NOT(ISBLANK([.J221:.AMJ221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8" calcext:value-type="float">
            <text:p>218</text:p>
          </table:table-cell>
          <table:table-cell table:formula="of:=SUM([.J222:.AMJ22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Ralphis: 6" calcext:value-type="string">
            <text:p>Ralphis: 6</text:p>
          </table:table-cell>
          <table:table-cell table:style-name="ce17" table:formula="of:=SUMPRODUCT(NOT(ISBLANK([.J222:.AMJ22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8" calcext:value-type="float">
            <text:p>218</text:p>
          </table:table-cell>
          <table:table-cell table:formula="of:=SUM([.J223:.AMJ223])" office:value-type="float" office:value="6" calcext:value-type="float">
            <text:p>6</text:p>
          </table:table-cell>
          <table:table-cell table:style-name="ce77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TheGreenZap: 6" calcext:value-type="string">
            <text:p>TheGreenZap: 6</text:p>
          </table:table-cell>
          <table:table-cell table:style-name="ce17" table:formula="of:=SUMPRODUCT(NOT(ISBLANK([.J223:.AMJ223])))" office:value-type="float" office:value="1" calcext:value-type="float">
            <text:p>1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8" calcext:value-type="float">
            <text:p>218</text:p>
          </table:table-cell>
          <table:table-cell table:formula="of:=SUM([.J224:.AMJ224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bzzrak: 6" calcext:value-type="string">
            <text:p>bzzrak: 6</text:p>
          </table:table-cell>
          <table:table-cell table:style-name="ce17" table:formula="of:=SUMPRODUCT(NOT(ISBLANK([.J224:.AMJ224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8" calcext:value-type="float">
            <text:p>218</text:p>
          </table:table-cell>
          <table:table-cell table:formula="of:=SUM([.J225:.AMJ225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25:.AMJ225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8" calcext:value-type="float">
            <text:p>218</text:p>
          </table:table-cell>
          <table:table-cell table:formula="of:=SUM([.J226:.AMJ226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26:.AMJ226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8" calcext:value-type="float">
            <text:p>218</text:p>
          </table:table-cell>
          <table:table-cell table:formula="of:=SUM([.J227:.AMJ227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TJG1289: 6" calcext:value-type="string">
            <text:p>TJG1289: 6</text:p>
          </table:table-cell>
          <table:table-cell table:style-name="ce17" table:formula="of:=SUMPRODUCT(NOT(ISBLANK([.J227:.AMJ227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8" calcext:value-type="float">
            <text:p>218</text:p>
          </table:table-cell>
          <table:table-cell table:formula="of:=SUM([.J228:.AMJ22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Sky: 1, bzzrak: 5" calcext:value-type="string">
            <text:p>Sky: 1, bzzrak: 5</text:p>
          </table:table-cell>
          <table:table-cell table:style-name="ce17" table:formula="of:=SUMPRODUCT(NOT(ISBLANK([.J228:.AMJ22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8" calcext:value-type="float">
            <text:p>218</text:p>
          </table:table-cell>
          <table:table-cell table:formula="of:=SUM([.J229:.AMJ22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Ralphis: 6" calcext:value-type="string">
            <text:p>Ralphis: 6</text:p>
          </table:table-cell>
          <table:table-cell table:style-name="ce17" table:formula="of:=SUMPRODUCT(NOT(ISBLANK([.J229:.AMJ22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8" calcext:value-type="float">
            <text:p>218</text:p>
          </table:table-cell>
          <table:table-cell table:formula="of:=SUM([.J230:.AMJ23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pcorf: 6" calcext:value-type="string">
            <text:p>pcorf: 6</text:p>
          </table:table-cell>
          <table:table-cell table:style-name="ce17" table:formula="of:=SUMPRODUCT(NOT(ISBLANK([.J230:.AMJ23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8" calcext:value-type="float">
            <text:p>218</text:p>
          </table:table-cell>
          <table:table-cell table:formula="of:=SUM([.J231:.AMJ231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J231:.AMJ231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8" calcext:value-type="float">
            <text:p>218</text:p>
          </table:table-cell>
          <table:table-cell table:formula="of:=SUM([.J232:.AMJ23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32:.AMJ23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8" calcext:value-type="float">
            <text:p>218</text:p>
          </table:table-cell>
          <table:table-cell table:formula="of:=SUM([.J233:.AMJ23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HyperLuke: 6" calcext:value-type="string">
            <text:p>HyperLuke: 6</text:p>
          </table:table-cell>
          <table:table-cell table:style-name="ce17" table:formula="of:=SUMPRODUCT(NOT(ISBLANK([.J233:.AMJ23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8" calcext:value-type="float">
            <text:p>218</text:p>
          </table:table-cell>
          <table:table-cell table:formula="of:=SUM([.J234:.AMJ234])" office:value-type="float" office:value="6" calcext:value-type="float">
            <text:p>6</text:p>
          </table:table-cell>
          <table:table-cell table:style-name="ce77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Ragu: 6" calcext:value-type="string">
            <text:p>Ragu: 6</text:p>
          </table:table-cell>
          <table:table-cell table:style-name="ce17" table:formula="of:=SUMPRODUCT(NOT(ISBLANK([.J234:.AMJ234])))" office:value-type="float" office:value="1" calcext:value-type="float">
            <text:p>1</text:p>
          </table:table-cell>
          <table:table-cell table:number-columns-repeated="163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8" calcext:value-type="float">
            <text:p>218</text:p>
          </table:table-cell>
          <table:table-cell table:formula="of:=SUM([.J235:.AMJ235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35:.AMJ235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8" calcext:value-type="float">
            <text:p>218</text:p>
          </table:table-cell>
          <table:table-cell table:formula="of:=SUM([.J236:.AMJ23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antares031: 6" calcext:value-type="string">
            <text:p>antares031: 6</text:p>
          </table:table-cell>
          <table:table-cell table:style-name="ce17" table:formula="of:=SUMPRODUCT(NOT(ISBLANK([.J236:.AMJ23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8" calcext:value-type="float">
            <text:p>218</text:p>
          </table:table-cell>
          <table:table-cell table:formula="of:=SUM([.J237:.AMJ237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Dimon12321: 6" calcext:value-type="string">
            <text:p>Dimon12321: 6</text:p>
          </table:table-cell>
          <table:table-cell table:style-name="ce17" table:formula="of:=SUMPRODUCT(NOT(ISBLANK([.J237:.AMJ237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8" calcext:value-type="float">
            <text:p>218</text:p>
          </table:table-cell>
          <table:table-cell table:formula="of:=SUM([.J238:.AMJ238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Deadwing: 6" calcext:value-type="string">
            <text:p>Deadwing: 6</text:p>
          </table:table-cell>
          <table:table-cell table:style-name="ce17" table:formula="of:=SUMPRODUCT(NOT(ISBLANK([.J238:.AMJ238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8" calcext:value-type="float">
            <text:p>218</text:p>
          </table:table-cell>
          <table:table-cell table:formula="of:=SUM([.J239:.AMJ239])" office:value-type="float" office:value="6" calcext:value-type="float">
            <text:p>6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dei_eldren: 6" calcext:value-type="string">
            <text:p>dei_eldren: 6</text:p>
          </table:table-cell>
          <table:table-cell table:style-name="ce17" table:formula="of:=SUMPRODUCT(NOT(ISBLANK([.J239:.AMJ239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8" calcext:value-type="float">
            <text:p>218</text:p>
          </table:table-cell>
          <table:table-cell table:formula="of:=SUM([.J240:.AMJ240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OniriA: 6" calcext:value-type="string">
            <text:p>OniriA: 6</text:p>
          </table:table-cell>
          <table:table-cell table:style-name="ce17" table:formula="of:=SUMPRODUCT(NOT(ISBLANK([.J240:.AMJ240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8" calcext:value-type="float">
            <text:p>218</text:p>
          </table:table-cell>
          <table:table-cell table:formula="of:=SUM([.J241:.AMJ241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Soundblock: 6" calcext:value-type="string">
            <text:p>Soundblock: 6</text:p>
          </table:table-cell>
          <table:table-cell table:style-name="ce17" table:formula="of:=SUMPRODUCT(NOT(ISBLANK([.J241:.AMJ241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8" calcext:value-type="float">
            <text:p>218</text:p>
          </table:table-cell>
          <table:table-cell table:formula="of:=SUM([.J242:.AMJ242])" office:value-type="float" office:value="6" calcext:value-type="float">
            <text:p>6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dei_eldren: 6" calcext:value-type="string">
            <text:p>dei_eldren: 6</text:p>
          </table:table-cell>
          <table:table-cell table:style-name="ce17" table:formula="of:=SUMPRODUCT(NOT(ISBLANK([.J242:.AMJ242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8" calcext:value-type="float">
            <text:p>218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maxmanium: 6" calcext:value-type="string">
            <text:p>maxmanium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8" calcext:value-type="float">
            <text:p>218</text:p>
          </table:table-cell>
          <table:table-cell table:formula="of:=SUM([.J244:.AMJ244])" office:value-type="float" office:value="6" calcext:value-type="float">
            <text:p>6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Deadwing: 6" calcext:value-type="string">
            <text:p>Deadwing: 6</text:p>
          </table:table-cell>
          <table:table-cell table:style-name="ce17" table:formula="of:=SUMPRODUCT(NOT(ISBLANK([.J244:.AMJ244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8" calcext:value-type="float">
            <text:p>218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dei_eldren: 6" calcext:value-type="string">
            <text:p>dei_eldren: 6</text:p>
          </table:table-cell>
          <table:table-cell table:style-name="ce17" table:formula="of:=SUMPRODUCT(NOT(ISBLANK([.J245:.AMJ245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8" calcext:value-type="float">
            <text:p>218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antares031: 6" calcext:value-type="string">
            <text:p>antares031: 6</text:p>
          </table:table-cell>
          <table:table-cell table:style-name="ce17" table:formula="of:=SUMPRODUCT(NOT(ISBLANK([.J246:.AMJ24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8" calcext:value-type="float">
            <text:p>218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ax34: 3, SOSU: 3" calcext:value-type="string">
            <text:p>ax34: 3, SOSU: 3</text:p>
          </table:table-cell>
          <table:table-cell table:style-name="ce17" table:formula="of:=SUMPRODUCT(NOT(ISBLANK([.J247:.AMJ247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8" calcext:value-type="float">
            <text:p>218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Lewonx: 6" calcext:value-type="string">
            <text:p>Lewonx: 6</text:p>
          </table:table-cell>
          <table:table-cell table:style-name="ce17" table:formula="of:=SUMPRODUCT(NOT(ISBLANK([.J248:.AMJ248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8" calcext:value-type="float">
            <text:p>218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Ralphis: 6" calcext:value-type="string">
            <text:p>Ralphis: 6</text:p>
          </table:table-cell>
          <table:table-cell table:style-name="ce17" table:formula="of:=SUMPRODUCT(NOT(ISBLANK([.J249:.AMJ24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8" calcext:value-type="float">
            <text:p>218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Vorpal: 5, vdgg: 1" calcext:value-type="string">
            <text:p>Vorpal: 5, vdgg: 1</text:p>
          </table:table-cell>
          <table:table-cell table:style-name="ce17" table:formula="of:=SUMPRODUCT(NOT(ISBLANK([.J250:.AMJ25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8" calcext:value-type="float">
            <text:p>218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Li'l devil: 6" calcext:value-type="string">
            <text:p>Li'l devil: 6</text:p>
          </table:table-cell>
          <table:table-cell table:style-name="ce17" table:formula="of:=SUMPRODUCT(NOT(ISBLANK([.J251:.AMJ251])))" office:value-type="float" office:value="1" calcext:value-type="float">
            <text:p>1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84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8" calcext:value-type="float">
            <text:p>218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AnonimVio: 6" calcext:value-type="string">
            <text:p>AnonimVio: 6</text:p>
          </table:table-cell>
          <table:table-cell table:style-name="ce17" table:formula="of:=SUMPRODUCT(NOT(ISBLANK([.J252:.AMJ25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8" calcext:value-type="float">
            <text:p>218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53:.AMJ253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8" calcext:value-type="float">
            <text:p>218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Ralphis: 6" calcext:value-type="string">
            <text:p>Ralphis: 6</text:p>
          </table:table-cell>
          <table:table-cell table:style-name="ce17" table:formula="of:=SUMPRODUCT(NOT(ISBLANK([.J254:.AMJ25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8" calcext:value-type="float">
            <text:p>218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Spectre01: 6" calcext:value-type="string">
            <text:p>Spectre01: 6</text:p>
          </table:table-cell>
          <table:table-cell table:style-name="ce17" table:formula="of:=SUMPRODUCT(NOT(ISBLANK([.J255:.AMJ255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8" calcext:value-type="float">
            <text:p>218</text:p>
          </table:table-cell>
          <table:table-cell table:formula="of:=SUM([.J256:.AMJ256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56:.AMJ256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4" calcext:value-type="float">
            <text:p>254</text:p>
          </table:table-cell>
          <table:table-cell table:formula="of:=SUM([.J257:.AMJ257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Horus: 5" calcext:value-type="string">
            <text:p>Horus: 5</text:p>
          </table:table-cell>
          <table:table-cell table:style-name="ce17" table:formula="of:=SUMPRODUCT(NOT(ISBLANK([.J257:.AMJ257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4" calcext:value-type="float">
            <text:p>254</text:p>
          </table:table-cell>
          <table:table-cell table:formula="of:=SUM([.J258:.AMJ258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eharper256: 5" calcext:value-type="string">
            <text:p>eharper256: 5</text:p>
          </table:table-cell>
          <table:table-cell table:style-name="ce17" table:formula="of:=SUMPRODUCT(NOT(ISBLANK([.J258:.AMJ25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4" calcext:value-type="float">
            <text:p>254</text:p>
          </table:table-cell>
          <table:table-cell table:formula="of:=SUM([.J259:.AMJ25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Rince-wind: 5" calcext:value-type="string">
            <text:p>Rince-wind: 5</text:p>
          </table:table-cell>
          <table:table-cell table:style-name="ce17" table:formula="of:=SUMPRODUCT(NOT(ISBLANK([.J259:.AMJ25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4" calcext:value-type="float">
            <text:p>254</text:p>
          </table:table-cell>
          <table:table-cell table:formula="of:=SUM([.J260:.AMJ260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AtticTelephone: 5" calcext:value-type="string">
            <text:p>AtticTelephone: 5</text:p>
          </table:table-cell>
          <table:table-cell table:style-name="ce17" table:formula="of:=SUMPRODUCT(NOT(ISBLANK([.J260:.AMJ26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4" calcext:value-type="float">
            <text:p>254</text:p>
          </table:table-cell>
          <table:table-cell table:formula="of:=SUM([.J261:.AMJ261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eharper256: 5" calcext:value-type="string">
            <text:p>eharper256: 5</text:p>
          </table:table-cell>
          <table:table-cell table:style-name="ce17" table:formula="of:=SUMPRODUCT(NOT(ISBLANK([.J261:.AMJ261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4" calcext:value-type="float">
            <text:p>254</text:p>
          </table:table-cell>
          <table:table-cell table:formula="of:=SUM([.J262:.AMJ262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62:.AMJ262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4" calcext:value-type="float">
            <text:p>254</text:p>
          </table:table-cell>
          <table:table-cell table:formula="of:=SUM([.J263:.AMJ263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Vorpal: 5" calcext:value-type="string">
            <text:p>Vorpal: 5</text:p>
          </table:table-cell>
          <table:table-cell table:style-name="ce17" table:formula="of:=SUMPRODUCT(NOT(ISBLANK([.J263:.AMJ26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4" calcext:value-type="float">
            <text:p>254</text:p>
          </table:table-cell>
          <table:table-cell table:formula="of:=SUM([.J264:.AMJ264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Diabolución: 5" calcext:value-type="string">
            <text:p>Diabolución: 5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4" calcext:value-type="float">
            <text:p>254</text:p>
          </table:table-cell>
          <table:table-cell table:formula="of:=SUM([.J265:.AMJ265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Bryan T: 5" calcext:value-type="string">
            <text:p>Bryan T: 5</text:p>
          </table:table-cell>
          <table:table-cell table:style-name="ce17" table:formula="of:=SUMPRODUCT(NOT(ISBLANK([.J265:.AMJ265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4" calcext:value-type="float">
            <text:p>254</text:p>
          </table:table-cell>
          <table:table-cell table:formula="of:=SUM([.J266:.AMJ266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joepallai: 5" calcext:value-type="string">
            <text:p>joepallai: 5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4" calcext:value-type="float">
            <text:p>254</text:p>
          </table:table-cell>
          <table:table-cell table:formula="of:=SUM([.J267:.AMJ267])" office:value-type="float" office:value="5" calcext:value-type="float">
            <text:p>5</text:p>
          </table:table-cell>
          <table:table-cell table:style-name="Default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Xeogred: 5" calcext:value-type="string">
            <text:p>Xeogred: 5</text:p>
          </table:table-cell>
          <table:table-cell table:style-name="ce17" table:formula="of:=SUMPRODUCT(NOT(ISBLANK([.J267:.AMJ267])))" office:value-type="float" office:value="1" calcext:value-type="float">
            <text:p>1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4" calcext:value-type="float">
            <text:p>254</text:p>
          </table:table-cell>
          <table:table-cell table:formula="of:=SUM([.J268:.AMJ268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Soundblock: 5" calcext:value-type="string">
            <text:p>Soundblock: 5</text:p>
          </table:table-cell>
          <table:table-cell table:style-name="ce17" table:formula="of:=SUMPRODUCT(NOT(ISBLANK([.J268:.AMJ268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4" calcext:value-type="float">
            <text:p>254</text:p>
          </table:table-cell>
          <table:table-cell table:formula="of:=SUM([.J269:.AMJ269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69:.AMJ269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4" calcext:value-type="float">
            <text:p>254</text:p>
          </table:table-cell>
          <table:table-cell table:formula="of:=SUM([.J270:.AMJ27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70:.AMJ27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4" calcext:value-type="float">
            <text:p>254</text:p>
          </table:table-cell>
          <table:table-cell table:formula="of:=SUM([.J271:.AMJ27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HUNdebLeonidasX: 5" calcext:value-type="string">
            <text:p>HUNdebLeonidasX: 5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4" calcext:value-type="float">
            <text:p>254</text:p>
          </table:table-cell>
          <table:table-cell table:formula="of:=SUM([.J272:.AMJ272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Ryath: 5" calcext:value-type="string">
            <text:p>Ryath: 5</text:p>
          </table:table-cell>
          <table:table-cell table:style-name="ce17" table:formula="of:=SUMPRODUCT(NOT(ISBLANK([.J272:.AMJ272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4" calcext:value-type="float">
            <text:p>254</text:p>
          </table:table-cell>
          <table:table-cell table:formula="of:=SUM([.J273:.AMJ273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Omniarch: 5" calcext:value-type="string">
            <text:p>Omniarch: 5</text:p>
          </table:table-cell>
          <table:table-cell table:style-name="ce17" table:formula="of:=SUMPRODUCT(NOT(ISBLANK([.J273:.AMJ27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4" calcext:value-type="float">
            <text:p>254</text:p>
          </table:table-cell>
          <table:table-cell table:formula="of:=SUM([.J274:.AMJ27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Rince-wind: 5" calcext:value-type="string">
            <text:p>Rince-wind: 5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4" calcext:value-type="float">
            <text:p>254</text:p>
          </table:table-cell>
          <table:table-cell table:formula="of:=SUM([.J275:.AMJ27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Vorpal: 5" calcext:value-type="string">
            <text:p>Vorpal: 5</text:p>
          </table:table-cell>
          <table:table-cell table:style-name="ce17" table:formula="of:=SUMPRODUCT(NOT(ISBLANK([.J275:.AMJ27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4" calcext:value-type="float">
            <text:p>254</text:p>
          </table:table-cell>
          <table:table-cell table:formula="of:=SUM([.J276:.AMJ276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Diabolución: 5" calcext:value-type="string">
            <text:p>Diabolución: 5</text:p>
          </table:table-cell>
          <table:table-cell table:style-name="ce17" table:formula="of:=SUMPRODUCT(NOT(ISBLANK([.J276:.AMJ27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4" calcext:value-type="float">
            <text:p>254</text:p>
          </table:table-cell>
          <table:table-cell table:formula="of:=SUM([.J277:.AMJ277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AtticTelephone: 5" calcext:value-type="string">
            <text:p>AtticTelephone: 5</text:p>
          </table:table-cell>
          <table:table-cell table:style-name="ce17" table:formula="of:=SUMPRODUCT(NOT(ISBLANK([.J277:.AMJ27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4" calcext:value-type="float">
            <text:p>254</text:p>
          </table:table-cell>
          <table:table-cell table:formula="of:=SUM([.J278:.AMJ27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Doomkid: 5" calcext:value-type="string">
            <text:p>Doomkid: 5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4" calcext:value-type="float">
            <text:p>254</text:p>
          </table:table-cell>
          <table:table-cell table:formula="of:=SUM([.J279:.AMJ279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Ryath: 5" calcext:value-type="string">
            <text:p>Ryath: 5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4" calcext:value-type="float">
            <text:p>254</text:p>
          </table:table-cell>
          <table:table-cell table:formula="of:=SUM([.J280:.AMJ280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smeghammer: 5" calcext:value-type="string">
            <text:p>smeghammer: 5</text:p>
          </table:table-cell>
          <table:table-cell table:style-name="ce17" table:formula="of:=SUMPRODUCT(NOT(ISBLANK([.J280:.AMJ28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4" calcext:value-type="float">
            <text:p>254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Graf Zahl: 5" calcext:value-type="string">
            <text:p>Graf Zahl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4" calcext:value-type="float">
            <text:p>254</text:p>
          </table:table-cell>
          <table:table-cell table:formula="of:=SUM([.J282:.AMJ282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Bryan T: 5" calcext:value-type="string">
            <text:p>Bryan T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4" calcext:value-type="float">
            <text:p>254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Bryan T: 5" calcext:value-type="string">
            <text:p>Bryan T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4" calcext:value-type="float">
            <text:p>254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Ed: 5" calcext:value-type="string">
            <text:p>Ed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4" calcext:value-type="float">
            <text:p>254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Bryan T: 5" calcext:value-type="string">
            <text:p>Bryan T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4" calcext:value-type="float">
            <text:p>254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Spectra: 5" calcext:value-type="string">
            <text:p>Spectra: 5</text:p>
          </table:table-cell>
          <table:table-cell table:style-name="ce17" table:formula="of:=SUMPRODUCT(NOT(ISBLANK([.J286:.AMJ286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4" calcext:value-type="float">
            <text:p>254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dei_eldren: 5" calcext:value-type="string">
            <text:p>dei_eldren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4" calcext:value-type="float">
            <text:p>254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Vorpal: 5" calcext:value-type="string">
            <text:p>Vorpal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4" calcext:value-type="float">
            <text:p>254</text:p>
          </table:table-cell>
          <table:table-cell table:formula="of:=SUM([.J289:.AMJ289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Omniarch: 5" calcext:value-type="string">
            <text:p>Omniarch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4" calcext:value-type="float">
            <text:p>254</text:p>
          </table:table-cell>
          <table:table-cell table:formula="of:=SUM([.J290:.AMJ29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Apaul27: 5" calcext:value-type="string">
            <text:p>Apaul27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4" calcext:value-type="float">
            <text:p>254</text:p>
          </table:table-cell>
          <table:table-cell table:formula="of:=SUM([.J291:.AMJ291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termrork: 5" calcext:value-type="string">
            <text:p>termrork: 5</text:p>
          </table:table-cell>
          <table:table-cell table:style-name="ce17" table:formula="of:=SUMPRODUCT(NOT(ISBLANK([.J291:.AMJ29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4" calcext:value-type="float">
            <text:p>254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ax34: 5" calcext:value-type="string">
            <text:p>ax34: 5</text:p>
          </table:table-cell>
          <table:table-cell table:style-name="ce17" table:formula="of:=SUMPRODUCT(NOT(ISBLANK([.J292:.AMJ29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4" calcext:value-type="float">
            <text:p>254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293:.AMJ293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4" calcext:value-type="float">
            <text:p>254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Rince-wind: 5" calcext:value-type="string">
            <text:p>Rince-wind: 5</text:p>
          </table:table-cell>
          <table:table-cell table:style-name="ce17" table:formula="of:=SUMPRODUCT(NOT(ISBLANK([.J294:.AMJ29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4" calcext:value-type="float">
            <text:p>254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Omniarch: 5" calcext:value-type="string">
            <text:p>Omniarch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4" calcext:value-type="float">
            <text:p>254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Diabolución: 5" calcext:value-type="string">
            <text:p>Diabolución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4" calcext:value-type="float">
            <text:p>254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4everDoomed: 5" calcext:value-type="string">
            <text:p>4everDoomed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4" calcext:value-type="float">
            <text:p>254</text:p>
          </table:table-cell>
          <table:table-cell table:formula="of:=SUM([.J298:.AMJ298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Diabolución: 5" calcext:value-type="string">
            <text:p>Diabolución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4" calcext:value-type="float">
            <text:p>254</text:p>
          </table:table-cell>
          <table:table-cell table:formula="of:=SUM([.J299:.AMJ299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vdgg: 5" calcext:value-type="string">
            <text:p>vdgg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4" calcext:value-type="float">
            <text:p>254</text:p>
          </table:table-cell>
          <table:table-cell table:formula="of:=SUM([.J300:.AMJ300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Ed: 5" calcext:value-type="string">
            <text:p>Ed: 5</text:p>
          </table:table-cell>
          <table:table-cell table:style-name="ce17" table:formula="of:=SUMPRODUCT(NOT(ISBLANK([.J300:.AMJ30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4" calcext:value-type="float">
            <text:p>254</text:p>
          </table:table-cell>
          <table:table-cell table:formula="of:=SUM([.J301:.AMJ301])" office:value-type="float" office:value="5" calcext:value-type="float">
            <text:p>5</text:p>
          </table:table-cell>
          <table:table-cell table:style-name="ce77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Ragu: 5" calcext:value-type="string">
            <text:p>Ragu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4" calcext:value-type="float">
            <text:p>254</text:p>
          </table:table-cell>
          <table:table-cell table:formula="of:=SUM([.J302:.AMJ302])" office:value-type="float" office:value="5" calcext:value-type="float">
            <text:p>5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dei_eldren: 5" calcext:value-type="string">
            <text:p>dei_eldren: 5</text:p>
          </table:table-cell>
          <table:table-cell table:style-name="ce17" table:formula="of:=SUMPRODUCT(NOT(ISBLANK([.J302:.AMJ302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4" calcext:value-type="float">
            <text:p>254</text:p>
          </table:table-cell>
          <table:table-cell table:formula="of:=SUM([.J303:.AMJ303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behemoth_667: 5" calcext:value-type="string">
            <text:p>behemoth_667: 5</text:p>
          </table:table-cell>
          <table:table-cell table:style-name="ce17" table:formula="of:=SUMPRODUCT(NOT(ISBLANK([.J303:.AMJ303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54" calcext:value-type="float">
            <text:p>254</text:p>
          </table:table-cell>
          <table:table-cell table:formula="of:=SUM([.J304:.AMJ304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Ryath: 5" calcext:value-type="string">
            <text:p>Ryath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54" calcext:value-type="float">
            <text:p>254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HyperLuke: 5" calcext:value-type="string">
            <text:p>HyperLuke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54" calcext:value-type="float">
            <text:p>254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Nancsi: 5" calcext:value-type="string">
            <text:p>Nancsi: 5</text:p>
          </table:table-cell>
          <table:table-cell table:style-name="ce17" table:formula="of:=SUMPRODUCT(NOT(ISBLANK([.J306:.AMJ306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54" calcext:value-type="float">
            <text:p>254</text:p>
          </table:table-cell>
          <table:table-cell table:formula="of:=SUM([.J307:.AMJ307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lokbustam257: 5" calcext:value-type="string">
            <text:p>lokbustam257: 5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54" calcext:value-type="float">
            <text:p>254</text:p>
          </table:table-cell>
          <table:table-cell table:formula="of:=SUM([.J308:.AMJ308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smeghammer: 5" calcext:value-type="string">
            <text:p>smeghammer: 5</text:p>
          </table:table-cell>
          <table:table-cell table:style-name="ce17" table:formula="of:=SUMPRODUCT(NOT(ISBLANK([.J308:.AMJ30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54" calcext:value-type="float">
            <text:p>254</text:p>
          </table:table-cell>
          <table:table-cell table:formula="of:=SUM([.J309:.AMJ309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09:.AMJ309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7" calcext:value-type="float">
            <text:p>307</text:p>
          </table:table-cell>
          <table:table-cell table:formula="of:=SUM([.J310:.AMJ310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J310:.AMJ31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7" calcext:value-type="float">
            <text:p>307</text:p>
          </table:table-cell>
          <table:table-cell table:formula="of:=SUM([.J311:.AMJ311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rd: 4" calcext:value-type="string">
            <text:p>rd: 4</text:p>
          </table:table-cell>
          <table:table-cell table:style-name="ce17" table:formula="of:=SUMPRODUCT(NOT(ISBLANK([.J311:.AMJ311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7" calcext:value-type="float">
            <text:p>307</text:p>
          </table:table-cell>
          <table:table-cell table:formula="of:=SUM([.J312:.AMJ312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Paul977: 4" calcext:value-type="string">
            <text:p>Paul977: 4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7" calcext:value-type="float">
            <text:p>307</text:p>
          </table:table-cell>
          <table:table-cell table:formula="of:=SUM([.J313:.AMJ313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ax34: 4" calcext:value-type="string">
            <text:p>ax34: 4</text:p>
          </table:table-cell>
          <table:table-cell table:style-name="ce17" table:formula="of:=SUMPRODUCT(NOT(ISBLANK([.J313:.AMJ31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7" calcext:value-type="float">
            <text:p>307</text:p>
          </table:table-cell>
          <table:table-cell table:formula="of:=SUM([.J314:.AMJ314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J314:.AMJ31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7" calcext:value-type="float">
            <text:p>307</text:p>
          </table:table-cell>
          <table:table-cell table:formula="of:=SUM([.J315:.AMJ315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Paul977: 4" calcext:value-type="string">
            <text:p>Paul977: 4</text:p>
          </table:table-cell>
          <table:table-cell table:style-name="ce17" table:formula="of:=SUMPRODUCT(NOT(ISBLANK([.J315:.AMJ31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7" calcext:value-type="float">
            <text:p>307</text:p>
          </table:table-cell>
          <table:table-cell table:formula="of:=SUM([.J316:.AMJ316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Soundblock: 4" calcext:value-type="string">
            <text:p>Soundblock: 4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7" calcext:value-type="float">
            <text:p>307</text:p>
          </table:table-cell>
          <table:table-cell table:formula="of:=SUM([.J317:.AMJ317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Willy W.: 4" calcext:value-type="string">
            <text:p>Willy W.: 4</text:p>
          </table:table-cell>
          <table:table-cell table:style-name="ce17" table:formula="of:=SUMPRODUCT(NOT(ISBLANK([.J317:.AMJ317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7" calcext:value-type="float">
            <text:p>307</text:p>
          </table:table-cell>
          <table:table-cell table:formula="of:=SUM([.J318:.AMJ318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ax34: 4" calcext:value-type="string">
            <text:p>ax34: 4</text:p>
          </table:table-cell>
          <table:table-cell table:style-name="ce17" table:formula="of:=SUMPRODUCT(NOT(ISBLANK([.J318:.AMJ31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7" calcext:value-type="float">
            <text:p>307</text:p>
          </table:table-cell>
          <table:table-cell table:formula="of:=SUM([.J319:.AMJ319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smeghammer: 4" calcext:value-type="string">
            <text:p>smeghammer: 4</text:p>
          </table:table-cell>
          <table:table-cell table:style-name="ce17" table:formula="of:=SUMPRODUCT(NOT(ISBLANK([.J319:.AMJ319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7" calcext:value-type="float">
            <text:p>307</text:p>
          </table:table-cell>
          <table:table-cell table:formula="of:=SUM([.J320:.AMJ320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ax34: 4" calcext:value-type="string">
            <text:p>ax34: 4</text:p>
          </table:table-cell>
          <table:table-cell table:style-name="ce17" table:formula="of:=SUMPRODUCT(NOT(ISBLANK([.J320:.AMJ32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7" calcext:value-type="float">
            <text:p>307</text:p>
          </table:table-cell>
          <table:table-cell table:formula="of:=SUM([.J321:.AMJ321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21:.AMJ321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7" calcext:value-type="float">
            <text:p>307</text:p>
          </table:table-cell>
          <table:table-cell table:formula="of:=SUM([.J322:.AMJ32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22:.AMJ32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7" calcext:value-type="float">
            <text:p>307</text:p>
          </table:table-cell>
          <table:table-cell table:formula="of:=SUM([.J323:.AMJ32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Gaia74: 4" calcext:value-type="string">
            <text:p>Gaia74: 4</text:p>
          </table:table-cell>
          <table:table-cell table:style-name="ce17" table:formula="of:=SUMPRODUCT(NOT(ISBLANK([.J323:.AMJ32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7" calcext:value-type="float">
            <text:p>307</text:p>
          </table:table-cell>
          <table:table-cell table:formula="of:=SUM([.J324:.AMJ324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24:.AMJ324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7" calcext:value-type="float">
            <text:p>307</text:p>
          </table:table-cell>
          <table:table-cell table:formula="of:=SUM([.J325:.AMJ325])" office:value-type="float" office:value="4" calcext:value-type="float">
            <text:p>4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dei_eldren: 4" calcext:value-type="string">
            <text:p>dei_eldren: 4</text:p>
          </table:table-cell>
          <table:table-cell table:style-name="ce17" table:formula="of:=SUMPRODUCT(NOT(ISBLANK([.J325:.AMJ325])))" office:value-type="float" office:value="1" calcext:value-type="float">
            <text:p>1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7" calcext:value-type="float">
            <text:p>307</text:p>
          </table:table-cell>
          <table:table-cell table:formula="of:=SUM([.J326:.AMJ32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AnonimVio: 4" calcext:value-type="string">
            <text:p>AnonimVio: 4</text:p>
          </table:table-cell>
          <table:table-cell table:style-name="ce17" table:formula="of:=SUMPRODUCT(NOT(ISBLANK([.J326:.AMJ32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7" calcext:value-type="float">
            <text:p>307</text:p>
          </table:table-cell>
          <table:table-cell table:formula="of:=SUM([.J327:.AMJ32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TheNerdTurtle2: 4" calcext:value-type="string">
            <text:p>TheNerdTurtle2: 4</text:p>
          </table:table-cell>
          <table:table-cell table:style-name="ce17" table:formula="of:=SUMPRODUCT(NOT(ISBLANK([.J327:.AMJ327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7" calcext:value-type="float">
            <text:p>307</text:p>
          </table:table-cell>
          <table:table-cell table:formula="of:=SUM([.J328:.AMJ32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NuMetalManiak: 4" calcext:value-type="string">
            <text:p>NuMetalManiak: 4</text:p>
          </table:table-cell>
          <table:table-cell table:style-name="ce17" table:formula="of:=SUMPRODUCT(NOT(ISBLANK([.J328:.AMJ328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7" calcext:value-type="float">
            <text:p>307</text:p>
          </table:table-cell>
          <table:table-cell table:formula="of:=SUM([.J329:.AMJ329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m8f: 4" calcext:value-type="string">
            <text:p>m8f: 4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7" calcext:value-type="float">
            <text:p>307</text:p>
          </table:table-cell>
          <table:table-cell table:formula="of:=SUM([.J330:.AMJ330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ax34: 4" calcext:value-type="string">
            <text:p>ax34: 4</text:p>
          </table:table-cell>
          <table:table-cell table:style-name="ce17" table:formula="of:=SUMPRODUCT(NOT(ISBLANK([.J330:.AMJ33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7" calcext:value-type="float">
            <text:p>307</text:p>
          </table:table-cell>
          <table:table-cell table:formula="of:=SUM([.J331:.AMJ331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31:.AMJ331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7" calcext:value-type="float">
            <text:p>307</text:p>
          </table:table-cell>
          <table:table-cell table:formula="of:=SUM([.J332:.AMJ332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32:.AMJ33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7" calcext:value-type="float">
            <text:p>307</text:p>
          </table:table-cell>
          <table:table-cell table:formula="of:=SUM([.J333:.AMJ333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ax34: 4" calcext:value-type="string">
            <text:p>ax34: 4</text:p>
          </table:table-cell>
          <table:table-cell table:style-name="ce17" table:formula="of:=SUMPRODUCT(NOT(ISBLANK([.J333:.AMJ33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7" calcext:value-type="float">
            <text:p>307</text:p>
          </table:table-cell>
          <table:table-cell table:formula="of:=SUM([.J334:.AMJ334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bLOCKbOYgAMES: 4" calcext:value-type="string">
            <text:p>bLOCKbOYgAMES: 4</text:p>
          </table:table-cell>
          <table:table-cell table:style-name="ce17" table:formula="of:=SUMPRODUCT(NOT(ISBLANK([.J334:.AMJ334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7" calcext:value-type="float">
            <text:p>307</text:p>
          </table:table-cell>
          <table:table-cell table:formula="of:=SUM([.J335:.AMJ335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Nazgul9: 4" calcext:value-type="string">
            <text:p>Nazgul9: 4</text:p>
          </table:table-cell>
          <table:table-cell table:style-name="ce17" table:formula="of:=SUMPRODUCT(NOT(ISBLANK([.J335:.AMJ335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7" calcext:value-type="float">
            <text:p>307</text:p>
          </table:table-cell>
          <table:table-cell table:formula="of:=SUM([.J336:.AMJ336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ax34: 4" calcext:value-type="string">
            <text:p>ax34: 4</text:p>
          </table:table-cell>
          <table:table-cell table:style-name="ce17" table:formula="of:=SUMPRODUCT(NOT(ISBLANK([.J336:.AMJ33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7" calcext:value-type="float">
            <text:p>307</text:p>
          </table:table-cell>
          <table:table-cell table:formula="of:=SUM([.J337:.AMJ337])" office:value-type="float" office:value="4" calcext:value-type="float">
            <text:p>4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AnonimVio: 3, Li'l devil: 1" calcext:value-type="string">
            <text:p>AnonimVio: 3, Li'l devil: 1</text:p>
          </table:table-cell>
          <table:table-cell table:style-name="ce17" table:formula="of:=SUMPRODUCT(NOT(ISBLANK([.J337:.AMJ337])))"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07" calcext:value-type="float">
            <text:p>307</text:p>
          </table:table-cell>
          <table:table-cell table:formula="of:=SUM([.J338:.AMJ338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eharper256: 4" calcext:value-type="string">
            <text:p>eharper256: 4</text:p>
          </table:table-cell>
          <table:table-cell table:style-name="ce17" table:formula="of:=SUMPRODUCT(NOT(ISBLANK([.J338:.AMJ33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07" calcext:value-type="float">
            <text:p>307</text:p>
          </table:table-cell>
          <table:table-cell table:formula="of:=SUM([.J339:.AMJ339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Dimon12321: 4" calcext:value-type="string">
            <text:p>Dimon12321: 4</text:p>
          </table:table-cell>
          <table:table-cell table:style-name="ce17" table:formula="of:=SUMPRODUCT(NOT(ISBLANK([.J339:.AMJ339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07" calcext:value-type="float">
            <text:p>307</text:p>
          </table:table-cell>
          <table:table-cell table:formula="of:=SUM([.J340:.AMJ340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Sky: 4" calcext:value-type="string">
            <text:p>Sky: 4</text:p>
          </table:table-cell>
          <table:table-cell table:style-name="ce17" table:formula="of:=SUMPRODUCT(NOT(ISBLANK([.J340:.AMJ340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07" calcext:value-type="float">
            <text:p>307</text:p>
          </table:table-cell>
          <table:table-cell table:formula="of:=SUM([.J341:.AMJ34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bzzrak: 4" calcext:value-type="string">
            <text:p>bzzrak: 4</text:p>
          </table:table-cell>
          <table:table-cell table:style-name="ce17" table:formula="of:=SUMPRODUCT(NOT(ISBLANK([.J341:.AMJ34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9" calcext:value-type="float">
            <text:p>339</text:p>
          </table:table-cell>
          <table:table-cell table:formula="of:=SUM([.J342:.AMJ34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Apaul27: 3" calcext:value-type="string">
            <text:p>Apaul27: 3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9" calcext:value-type="float">
            <text:p>339</text:p>
          </table:table-cell>
          <table:table-cell table:formula="of:=SUM([.J343:.AMJ34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Soundblock: 3" calcext:value-type="string">
            <text:p>Soundblock: 3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9" calcext:value-type="float">
            <text:p>339</text:p>
          </table:table-cell>
          <table:table-cell table:formula="of:=SUM([.J344:.AMJ34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Dragonfly: 3" calcext:value-type="string">
            <text:p>Dragonfly: 3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9" calcext:value-type="float">
            <text:p>339</text:p>
          </table:table-cell>
          <table:table-cell table:formula="of:=SUM([.J345:.AMJ34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NoisyVelvet: 3" calcext:value-type="string">
            <text:p>NoisyVelvet: 3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9" calcext:value-type="float">
            <text:p>339</text:p>
          </table:table-cell>
          <table:table-cell table:formula="of:=SUM([.J346:.AMJ34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Graf Zahl: 3" calcext:value-type="string">
            <text:p>Graf Zahl: 3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9" calcext:value-type="float">
            <text:p>339</text:p>
          </table:table-cell>
          <table:table-cell table:formula="of:=SUM([.J347:.AMJ347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Li'l devil: 3" calcext:value-type="string">
            <text:p>Li'l devil: 3</text:p>
          </table:table-cell>
          <table:table-cell table:style-name="ce17" table:formula="of:=SUMPRODUCT(NOT(ISBLANK([.J347:.AMJ347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9" calcext:value-type="float">
            <text:p>339</text:p>
          </table:table-cell>
          <table:table-cell table:formula="of:=SUM([.J348:.AMJ348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ax34: 3" calcext:value-type="string">
            <text:p>ax34: 3</text:p>
          </table:table-cell>
          <table:table-cell table:style-name="ce17" table:formula="of:=SUMPRODUCT(NOT(ISBLANK([.J348:.AMJ34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9" calcext:value-type="float">
            <text:p>339</text:p>
          </table:table-cell>
          <table:table-cell table:formula="of:=SUM([.J349:.AMJ349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J349:.AMJ34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9" calcext:value-type="float">
            <text:p>339</text:p>
          </table:table-cell>
          <table:table-cell table:formula="of:=SUM([.J350:.AMJ350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50:.AMJ350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9" calcext:value-type="float">
            <text:p>339</text:p>
          </table:table-cell>
          <table:table-cell table:formula="of:=SUM([.J351:.AMJ351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Paul977: 3" calcext:value-type="string">
            <text:p>Paul977: 3</text:p>
          </table:table-cell>
          <table:table-cell table:style-name="ce17" table:formula="of:=SUMPRODUCT(NOT(ISBLANK([.J351:.AMJ35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9" calcext:value-type="float">
            <text:p>339</text:p>
          </table:table-cell>
          <table:table-cell table:formula="of:=SUM([.J352:.AMJ352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Paul977: 3" calcext:value-type="string">
            <text:p>Paul977: 3</text:p>
          </table:table-cell>
          <table:table-cell table:style-name="ce17" table:formula="of:=SUMPRODUCT(NOT(ISBLANK([.J352:.AMJ35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9" calcext:value-type="float">
            <text:p>339</text:p>
          </table:table-cell>
          <table:table-cell table:formula="of:=SUM([.J353:.AMJ353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Paul977: 3" calcext:value-type="string">
            <text:p>Paul977: 3</text:p>
          </table:table-cell>
          <table:table-cell table:style-name="ce17" table:formula="of:=SUMPRODUCT(NOT(ISBLANK([.J353:.AMJ35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9" calcext:value-type="float">
            <text:p>339</text:p>
          </table:table-cell>
          <table:table-cell table:formula="of:=SUM([.J354:.AMJ354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ax34: 3" calcext:value-type="string">
            <text:p>ax34: 3</text:p>
          </table:table-cell>
          <table:table-cell table:style-name="ce17" table:formula="of:=SUMPRODUCT(NOT(ISBLANK([.J354:.AMJ35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9" calcext:value-type="float">
            <text:p>339</text:p>
          </table:table-cell>
          <table:table-cell table:formula="of:=SUM([.J355:.AMJ355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55:.AMJ355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9" calcext:value-type="float">
            <text:p>339</text:p>
          </table:table-cell>
          <table:table-cell table:formula="of:=SUM([.J356:.AMJ356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smeghammer: 3" calcext:value-type="string">
            <text:p>smeghammer: 3</text:p>
          </table:table-cell>
          <table:table-cell table:style-name="ce17" table:formula="of:=SUMPRODUCT(NOT(ISBLANK([.J356:.AMJ35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9" calcext:value-type="float">
            <text:p>339</text:p>
          </table:table-cell>
          <table:table-cell table:formula="of:=SUM([.J357:.AMJ357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Nirvana: 3" calcext:value-type="string">
            <text:p>Nirvana: 3</text:p>
          </table:table-cell>
          <table:table-cell table:style-name="ce17" table:formula="of:=SUMPRODUCT(NOT(ISBLANK([.J357:.AMJ357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9" calcext:value-type="float">
            <text:p>339</text:p>
          </table:table-cell>
          <table:table-cell table:formula="of:=SUM([.J358:.AMJ358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Lorenz0: 3" calcext:value-type="string">
            <text:p>Lorenz0: 3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9" calcext:value-type="float">
            <text:p>339</text:p>
          </table:table-cell>
          <table:table-cell table:formula="of:=SUM([.J359:.AMJ359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ax34: 3" calcext:value-type="string">
            <text:p>ax34: 3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9" calcext:value-type="float">
            <text:p>339</text:p>
          </table:table-cell>
          <table:table-cell table:formula="of:=SUM([.J360:.AMJ360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P41R47: 3" calcext:value-type="string">
            <text:p>P41R47: 3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9" calcext:value-type="float">
            <text:p>339</text:p>
          </table:table-cell>
          <table:table-cell table:formula="of:=SUM([.J361:.AMJ361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Woolie Wool: 3" calcext:value-type="string">
            <text:p>Woolie Wool: 3</text:p>
          </table:table-cell>
          <table:table-cell table:style-name="ce17" table:formula="of:=SUMPRODUCT(NOT(ISBLANK([.J361:.AMJ361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9" calcext:value-type="float">
            <text:p>339</text:p>
          </table:table-cell>
          <table:table-cell table:formula="of:=SUM([.J362:.AMJ362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Red-XIII: 3" calcext:value-type="string">
            <text:p>Red-XIII: 3</text:p>
          </table:table-cell>
          <table:table-cell table:style-name="ce17" table:formula="of:=SUMPRODUCT(NOT(ISBLANK([.J362:.AMJ362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9" calcext:value-type="float">
            <text:p>339</text:p>
          </table:table-cell>
          <table:table-cell table:formula="of:=SUM([.J363:.AMJ363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J363:.AMJ363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9" calcext:value-type="float">
            <text:p>339</text:p>
          </table:table-cell>
          <table:table-cell table:formula="of:=SUM([.J364:.AMJ364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MFG38: 3" calcext:value-type="string">
            <text:p>MFG38: 3</text:p>
          </table:table-cell>
          <table:table-cell table:style-name="ce17" table:formula="of:=SUMPRODUCT(NOT(ISBLANK([.J364:.AMJ364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9" calcext:value-type="float">
            <text:p>339</text:p>
          </table:table-cell>
          <table:table-cell table:formula="of:=SUM([.J365:.AMJ365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I_Punch_Demons: 3" calcext:value-type="string">
            <text:p>I_Punch_Demons: 3</text:p>
          </table:table-cell>
          <table:table-cell table:style-name="ce17" table:formula="of:=SUMPRODUCT(NOT(ISBLANK([.J365:.AMJ365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9" calcext:value-type="float">
            <text:p>339</text:p>
          </table:table-cell>
          <table:table-cell table:formula="of:=SUM([.J366:.AMJ366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Li'l devil: 3" calcext:value-type="string">
            <text:p>Li'l devil: 3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9" calcext:value-type="float">
            <text:p>339</text:p>
          </table:table-cell>
          <table:table-cell table:formula="of:=SUM([.J367:.AMJ367])" office:value-type="float" office:value="3" calcext:value-type="float">
            <text:p>3</text:p>
          </table:table-cell>
          <table:table-cell table:style-name="ce77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roadworx: 3" calcext:value-type="string">
            <text:p>roadworx: 3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9" calcext:value-type="float">
            <text:p>339</text:p>
          </table:table-cell>
          <table:table-cell table:formula="of:=SUM([.J368:.AMJ368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Jaws In Space: 3" calcext:value-type="string">
            <text:p>Jaws In Space: 3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9" calcext:value-type="float">
            <text:p>339</text:p>
          </table:table-cell>
          <table:table-cell table:formula="of:=SUM([.J369:.AMJ369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ax34: 3" calcext:value-type="string">
            <text:p>ax34: 3</text:p>
          </table:table-cell>
          <table:table-cell table:style-name="ce17" table:formula="of:=SUMPRODUCT(NOT(ISBLANK([.J369:.AMJ36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9" calcext:value-type="float">
            <text:p>339</text:p>
          </table:table-cell>
          <table:table-cell table:formula="of:=SUM([.J370:.AMJ370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370:.AMJ370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9" calcext:value-type="float">
            <text:p>339</text:p>
          </table:table-cell>
          <table:table-cell table:formula="of:=SUM([.J371:.AMJ371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ax34: 3" calcext:value-type="string">
            <text:p>ax34: 3</text:p>
          </table:table-cell>
          <table:table-cell table:style-name="ce17" table:formula="of:=SUMPRODUCT(NOT(ISBLANK([.J371:.AMJ37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9" calcext:value-type="float">
            <text:p>339</text:p>
          </table:table-cell>
          <table:table-cell table:formula="of:=SUM([.J372:.AMJ372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372:.AMJ372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39" calcext:value-type="float">
            <text:p>339</text:p>
          </table:table-cell>
          <table:table-cell table:formula="of:=SUM([.J373:.AMJ373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373:.AMJ373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39" calcext:value-type="float">
            <text:p>339</text:p>
          </table:table-cell>
          <table:table-cell table:formula="of:=SUM([.J374:.AMJ374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J374:.AMJ374])))" office:value-type="float" office:value="2" calcext:value-type="float">
            <text:p>2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39" calcext:value-type="float">
            <text:p>339</text:p>
          </table:table-cell>
          <table:table-cell table:formula="of:=SUM([.J375:.AMJ375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bzzrak: 3" calcext:value-type="string">
            <text:p>bzzrak: 3</text:p>
          </table:table-cell>
          <table:table-cell table:style-name="ce17" table:formula="of:=SUMPRODUCT(NOT(ISBLANK([.J375:.AMJ375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39" calcext:value-type="float">
            <text:p>339</text:p>
          </table:table-cell>
          <table:table-cell table:formula="of:=SUM([.J376:.AMJ376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Li'l devil: 3" calcext:value-type="string">
            <text:p>Li'l devil: 3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39" calcext:value-type="float">
            <text:p>339</text:p>
          </table:table-cell>
          <table:table-cell table:formula="of:=SUM([.J377:.AMJ377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Diabolución: 3" calcext:value-type="string">
            <text:p>Diabolución: 3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39" calcext:value-type="float">
            <text:p>339</text:p>
          </table:table-cell>
          <table:table-cell table:formula="of:=SUM([.J378:.AMJ378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Doomkid: 3" calcext:value-type="string">
            <text:p>Doomkid: 3</text:p>
          </table:table-cell>
          <table:table-cell table:style-name="ce17" table:formula="of:=SUMPRODUCT(NOT(ISBLANK([.J378:.AMJ37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39" calcext:value-type="float">
            <text:p>339</text:p>
          </table:table-cell>
          <table:table-cell table:formula="of:=SUM([.J379:.AMJ379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smeghammer: 3" calcext:value-type="string">
            <text:p>smeghammer: 3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39" calcext:value-type="float">
            <text:p>339</text:p>
          </table:table-cell>
          <table:table-cell table:formula="of:=SUM([.J380:.AMJ380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lokbustam257: 3" calcext:value-type="string">
            <text:p>lokbustam257: 3</text:p>
          </table:table-cell>
          <table:table-cell table:style-name="ce17" table:formula="of:=SUMPRODUCT(NOT(ISBLANK([.J380:.AMJ380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8" calcext:value-type="float">
            <text:p>378</text:p>
          </table:table-cell>
          <table:table-cell table:formula="of:=SUM([.J381:.AMJ381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Roofi: 2" calcext:value-type="string">
            <text:p>Roofi: 2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8" calcext:value-type="float">
            <text:p>378</text:p>
          </table:table-cell>
          <table:table-cell table:formula="of:=SUM([.J382:.AMJ382])" office:value-type="float" office:value="2" calcext:value-type="float">
            <text:p>2</text:p>
          </table:table-cell>
          <table:table-cell table:style-name="ce84"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AnonimVio: 2" calcext:value-type="string">
            <text:p>AnonimVio: 2</text:p>
          </table:table-cell>
          <table:table-cell table:style-name="ce17" table:formula="of:=SUMPRODUCT(NOT(ISBLANK([.J382:.AMJ382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8" calcext:value-type="float">
            <text:p>378</text:p>
          </table:table-cell>
          <table:table-cell table:formula="of:=SUM([.J383:.AMJ383])" office:value-type="float" office:value="2" calcext:value-type="float">
            <text:p>2</text:p>
          </table:table-cell>
          <table:table-cell table:style-name="ce84"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Snikle: 2" calcext:value-type="string">
            <text:p>Snikle: 2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8" calcext:value-type="float">
            <text:p>378</text:p>
          </table:table-cell>
          <table:table-cell table:formula="of:=SUM([.J384:.AMJ384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HUNdebLeonidasX: 2" calcext:value-type="string">
            <text:p>HUNdebLeonidasX: 2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8" calcext:value-type="float">
            <text:p>378</text:p>
          </table:table-cell>
          <table:table-cell table:formula="of:=SUM([.J385:.AMJ385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valkiriforce: 2" calcext:value-type="string">
            <text:p>valkiriforce: 2</text:p>
          </table:table-cell>
          <table:table-cell table:style-name="ce17" table:formula="of:=SUMPRODUCT(NOT(ISBLANK([.J385:.AMJ385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8" calcext:value-type="float">
            <text:p>378</text:p>
          </table:table-cell>
          <table:table-cell table:formula="of:=SUM([.J386:.AMJ38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Odal: 2" calcext:value-type="string">
            <text:p>Odal: 2</text:p>
          </table:table-cell>
          <table:table-cell table:style-name="ce17" table:formula="of:=SUMPRODUCT(NOT(ISBLANK([.J386:.AMJ38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8" calcext:value-type="float">
            <text:p>378</text:p>
          </table:table-cell>
          <table:table-cell table:formula="of:=SUM([.J387:.AMJ387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Fadri: 2" calcext:value-type="string">
            <text:p>Fadri: 2</text:p>
          </table:table-cell>
          <table:table-cell table:style-name="ce17" table:formula="of:=SUMPRODUCT(NOT(ISBLANK([.J387:.AMJ387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8" calcext:value-type="float">
            <text:p>378</text:p>
          </table:table-cell>
          <table:table-cell table:formula="of:=SUM([.J388:.AMJ38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JudgeDeadd: 2" calcext:value-type="string">
            <text:p>JudgeDeadd: 2</text:p>
          </table:table-cell>
          <table:table-cell table:style-name="ce17" table:formula="of:=SUMPRODUCT(NOT(ISBLANK([.J388:.AMJ38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8" calcext:value-type="float">
            <text:p>378</text:p>
          </table:table-cell>
          <table:table-cell table:formula="of:=SUM([.J389:.AMJ38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Chamelenoel: 2" calcext:value-type="string">
            <text:p>Chamelenoel: 2</text:p>
          </table:table-cell>
          <table:table-cell table:style-name="ce17" table:formula="of:=SUMPRODUCT(NOT(ISBLANK([.J389:.AMJ38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8" calcext:value-type="float">
            <text:p>378</text:p>
          </table:table-cell>
          <table:table-cell table:formula="of:=SUM([.J390:.AMJ39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Soundblock: 2" calcext:value-type="string">
            <text:p>Soundblock: 2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8" calcext:value-type="float">
            <text:p>378</text:p>
          </table:table-cell>
          <table:table-cell table:formula="of:=SUM([.J391:.AMJ391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391:.AMJ391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8" calcext:value-type="float">
            <text:p>378</text:p>
          </table:table-cell>
          <table:table-cell table:formula="of:=SUM([.J392:.AMJ392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Red-XIII: 2" calcext:value-type="string">
            <text:p>Red-XIII: 2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8" calcext:value-type="float">
            <text:p>378</text:p>
          </table:table-cell>
          <table:table-cell table:formula="of:=SUM([.J393:.AMJ39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bzzrak: 2" calcext:value-type="string">
            <text:p>bzzrak: 2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8" calcext:value-type="float">
            <text:p>378</text:p>
          </table:table-cell>
          <table:table-cell table:formula="of:=SUM([.J394:.AMJ39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Octillion: 2" calcext:value-type="string">
            <text:p>Octillion: 2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8" calcext:value-type="float">
            <text:p>378</text:p>
          </table:table-cell>
          <table:table-cell table:formula="of:=SUM([.J395:.AMJ395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TJG1289: 2" calcext:value-type="string">
            <text:p>TJG1289: 2</text:p>
          </table:table-cell>
          <table:table-cell table:style-name="ce17" table:formula="of:=SUMPRODUCT(NOT(ISBLANK([.J395:.AMJ395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8" calcext:value-type="float">
            <text:p>378</text:p>
          </table:table-cell>
          <table:table-cell table:formula="of:=SUM([.J396:.AMJ396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Grazza: 2" calcext:value-type="string">
            <text:p>Grazza: 2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8" calcext:value-type="float">
            <text:p>378</text:p>
          </table:table-cell>
          <table:table-cell table:formula="of:=SUM([.J397:.AMJ397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Soundblock: 2" calcext:value-type="string">
            <text:p>Soundblock: 2</text:p>
          </table:table-cell>
          <table:table-cell table:style-name="ce17" table:formula="of:=SUMPRODUCT(NOT(ISBLANK([.J397:.AMJ39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8" calcext:value-type="float">
            <text:p>378</text:p>
          </table:table-cell>
          <table:table-cell table:formula="of:=SUM([.J398:.AMJ398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northivanastan: 2" calcext:value-type="string">
            <text:p>northivanastan: 2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6" calcext:value-type="float">
            <text:p>396</text:p>
          </table:table-cell>
          <table:table-cell table:formula="of:=SUM([.J399:.AMJ399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vdgg: 1" calcext:value-type="string">
            <text:p>vdgg: 1</text:p>
          </table:table-cell>
          <table:table-cell table:style-name="ce17" table:formula="of:=SUMPRODUCT(NOT(ISBLANK([.J399:.AMJ399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6" calcext:value-type="float">
            <text:p>396</text:p>
          </table:table-cell>
          <table:table-cell table:formula="of:=SUM([.J400:.AMJ400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Li'l devil: 1" calcext:value-type="string">
            <text:p>Li'l devil: 1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6" calcext:value-type="float">
            <text:p>396</text:p>
          </table:table-cell>
          <table:table-cell table:formula="of:=SUM([.J401:.AMJ401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42PercentHealth: 1" calcext:value-type="string">
            <text:p>42PercentHealth: 1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6" calcext:value-type="float">
            <text:p>396</text:p>
          </table:table-cell>
          <table:table-cell table:formula="of:=SUM([.J402:.AMJ402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vdgg: 1" calcext:value-type="string">
            <text:p>vdgg: 1</text:p>
          </table:table-cell>
          <table:table-cell table:style-name="ce17" table:formula="of:=SUMPRODUCT(NOT(ISBLANK([.J402:.AMJ40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6" calcext:value-type="float">
            <text:p>396</text:p>
          </table:table-cell>
          <table:table-cell table:formula="of:=SUM([.J403:.AMJ403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Jaws In Space: 1" calcext:value-type="string">
            <text:p>Jaws In Space: 1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96" calcext:value-type="float">
            <text:p>396</text:p>
          </table:table-cell>
          <table:table-cell table:formula="of:=SUM([.J404:.AMJ404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Soundblock: 1" calcext:value-type="string">
            <text:p>Soundblock: 1</text:p>
          </table:table-cell>
          <table:table-cell table:style-name="ce17" table:formula="of:=SUMPRODUCT(NOT(ISBLANK([.J404:.AMJ40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96" calcext:value-type="float">
            <text:p>396</text:p>
          </table:table-cell>
          <table:table-cell table:formula="of:=SUM([.J405:.AMJ405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WH-Wilou84: 1" calcext:value-type="string">
            <text:p>WH-Wilou84: 1</text:p>
          </table:table-cell>
          <table:table-cell table:style-name="ce17" table:formula="of:=SUMPRODUCT(NOT(ISBLANK([.J405:.AMJ405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96" calcext:value-type="float">
            <text:p>396</text:p>
          </table:table-cell>
          <table:table-cell table:formula="of:=SUM([.J406:.AMJ406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Li'l devil: 1" calcext:value-type="string">
            <text:p>Li'l devil: 1</text:p>
          </table:table-cell>
          <table:table-cell table:style-name="ce17" table:formula="of:=SUMPRODUCT(NOT(ISBLANK([.J406:.AMJ406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96" calcext:value-type="float">
            <text:p>396</text:p>
          </table:table-cell>
          <table:table-cell table:formula="of:=SUM([.J407:.AMJ407])" office:value-type="float" office:value="1" calcext:value-type="float">
            <text:p>1</text:p>
          </table:table-cell>
          <table:table-cell table:style-name="ce84"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joepallai: 1" calcext:value-type="string">
            <text:p>joepallai: 1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96" calcext:value-type="float">
            <text:p>396</text:p>
          </table:table-cell>
          <table:table-cell table:formula="of:=SUM([.J408:.AMJ408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Philnemba: 1" calcext:value-type="string">
            <text:p>Philnemba: 1</text:p>
          </table:table-cell>
          <table:table-cell table:style-name="ce17" table:formula="of:=SUMPRODUCT(NOT(ISBLANK([.J408:.AMJ4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96" calcext:value-type="float">
            <text:p>396</text:p>
          </table:table-cell>
          <table:table-cell table:formula="of:=SUM([.J409:.AMJ409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VanaheimRanger: 1" calcext:value-type="string">
            <text:p>VanaheimRanger: 1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96" calcext:value-type="float">
            <text:p>396</text:p>
          </table:table-cell>
          <table:table-cell table:formula="of:=SUM([.J410:.AMJ410])" office:value-type="float" office:value="1" calcext:value-type="float">
            <text:p>1</text:p>
          </table:table-cell>
          <table:table-cell table:style-name="ce84"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Diabolución: 1" calcext:value-type="string">
            <text:p>Diabolución: 1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96" calcext:value-type="float">
            <text:p>396</text:p>
          </table:table-cell>
          <table:table-cell table:formula="of:=SUM([.J411:.AMJ411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bonnie: 1" calcext:value-type="string">
            <text:p>bonnie: 1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96" calcext:value-type="float">
            <text:p>396</text:p>
          </table:table-cell>
          <table:table-cell table:formula="of:=SUM([.J412:.AMJ412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Lorenz0: 1" calcext:value-type="string">
            <text:p>Lorenz0: 1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96" calcext:value-type="float">
            <text:p>396</text:p>
          </table:table-cell>
          <table:table-cell table:formula="of:=SUM([.J413:.AMJ413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Grazza: 1" calcext:value-type="string">
            <text:p>Grazza: 1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96" calcext:value-type="float">
            <text:p>396</text:p>
          </table:table-cell>
          <table:table-cell table:formula="of:=SUM([.J414:.AMJ414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joepallai: 1" calcext:value-type="string">
            <text:p>joepallai: 1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96" calcext:value-type="float">
            <text:p>396</text:p>
          </table:table-cell>
          <table:table-cell table:formula="of:=SUM([.J415:.AMJ415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AnonimVio: 1" calcext:value-type="string">
            <text:p>AnonimVio: 1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96" calcext:value-type="float">
            <text:p>396</text:p>
          </table:table-cell>
          <table:table-cell table:formula="of:=SUM([.J416:.AMJ416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Fadri: 1" calcext:value-type="string">
            <text:p>Fadri: 1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96" calcext:value-type="float">
            <text:p>396</text:p>
          </table:table-cell>
          <table:table-cell table:formula="of:=SUM([.J417:.AMJ417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Lewonx: 1" calcext:value-type="string">
            <text:p>Lewonx: 1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96" calcext:value-type="float">
            <text:p>396</text:p>
          </table:table-cell>
          <table:table-cell table:formula="of:=SUM([.J418:.AMJ418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bzzrak: 1" calcext:value-type="string">
            <text:p>bzzrak: 1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96" calcext:value-type="float">
            <text:p>396</text:p>
          </table:table-cell>
          <table:table-cell table:formula="of:=SUM([.J419:.AMJ419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SCF: 1" calcext:value-type="string">
            <text:p>SCF: 1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96" calcext:value-type="float">
            <text:p>396</text:p>
          </table:table-cell>
          <table:table-cell table:formula="of:=SUM([.J420:.AMJ420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Phobus: 1" calcext:value-type="string">
            <text:p>Phobus: 1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96" calcext:value-type="float">
            <text:p>396</text:p>
          </table:table-cell>
          <table:table-cell table:formula="of:=SUM([.J421:.AMJ421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NoisyVelvet: 1" calcext:value-type="string">
            <text:p>NoisyVelvet: 1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96" calcext:value-type="float">
            <text:p>396</text:p>
          </table:table-cell>
          <table:table-cell table:formula="of:=SUM([.J422:.AMJ422])" office:value-type="float" office:value="1" calcext:value-type="float">
            <text:p>1</text:p>
          </table:table-cell>
          <table:table-cell table:style-name="ce84"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TJG1289: 1" calcext:value-type="string">
            <text:p>TJG1289: 1</text:p>
          </table:table-cell>
          <table:table-cell table:style-name="ce17" table:formula="of:=SUMPRODUCT(NOT(ISBLANK([.J422:.AMJ422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96" calcext:value-type="float">
            <text:p>396</text:p>
          </table:table-cell>
          <table:table-cell table:formula="of:=SUM([.J423:.AMJ423])" office:value-type="float" office:value="1" calcext:value-type="float">
            <text:p>1</text:p>
          </table:table-cell>
          <table:table-cell table:style-name="ce84"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roadworx: 1" calcext:value-type="string">
            <text:p>roadworx: 1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96" calcext:value-type="float">
            <text:p>396</text:p>
          </table:table-cell>
          <table:table-cell table:formula="of:=SUM([.J424:.AMJ424])" office:value-type="float" office:value="1" calcext:value-type="float">
            <text:p>1</text:p>
          </table:table-cell>
          <table:table-cell table:style-name="ce84"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HUNdebLeonidasX: 1" calcext:value-type="string">
            <text:p>HUNdebLeonidasX: 1</text:p>
          </table:table-cell>
          <table:table-cell table:style-name="ce17" table:formula="of:=SUMPRODUCT(NOT(ISBLANK([.J424:.AMJ424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96" calcext:value-type="float">
            <text:p>396</text:p>
          </table:table-cell>
          <table:table-cell table:formula="of:=SUM([.J425:.AMJ425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everennui: 1" calcext:value-type="string">
            <text:p>everennui: 1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96" calcext:value-type="float">
            <text:p>396</text:p>
          </table:table-cell>
          <table:table-cell table:formula="of:=SUM([.J426:.AMJ426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STILES: 1" calcext:value-type="string">
            <text:p>STILES: 1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396" calcext:value-type="float">
            <text:p>396</text:p>
          </table:table-cell>
          <table:table-cell table:formula="of:=SUM([.J427:.AMJ427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ASaltShaker: 1" calcext:value-type="string">
            <text:p>ASaltShaker: 1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396" calcext:value-type="float">
            <text:p>396</text:p>
          </table:table-cell>
          <table:table-cell table:formula="of:=SUM([.J428:.AMJ428])" office:value-type="float" office:value="1" calcext:value-type="float">
            <text:p>1</text:p>
          </table:table-cell>
          <table:table-cell table:style-name="ce84"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everennui: 1" calcext:value-type="string">
            <text:p>everennui: 1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396" calcext:value-type="float">
            <text:p>396</text:p>
          </table:table-cell>
          <table:table-cell table:formula="of:=SUM([.J429:.AMJ429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Ragu: 1" calcext:value-type="string">
            <text:p>Ragu: 1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396" calcext:value-type="float">
            <text:p>396</text:p>
          </table:table-cell>
          <table:table-cell table:formula="of:=SUM([.J430:.AMJ430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Malrionn: 1" calcext:value-type="string">
            <text:p>Malrionn: 1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396" calcext:value-type="float">
            <text:p>396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T-Rex: 1" calcext:value-type="string">
            <text:p>T-Rex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396" calcext:value-type="float">
            <text:p>396</text:p>
          </table:table-cell>
          <table:table-cell table:formula="of:=SUM([.J432:.AMJ432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T-Rex: 1" calcext:value-type="string">
            <text:p>T-Rex: 1</text:p>
          </table:table-cell>
          <table:table-cell table:style-name="ce17" table:formula="of:=SUMPRODUCT(NOT(ISBLANK([.J432:.AMJ43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396" calcext:value-type="float">
            <text:p>396</text:p>
          </table:table-cell>
          <table:table-cell table:formula="of:=SUM([.J433:.AMJ433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 office:value-type="string" office:string-value="Soundblock: 1" calcext:value-type="string">
            <text:p>Soundblock: 1</text:p>
          </table:table-cell>
          <table:table-cell table:style-name="ce17" table:formula="of:=SUMPRODUCT(NOT(ISBLANK([.J433:.AMJ43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396" calcext:value-type="float">
            <text:p>396</text:p>
          </table:table-cell>
          <table:table-cell table:formula="of:=SUM([.J434:.AMJ434])" office:value-type="float" office:value="1" calcext:value-type="float">
            <text:p>1</text:p>
          </table:table-cell>
          <table:table-cell table:style-name="ce84"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 office:value-type="string" office:string-value="yakfak: 1" calcext:value-type="string">
            <text:p>yakfak: 1</text:p>
          </table:table-cell>
          <table:table-cell table:style-name="ce17" table:formula="of:=SUMPRODUCT(NOT(ISBLANK([.J434:.AMJ434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396" calcext:value-type="float">
            <text:p>396</text:p>
          </table:table-cell>
          <table:table-cell table:formula="of:=SUM([.J435:.AMJ43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 office:value-type="string" office:string-value="NoisyVelvet: 1" calcext:value-type="string">
            <text:p>NoisyVelvet: 1</text:p>
          </table:table-cell>
          <table:table-cell table:style-name="ce17" table:formula="of:=SUMPRODUCT(NOT(ISBLANK([.J435:.AMJ43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396" calcext:value-type="float">
            <text:p>396</text:p>
          </table:table-cell>
          <table:table-cell table:formula="of:=SUM([.J436:.AMJ436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 office:value-type="string" office:string-value="TJG1289: 1" calcext:value-type="string">
            <text:p>TJG1289: 1</text:p>
          </table:table-cell>
          <table:table-cell table:style-name="ce17" table:formula="of:=SUMPRODUCT(NOT(ISBLANK([.J436:.AMJ436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396" calcext:value-type="float">
            <text:p>396</text:p>
          </table:table-cell>
          <table:table-cell table:formula="of:=SUM([.J437:.AMJ43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 office:value-type="string" office:string-value="Pierrot: 1" calcext:value-type="string">
            <text:p>Pierrot: 1</text:p>
          </table:table-cell>
          <table:table-cell table:style-name="ce17" table:formula="of:=SUMPRODUCT(NOT(ISBLANK([.J437:.AMJ43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35" calcext:value-type="float">
            <text:p>435</text:p>
          </table:table-cell>
          <table:table-cell table:formula="of:=SUM([.J438:.AMJ43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>
            <text:p/>
          </table:table-cell>
          <table:table-cell table:style-name="ce17" table:formula="of:=SUMPRODUCT(NOT(ISBLANK([.J438:.AMJ438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35" calcext:value-type="float">
            <text:p>435</text:p>
          </table:table-cell>
          <table:table-cell table:formula="of:=SUM([.J439:.AMJ43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>
            <text:p/>
          </table:table-cell>
          <table:table-cell table:style-name="ce17" table:formula="of:=SUMPRODUCT(NOT(ISBLANK([.J439:.AMJ439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5" calcext:value-type="float">
            <text:p>435</text:p>
          </table:table-cell>
          <table:table-cell table:formula="of:=SUM([.J440:.AMJ44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>
            <text:p/>
          </table:table-cell>
          <table:table-cell table:style-name="ce17" table:formula="of:=SUMPRODUCT(NOT(ISBLANK([.J440:.AMJ440]))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0481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438:Numbers.D1048576 Numbers.D1:Numbers.D379 Numbers.D382:Numbers.D404 Numbers.D406:Numbers.D407 Numbers.D409:Numbers.D419 Numbers.D423:Numbers.D426 Numbers.D428:Numbers.D432 Numbers.D434:Numbers.D436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" calcext:value-type="string">
            <text:p>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&#10;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&#10;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&#10;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&#10;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&#10;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&#10;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&#10;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&#10;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&#10;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&#10;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&#10;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&#10;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&#10;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&#10;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&#10;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&#10;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&#10;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&#10;[b]20. [url=https://www.doomworld.com/forum/topic/85791-tnt-revilution-final-beta-ready-for-testing/]TNT: Revilution[/url][/b] (2017) [sup][[b]85[/b]: Spectra: 9, bLOCKbOYgAMES: 2, GarrettChan: 1, dylux: 6, tmorrow: 2, ReaperAA: 7, Polri: 3, SilverMiner: 3, P41R47: 10, A.H. Sankhatayan: 5, Willy W.: 5, Sotenga: 10, dei_eldren: 4, MtPain27: 5, GratefulName: 2, TheGreenZap: 6, Xeogred: 5][/sup]&#10;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&#10;[b]22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&#10;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&#10;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&#10;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&#10;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&#10;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&#10;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&#10;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&#10;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&#10;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&#10;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&#10;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&#10;[b]35. [url=https://www.doomworld.com/idgames/levels/doom2/megawads/epic2]Epic 2[/url][/b] (2010) [sup][[b]58[/b]: ShoDemo: 6, NuMetalManiak: 9, Spectre01: 7, yakfak: 2, Talvi: 2, HUNdebLeonidasX: 9, TheMightyHeracross: 5, Arbys550: 1, OniriA: 2, DOEL: 6, SOSU: 9][/sup]&#10;[b]36. [url=http://adventuresofsquare.com/downloads.php]The Adventures of Square[/url][/b] (2014) [sup][[b]55[/b]: Sky: 9, ShoDemo: 5, Ed: 5, JudgeDeadd: 5, Woolie Wool: 8, Squadallah: 7, termrork: 5, Marn: 5, Sotenga: 6][/sup]&#10;[b]37. [url=https://www.doomworld.com/idgames/levels/doom2/Ports/megawads/alt]A.L.T.[/url][/b] (2012) [sup][[b]54[/b]: Not Jabba: 7, Spectre01: 2, ella guro: 10, yakfak: 10, Rince-wind: 5, Hansen79: 5, P41R47: 7, SOSU: 8][/sup]&#10;[b]38. [url=https://www.doomworld.com/idgames/levels/doom2/s-u/sid]Suspended in Dusk[/url][/b] (2005) [sup][[b]52[/b]: Sky: 2, WH-Wilou84: 3, bLOCKbOYgAMES: 8, soner du: 9, m8f: 5, termrork: 5, joepallai: 3, Deflektor: 10, Demion: 2, Midnight_00: 2, Fadri: 3][/sup]&#10;[b]39. [url=https://doomwiki.org/wiki/The_Plutonia_Experiment]The Plutonia Experiment[/url][/b] (1996) [sup][[b]50[/b]: guitardz: 5, purist: 5, termrork: 5, Tartlman: 1, Worm318: 2, Deadwing: 10, northivanastan: 4, Fadri: 5, VanaheimRanger: 7, i suck at nicknames: 6][/sup]&#10;[b]40. [url=https://www.doomworld.com/idgames/levels/doom2/Ports/megawads/1024]Congestion 1024[/url][/b] (2005) [sup][[b]47[/b]: Mr. Freeze: 5, HyperLuke: 7, Voltcom9: 5, bonnie: 4, Dragonfly: 8, Philnemba: 5, Hansen79: 3, waciej: 10][/sup]&#10;[b]40. [url=https://doomwiki.org/wiki/STRAIN]STRAIN[/url][/b] (1997) [sup][[b]47[/b]: Grazza: 6, ella guro: 4, JudgeDeadd: 1, T-Rex: 1, Squadallah: 9, smeghammer: 5, vdgg: 1, Ryath: 10, Li'l devil: 10][/sup]&#10;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&#10;[b]42. [url=https://www.doomworld.com/idgames/levels/doom2/Ports/j-l/lunatic]Lunatic[/url][/b] (2011) [sup][[b]45[/b]: Cynical: 6, Dime: 9, Nate River: 4, Poncho: 5, Gaia74: 3, Deflektor: 8, Marn: 5, Boy: 5][/sup]&#10;[b]44. [url=https://www.doomworld.com/idgames/levels/doom/Ports/megawads/kdizd_12]Knee-Deep in ZDoom[/url][/b] (2007) [sup][[b]43[/b]: Graf Zahl: 6, Voltcom9: 7, tchkb: 2, Apaul27: 7, 4everDoomed: 5, Rince-wind: 1, Jaromir Bergmann: 2, Lewonx: 10, Li'l devil: 3][/sup]&#10;[b]45. [url=https://doomwiki.org/wiki/Winter's_Fury]Winter's Fury[/url][/b] (2012) [sup][[b]42[/b]: Dragonfly: 2, TechnoDoomed1: 10, Lorenz0: 7, Octillion: 7, OniriA: 3, Ivory Duke: 3, ASaltShaker: 9, Lewonx: 1][/sup]&#10;[b]46. [url=https://www.doomworld.com/idgames/levels/doom2/Ports/g-i/hg]Hell Ground[/url][/b] (2009) [sup][[b]40[/b]: Cynical: 8, Chamelenoel: 7, antares031: 5, WH-Wilou84: 2, darkreaver: 1, Polri: 2, Pierrot: 4, Demion: 5, Boy: 3, SCF: 1, whybmonotacrab: 2][/sup]&#10;[b]47. [url=https://www.doomworld.com/idgames/levels/doom2/Ports/s-u/stardate]Stardate 20X6[/url][/b] (2013) [sup][[b]39[/b]: MFG38: 6, WH-Wilou84: 3, Talvi: 1, GarrettChan: 7, bemused: 3, Nirvana: 6, Nazgul9: 1, rd: 4, Hansen79: 5, Snikle: 3][/sup]&#10;[b]48. [url=https://doomwiki.org/wiki/Cyberdreams]Cyberdreams[/url][/b] (1998) [sup][[b]38[/b]: 42PercentHealth: 3, ShoDemo: 1, 7hm: 7, justsomemusicguy: 3, bonnie: 7, NoisyVelvet: 4, TheNerdTurtle2: 3, termrork: 5, AtticTelephone: 5][/sup]&#10;[b]49. [url=https://doomwiki.org/wiki/2002_A_Doom_Odyssey]2002: A Doom Odyssey[/url][/b] (2002) [sup][[b]36[/b]: soner du: 4, Philnemba: 8, tmorrow: 2, Red-XIII: 3, joepallai: 1, SilverMiner: 6, smeghammer: 3, Endless: 1, A.H. Sankhatayan: 6, vdgg: 1, cannonball: 1][/sup]&#10;[b]49. [url=https://www.doomworld.com/idgames/levels/doom2/Ports/d-f/equinox]Equinox[/url][/b] (2001) [sup][[b]36[/b]: Sky: 5, Grazza: 9, ella guro: 5, A.H. Sankhatayan: 7, AtticTelephone: 5, Boy: 5][/sup]&#10;[b]49. [url=https://doomwiki.org/wiki/Icarus:_Alien_Vanguard]Icarus: Alien Vanguard[/url][/b] (1996) [sup][[b]36[/b]: Ralphis: 6, Grazza: 8, T-Rex: 3, valkiriforce: 8, A.H. Sankhatayan: 10, Dimon12321: 1][/sup]&#10;[b]52. [url=https://www.doomworld.com/idgames/levels/doom2/Ports/megawads/prcp]Plutonia: Revisited Community Project[/url][/b] (2011) [sup][[b]35[/b]: Nine Inch Heels: 3, Paul977: 10, bLOCKbOYgAMES: 3, Altima: 5, NoisyVelvet: 3, Odal: 7, Polri: 3, Scorpius: 1][/sup]&#10;[b]53. [url=https://www.doomworld.com/idgames/levels/doom2/Ports/a-c/breach]Breach[/url][/b] (2015) [sup][[b]33[/b]: Jaws In Space: 7, Dime: 10, guitardz: 2, Nancsi: 1, Jaromir Bergmann: 4, smeghammer: 3, TheGreenZap: 6][/sup]&#10;[b]53. [url=http://www.doom2.net/doom2/wads/DWANGO5.ZIP]Dwango5[/url][/b] (1995) [sup][[b]33[/b]: Doomkid: 10, Ralphis: 7, antares031: 8, toxic.rat: 8][/sup]&#10;[b]53. [url=https://www.doomworld.com/idgames/levels/doom2/Ports/s-u/swtw]Swim With the Whales[/url][/b] (2013) [sup][[b]33[/b]: WH-Wilou84: 2, Nate River: 9, Soundblock: 3, Lazorinc: 6, Nirvana: 10, NoisyVelvet: 3][/sup]&#10;[b]56. [url=https://doomwiki.org/wiki/Brutal_Doom:_Hell_on_Earth_Starter_Pack]Brutal Doom: Hell on Earth Starter Pack (Extermination Day)[/url][/b] (2015) [sup][[b]31[/b]: TechnoDoomed1: 9, Squadallah: 8, DoomDork: 2, Deflektor: 4, behemoth_667: 6, TJG1289: 2][/sup]&#10;[b]56. [url=https://doomwiki.org/wiki/Chillax]Chillax[/url][/b] (2010) [sup][[b]31[/b]: Nine Inch Heels: 4, AnonimVio: 5, fveitsi: 5, Outrageous Videos: 3, Simomarchi: 2, Gaia74: 5, maxmanium: 1, waciej: 6][/sup]&#10;[b]58. [url=https://www.doomworld.com/idgames/levels/doom/Ports/d-f/e1m8b]Tech Gone Bad[/url][/b] (2016) [sup][[b]30[/b]: Jaws In Space: 5, guitardz: 5, Nancsi: 8, Diabolución: 5, Jaromir Bergmann: 1, Marn: 5, DooM Bear: 1][/sup]&#10;[b]58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d-f/distrbia]Disturbia[/url][/b] (2008) [sup][[b]29[/b]: Sky: 7, darkreaver: 10, Roofi: 6, Paul977: 6][/sup]&#10;[b]60. [url=https://www.doomworld.com/forum/topic/120175-heartland-an-episode-for-the-eternity-engine-rc3-out/]Heartland[/url][/b] (2021) [sup][[b]29[/b]: ReaperAA: 8, MtPain27: 3, TJG1289: 2, i suck at nicknames: 8, GratefulName: 8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4. [url=https://www.doomworld.com/forum/topic/109216-doom-zero-launch-and-celebrating-25-years-of-doom-ii/]Doom Zero[/url][/b] (2019) [sup][[b]28[/b]: ReaperAA: 3, maxmanium: 2, CinnamonKilljoy: 8, Warrex: 10, Horus: 2, Azure_Horror: 3][/sup]&#10;[b]65. [url=https://www.doomworld.com/forum/topic/92574-dimension-of-the-boomed/]Dimension of the Boomed[/url][/b] (2018) [sup][[b]27[/b]: Ivory Duke: 7, Hansen79: 4, SOSU: 2, Ryath: 5, SCF: 2, GratefulName: 2, Uncle 80: 5][/sup]&#10;[b]65. [url=https://www.doomworld.com/idgames/levels/doom2/Ports/m-o/miasma]Miasma[/url][/b] (2016) [sup][[b]27[/b]: WH-Wilou84: 1, Soundblock: 2, Nirvana: 9, NoisyVelvet: 1, Willy W.: 7, jerk-o: 7][/sup]&#10;[b]67. [url=https://www.doomworld.com/idgames/themes/batman/batman]Batman Doom[/url][/b] (1999) [sup][[b]26[/b]: yakfak: 8, JudgeDeadd: 4, soner du: 10, Uncle 80: 4][/sup]&#10;[b]67. [url=https://www.doomworld.com/idgames/levels/doom2/megawads/zone300]Zone 300[/url][/b] (2013) [sup][[b]26[/b]: Voltcom9: 8, Soundblock: 3, purist: 3, maxmanium: 8, ASaltShaker: 4][/sup]&#10;[b]69. [url=https://www.doomworld.com/idgames/levels/doom2/megawads/rudy2]Rowdy Rudy II: POWERTRIP![/url][/b] (2020) [sup][[b]25[/b]: Dimon12321: 10, Azure_Horror: 5, TheGreenZap: 10][/sup]&#10;[b]69. [url=https://www.doomworld.com/idgames/levels/doom2/Ports/megawads/sf2012]Slaughterfest 2012[/url][/b] (2013) [sup][[b]25[/b]: HyperLuke: 1, Outrageous Videos: 1, bemused: 2, Apaul27: 8, tmorrow: 3, Arbys550: 3, Simomarchi: 6, maxmanium: 1][/sup]&#10;[b]69. [url=https://www.doomworld.com/idgames/levels/doom2/Ports/megawads/zdcmp2]ZDoom Community Map Project II[/url][/b] (2014) [sup][[b]25[/b]: Graf Zahl: 10, Phobus: 9, TechnoDoomed1: 6][/sup]&#10;[b]72. [url=https://www.doomworld.com/idgames/levels/doom2/Ports/megawads/ngmvmt2]Newgothic Movement 2[/url][/b] (2017) [sup][[b]24[/b]: Nine Inch Heels: 8, ShoDemo: 2, Outrageous Videos: 9, Nazgul9: 5][/sup]&#10;[b]72. [url=http://www.mustaine.com/about/video-game-work/perditions-gate/]Perdition's Gate[/url][/b] (1996) [sup][[b]24[/b]: Vorpal: 5, Nate River: 1, bonnie: 10, P41R47: 3, E.M.: 5][/sup]&#10;[b]72. [url=https://www.doomworld.com/idgames/levels/doom2/Ports/v-z/violence]Violence[/url][/b] (2015) [sup][[b]24[/b]: Chamelenoel: 10, everennui: 4, Nate River: 2, Lorenz0: 4, rd: 4][/sup]&#10;[b]75. [url=https://www.doomworld.com/idgames/levels/doom2/Ports/a-c/crumpets]Crumpets[/url][/b] (2015) [sup][[b]23[/b]: everennui: 2, Nate River: 8, Nirvana: 1, VanaheimRanger: 5, whybmonotacrab: 7][/sup]&#10;[b]75. [url=http://www.moddb.com/games/doom-ii/addons/eternal-slumber-party-v2]Eternal Slumber Party[/url][/b] (2015) [sup][[b]23[/b]: Roofi: 10, Outrageous Videos: 8, Grain of Salt: 4, Simomarchi: 1][/sup]&#10;[b]77. [url=https://www.doomworld.com/idgames/levels/doom2/Ports/a-c/bauhaus]Bauhaus[/url][/b] (2014) [sup][[b]22[/b]: ella guro: 9, 7hm: 5, Grain of Salt: 3, NoisyVelvet: 1, vdgg: 4][/sup]&#10;[b]77. [url=https://www.doomworld.com/idgames/levels/doom/Ports/p-r/par-lutz]Phobos: Anomaly Reborn[/url][/b] (2003) [sup][[b]22[/b]: Ed: 5, Graf Zahl: 1, SilverMiner: 10, smeghammer: 6][/sup]&#10;[b]77. [url=https://www.doomworld.com/idgames/levels/doom2/Ports/megawads/zpack]ZPack[/url][/b] (2008) [sup][[b]22[/b]: MFG38: 5, Voltcom9: 3, TechnoDoomed1: 4, Ziad EL Zein: 5, Octillion: 5][/sup]&#10;[b]80. [url=https://www.doomworld.com/idgames/levels/doom2/Ports/megawads/cchest2]Community Chest 2[/url][/b] (2004) [sup][[b]21[/b]: Sky: 10, tchkb: 1, Midnight_00: 9, vdgg: 1][/sup]&#10;[b]80. [url=https://www.doomworld.com/forum/topic/103075-deathless-an-ultimate-doom-megawad-rc4/]Deathless[/url][/b] (2018) [sup][[b]21[/b]: TheMightyHeracross: 2, ReaperAA: 1, Worm318: 3, Makedounia: 9, Warrex: 5, SOSU: 1][/sup]&#10;[b]80. [url=https://www.doomworld.com/forum/topic/105598-hurt-singleplayer-map-in-hell/]Hurt[/url][/b] (2019) [sup][[b]21[/b]: Jaromir Bergmann: 9, OniriA: 7, I_Punch_Demons: 5][/sup]&#10;[b]80. [url=https://www.doomworld.com/idgames/levels/doom2/megawads/tvr]Revolution![/url][/b] (2001) [sup][[b]21[/b]: Not Jabba: 1, Grazza: 3, Altima: 4, termrork: 5, SilverMiner: 5, P41R47: 3][/sup]&#10;[b]84. [url=https://www.doomworld.com/forum/topic/91854-v15-doom-64-retribution/]Doom 64: Retribution[/url][/b] (2016) [sup][[b]20[/b]: guitardz: 5, 4everDoomed: 8, Warrex: 7][/sup]&#10;[b]84. [url=https://www.doomworld.com/idgames/levels/doom2/Ports/m-o/nuts]Nuts[/url][/b] (2001) [sup][[b]20[/b]: Chamelenoel: 6, AnonimVio: 9, E.M.: 5][/sup]&#10;[b]84. [url=https://www.doomworld.com/idgames/levels/doom2/Ports/s-u/scl_top]Threshold of Pain[/url][/b] (2010) [sup][[b]20[/b]: Malrionn: 7, MFG38: 7, 4everDoomed: 6][/sup]&#10;[b]87. [url=https://www.doomworld.com/idgames/levels/doom2/Ports/a-c/anta_req]Antaresian Reliquary[/url][/b] (2020) [sup][[b]19[/b]: Dimon12321: 6, SCF: 6, Azure_Horror: 7][/sup]&#10;[b]87. [url=https://www.doomworld.com/idgames/levels/doom2/Ports/a-c/arcadia]Arcadia Demade[/url][/b] (2010) [sup][[b]19[/b]: Jaws In Space: 9, Vorpal: 5, guitardz: 1, Nancsi: 4][/sup]&#10;[b]87. [url=https://www.doomworld.com/idgames/levels/doom2/Ports/megawads/bstain]Bloodstain[/url][/b] (2016) [sup][[b]19[/b]: NuMetalManiak: 5, everennui: 5, Forli: 4, DOEL: 5][/sup]&#10;[b]87. [url=https://www.doomworld.com/idgames/levels/doom2/megawads/dmonfear]Demonfear[/url][/b] (2000) [sup][[b]19[/b]: roadworx: 4, soner du: 3, Philnemba: 3, NaZa: 1, P41R47: 3, Marn: 5][/sup]&#10;[b]87. [url=https://www.doomworld.com/forum/topic/105670-faithless-a-heretic-hub-final/]Faithless[/url][/b] (2019) [sup][[b]19[/b]: ReaperAA: 9, Rince-wind: 5, Ryath: 5][/sup]&#10;[b]87. [url=https://www.doomworld.com/forum/topic/85591-nihility-infinite-teeth-shareware-episode-v121/]Nihility: Infinite ﻿Teeth﻿[/url][/b] (2016) [sup][[b]19[/b]: Rince-wind: 5, rd: 4, Omniarch: 5, Ryath: 5][/sup]&#10;[b]87. [url=http://manbitesshark.com/]REKKR[/url][/b] (2018) [sup][[b]19[/b]: soner du: 8, Rince-wind: 5, Dimon12321: 6][/sup]&#10;[b]87. [url=https://www.doomworld.com/idgames/levels/doom2/Ports/a-c/action2]Urban Brawl: Action Doom 2[/url][/b] (2008) [sup][[b]19[/b]: Chamelenoel: 1, JudgeDeadd: 4, Phobus: 10, Dimon12321: 4][/sup]&#10;[b]95. [url=https://www.doomworld.com/forum/topic/108251-abandon-beta-is-here/]Abandon[/url][/b] (2020) [sup][[b]18[/b]: Arbys550: 8, &lt;&lt;Rewind: 10][/sup]&#10;[b]95. [url=http://www.doomwadstation.net/main/aliens.html]Aliens TC[/url][/b] (1994) [sup][[b]18[/b]: yakfak: 4, Payload4367: 5, Ragu: 9][/sup]&#10;[b]95. [url=https://www.doomworld.com/idgames/levels/doom2/Ports/m-o/mek-catk]Counterattack[/url][/b] (2017) [sup][[b]18[/b]: rd: 6, Hansen79: 3, VanaheimRanger: 4, SCF: 5][/sup]&#10;[b]95. [url=https://www.doomworld.com/idgames/levels/doom2/Ports/d-f/dv]Deus Vult[/url][/b] (2004) [sup][[b]18[/b]: Mr. Freeze: 7, WH-Wilou84: 5, joepallai: 1, DJVCardMaster: 1, waciej: 4][/sup]&#10;[b]95. [url=https://www.doomworld.com/idgames/levels/doom/Ports/d-f/e1m4b]Phobos Mission Control[/url][/b] (2016) [sup][[b]18[/b]: Nancsi: 6, Diabolución: 5, Marn: 5, DooM Bear: 2][/sup]&#10;[b]95. [url=https://www.doomworld.com/idgames/levels/doom2/Ports/megawads/sf2011]Slaughterfest 2011[/url][/b] (2012) [sup][[b]18[/b]: Outrageous Videos: 5, tmorrow: 3, Simomarchi: 10][/sup]&#10;[b]95. [url=https://www.doomworld.com/idgames/levels/doom2/Ports/s-u/sd20x7]Stardate 20X7[/url][/b] (2017) [sup][[b]18[/b]: yakfak: 6, Grain of Salt: 8, bemused: 4][/sup]&#10;[b]102. [url=https://www.doomworld.com/forum/topic/92776-brigandine-rc2-updated-2017-05-13/]Brigandine[/url][/b] (2017) [sup][[b]17[/b]: Dragonfly: 7, guitardz: 2, Jaromir Bergmann: 5, VanaheimRanger: 3][/sup]&#10;[b]102. [url=https://www.doomworld.com/idgames/levels/doom2/Ports/megawads/sihr2fix]Survive in Hell[/url][/b] (2012) [sup][[b]17[/b]: Spectra: 8, Makedounia: 3, Pierrot: 6][/sup]&#10;[b]102. [url=https://www.doomworld.com/idgames/levels/doom2/Ports/s-u/uacultra]UAC Ultra[/url][/b] (2010) [sup][[b]17[/b]: Malrionn: 10, behemoth_667: 5, TheGreenZap: 2][/sup]&#10;[b]105. [url=https://www.doomworld.com/idgames/levels/doom/a-c/castevil]Castle of Evil[/url][/b] (1994) [sup][[b]16[/b]: bzzrak: 10, joepallai: 6][/sup]&#10;[b]105. [url=https://www.doomworld.com/idgames/levels/doom2/Ports/megawads/drkenctr]Dark Encounters[/url][/b] (2017) [sup][[b]16[/b]: Bryan T: 5, dylux: 8, Octillion: 3][/sup]&#10;[b]105. [url=https://www.doomworld.com/idgames/levels/doom2/Ports/j-l/legher]Legacy of Heroes[/url][/b] (2016) [sup][[b]16[/b]: Woolie Wool: 5, dylux: 7, eharper256: 4][/sup]&#10;[b]105. [url=https://www.doomworld.com/idgames/levels/doom2/Ports/megawads/mutiny]Mutiny[/url][/b] (2016) [sup][[b]16[/b]: Jaws In Space: 6, Doomkid: 3, everennui: 2, NoisyVelvet: 1, m8f: 4][/sup]&#10;[b]105. [url=https://forum.zdoom.org/viewtopic.php?t=56668#p1000996]Rise of the Wool Ball[/url][/b] (2017) [sup][[b]16[/b]: JudgeDeadd: 3, Squadallah: 1, Apaul27: 9, TheMightyHeracross: 3][/sup]&#10;[b]105. [url=https://www.doomworld.com/idgames/levels/doom2/Ports/megawads/tj]The Journey[/url][/b] (2016) [sup][[b]16[/b]: Spectra: 6, Makedounia: 4, P41R47: 6][/sup]&#10;[b]111. [url=https://www.doomworld.com/idgames/levels/doom2/megawads/avj]Arch-Vile Jump[/url][/b] (2010) [sup][[b]15[/b]: termrork: 5, Red-XIII: 10][/sup]&#10;[b]111. [url=https://www.doomworld.com/forum/topic/121263-arrival-v101-fix-a-limit-removing-episode-for-doom-ii/]Arrival[/url][/b] (2021) [sup][[b]15[/b]: dosboot: 10, Xeogred: 5][/sup]&#10;[b]111. [url=http://heroestospare.com/rabotik/harmony.php]Harmony[/url][/b] (2009) [sup][[b]15[/b]: Not Jabba: 5, Sky: 6, ax34: 4][/sup]&#10;[b]111. [url=https://www.doomworld.com/forum/topic/74280-the-ultimate-doom-ii-doom-ii-levels-remade/]The Ultimate Doom II [/url][/b] (2015) [sup][[b]15[/b]: Ivory Duke: 5, lokbustam257: 10][/sup]&#10;[b]115. [url=https://www.doomworld.com/forum/topic/64353-doom-64-for-doom-ii/]Doom 64 for Doom II[/url][/b] (2013) [sup][[b]14[/b]: Roofi: 1, Woolie Wool: 1, I_Punch_Demons: 2, Warrex: 10][/sup]&#10;[b]115. [url=https://www.doomworld.com/forum/topic/106058-paradise-v2-multiplayer-beta-on-page-3-4122020/]Paradise[/url][/b] (2019) [sup][[b]14[/b]: Lorenz0: 5, JuanchoES: 1, whybmonotacrab: 8][/sup]&#10;[b]115. [url=https://www.doomworld.com/idgames/levels/doom2/megawads/reverie]Reverie[/url][/b] (2011) [sup][[b]14[/b]: Octillion: 9, joepallai: 1, BohdanZPM: 4][/sup]&#10;[b]115. [url=https://www.doomworld.com/idgames/levels/doom2/megawads/darken2]The Darkening Episode 2[/url][/b] (2000) [sup][[b]14[/b]: Graf Zahl: 4, joepallai: 2, vdgg: 8][/sup]&#10;[b]115. [url=https://www.doomworld.com/idgames/levels/doom2/d-f/enigma]The Enigma Episode[/url][/b] (1995) [sup][[b]14[/b]: T-Rex: 3, valkiriforce: 1, Ragu: 10][/sup]&#10;[b]115. [url=https://www.doomworld.com/idgames/levels/doom2/Ports/megawads/sp_usimp]Ultimate Simplicity[/url][/b] (2007) [sup][[b]14[/b]: Dragonfly: 5, Simomarchi: 9][/sup]&#10;[b]115. [url=https://www.doomworld.com/forum/topic/50158-wip-vela-pax-beta-21-out-now-with-1-more-stuff/]Vela Pax[/url][/b] (2010) [sup][[b]14[/b]: WH-Wilou84: 2, TheNerdTurtle2: 9, jerk-o: 3][/sup]&#10;[b]122. [url=https://www.doomworld.com/idgames/levels/doom2/Ports/megawads/50shades]50 Shades of Graytall[/url][/b] (2015) [sup][[b]13[/b]: Nine Inch Heels: 2, Voltcom9: 2, JudgeDeadd: 1, NoisyVelvet: 3, Pierrot: 5][/sup]&#10;[b]122. [url=https://www.doomworld.com/idgames/levels/doom2/Ports/megawads/cchest3]Community Chest 3[/url][/b] (2007) [sup][[b]13[/b]: Mr. Freeze: 3, Lewonx: 10][/sup]&#10;[b]122. [url=https://www.doomworld.com/idgames/levels/doom2/Ports/d-f/elysion]Elysion[/url][/b] (2009) [sup][[b]13[/b]: Sky: 8, darkreaver: 5][/sup]&#10;[b]122. [url=https://www.doomworld.com/idgames/levels/doom2/Ports/d-f/foursite]Foursite[/url][/b] (2016) [sup][[b]13[/b]: Nancsi: 7, 4everDoomed: 5, Gaia74: 1][/sup]&#10;[b]122. [url=https://doomwiki.org/wiki/Hell_To_Pay]Hell to Pay[/url][/b] (1996) [sup][[b]13[/b]: bonnie: 10, P41R47: 3][/sup]&#10;[b]122. [url=https://www.doomworld.com/idgames/levels/doom2/Ports/s-u/sacrment]Sacrament[/url][/b] (2011) [sup][[b]13[/b]: ella guro: 8, yakfak: 5][/sup]&#10;[b]122. [url=https://www.doomworld.com/idgames/levels/doom2/Ports/megawads/vile]Vile Flesh[/url][/b] (2004) [sup][[b]13[/b]: Grazza: 4, P41R47: 9][/sup]&#10;[b]122. [url=https://www.doomworld.com/idgames/levels/doom2/Ports/megawads/wos]Whispers of Satan[/url][/b] (2009) [sup][[b]13[/b]: tmorrow: 2, eharper256: 5, Warrex: 2, toxic.rat: 4][/sup]&#10;[b]122. [url=https://doomwiki.org/wiki/Wow]Wow[/url][/b] (1999) [sup][[b]13[/b]: AnonimVio: 10, Apaul27: 1, jerk-o: 2][/sup]&#10;[b]122. [url=https://www.doomworld.com/idgames/levels/doom2/Ports/v-z/zdmcmp1]ZDoom Community Map Project: Take 1[/url][/b] (2004) [sup][[b]13[/b]: Phobus: 8, Ziad EL Zein: 5][/sup]&#10;[b]132. [url=https://www.doomworld.com/idgames/levels/doom2/Ports/d-f/exterror]Extreme Terror[/url][/b] (2016) [sup][[b]12[/b]: Nine Inch Heels: 5, everennui: 5, Nancsi: 2][/sup]&#10;[b]132. [url=http://freedoom.github.io/download.html]Freedoom: Phase 1[/url][/b] (2009) [sup][[b]12[/b]: Chamelenoel: 3, northivanastan: 6, jerk-o: 3][/sup]&#10;[b]132. [url=https://doomwiki.org/wiki/Lunar_Catastrophe]Lunar Catastrophe[/url][/b] (2018) [sup][[b]12[/b]: dosboot: 10, Xeogred: 2][/sup]&#10;[b]132. [url=https://www.doomworld.com/idgames/levels/doom2/Ports/m-o/ngmvmt1]Newgothic Movement 1[/url][/b] (2010) [sup][[b]12[/b]: everennui: 2, Outrageous Videos: 4, Nazgul9: 6][/sup]&#10;[b]132. [url=https://www.doomworld.com/idgames/levels/doom2/megawads/ur]Unholy Realms[/url][/b] (2013) [sup][[b]12[/b]: Dime: 6, dylux: 2, tmorrow: 2, Makedounia: 2][/sup]&#10;[b]137. [url=https://www.doomworld.com/idgames/levels/doom/a-c/b2b]Back to Basics[/url][/b] (2007) [sup][[b]11[/b]: WH-Wilou84: 2, joepallai: 5, rd: 4][/sup]&#10;[b]137. [url=https://www.doomworld.com/idgames/levels/doom2/Ports/megawads/1024clau]Claustrophobia 1024[/url][/b] (2009) [sup][[b]11[/b]: m8f: 5, DJVCardMaster: 6][/sup]&#10;[b]137. [url=https://www.doomworld.com/idgames/levels/doom2/Ports/a-c/comatose]Comatose[/url][/b] (2016) [sup][[b]11[/b]: yakfak: 7, m8f: 4][/sup]&#10;[b]137. [url=https://doomwiki.org/wiki/Doomsday_of_UAC]Doomsday of UAC[/url][/b] (1994) [sup][[b]11[/b]: Jaws In Space: 2, Ed: 5, joepallai: 3, Ragu: 1][/sup]&#10;[b]137. [url=http://freedoom.github.io/download.html]Freedoom: Phase 2[/url][/b] (2003) [sup][[b]11[/b]: Spectra: 1, Voltcom9: 1, TheMightyHeracross: 3, northivanastan: 3, jerk-o: 3][/sup]&#10;[b]137. [url=https://www.doomworld.com/idgames/levels/doom2/Ports/a-c/ad2dow]Urban Brawl: Dead of Winter[/url][/b] (2014) [sup][[b]11[/b]: Ralphis: 6, Phobus: 5][/sup]&#10;[b]143. [url=https://www.doomworld.com/idgames/levels/doom2/megawads/1monster]1 Monster Megawad[/url][/b] (2007) [sup][[b]10[/b]: TheNerdTurtle2: 2, Li'l devil: 8][/sup]&#10;[b]143. [url=https://www.doomworld.com/forum/topic/101647-avactor-last-update-is-out/]Avactor[/url][/b] (2018) [sup][[b]10[/b]: JudgeDeadd: 2, OniriA: 8][/sup]&#10;[b]143. [url=https://www.doomworld.com/idgames/levels/doom2/Ports/a-c/chnworm]Chainworm Kommando[/url][/b] (2017) [sup][[b]10[/b]: Rince-wind: 5, eharper256: 5][/sup]&#10;[b]143. [url=https://www.doomworld.com/idgames/levels/doom2/Ports/s-u/tcotd21me]City of the Damned: Apocalypse[/url][/b] (2011) [sup][[b]10[/b]: TechnoDoomed1: 5, Rince-wind: 5][/sup]&#10;[b]143. [url=https://doomwiki.org/wiki/Daedalus:_Alien_Defense]Daedalus: Alien Defense[/url][/b] (2003) [sup][[b]10[/b]: A.H. Sankhatayan: 10][/sup]&#10;[b]143. [url=https://www.doomworld.com/idgames/levels/doom2/g-i/grime]Grime[/url][/b] (2009) [sup][[b]10[/b]: WH-Wilou84: 2, darkreaver: 4, Paul977: 4][/sup]&#10;[b]143. [url=https://www.doomworld.com/forum/topic/91779-a-few-maps-for-plutonia-5-maps/]Plutonia AD﻿[/url][/b] (2016) [sup][[b]10[/b]: dosboot: 10][/sup]&#10;[b]143. [url=https://forum.zdoom.org/viewtopic.php?f=42&amp;t=55443#p981947]Redemption Of The Slain[/url][/b] (2017) [sup][[b]10[/b]: Nancsi: 10][/sup]&#10;[b]143. [url=https://doomwiki.org/wiki/Skulldash]Skulldash[/url][/b] (2015) [sup][[b]10[/b]: everennui: 2, Lorenz0: 8][/sup]&#10;[b]143. [url=https://www.doomworld.com/idgames/levels/doom2/Ports/s-u/tn]Tangerine Nightmare[/url][/b] (2018) [sup][[b]10[/b]: guitardz: 10][/sup]&#10;[b]143. [url=https://doomwiki.org/wiki/The_Alfonzone]The Alfonzone[/url][/b] (2017) [sup][[b]10[/b]: Bryan T: 5, vdgg: 1, BohdanZPM: 4][/sup]&#10;[b]143. [url=https://doomwiki.org/wiki/The_Brotherhood_of_Ruin]The Brotherhood of Ruin[/url][/b] (2003) [sup][[b]10[/b]: joepallai: 4, vdgg: 6][/sup]&#10;[b]155. [url=https://doomwiki.org/wiki/180_Minutes_Pour_Vivre]180 Minutes Pour Vivre[/url][/b] (2020) [sup][[b]9[/b]: Azure_Horror: 9][/sup]&#10;[b]155. [url=https://www.doomworld.com/idgames/levels/doom2/Ports/a-c/action]Action Doom[/url][/b] (2004) [sup][[b]9[/b]: Dragonfly: 1, Gaia74: 2, Worm318: 1, ax34: 4, Li'l devil: 1][/sup]&#10;[b]155. [url=https://www.doomworld.com/forum/topic/104557-back-to-saturn-x-episode-3-wip/]Back to Saturn X Episode﻿ 3: Instructions to the﻿ Rusty Time Machine﻿﻿[/url][/b] (TBA) [sup][[b]9[/b]: jerk-o: 9][/sup]&#10;[b]155. [url=https://www.doomworld.com/idgames/levels/doom/megawads/bgcomp]Base Ganymede[/url][/b] (2012) [sup][[b]9[/b]: maxmanium: 9][/sup]&#10;[b]155. [url=https://www.doomworld.com/idgames/levels/doom2/Ports/a-c/brfinal]Beyond Reality[/url][/b] (2012) [sup][[b]9[/b]: Talvi: 3, HUNdebLeonidasX: 6][/sup]&#10;[b]155. [url=https://www.doomworld.com/idgames/levels/doom2/Ports/megawads/die]Death in Excess[/url][/b] (2019) [sup][[b]9[/b]: Arbys550: 9][/sup]&#10;[b]155. [url=https://www.doomworld.com/idgames/levels/doom2/megawads/d2ino]Doom 2 In Name Only[/url][/b] (2014) [sup][[b]9[/b]: Odal: 4, CinnamonKilljoy: 5][/sup]&#10;[b]155. [url=https://doomwiki.org/wiki/Doom:_Damnation]Doom: Damnation[/url][/b] (2016) [sup][[b]9[/b]: bzzrak: 9][/sup]&#10;[b]155. [url=https://www.doomworld.com/idgames/levels/doom2/Ports/megawads/dump-1]Dump Episode 1: Fuck Time Limits[/url][/b] (2016) [sup][[b]9[/b]: Voltcom9: 9][/sup]&#10;[b]155. [url=https://www.doomworld.com/forum/topic/88507-dump-episode-3-bfg-edition-maps-released/]Dump Episode 3: BFG Edition[/url][/b] (2016) [sup][[b]9[/b]: HyperLuke: 9][/sup]&#10;[b]155. [url=https://www.doomworld.com/idgames/levels/doom2/d-f/dyst3]Dystopia 3: Re-Birth of Anarchy[/url][/b] (1996) [sup][[b]9[/b]: Soundblock: 3, valkiriforce: 1, joepallai: 4, dosboot: 1][/sup]&#10;[b]155. [url=https://www.doomworld.com/idgames/themes/TeamTNT/ed4_rfo/ed4_rfo1]Eternal DOOM IV: Return from Oblivion[/url][/b] (2008) [sup][[b]9[/b]: m8f: 5, Fadri: 4][/sup]&#10;[b]155. [url=https://www.doomworld.com/forum/topic/100391-esp2/]Eternal Slumber Party﻿ 2[/url][/b] (2018) [sup][[b]9[/b]: Roofi: 9][/sup]&#10;[b]155. [url=https://www.doomworld.com/idgames/levels/doom2/g-i/hellrun2]Hellrun[/url][/b] (2013) [sup][[b]9[/b]: Doomkid: 3, joepallai: 6][/sup]&#10;[b]155. [url=https://www.doomworld.com/idgames/levels/doom2/Ports/g-i/hth2]Hi-Tech Hell 2: Alien Tech[/url][/b] (2005) [sup][[b]9[/b]: Graf Zahl: 9][/sup]&#10;[b]155. [url=https://www.doomworld.com/idgames/levels/doom2/m-o/obtic11]Obituary[/url][/b] (1995) [sup][[b]9[/b]: roadworx: 4, T-Rex: 1, Ragu: 4][/sup]&#10;[b]155. [url=https://forum.zdoom.org/viewtopic.php?t=52301#p913612]Shadow Of The Wool Ball[/url][/b] (2016) [sup][[b]9[/b]: Apaul27: 9][/sup]&#10;[b]155. [url=https://www.doomworld.com/idgames/levels/doom2/Ports/s-u/tnte1]Torment and Torture[/url][/b] (2006) [sup][[b]9[/b]: MFG38: 9][/sup]&#10;[b]173. [url=https://www.doomworld.com/idgames/levels/doom2/megawads/50monstr]50 Monsters[/url][/b] (2017) [sup][[b]8[/b]: tmorrow: 2, Worm318: 6][/sup]&#10;[b]173. [url=https://www.doomworld.com/idgames/levels/doom2/Ports/megawads/amdosia]Armadosia The Mad Corridor[/url][/b] (2006) [sup][[b]8[/b]: Pierrot: 2, smeghammer: 6][/sup]&#10;[b]173. [url=https://www.doomworld.com/forum/topic/107249-come-eat-the-mapwich-a-collaborative-community-project-rc1-available/]Come eat The Mapwich[/url][/b] (2019) [sup][[b]8[/b]: Jaromir Bergmann: 8][/sup]&#10;[b]173. [url=https://www.doomworld.com/idgames/levels/doom2/d-f/doomcity]Doom City[/url][/b] (1995) [sup][[b]8[/b]: Jaws In Space: 4, Doomkid: 3, toxic.rat: 1][/sup]&#10;[b]173. [url=https://www.doomworld.com/forum/topic/69813-doom-the-golden-souls-mario-64-doom-definitive-edition-released/]Doom: The Golden Souls[/url][/b] (2014) [sup][[b]8[/b]: everennui: 1, TheNerdTurtle2: 7][/sup]&#10;[b]173. [url=https://www.doomworld.com/idgames/levels/doom2/Ports/a-c/cybie]Doomguy's Pimp Ventures[/url][/b] (2006) [sup][[b]8[/b]: AnonimVio: 8][/sup]&#10;[b]173. [url=https://www.doomworld.com/idgames/levels/doom/Ports/d-f/dbimpact]Double Impact[/url][/b] (2011) [sup][[b]8[/b]: Ralphis: 6, A.H. Sankhatayan: 2][/sup]&#10;[b]173. [url=https://www.doomworld.com/idgames/levels/doom2/Ports/g-i/holyhell]Holy Hell[/url][/b] (2006) [sup][[b]8[/b]: Outrageous Videos: 2, bemused: 6][/sup]&#10;[b]173. [url=https://www.doomworld.com/idgames/levels/doom2/Ports/megawads/italo]Italo-Doom[/url][/b] (2016) [sup][[b]8[/b]: bemused: 8][/sup]&#10;[b]173. [url=https://www.doomworld.com/idgames/levels/doom2/m-o/mangle]Mangle[/url][/b] (1995) [sup][[b]8[/b]: bzzrak: 8][/sup]&#10;[b]173. [url=https://www.doomworld.com/idgames/levels/doom2/Ports/m-o/mohu1]Monster Hunter Ltd Part I[/url][/b] (2014) [sup][[b]8[/b]: Jaws In Space: 4, m8f: 4][/sup]&#10;[b]173. [url=https://www.doomworld.com/idgames/levels/doom2/Ports/m-o/mohu2]Monster Hunter Ltd Part II[/url][/b] (2014) [sup][[b]8[/b]: Jaws In Space: 4, m8f: 4][/sup]&#10;[b]173. [url=https://www.doomworld.com/idgames/levels/doom2/Ports/m-o/nimrod]Nimrod: Ixnay on the Hombre[/url][/b] (2002) [sup][[b]8[/b]: Graf Zahl: 8][/sup]&#10;[b]173. [url=https://www.doomworld.com/idgames/levels/doom2/Ports/s-u/scythex]Scythe X[/url][/b] (2009) [sup][[b]8[/b]: 42PercentHealth: 2, Graf Zahl: 2, Talvi: 3, bLOCKbOYgAMES: 1][/sup]&#10;[b]173. [url=https://www.doomworld.com/forum/topic/43453-new-map-ready-to-go-the-bee-map/]The Beesong[/url][/b] (2008) [sup][[b]8[/b]: Roofi: 8][/sup]&#10;[b]173. [url=https://doomwiki.org/wiki/The_Final_Gathering]The Final Gathering[/url][/b] (1995) [sup][[b]8[/b]: Ragu: 8][/sup]&#10;[b]173. [url=https://www.doomworld.com/forum/topic/115177-three-is-a-crowd-vanilla-megawad-with-three-protagonists-finally-released/]Three Is A Crowd[/url][/b] (2020) [sup][[b]8[/b]: Omniarch: 5, TJG1289: 3][/sup]&#10;[b]173. [url=https://www.doomworld.com/idgames/levels/doom2/Ports/v-z/vrack3]Vrack 3[/url][/b] (2003) [sup][[b]8[/b]: Spectra: 4, Midnight_00: 1, vdgg: 3][/sup]&#10;[b]191. [url=https://www.doomworld.com/forum/topic/108865-rc2-release-alienated-10-levels-for-gzdoom/]Alienated[/url][/b] (2019) [sup][[b]7[/b]: Jaromir Bergmann: 7][/sup]&#10;[b]191. [url=http://www.moddb.com/games/doom/addons/castle-heng]Castle Heng[/url][/b] (2014) [sup][[b]7[/b]: 7hm: 7][/sup]&#10;[b]191. [url=https://www.doomworld.com/idgames/levels/doom2/Ports/a-c/cc-cod]Caverns of Darkness[/url][/b] (2002) [sup][[b]7[/b]: vdgg: 7][/sup]&#10;[b]191. [url=https://doomwiki.org/wiki/Chex_Quest#Chex_Quest_2]Chex Quest 2[/url][/b] (1997) [sup][[b]7[/b]: bzzrak: 7][/sup]&#10;[b]191. [url=https://www.doomworld.com/idgames/levels/doom2/Ports/a-c/cah_se]Cold as Hell[/url][/b] (2004) [sup][[b]7[/b]: Graf Zahl: 7][/sup]&#10;[b]191. [url=https://www.doomworld.com/idgames/levels/doom2/Ports/megawads/cif3]Community is Falling 3[/url][/b] (2008) [sup][[b]7[/b]: NuMetalManiak: 3, Voltcom9: 4][/sup]&#10;[b]191. [url=http://www.moddb.com/mods/doomone/downloads/doomone-v04]Doom: One[/url][/b] (2013) [sup][[b]7[/b]: HyperLuke: 4, Greyenko: 3][/sup]&#10;[b]191. [url=https://www.doomworld.com/forum/topic/90173-eden/]Eden[/url][/b] (2016) [sup][[b]7[/b]: Nirvana: 7][/sup]&#10;[b]191. [url=https://www.doomworld.com/idgames/levels/doom2/Ports/d-f/fth666]Flashback to Hell[/url][/b] (2014) [sup][[b]7[/b]: GarrettChan: 2, eharper256: 5][/sup]&#10;[b]191. [url=https://www.doomworld.com/idgames/themes/hacx/hx11pack]Hacx[/url][/b] (1997) [sup][[b]7[/b]: Grazza: 5, Dimon12321: 2][/sup]&#10;[b]191. [url=https://www.doomworld.com/idgames/levels/doom2/Ports/g-i/iedge]Insanity's Edge[/url][/b] (2009) [sup][[b]7[/b]: TechnoDoomed1: 7][/sup]&#10;[b]191. [url=https://www.doomworld.com/idgames/levels/doom2/megawads/marsw301]Mars War[/url][/b] (1998) [sup][[b]7[/b]: Roofi: 5, Rince-wind: 2][/sup]&#10;[b]191. [url=https://www.doomworld.com/idgames/levels/doom2/Ports/megawads/mock2]Mock 2: The Speed of Stupid[/url][/b] (2003) [sup][[b]7[/b]: AnonimVio: 7][/sup]&#10;[b]191. [url=https://www.doomworld.com/idgames/levels/doom2/m-o/nochance]No Chance[/url][/b] (2008) [sup][[b]7[/b]: Roofi: 7][/sup]&#10;[b]191. [url=https://doomwiki.org/wiki/NOVA_III]Nova III[/url][/b] (2019) [sup][[b]7[/b]: DOEL: 7][/sup]&#10;[b]191. [url=https://www.doomworld.com/idgames/levels/doom2/m-o/odessa_1]Odessa 1[/url][/b] (1995) [sup][[b]7[/b]: 7hm: 7][/sup]&#10;[b]191. [url=https://www.doomworld.com/idgames/levels/doom2/m-o/osiris]Osiris TC[/url][/b] (1996) [sup][[b]7[/b]: Vorpal: 5, Uncle 80: 2][/sup]&#10;[b]191. [url=https://www.doomworld.com/idgames/levels/doom2/Ports/p-r/pwfinal]Plutonium Winds[/url][/b] (2014) [sup][[b]7[/b]: Spectra: 7][/sup]&#10;[b]191. [url=https://www.doomworld.com/forum/topic/85755-rf1024-i-dont-know-whats-going-on-with-this-title-anymore/]Rf 1024[/url][/b] (2016) [sup][[b]7[/b]: JudgeDeadd: 2, Ryath: 5][/sup]&#10;[b]191. [url=https://www.doomworld.com/idgames/levels/hexen/j-l/kaiser_28]Shadows of Chronos[/url][/b] (2014) [sup][[b]7[/b]: Grain of Salt: 7][/sup]&#10;[b]191. [url=https://www.doomworld.com/idgames/levels/doom2/Ports/megawads/intime]Somewhere in Time[/url][/b] (2016) [sup][[b]7[/b]: STILES: 3, smeghammer: 4][/sup]&#10;[b]191. [url=http://stronghold.drdteam.org/download.html]Stronghold: On the Edge of Chaos[/url][/b] (2010) [sup][[b]7[/b]: MFG38: 2, termrork: 5][/sup]&#10;[b]191. [url=https://www.doomworld.com/idgames/levels/doom2/Ports/megawads/swideath]Swift Death[/url][/b] (2015) [sup][[b]7[/b]: Nine Inch Heels: 1, fveitsi: 5, NoisyVelvet: 1][/sup]&#10;[b]191. [url=https://www.doomworld.com/idgames/levels/doom/a-c/class_ep]The Classic Episode[/url][/b] (2000) [sup][[b]7[/b]: pcorf: 5, purist: 2][/sup]&#10;[b]191. [url=https://www.doomworld.com/idgames/levels/doom2/Ports/megawads/thtthren]THT: Threnody[/url][/b] (2016) [sup][[b]7[/b]: Doomkid: 2, A.H. Sankhatayan: 3, Fadri: 2][/sup]&#10;[b]191. [url=https://www.doomworld.com/idgames/levels/doom/Ports/d-f/draftex]Thy Flesh - Turned into a draft-excluder[/url][/b] (2014) [sup][[b]7[/b]: 4everDoomed: 6, dosboot: 1][/sup]&#10;[b]191. [url=https://forum.zdoom.org/viewtopic.php?f=42&amp;t=55741]Waterlab GZD[/url][/b] (2017) [sup][[b]7[/b]: Phobus: 7][/sup]&#10;[b]218. [url=https://forum.zdoom.org/viewtopic.php?f=19&amp;t=54247&amp;p=954473]20 Monsters Community Project[/url][/b] (2017) [sup][[b]6[/b]: Voltcom9: 6][/sup]&#10;[b]218. [url=https://www.doomworld.com/idgames/levels/doom2/Ports/s-u/teitenga]Assault on Tei Tenga[/url][/b] (1999) [sup][[b]6[/b]: Ralphis: 6][/sup]&#10;[b]218. [url=https://www.doomworld.com/forum/topic/117061-bourgeois-megawad-30-maps-now-on-idgames/]Bourgeois Megawad[/url][/b] (2021) [sup][[b]6[/b]: TheGreenZap: 6][/sup]&#10;[b]218. [url=https://www.doomworld.com/idgames/levels/doom2/a-c/castleof]Castle of the Damned[/url][/b] (1996) [sup][[b]6[/b]: bzzrak: 6][/sup]&#10;[b]218. [url=https://www.doomworld.com/idgames/levels/doom2/Ports/a-c/cafebrk1]Coffee Break Episode 1[/url][/b] (2012) [sup][[b]6[/b]: roadworx: 2, eharper256: 4][/sup]&#10;[b]218. [url=https://www.doomworld.com/idgames/levels/doom2/Ports/d-f/de-pkg]Demon Eclipse[/url][/b] (2006) [sup][[b]6[/b]: Soundblock: 1, Lazorinc: 1, tchkb: 4][/sup]&#10;[b]218. [url=https://doomwiki.org/wiki/Doom:_The_Golden_Souls_2]Doom: The Golden Souls 2[/url][/b] (2018) [sup][[b]6[/b]: TJG1289: 6][/sup]&#10;[b]218. [url=https://www.doomworld.com/idgames/levels/doom2/Ports/megawads/echelon]Echelon[/url][/b] (2016) [sup][[b]6[/b]: Sky: 1, bzzrak: 5][/sup]&#10;[b]218. [url=https://www.doomworld.com/idgames/levels/heretic/Ports/elfgp]Elf Gets Pissed[/url][/b] (2016) [sup][[b]6[/b]: Ralphis: 6][/sup]&#10;[b]218. [url=https://www.doomworld.com/idgames/levels/doom2/d-f/endgame]End Game[/url][/b] (2004) [sup][[b]6[/b]: pcorf: 6][/sup]&#10;[b]218. [url=https://www.doomworld.com/idgames/levels/doom/megawads/et]Endless Torture[/url][/b] (2015) [sup][[b]6[/b]: soner du: 2, dei_eldren: 4][/sup]&#10;[b]218. [url=https://www.doomworld.com/idgames/levels/doom/0-9/01fava]Fava Beans[/url][/b] (1995) [sup][[b]6[/b]: Philnemba: 2, NaZa: 4][/sup]&#10;[b]218. [url=https://www.doomworld.com/idgames/levels/doom2/Ports/megawads/5room]Five Rooms of Doom[/url][/b] (2015) [sup][[b]6[/b]: HyperLuke: 6][/sup]&#10;[b]218. [url=https://doomwiki.org/wiki/Galaxia]Galaxia[/url][/b] (1994) [sup][[b]6[/b]: Ragu: 6][/sup]&#10;[b]218. [url=https://www.doomworld.com/files/file/17934-incineration/]Incineration[/url][/b] (2014) [sup][[b]6[/b]: Ryath: 5, dosboot: 1][/sup]&#10;[b]218. [url=https://www.doomworld.com/idgames/levels/doom2/deathmatch/j-l/judas23]Judas[/url][/b] (1996) [sup][[b]6[/b]: antares031: 6][/sup]&#10;[b]218. [url=https://doomwiki.org/wiki/Maskim_Xul]Maskim Xul[/url][/b] (2017) [sup][[b]6[/b]: Dimon12321: 6][/sup]&#10;[b]218. [url=https://doomwiki.org/wiki/Mass_Extinction]Mass Extinction﻿[/url][/b] (2019) [sup][[b]6[/b]: Deadwing: 6][/sup]&#10;[b]218. [url=https://doomwiki.org/wiki/Moonblood]Moonblood[/url][/b] (2017) [sup][[b]6[/b]: dei_eldren: 6][/sup]&#10;[b]218. [url=https://www.doomworld.com/idgames/levels/doom2/Ports/m-o/neodoom]NeoDoom[/url][/b] (2006) [sup][[b]6[/b]: OniriA: 6][/sup]&#10;[b]218. [url=https://www.doomworld.com/idgames/levels/doom/m-o/nukemine]Nuke Mine (Come Get Some)[/url][/b] (1994) [sup][[b]6[/b]: Soundblock: 6][/sup]&#10;[b]218. [url=https://www.doomworld.com/forum/topic/103371-ozonia-development-boom-megawad-december-target-release/]Ozonia[/url][/b] (2021) [sup][[b]6[/b]: dei_eldren: 6][/sup]&#10;[b]218. [url=https://www.doomworld.com/forum/topic/49008-phmlspd-boom-maps-for-people-who-like-shooting-monsters/]Phmlspd[/url][/b] (2010) [sup][[b]6[/b]: maxmanium: 6][/sup]&#10;[b]218. [url=https://www.doomworld.com/idgames/levels/doom2/Ports/megawads/rl2]Running Late 2[/url][/b] (2020) [sup][[b]6[/b]: Deadwing: 6][/sup]&#10;[b]218. [url=https://www.doomworld.com/forum/topic/112163-25-maps-completed-sign-of-torment-boom-compatible-megawadwip/]Sign of Torment[/url][/b] (2021) [sup][[b]6[/b]: dei_eldren: 6][/sup]&#10;[b]218. [url=https://doomwiki.org/wiki/SSL2]SSL2[/url][/b] (?) [sup][[b]6[/b]: antares031: 6][/sup]&#10;[b]218. [url=https://doomwiki.org/wiki/Strange_Aeons]Strange Aeons[/url][/b] (2015) [sup][[b]6[/b]: ax34: 3, SOSU: 3][/sup]&#10;[b]218. [url=https://www.doomworld.com/idgames/levels/doom2/Ports/megawads/lmtmple3]Temple of the Lizard Men 3[/url][/b] (2013) [sup][[b]6[/b]: Lewonx: 6][/sup]&#10;[b]218. [url=https://www.doomworld.com/idgames/levels/doom2/Ports/m-o/massm]The Adventures of MassMouth[/url][/b] (2000) [sup][[b]6[/b]: Ralphis: 6][/sup]&#10;[b]218. [url=https://www.doomworld.com/idgames/levels/doom2/s-u/slayer]The Slayer[/url][/b] (2002) [sup][[b]6[/b]: Vorpal: 5, vdgg: 1][/sup]&#10;[b]218. [url=https://doomwiki.org/wiki/TNT:_Evilution]TNT: Evilution[/url][/b] (1996) [sup][[b]6[/b]: Li'l devil: 6][/sup]&#10;[b]218. [url=https://www.doomworld.com/idgames/themes/terrywads/uacmnnew]UAC Military Nightmare[/url][/b] (2008) [sup][[b]6[/b]: AnonimVio: 6][/sup]&#10;[b]218. [url=https://doomwiki.org/wiki/Ultimate_Doom_the_Way_id_Did]Ultimate Doom the Way id Did[/url][/b] (2019) [sup][[b]6[/b]: Omniarch: 5, dosboot: 1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  <text:p>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</text:p>
            <text:p>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</text:p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  <text:p>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</text:p>
            <text:p>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</text:p>
            <text:p>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</text:p>
            <text:p>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</text:p>
            <text:p>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</text:p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  <text:p>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</text:p>
            <text:p>[b]20. [url=https://www.doomworld.com/forum/topic/85791-tnt-revilution-final-beta-ready-for-testing/]TNT: Revilution[/url][/b] (2017) [sup][[b]85[/b]: Spectra: 9, bLOCKbOYgAMES: 2, GarrettChan: 1, dylux: 6, tmorrow: 2, ReaperAA: 7, Polri: 3, SilverMiner: 3, P41R47: 10, A.H. Sankhatayan: 5, Willy W.: 5, Sotenga: 10, dei_eldren: 4, MtPain27: 5, GratefulName: 2, TheGreenZap: 6, Xeogred: 5][/sup]</text:p>
            <text:p>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</text:p>
            <text:p>[b]22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</text:p>
            <text:p>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  <text:p>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  <text:p>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  <text:p>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</text:p>
            <text:p>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</text:p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  <text:p>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  <text:p>[b]36. [url=http://adventuresofsquare.com/downloads.php]The Adventures of Square[/url][/b] (2014) [sup][[b]55[/b]: Sky: 9, ShoDemo: 5, Ed: 5, JudgeDeadd: 5, Woolie Wool: 8, Squadallah: 7, termrork: 5, Marn: 5, Sotenga: 6][/sup]</text:p>
            <text:p>[b]37. [url=https://www.doomworld.com/idgames/levels/doom2/Ports/megawads/alt]A.L.T.[/url][/b] (2012) [sup][[b]54[/b]: Not Jabba: 7, Spectre01: 2, ella guro: 10, yakfak: 10, Rince-wind: 5, Hansen79: 5, P41R47: 7, SOSU: 8][/sup]</text:p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  <text:p>[b]40. [url=https://doomwiki.org/wiki/STRAIN]STRAIN[/url][/b] (1997) [sup][[b]47[/b]: Grazza: 6, ella guro: 4, JudgeDeadd: 1, T-Rex: 1, Squadallah: 9, smeghammer: 5, vdgg: 1, Ryath: 10, Li'l devil: 10][/sup]</text:p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  <text:p>[b]42. [url=https://www.doomworld.com/idgames/levels/doom2/Ports/j-l/lunatic]Lunatic[/url][/b] (2011) [sup][[b]45[/b]: Cynical: 6, Dime: 9, Nate River: 4, Poncho: 5, Gaia74: 3, Deflektor: 8, Marn: 5, Boy: 5][/sup]</text:p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  <text:p>[b]45. [url=https://doomwiki.org/wiki/Winter's_Fury]Winter's Fury[/url][/b] (2012) [sup][[b]42[/b]: Dragonfly: 2, TechnoDoomed1: 10, Lorenz0: 7, Octillion: 7, OniriA: 3, Ivory Duke: 3, ASaltShaker: 9, Lewonx: 1][/sup]</text:p>
            <text:p>[b]46. [url=https://www.doomworld.com/idgames/levels/doom2/Ports/g-i/hg]Hell Ground[/url][/b] (2009) [sup][[b]40[/b]: Cynical: 8, Chamelenoel: 7, antares031: 5, WH-Wilou84: 2, darkreaver: 1, Polri: 2, Pierrot: 4, Demion: 5, Boy: 3, SCF: 1, whybmonotacrab: 2][/sup]</text:p>
            <text:p>[b]47. [url=https://www.doomworld.com/idgames/levels/doom2/Ports/s-u/stardate]Stardate 20X6[/url][/b] (2013) [sup][[b]39[/b]: MFG38: 6, WH-Wilou84: 3, Talvi: 1, GarrettChan: 7, bemused: 3, Nirvana: 6, Nazgul9: 1, rd: 4, Hansen79: 5, Snikle: 3][/sup]</text:p>
            <text:p>[b]48. [url=https://doomwiki.org/wiki/Cyberdreams]Cyberdreams[/url][/b] (1998) [sup][[b]38[/b]: 42PercentHealth: 3, ShoDemo: 1, 7hm: 7, justsomemusicguy: 3, bonnie: 7, NoisyVelvet: 4, TheNerdTurtle2: 3, termrork: 5, AtticTelephone: 5][/sup]</text:p>
            <text:p>[b]49. [url=https://doomwiki.org/wiki/2002_A_Doom_Odyssey]2002: A Doom Odyssey[/url][/b] (2002) [sup][[b]36[/b]: soner du: 4, Philnemba: 8, tmorrow: 2, Red-XIII: 3, joepallai: 1, SilverMiner: 6, smeghammer: 3, Endless: 1, A.H. Sankhatayan: 6, vdgg: 1, cannonball: 1][/sup]</text:p>
            <text:p>[b]49. [url=https://www.doomworld.com/idgames/levels/doom2/Ports/d-f/equinox]Equinox[/url][/b] (2001) [sup][[b]36[/b]: Sky: 5, Grazza: 9, ella guro: 5, A.H. Sankhatayan: 7, AtticTelephone: 5, Boy: 5][/sup]</text:p>
            <text:p>[b]49. [url=https://doomwiki.org/wiki/Icarus:_Alien_Vanguard]Icarus: Alien Vanguard[/url][/b] (1996) [sup][[b]36[/b]: Ralphis: 6, Grazza: 8, T-Rex: 3, valkiriforce: 8, A.H. Sankhatayan: 10, Dimon12321: 1][/sup]</text:p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3. [url=https://www.doomworld.com/idgames/levels/doom2/Ports/a-c/breach]Breach[/url][/b] (2015) [sup][[b]33[/b]: Jaws In Space: 7, Dime: 10, guitardz: 2, Nancsi: 1, Jaromir Bergmann: 4, smeghammer: 3, TheGreenZap: 6][/sup]</text:p>
            <text:p>[b]53. [url=http://www.doom2.net/doom2/wads/DWANGO5.ZIP]Dwango5[/url][/b] (1995) [sup][[b]33[/b]: Doomkid: 10, Ralphis: 7, antares031: 8, toxic.rat: 8][/sup]</text:p>
            <text:p>[b]53. [url=https://www.doomworld.com/idgames/levels/doom2/Ports/s-u/swtw]Swim With the Whales[/url][/b] (2013) [sup][[b]33[/b]: WH-Wilou84: 2, Nate River: 9, Soundblock: 3, Lazorinc: 6, Nirvana: 10, NoisyVelvet: 3][/sup]</text:p>
            <text:p>[b]56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  <text:p>[b]56. [url=https://doomwiki.org/wiki/Chillax]Chillax[/url][/b] (2010) [sup][[b]31[/b]: Nine Inch Heels: 4, AnonimVio: 5, fveitsi: 5, Outrageous Videos: 3, Simomarchi: 2, Gaia74: 5, maxmanium: 1, waciej: 6][/sup]</text:p>
            <text:p>[b]58. [url=https://www.doomworld.com/idgames/levels/doom/Ports/d-f/e1m8b]Tech Gone Bad[/url][/b] (2016) [sup][[b]30[/b]: Jaws In Space: 5, guitardz: 5, Nancsi: 8, Diabolución: 5, Jaromir Bergmann: 1, Marn: 5, DooM Bear: 1][/sup]</text:p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4. [url=https://www.doomworld.com/forum/topic/109216-doom-zero-launch-and-celebrating-25-years-of-doom-ii/]Doom Zero[/url][/b] (2019) [sup][[b]28[/b]: ReaperAA: 3, maxmanium: 2, CinnamonKilljoy: 8, Warrex: 10, Horus: 2, Azure_Horror: 3][/sup]</text:p>
            <text:p>[b]65. [url=https://www.doomworld.com/forum/topic/92574-dimension-of-the-boomed/]Dimension of the Boomed[/url][/b] (2018) [sup][[b]27[/b]: Ivory Duke: 7, Hansen79: 4, SOSU: 2, Ryath: 5, SCF: 2, GratefulName: 2, Uncle 80: 5][/sup]</text:p>
            <text:p>[b]65. [url=https://www.doomworld.com/idgames/levels/doom2/Ports/m-o/miasma]Miasma[/url][/b] (2016) [sup][[b]27[/b]: WH-Wilou84: 1, Soundblock: 2, Nirvana: 9, NoisyVelvet: 1, Willy W.: 7, jerk-o: 7][/sup]</text:p>
            <text:p>[b]67. [url=https://www.doomworld.com/idgames/themes/batman/batman]Batman Doom[/url][/b] (1999) [sup][[b]26[/b]: yakfak: 8, JudgeDeadd: 4, soner du: 10, Uncle 80: 4][/sup]</text:p>
            <text:p>[b]67. [url=https://www.doomworld.com/idgames/levels/doom2/megawads/zone300]Zone 300[/url][/b] (2013) [sup][[b]26[/b]: Voltcom9: 8, Soundblock: 3, purist: 3, maxmanium: 8, ASaltShaker: 4][/sup]</text:p>
            <text:p>[b]69. [url=https://www.doomworld.com/idgames/levels/doom2/megawads/rudy2]Rowdy Rudy II: POWERTRIP![/url][/b] (2020) [sup][[b]25[/b]: Dimon12321: 10, Azure_Horror: 5, TheGreenZap: 10][/sup]</text:p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  <text:p>[b]69. [url=https://www.doomworld.com/idgames/levels/doom2/Ports/megawads/zdcmp2]ZDoom Community Map Project II[/url][/b] (2014) [sup][[b]25[/b]: Graf Zahl: 10, Phobus: 9, TechnoDoomed1: 6][/sup]</text:p>
            <text:p>[b]72. [url=https://www.doomworld.com/idgames/levels/doom2/Ports/megawads/ngmvmt2]Newgothic Movement 2[/url][/b] (2017) [sup][[b]24[/b]: Nine Inch Heels: 8, ShoDemo: 2, Outrageous Videos: 9, Nazgul9: 5][/sup]</text:p>
            <text:p>[b]72. [url=http://www.mustaine.com/about/video-game-work/perditions-gate/]Perdition's Gate[/url][/b] (1996) [sup][[b]24[/b]: Vorpal: 5, Nate River: 1, bonnie: 10, P41R47: 3, E.M.: 5][/sup]</text:p>
            <text:p>[b]72. [url=https://www.doomworld.com/idgames/levels/doom2/Ports/v-z/violence]Violence[/url][/b] (2015) [sup][[b]24[/b]: Chamelenoel: 10, everennui: 4, Nate River: 2, Lorenz0: 4, rd: 4][/sup]</text:p>
            <text:p>[b]75. [url=https://www.doomworld.com/idgames/levels/doom2/Ports/a-c/crumpets]Crumpets[/url][/b] (2015) [sup][[b]23[/b]: everennui: 2, Nate River: 8, Nirvana: 1, VanaheimRanger: 5, whybmonotacrab: 7][/sup]</text:p>
            <text:p>[b]75. [url=http://www.moddb.com/games/doom-ii/addons/eternal-slumber-party-v2]Eternal Slumber Party[/url][/b] (2015) [sup][[b]23[/b]: Roofi: 10, Outrageous Videos: 8, Grain of Salt: 4, Simomarchi: 1][/sup]</text:p>
            <text:p>[b]77. [url=https://www.doomworld.com/idgames/levels/doom2/Ports/a-c/bauhaus]Bauhaus[/url][/b] (2014) [sup][[b]22[/b]: ella guro: 9, 7hm: 5, Grain of Salt: 3, NoisyVelvet: 1, vdgg: 4][/sup]</text:p>
            <text:p>[b]77. [url=https://www.doomworld.com/idgames/levels/doom/Ports/p-r/par-lutz]Phobos: Anomaly Reborn[/url][/b] (2003) [sup][[b]22[/b]: Ed: 5, Graf Zahl: 1, SilverMiner: 10, smeghammer: 6][/sup]</text:p>
            <text:p>[b]77. [url=https://www.doomworld.com/idgames/levels/doom2/Ports/megawads/zpack]ZPack[/url][/b] (2008) [sup][[b]22[/b]: MFG38: 5, Voltcom9: 3, TechnoDoomed1: 4, Ziad EL Zein: 5, Octillion: 5][/sup]</text:p>
            <text:p>[b]80. [url=https://www.doomworld.com/idgames/levels/doom2/Ports/megawads/cchest2]Community Chest 2[/url][/b] (2004) [sup][[b]21[/b]: Sky: 10, tchkb: 1, Midnight_00: 9, vdgg: 1][/sup]</text:p>
            <text:p>[b]80. [url=https://www.doomworld.com/forum/topic/103075-deathless-an-ultimate-doom-megawad-rc4/]Deathless[/url][/b] (2018) [sup][[b]21[/b]: TheMightyHeracross: 2, ReaperAA: 1, Worm318: 3, Makedounia: 9, Warrex: 5, SOSU: 1][/sup]</text:p>
            <text:p>[b]80. [url=https://www.doomworld.com/forum/topic/105598-hurt-singleplayer-map-in-hell/]Hurt[/url][/b] (2019) [sup][[b]21[/b]: Jaromir Bergmann: 9, OniriA: 7, I_Punch_Demons: 5][/sup]</text:p>
            <text:p>[b]80. [url=https://www.doomworld.com/idgames/levels/doom2/megawads/tvr]Revolution![/url][/b] (2001) [sup][[b]21[/b]: Not Jabba: 1, Grazza: 3, Altima: 4, termrork: 5, SilverMiner: 5, P41R47: 3][/sup]</text:p>
            <text:p>[b]84. [url=https://www.doomworld.com/forum/topic/91854-v15-doom-64-retribution/]Doom 64: Retribution[/url][/b] (2016) [sup][[b]20[/b]: guitardz: 5, 4everDoomed: 8, Warrex: 7][/sup]</text:p>
            <text:p>[b]84. [url=https://www.doomworld.com/idgames/levels/doom2/Ports/m-o/nuts]Nuts[/url][/b] (2001) [sup][[b]20[/b]: Chamelenoel: 6, AnonimVio: 9, E.M.: 5][/sup]</text:p>
            <text:p>[b]84. [url=https://www.doomworld.com/idgames/levels/doom2/Ports/s-u/scl_top]Threshold of Pain[/url][/b] (2010) [sup][[b]20[/b]: Malrionn: 7, MFG38: 7, 4everDoomed: 6][/sup]</text:p>
            <text:p>[b]87. [url=https://www.doomworld.com/idgames/levels/doom2/Ports/a-c/anta_req]Antaresian Reliquary[/url][/b] (2020) [sup][[b]19[/b]: Dimon12321: 6, SCF: 6, Azure_Horror: 7][/sup]</text:p>
            <text:p>[b]87. [url=https://www.doomworld.com/idgames/levels/doom2/Ports/a-c/arcadia]Arcadia Demade[/url][/b] (2010) [sup][[b]19[/b]: Jaws In Space: 9, Vorpal: 5, guitardz: 1, Nancsi: 4][/sup]</text:p>
            <text:p>[b]87. [url=https://www.doomworld.com/idgames/levels/doom2/Ports/megawads/bstain]Bloodstain[/url][/b] (2016) [sup][[b]19[/b]: NuMetalManiak: 5, everennui: 5, Forli: 4, DOEL: 5][/sup]</text:p>
            <text:p>[b]87. [url=https://www.doomworld.com/idgames/levels/doom2/megawads/dmonfear]Demonfear[/url][/b] (2000) [sup][[b]19[/b]: roadworx: 4, soner du: 3, Philnemba: 3, NaZa: 1, P41R47: 3, Marn: 5][/sup]</text:p>
            <text:p>[b]87. [url=https://www.doomworld.com/forum/topic/105670-faithless-a-heretic-hub-final/]Faithless[/url][/b] (2019) [sup][[b]19[/b]: ReaperAA: 9, Rince-wind: 5, Ryath: 5][/sup]</text:p>
            <text:p>[b]87. [url=https://www.doomworld.com/forum/topic/85591-nihility-infinite-teeth-shareware-episode-v121/]Nihility: Infinite ﻿Teeth﻿[/url][/b] (2016) [sup][[b]19[/b]: Rince-wind: 5, rd: 4, Omniarch: 5, Ryath: 5][/sup]</text:p>
            <text:p>[b]87. [url=http://manbitesshark.com/]REKKR[/url][/b] (2018) [sup][[b]19[/b]: soner du: 8, Rince-wind: 5, Dimon12321: 6][/sup]</text:p>
            <text:p>[b]87. [url=https://www.doomworld.com/idgames/levels/doom2/Ports/a-c/action2]Urban Brawl: Action Doom 2[/url][/b] (2008) [sup][[b]19[/b]: Chamelenoel: 1, JudgeDeadd: 4, Phobus: 10, Dimon12321: 4][/sup]</text:p>
            <text:p>[b]95. [url=https://www.doomworld.com/forum/topic/108251-abandon-beta-is-here/]Abandon[/url][/b] (2020) [sup][[b]18[/b]: Arbys550: 8, &lt;&lt;Rewind: 10][/sup]</text:p>
            <text:p>[b]95. [url=http://www.doomwadstation.net/main/aliens.html]Aliens TC[/url][/b] (1994) [sup][[b]18[/b]: yakfak: 4, Payload4367: 5, Ragu: 9][/sup]</text:p>
            <text:p>[b]95. [url=https://www.doomworld.com/idgames/levels/doom2/Ports/m-o/mek-catk]Counterattack[/url][/b] (2017) [sup][[b]18[/b]: rd: 6, Hansen79: 3, VanaheimRanger: 4, SCF: 5][/sup]</text:p>
            <text:p>[b]95. [url=https://www.doomworld.com/idgames/levels/doom2/Ports/d-f/dv]Deus Vult[/url][/b] (2004) [sup][[b]18[/b]: Mr. Freeze: 7, WH-Wilou84: 5, joepallai: 1, DJVCardMaster: 1, waciej: 4][/sup]</text:p>
            <text:p>[b]95. [url=https://www.doomworld.com/idgames/levels/doom/Ports/d-f/e1m4b]Phobos Mission Control[/url][/b] (2016) [sup][[b]18[/b]: Nancsi: 6, Diabolución: 5, Marn: 5, DooM Bear: 2][/sup]</text:p>
            <text:p>[b]95. [url=https://www.doomworld.com/idgames/levels/doom2/Ports/megawads/sf2011]Slaughterfest 2011[/url][/b] (2012) [sup][[b]18[/b]: Outrageous Videos: 5, tmorrow: 3, Simomarchi: 10][/sup]</text:p>
            <text:p>[b]95. [url=https://www.doomworld.com/idgames/levels/doom2/Ports/s-u/sd20x7]Stardate 20X7[/url][/b] (2017) [sup][[b]18[/b]: yakfak: 6, Grain of Salt: 8, bemused: 4][/sup]</text:p>
            <text:p>[b]102. [url=https://www.doomworld.com/forum/topic/92776-brigandine-rc2-updated-2017-05-13/]Brigandine[/url][/b] (2017) [sup][[b]17[/b]: Dragonfly: 7, guitardz: 2, Jaromir Bergmann: 5, VanaheimRanger: 3][/sup]</text:p>
            <text:p>[b]102. [url=https://www.doomworld.com/idgames/levels/doom2/Ports/megawads/sihr2fix]Survive in Hell[/url][/b] (2012) [sup][[b]17[/b]: Spectra: 8, Makedounia: 3, Pierrot: 6][/sup]</text:p>
            <text:p>[b]102. [url=https://www.doomworld.com/idgames/levels/doom2/Ports/s-u/uacultra]UAC Ultra[/url][/b] (2010) [sup][[b]17[/b]: Malrionn: 10, behemoth_667: 5, TheGreenZap: 2][/sup]</text:p>
            <text:p>[b]105. [url=https://www.doomworld.com/idgames/levels/doom/a-c/castevil]Castle of Evil[/url][/b] (1994) [sup][[b]16[/b]: bzzrak: 10, joepallai: 6][/sup]</text:p>
            <text:p>[b]105. [url=https://www.doomworld.com/idgames/levels/doom2/Ports/megawads/drkenctr]Dark Encounters[/url][/b] (2017) [sup][[b]16[/b]: Bryan T: 5, dylux: 8, Octillion: 3][/sup]</text:p>
            <text:p>[b]105. [url=https://www.doomworld.com/idgames/levels/doom2/Ports/j-l/legher]Legacy of Heroes[/url][/b] (2016) [sup][[b]16[/b]: Woolie Wool: 5, dylux: 7, eharper256: 4][/sup]</text:p>
            <text:p>[b]105. [url=https://www.doomworld.com/idgames/levels/doom2/Ports/megawads/mutiny]Mutiny[/url][/b] (2016) [sup][[b]16[/b]: Jaws In Space: 6, Doomkid: 3, everennui: 2, NoisyVelvet: 1, m8f: 4][/sup]</text:p>
            <text:p>[b]105. [url=https://forum.zdoom.org/viewtopic.php?t=56668#p1000996]Rise of the Wool Ball[/url][/b] (2017) [sup][[b]16[/b]: JudgeDeadd: 3, Squadallah: 1, Apaul27: 9, TheMightyHeracross: 3][/sup]</text:p>
            <text:p>[b]105. [url=https://www.doomworld.com/idgames/levels/doom2/Ports/megawads/tj]The Journey[/url][/b] (2016) [sup][[b]16[/b]: Spectra: 6, Makedounia: 4, P41R47: 6][/sup]</text:p>
            <text:p>[b]111. [url=https://www.doomworld.com/idgames/levels/doom2/megawads/avj]Arch-Vile Jump[/url][/b] (2010) [sup][[b]15[/b]: termrork: 5, Red-XIII: 10][/sup]</text:p>
            <text:p>[b]111. [url=https://www.doomworld.com/forum/topic/121263-arrival-v101-fix-a-limit-removing-episode-for-doom-ii/]Arrival[/url][/b] (2021) [sup][[b]15[/b]: dosboot: 10, Xeogred: 5][/sup]</text:p>
            <text:p>[b]111. [url=http://heroestospare.com/rabotik/harmony.php]Harmony[/url][/b] (2009) [sup][[b]15[/b]: Not Jabba: 5, Sky: 6, ax34: 4][/sup]</text:p>
            <text:p>[b]111. [url=https://www.doomworld.com/forum/topic/74280-the-ultimate-doom-ii-doom-ii-levels-remade/]The Ultimate Doom II [/url][/b] (2015) [sup][[b]15[/b]: Ivory Duke: 5, lokbustam257: 10][/sup]</text:p>
            <text:p>[b]115. [url=https://www.doomworld.com/forum/topic/64353-doom-64-for-doom-ii/]Doom 64 for Doom II[/url][/b] (2013) [sup][[b]14[/b]: Roofi: 1, Woolie Wool: 1, I_Punch_Demons: 2, Warrex: 10][/sup]</text:p>
            <text:p>[b]115. [url=https://www.doomworld.com/forum/topic/106058-paradise-v2-multiplayer-beta-on-page-3-4122020/]Paradise[/url][/b] (2019) [sup][[b]14[/b]: Lorenz0: 5, JuanchoES: 1, whybmonotacrab: 8][/sup]</text:p>
            <text:p>[b]115. [url=https://www.doomworld.com/idgames/levels/doom2/megawads/reverie]Reverie[/url][/b] (2011) [sup][[b]14[/b]: Octillion: 9, joepallai: 1, BohdanZPM: 4][/sup]</text:p>
            <text:p>[b]115. [url=https://www.doomworld.com/idgames/levels/doom2/megawads/darken2]The Darkening Episode 2[/url][/b] (2000) [sup][[b]14[/b]: Graf Zahl: 4, joepallai: 2, vdgg: 8][/sup]</text:p>
            <text:p>[b]115. [url=https://www.doomworld.com/idgames/levels/doom2/d-f/enigma]The Enigma Episode[/url][/b] (1995) [sup][[b]14[/b]: T-Rex: 3, valkiriforce: 1, Ragu: 10][/sup]</text:p>
            <text:p>[b]115. [url=https://www.doomworld.com/idgames/levels/doom2/Ports/megawads/sp_usimp]Ultimate Simplicity[/url][/b] (2007) [sup][[b]14[/b]: Dragonfly: 5, Simomarchi: 9][/sup]</text:p>
            <text:p>[b]115. [url=https://www.doomworld.com/forum/topic/50158-wip-vela-pax-beta-21-out-now-with-1-more-stuff/]Vela Pax[/url][/b] (2010) [sup][[b]14[/b]: WH-Wilou84: 2, TheNerdTurtle2: 9, jerk-o: 3][/sup]</text:p>
            <text:p>[b]122. [url=https://www.doomworld.com/idgames/levels/doom2/Ports/megawads/50shades]50 Shades of Graytall[/url][/b] (2015) [sup][[b]13[/b]: Nine Inch Heels: 2, Voltcom9: 2, JudgeDeadd: 1, NoisyVelvet: 3, Pierrot: 5][/sup]</text:p>
            <text:p>[b]122. [url=https://www.doomworld.com/idgames/levels/doom2/Ports/megawads/cchest3]Community Chest 3[/url][/b] (2007) [sup][[b]13[/b]: Mr. Freeze: 3, Lewonx: 10][/sup]</text:p>
            <text:p>[b]122. [url=https://www.doomworld.com/idgames/levels/doom2/Ports/d-f/elysion]Elysion[/url][/b] (2009) [sup][[b]13[/b]: Sky: 8, darkreaver: 5][/sup]</text:p>
            <text:p>[b]122. [url=https://www.doomworld.com/idgames/levels/doom2/Ports/d-f/foursite]Foursite[/url][/b] (2016) [sup][[b]13[/b]: Nancsi: 7, 4everDoomed: 5, Gaia74: 1][/sup]</text:p>
            <text:p>[b]122. [url=https://doomwiki.org/wiki/Hell_To_Pay]Hell to Pay[/url][/b] (1996) [sup][[b]13[/b]: bonnie: 10, P41R47: 3][/sup]</text:p>
            <text:p>[b]122. [url=https://www.doomworld.com/idgames/levels/doom2/Ports/s-u/sacrment]Sacrament[/url][/b] (2011) [sup][[b]13[/b]: ella guro: 8, yakfak: 5][/sup]</text:p>
            <text:p>[b]122. [url=https://www.doomworld.com/idgames/levels/doom2/Ports/megawads/vile]Vile Flesh[/url][/b] (2004) [sup][[b]13[/b]: Grazza: 4, P41R47: 9][/sup]</text:p>
            <text:p>[b]122. [url=https://www.doomworld.com/idgames/levels/doom2/Ports/megawads/wos]Whispers of Satan[/url][/b] (2009) [sup][[b]13[/b]: tmorrow: 2, eharper256: 5, Warrex: 2, toxic.rat: 4][/sup]</text:p>
            <text:p>[b]122. [url=https://doomwiki.org/wiki/Wow]Wow[/url][/b] (1999) [sup][[b]13[/b]: AnonimVio: 10, Apaul27: 1, jerk-o: 2][/sup]</text:p>
            <text:p>[b]122. [url=https://www.doomworld.com/idgames/levels/doom2/Ports/v-z/zdmcmp1]ZDoom Community Map Project: Take 1[/url][/b] (2004) [sup][[b]13[/b]: Phobus: 8, Ziad EL Zein: 5][/sup]</text:p>
            <text:p>[b]132. [url=https://www.doomworld.com/idgames/levels/doom2/Ports/d-f/exterror]Extreme Terror[/url][/b] (2016) [sup][[b]12[/b]: Nine Inch Heels: 5, everennui: 5, Nancsi: 2][/sup]</text:p>
            <text:p>[b]132. [url=http://freedoom.github.io/download.html]Freedoom: Phase 1[/url][/b] (2009) [sup][[b]12[/b]: Chamelenoel: 3, northivanastan: 6, jerk-o: 3][/sup]</text:p>
            <text:p>[b]132. [url=https://doomwiki.org/wiki/Lunar_Catastrophe]Lunar Catastrophe[/url][/b] (2018) [sup][[b]12[/b]: dosboot: 10, Xeogred: 2][/sup]</text:p>
            <text:p>[b]132. [url=https://www.doomworld.com/idgames/levels/doom2/Ports/m-o/ngmvmt1]Newgothic Movement 1[/url][/b] (2010) [sup][[b]12[/b]: everennui: 2, Outrageous Videos: 4, Nazgul9: 6][/sup]</text:p>
            <text:p>[b]132. [url=https://www.doomworld.com/idgames/levels/doom2/megawads/ur]Unholy Realms[/url][/b] (2013) [sup][[b]12[/b]: Dime: 6, dylux: 2, tmorrow: 2, Makedounia: 2][/sup]</text:p>
            <text:p>[b]137. [url=https://www.doomworld.com/idgames/levels/doom/a-c/b2b]Back to Basics[/url][/b] (2007) [sup][[b]11[/b]: WH-Wilou84: 2, joepallai: 5, rd: 4][/sup]</text:p>
            <text:p>[b]137. [url=https://www.doomworld.com/idgames/levels/doom2/Ports/megawads/1024clau]Claustrophobia 1024[/url][/b] (2009) [sup][[b]11[/b]: m8f: 5, DJVCardMaster: 6][/sup]</text:p>
            <text:p>[b]137. [url=https://www.doomworld.com/idgames/levels/doom2/Ports/a-c/comatose]Comatose[/url][/b] (2016) [sup][[b]11[/b]: yakfak: 7, m8f: 4][/sup]</text:p>
            <text:p>[b]137. [url=https://doomwiki.org/wiki/Doomsday_of_UAC]Doomsday of UAC[/url][/b] (1994) [sup][[b]11[/b]: Jaws In Space: 2, Ed: 5, joepallai: 3, Ragu: 1][/sup]</text:p>
            <text:p>[b]137. [url=http://freedoom.github.io/download.html]Freedoom: Phase 2[/url][/b] (2003) [sup][[b]11[/b]: Spectra: 1, Voltcom9: 1, TheMightyHeracross: 3, northivanastan: 3, jerk-o: 3][/sup]</text:p>
            <text:p>[b]137. [url=https://www.doomworld.com/idgames/levels/doom2/Ports/a-c/ad2dow]Urban Brawl: Dead of Winter[/url][/b] (2014) [sup][[b]11[/b]: Ralphis: 6, Phobus: 5][/sup]</text:p>
            <text:p>[b]143. [url=https://www.doomworld.com/idgames/levels/doom2/megawads/1monster]1 Monster Megawad[/url][/b] (2007) [sup][[b]10[/b]: TheNerdTurtle2: 2, Li'l devil: 8][/sup]</text:p>
            <text:p>[b]143. [url=https://www.doomworld.com/forum/topic/101647-avactor-last-update-is-out/]Avactor[/url][/b] (2018) [sup][[b]10[/b]: JudgeDeadd: 2, OniriA: 8][/sup]</text:p>
            <text:p>[b]143. [url=https://www.doomworld.com/idgames/levels/doom2/Ports/a-c/chnworm]Chainworm Kommando[/url][/b] (2017) [sup][[b]10[/b]: Rince-wind: 5, eharper256: 5][/sup]</text:p>
            <text:p>[b]143. [url=https://www.doomworld.com/idgames/levels/doom2/Ports/s-u/tcotd21me]City of the Damned: Apocalypse[/url][/b] (2011) [sup][[b]10[/b]: TechnoDoomed1: 5, Rince-wind: 5][/sup]</text:p>
            <text:p>[b]143. [url=https://doomwiki.org/wiki/Daedalus:_Alien_Defense]Daedalus: Alien Defense[/url][/b] (2003) [sup][[b]10[/b]: A.H. Sankhatayan: 10][/sup]</text:p>
            <text:p>[b]143. [url=https://www.doomworld.com/idgames/levels/doom2/g-i/grime]Grime[/url][/b] (2009) [sup][[b]10[/b]: WH-Wilou84: 2, darkreaver: 4, Paul977: 4][/sup]</text:p>
            <text:p>[b]143. [url=https://www.doomworld.com/forum/topic/91779-a-few-maps-for-plutonia-5-maps/]Plutonia AD﻿[/url][/b] (2016) [sup][[b]10[/b]: dosboot: 10][/sup]</text:p>
            <text:p>[b]143. [url=https://forum.zdoom.org/viewtopic.php?f=42&amp;t=55443#p981947]Redemption Of The Slain[/url][/b] (2017) [sup][[b]10[/b]: Nancsi: 10][/sup]</text:p>
            <text:p>[b]143. [url=https://doomwiki.org/wiki/Skulldash]Skulldash[/url][/b] (2015) [sup][[b]10[/b]: everennui: 2, Lorenz0: 8][/sup]</text:p>
            <text:p>[b]143. [url=https://www.doomworld.com/idgames/levels/doom2/Ports/s-u/tn]Tangerine Nightmare[/url][/b] (2018) [sup][[b]10[/b]: guitardz: 10][/sup]</text:p>
            <text:p>[b]143. [url=https://doomwiki.org/wiki/The_Alfonzone]The Alfonzone[/url][/b] (2017) [sup][[b]10[/b]: Bryan T: 5, vdgg: 1, BohdanZPM: 4][/sup]</text:p>
            <text:p>[b]143. [url=https://doomwiki.org/wiki/The_Brotherhood_of_Ruin]The Brotherhood of Ruin[/url][/b] (2003) [sup][[b]10[/b]: joepallai: 4, vdgg: 6][/sup]</text:p>
            <text:p>[b]155. [url=https://doomwiki.org/wiki/180_Minutes_Pour_Vivre]180 Minutes Pour Vivre[/url][/b] (2020) [sup][[b]9[/b]: Azure_Horror: 9][/sup]</text:p>
            <text:p>[b]155. [url=https://www.doomworld.com/idgames/levels/doom2/Ports/a-c/action]Action Doom[/url][/b] (2004) [sup][[b]9[/b]: Dragonfly: 1, Gaia74: 2, Worm318: 1, ax34: 4, Li'l devil: 1][/sup]</text:p>
            <text:p>[b]155. [url=https://www.doomworld.com/forum/topic/104557-back-to-saturn-x-episode-3-wip/]Back to Saturn X Episode﻿ 3: Instructions to the﻿ Rusty Time Machine﻿﻿[/url][/b] (TBA) [sup][[b]9[/b]: jerk-o: 9][/sup]</text:p>
            <text:p>[b]155. [url=https://www.doomworld.com/idgames/levels/doom/megawads/bgcomp]Base Ganymede[/url][/b] (2012) [sup][[b]9[/b]: maxmanium: 9][/sup]</text:p>
            <text:p>[b]155. [url=https://www.doomworld.com/idgames/levels/doom2/Ports/a-c/brfinal]Beyond Reality[/url][/b] (2012) [sup][[b]9[/b]: Talvi: 3, HUNdebLeonidasX: 6][/sup]</text:p>
            <text:p>[b]155. [url=https://www.doomworld.com/idgames/levels/doom2/Ports/megawads/die]Death in Excess[/url][/b] (2019) [sup][[b]9[/b]: Arbys550: 9][/sup]</text:p>
            <text:p>[b]155. [url=https://www.doomworld.com/idgames/levels/doom2/megawads/d2ino]Doom 2 In Name Only[/url][/b] (2014) [sup][[b]9[/b]: Odal: 4, CinnamonKilljoy: 5][/sup]</text:p>
            <text:p>[b]155. [url=https://doomwiki.org/wiki/Doom:_Damnation]Doom: Damnation[/url][/b] (2016) [sup][[b]9[/b]: bzzrak: 9][/sup]</text:p>
            <text:p>[b]155. [url=https://www.doomworld.com/idgames/levels/doom2/Ports/megawads/dump-1]Dump Episode 1: Fuck Time Limits[/url][/b] (2016) [sup][[b]9[/b]: Voltcom9: 9][/sup]</text:p>
            <text:p>[b]155. [url=https://www.doomworld.com/forum/topic/88507-dump-episode-3-bfg-edition-maps-released/]Dump Episode 3: BFG Edition[/url][/b] (2016) [sup][[b]9[/b]: HyperLuke: 9][/sup]</text:p>
            <text:p>[b]155. [url=https://www.doomworld.com/idgames/levels/doom2/d-f/dyst3]Dystopia 3: Re-Birth of Anarchy[/url][/b] (1996) [sup][[b]9[/b]: Soundblock: 3, valkiriforce: 1, joepallai: 4, dosboot: 1][/sup]</text:p>
            <text:p>[b]155. [url=https://www.doomworld.com/idgames/themes/TeamTNT/ed4_rfo/ed4_rfo1]Eternal DOOM IV: Return from Oblivion[/url][/b] (2008) [sup][[b]9[/b]: m8f: 5, Fadri: 4][/sup]</text:p>
            <text:p>[b]155. [url=https://www.doomworld.com/forum/topic/100391-esp2/]Eternal Slumber Party﻿ 2[/url][/b] (2018) [sup][[b]9[/b]: Roofi: 9][/sup]</text:p>
            <text:p>[b]155. [url=https://www.doomworld.com/idgames/levels/doom2/g-i/hellrun2]Hellrun[/url][/b] (2013) [sup][[b]9[/b]: Doomkid: 3, joepallai: 6][/sup]</text:p>
            <text:p>[b]155. [url=https://www.doomworld.com/idgames/levels/doom2/Ports/g-i/hth2]Hi-Tech Hell 2: Alien Tech[/url][/b] (2005) [sup][[b]9[/b]: Graf Zahl: 9][/sup]</text:p>
            <text:p>[b]155. [url=https://www.doomworld.com/idgames/levels/doom2/m-o/obtic11]Obituary[/url][/b] (1995) [sup][[b]9[/b]: roadworx: 4, T-Rex: 1, Ragu: 4][/sup]</text:p>
            <text:p>[b]155. [url=https://forum.zdoom.org/viewtopic.php?t=52301#p913612]Shadow Of The Wool Ball[/url][/b] (2016) [sup][[b]9[/b]: Apaul27: 9][/sup]</text:p>
            <text:p>[b]155. [url=https://www.doomworld.com/idgames/levels/doom2/Ports/s-u/tnte1]Torment and Torture[/url][/b] (2006) [sup][[b]9[/b]: MFG38: 9][/sup]</text:p>
            <text:p>[b]173. [url=https://www.doomworld.com/idgames/levels/doom2/megawads/50monstr]50 Monsters[/url][/b] (2017) [sup][[b]8[/b]: tmorrow: 2, Worm318: 6][/sup]</text:p>
            <text:p>[b]173. [url=https://www.doomworld.com/idgames/levels/doom2/Ports/megawads/amdosia]Armadosia The Mad Corridor[/url][/b] (2006) [sup][[b]8[/b]: Pierrot: 2, smeghammer: 6][/sup]</text:p>
            <text:p>[b]173. [url=https://www.doomworld.com/forum/topic/107249-come-eat-the-mapwich-a-collaborative-community-project-rc1-available/]Come eat The Mapwich[/url][/b] (2019) [sup][[b]8[/b]: Jaromir Bergmann: 8][/sup]</text:p>
            <text:p>[b]173. [url=https://www.doomworld.com/idgames/levels/doom2/d-f/doomcity]Doom City[/url][/b] (1995) [sup][[b]8[/b]: Jaws In Space: 4, Doomkid: 3, toxic.rat: 1][/sup]</text:p>
            <text:p>[b]173. [url=https://www.doomworld.com/forum/topic/69813-doom-the-golden-souls-mario-64-doom-definitive-edition-released/]Doom: The Golden Souls[/url][/b] (2014) [sup][[b]8[/b]: everennui: 1, TheNerdTurtle2: 7][/sup]</text:p>
            <text:p>[b]173. [url=https://www.doomworld.com/idgames/levels/doom2/Ports/a-c/cybie]Doomguy's Pimp Ventures[/url][/b] (2006) [sup][[b]8[/b]: AnonimVio: 8][/sup]</text:p>
            <text:p>[b]173. [url=https://www.doomworld.com/idgames/levels/doom/Ports/d-f/dbimpact]Double Impact[/url][/b] (2011) [sup][[b]8[/b]: Ralphis: 6, A.H. Sankhatayan: 2][/sup]</text:p>
            <text:p>[b]173. [url=https://www.doomworld.com/idgames/levels/doom2/Ports/g-i/holyhell]Holy Hell[/url][/b] (2006) [sup][[b]8[/b]: Outrageous Videos: 2, bemused: 6][/sup]</text:p>
            <text:p>[b]173. [url=https://www.doomworld.com/idgames/levels/doom2/Ports/megawads/italo]Italo-Doom[/url][/b] (2016) [sup][[b]8[/b]: bemused: 8][/sup]</text:p>
            <text:p>[b]173. [url=https://www.doomworld.com/idgames/levels/doom2/m-o/mangle]Mangle[/url][/b] (1995) [sup][[b]8[/b]: bzzrak: 8][/sup]</text:p>
            <text:p>[b]173. [url=https://www.doomworld.com/idgames/levels/doom2/Ports/m-o/mohu1]Monster Hunter Ltd Part I[/url][/b] (2014) [sup][[b]8[/b]: Jaws In Space: 4, m8f: 4][/sup]</text:p>
            <text:p>[b]173. [url=https://www.doomworld.com/idgames/levels/doom2/Ports/m-o/mohu2]Monster Hunter Ltd Part II[/url][/b] (2014) [sup][[b]8[/b]: Jaws In Space: 4, m8f: 4][/sup]</text:p>
            <text:p>[b]173. [url=https://www.doomworld.com/idgames/levels/doom2/Ports/m-o/nimrod]Nimrod: Ixnay on the Hombre[/url][/b] (2002) [sup][[b]8[/b]: Graf Zahl: 8][/sup]</text:p>
            <text:p>[b]173. [url=https://www.doomworld.com/idgames/levels/doom2/Ports/s-u/scythex]Scythe X[/url][/b] (2009) [sup][[b]8[/b]: 42PercentHealth: 2, Graf Zahl: 2, Talvi: 3, bLOCKbOYgAMES: 1][/sup]</text:p>
            <text:p>[b]173. [url=https://www.doomworld.com/forum/topic/43453-new-map-ready-to-go-the-bee-map/]The Beesong[/url][/b] (2008) [sup][[b]8[/b]: Roofi: 8][/sup]</text:p>
            <text:p>[b]173. [url=https://doomwiki.org/wiki/The_Final_Gathering]The Final Gathering[/url][/b] (1995) [sup][[b]8[/b]: Ragu: 8][/sup]</text:p>
            <text:p>[b]173. [url=https://www.doomworld.com/forum/topic/115177-three-is-a-crowd-vanilla-megawad-with-three-protagonists-finally-released/]Three Is A Crowd[/url][/b] (2020) [sup][[b]8[/b]: Omniarch: 5, TJG1289: 3][/sup]</text:p>
            <text:p>[b]173. [url=https://www.doomworld.com/idgames/levels/doom2/Ports/v-z/vrack3]Vrack 3[/url][/b] (2003) [sup][[b]8[/b]: Spectra: 4, Midnight_00: 1, vdgg: 3][/sup]</text:p>
            <text:p>[b]191. [url=https://www.doomworld.com/forum/topic/108865-rc2-release-alienated-10-levels-for-gzdoom/]Alienated[/url][/b] (2019) [sup][[b]7[/b]: Jaromir Bergmann: 7][/sup]</text:p>
            <text:p>[b]191. [url=http://www.moddb.com/games/doom/addons/castle-heng]Castle Heng[/url][/b] (2014) [sup][[b]7[/b]: 7hm: 7][/sup]</text:p>
            <text:p>[b]191. [url=https://www.doomworld.com/idgames/levels/doom2/Ports/a-c/cc-cod]Caverns of Darkness[/url][/b] (2002) [sup][[b]7[/b]: vdgg: 7][/sup]</text:p>
            <text:p>[b]191. [url=https://doomwiki.org/wiki/Chex_Quest#Chex_Quest_2]Chex Quest 2[/url][/b] (1997) [sup][[b]7[/b]: bzzrak: 7][/sup]</text:p>
            <text:p>[b]191. [url=https://www.doomworld.com/idgames/levels/doom2/Ports/a-c/cah_se]Cold as Hell[/url][/b] (2004) [sup][[b]7[/b]: Graf Zahl: 7][/sup]</text:p>
            <text:p>[b]191. [url=https://www.doomworld.com/idgames/levels/doom2/Ports/megawads/cif3]Community is Falling 3[/url][/b] (2008) [sup][[b]7[/b]: NuMetalManiak: 3, Voltcom9: 4][/sup]</text:p>
            <text:p>[b]191. [url=http://www.moddb.com/mods/doomone/downloads/doomone-v04]Doom: One[/url][/b] (2013) [sup][[b]7[/b]: HyperLuke: 4, Greyenko: 3][/sup]</text:p>
            <text:p>[b]191. [url=https://www.doomworld.com/forum/topic/90173-eden/]Eden[/url][/b] (2016) [sup][[b]7[/b]: Nirvana: 7][/sup]</text:p>
            <text:p>[b]191. [url=https://www.doomworld.com/idgames/levels/doom2/Ports/d-f/fth666]Flashback to Hell[/url][/b] (2014) [sup][[b]7[/b]: GarrettChan: 2, eharper256: 5][/sup]</text:p>
            <text:p>[b]191. [url=https://www.doomworld.com/idgames/themes/hacx/hx11pack]Hacx[/url][/b] (1997) [sup][[b]7[/b]: Grazza: 5, Dimon12321: 2][/sup]</text:p>
            <text:p>[b]191. [url=https://www.doomworld.com/idgames/levels/doom2/Ports/g-i/iedge]Insanity's Edge[/url][/b] (2009) [sup][[b]7[/b]: TechnoDoomed1: 7][/sup]</text:p>
            <text:p>[b]191. [url=https://www.doomworld.com/idgames/levels/doom2/megawads/marsw301]Mars War[/url][/b] (1998) [sup][[b]7[/b]: Roofi: 5, Rince-wind: 2][/sup]</text:p>
            <text:p>[b]191. [url=https://www.doomworld.com/idgames/levels/doom2/Ports/megawads/mock2]Mock 2: The Speed of Stupid[/url][/b] (2003) [sup][[b]7[/b]: AnonimVio: 7][/sup]</text:p>
            <text:p>[b]191. [url=https://www.doomworld.com/idgames/levels/doom2/m-o/nochance]No Chance[/url][/b] (2008) [sup][[b]7[/b]: Roofi: 7][/sup]</text:p>
            <text:p>[b]191. [url=https://doomwiki.org/wiki/NOVA_III]Nova III[/url][/b] (2019) [sup][[b]7[/b]: DOEL: 7][/sup]</text:p>
            <text:p>[b]191. [url=https://www.doomworld.com/idgames/levels/doom2/m-o/odessa_1]Odessa 1[/url][/b] (1995) [sup][[b]7[/b]: 7hm: 7][/sup]</text:p>
            <text:p>[b]191. [url=https://www.doomworld.com/idgames/levels/doom2/m-o/osiris]Osiris TC[/url][/b] (1996) [sup][[b]7[/b]: Vorpal: 5, Uncle 80: 2][/sup]</text:p>
            <text:p>[b]191. [url=https://www.doomworld.com/idgames/levels/doom2/Ports/p-r/pwfinal]Plutonium Winds[/url][/b] (2014) [sup][[b]7[/b]: Spectra: 7][/sup]</text:p>
            <text:p>[b]191. [url=https://www.doomworld.com/forum/topic/85755-rf1024-i-dont-know-whats-going-on-with-this-title-anymore/]Rf 1024[/url][/b] (2016) [sup][[b]7[/b]: JudgeDeadd: 2, Ryath: 5][/sup]</text:p>
            <text:p>[b]191. [url=https://www.doomworld.com/idgames/levels/hexen/j-l/kaiser_28]Shadows of Chronos[/url][/b] (2014) [sup][[b]7[/b]: Grain of Salt: 7][/sup]</text:p>
            <text:p>[b]191. [url=https://www.doomworld.com/idgames/levels/doom2/Ports/megawads/intime]Somewhere in Time[/url][/b] (2016) [sup][[b]7[/b]: STILES: 3, smeghammer: 4][/sup]</text:p>
            <text:p>[b]191. [url=http://stronghold.drdteam.org/download.html]Stronghold: On the Edge of Chaos[/url][/b] (2010) [sup][[b]7[/b]: MFG38: 2, termrork: 5][/sup]</text:p>
            <text:p>[b]191. [url=https://www.doomworld.com/idgames/levels/doom2/Ports/megawads/swideath]Swift Death[/url][/b] (2015) [sup][[b]7[/b]: Nine Inch Heels: 1, fveitsi: 5, NoisyVelvet: 1][/sup]</text:p>
            <text:p>[b]191. [url=https://www.doomworld.com/idgames/levels/doom/a-c/class_ep]The Classic Episode[/url][/b] (2000) [sup][[b]7[/b]: pcorf: 5, purist: 2][/sup]</text:p>
            <text:p>[b]191. [url=https://www.doomworld.com/idgames/levels/doom2/Ports/megawads/thtthren]THT: Threnody[/url][/b] (2016) [sup][[b]7[/b]: Doomkid: 2, A.H. Sankhatayan: 3, Fadri: 2][/sup]</text:p>
            <text:p>[b]191. [url=https://www.doomworld.com/idgames/levels/doom/Ports/d-f/draftex]Thy Flesh - Turned into a draft-excluder[/url][/b] (2014) [sup][[b]7[/b]: 4everDoomed: 6, dosboot: 1][/sup]</text:p>
            <text:p>[b]191. [url=https://forum.zdoom.org/viewtopic.php?f=42&amp;t=55741]Waterlab GZD[/url][/b] (2017) [sup][[b]7[/b]: Phobus: 7][/sup]</text:p>
            <text:p>[b]218. [url=https://forum.zdoom.org/viewtopic.php?f=19&amp;t=54247&amp;p=954473]20 Monsters Community Project[/url][/b] (2017) [sup][[b]6[/b]: Voltcom9: 6][/sup]</text:p>
            <text:p>[b]218. [url=https://www.doomworld.com/idgames/levels/doom2/Ports/s-u/teitenga]Assault on Tei Tenga[/url][/b] (1999) [sup][[b]6[/b]: Ralphis: 6][/sup]</text:p>
            <text:p>[b]218. [url=https://www.doomworld.com/forum/topic/117061-bourgeois-megawad-30-maps-now-on-idgames/]Bourgeois Megawad[/url][/b] (2021) [sup][[b]6[/b]: TheGreenZap: 6][/sup]</text:p>
            <text:p>[b]218. [url=https://www.doomworld.com/idgames/levels/doom2/a-c/castleof]Castle of the Damned[/url][/b] (1996) [sup][[b]6[/b]: bzzrak: 6][/sup]</text:p>
            <text:p>[b]218. [url=https://www.doomworld.com/idgames/levels/doom2/Ports/a-c/cafebrk1]Coffee Break Episode 1[/url][/b] (2012) [sup][[b]6[/b]: roadworx: 2, eharper256: 4][/sup]</text:p>
            <text:p>[b]218. [url=https://www.doomworld.com/idgames/levels/doom2/Ports/d-f/de-pkg]Demon Eclipse[/url][/b] (2006) [sup][[b]6[/b]: Soundblock: 1, Lazorinc: 1, tchkb: 4][/sup]</text:p>
            <text:p>[b]218. [url=https://doomwiki.org/wiki/Doom:_The_Golden_Souls_2]Doom: The Golden Souls 2[/url][/b] (2018) [sup][[b]6[/b]: TJG1289: 6][/sup]</text:p>
            <text:p>[b]218. [url=https://www.doomworld.com/idgames/levels/doom2/Ports/megawads/echelon]Echelon[/url][/b] (2016) [sup][[b]6[/b]: Sky: 1, bzzrak: 5][/sup]</text:p>
            <text:p>[b]218. [url=https://www.doomworld.com/idgames/levels/heretic/Ports/elfgp]Elf Gets Pissed[/url][/b] (2016) [sup][[b]6[/b]: Ralphis: 6][/sup]</text:p>
            <text:p>[b]218. [url=https://www.doomworld.com/idgames/levels/doom2/d-f/endgame]End Game[/url][/b] (2004) [sup][[b]6[/b]: pcorf: 6][/sup]</text:p>
            <text:p>[b]218. [url=https://www.doomworld.com/idgames/levels/doom/megawads/et]Endless Torture[/url][/b] (2015) [sup][[b]6[/b]: soner du: 2, dei_eldren: 4][/sup]</text:p>
            <text:p>[b]218. [url=https://www.doomworld.com/idgames/levels/doom/0-9/01fava]Fava Beans[/url][/b] (1995) [sup][[b]6[/b]: Philnemba: 2, NaZa: 4][/sup]</text:p>
            <text:p>[b]218. [url=https://www.doomworld.com/idgames/levels/doom2/Ports/megawads/5room]Five Rooms of Doom[/url][/b] (2015) [sup][[b]6[/b]: HyperLuke: 6][/sup]</text:p>
            <text:p>[b]218. [url=https://doomwiki.org/wiki/Galaxia]Galaxia[/url][/b] (1994) [sup][[b]6[/b]: Ragu: 6][/sup]</text:p>
            <text:p>[b]218. [url=https://www.doomworld.com/files/file/17934-incineration/]Incineration[/url][/b] (2014) [sup][[b]6[/b]: Ryath: 5, dosboot: 1][/sup]</text:p>
            <text:p>[b]218. [url=https://www.doomworld.com/idgames/levels/doom2/deathmatch/j-l/judas23]Judas[/url][/b] (1996) [sup][[b]6[/b]: antares031: 6][/sup]</text:p>
            <text:p>[b]218. [url=https://doomwiki.org/wiki/Maskim_Xul]Maskim Xul[/url][/b] (2017) [sup][[b]6[/b]: Dimon12321: 6][/sup]</text:p>
            <text:p>[b]218. [url=https://doomwiki.org/wiki/Mass_Extinction]Mass Extinction﻿[/url][/b] (2019) [sup][[b]6[/b]: Deadwing: 6][/sup]</text:p>
            <text:p>[b]218. [url=https://doomwiki.org/wiki/Moonblood]Moonblood[/url][/b] (2017) [sup][[b]6[/b]: dei_eldren: 6][/sup]</text:p>
            <text:p>[b]218. [url=https://www.doomworld.com/idgames/levels/doom2/Ports/m-o/neodoom]NeoDoom[/url][/b] (2006) [sup][[b]6[/b]: OniriA: 6][/sup]</text:p>
            <text:p>[b]218. [url=https://www.doomworld.com/idgames/levels/doom/m-o/nukemine]Nuke Mine (Come Get Some)[/url][/b] (1994) [sup][[b]6[/b]: Soundblock: 6][/sup]</text:p>
            <text:p>[b]218. [url=https://www.doomworld.com/forum/topic/103371-ozonia-development-boom-megawad-december-target-release/]Ozonia[/url][/b] (2021) [sup][[b]6[/b]: dei_eldren: 6][/sup]</text:p>
            <text:p>[b]218. [url=https://www.doomworld.com/forum/topic/49008-phmlspd-boom-maps-for-people-who-like-shooting-monsters/]Phmlspd[/url][/b] (2010) [sup][[b]6[/b]: maxmanium: 6][/sup]</text:p>
            <text:p>[b]218. [url=https://www.doomworld.com/idgames/levels/doom2/Ports/megawads/rl2]Running Late 2[/url][/b] (2020) [sup][[b]6[/b]: Deadwing: 6][/sup]</text:p>
            <text:p>[b]218. [url=https://www.doomworld.com/forum/topic/112163-25-maps-completed-sign-of-torment-boom-compatible-megawadwip/]Sign of Torment[/url][/b] (2021) [sup][[b]6[/b]: dei_eldren: 6][/sup]</text:p>
            <text:p>[b]218. [url=https://doomwiki.org/wiki/SSL2]SSL2[/url][/b] (?) [sup][[b]6[/b]: antares031: 6][/sup]</text:p>
            <text:p>[b]218. [url=https://doomwiki.org/wiki/Strange_Aeons]Strange Aeons[/url][/b] (2015) [sup][[b]6[/b]: ax34: 3, SOSU: 3][/sup]</text:p>
            <text:p>[b]218. [url=https://www.doomworld.com/idgames/levels/doom2/Ports/megawads/lmtmple3]Temple of the Lizard Men 3[/url][/b] (2013) [sup][[b]6[/b]: Lewonx: 6][/sup]</text:p>
            <text:p>[b]218. [url=https://www.doomworld.com/idgames/levels/doom2/Ports/m-o/massm]The Adventures of MassMouth[/url][/b] (2000) [sup][[b]6[/b]: Ralphis: 6][/sup]</text:p>
            <text:p>[b]218. [url=https://www.doomworld.com/idgames/levels/doom2/s-u/slayer]The Slayer[/url][/b] (2002) [sup][[b]6[/b]: Vorpal: 5, vdgg: 1][/sup]</text:p>
            <text:p>[b]218. [url=https://doomwiki.org/wiki/TNT:_Evilution]TNT: Evilution[/url][/b] (1996) [sup][[b]6[/b]: Li'l devil: 6][/sup]</text:p>
            <text:p>[b]218. [url=https://www.doomworld.com/idgames/themes/terrywads/uacmnnew]UAC Military Nightmare[/url][/b] (2008) [sup][[b]6[/b]: AnonimVio: 6][/sup]</text:p>
            <text:p>[b]218. [url=https://doomwiki.org/wiki/Ultimate_Doom_the_Way_id_Did]Ultimate Doom the Way id Did[/url][/b] (2019) [sup][[b]6[/b]: Omniarch: 5, dosboot: 1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" calcext:value-type="string">
            <text:p>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18. [url=https://www.doomworld.com/idgames/levels/doom2/deathmatch/Ports/megawads/udmx]Unidoom Deathmatch X[/url][/b] (2008) [sup][[b]6[/b]: Ralphis: 6][/sup]&#10;[b]218. [url=https://www.doomworld.com/idgames/levels/doom2/megawads/urania]Urania[/url][/b] (2016) [sup][[b]6[/b]: Spectre01: 6][/sup]&#10;[b]218. [url=https://www.doomworld.com/idgames/levels/doom2/Ports/m-o/ma_val]Valhalla[/url][/b] (2010) [sup][[b]6[/b]: 4everDoomed: 4, VanaheimRanger: 2][/sup]&#10;[b]254. [url=https://www.doomworld.com/forum/topic/115653-1000-line-2-cp-completed/]1000 Line 2 Community Project[/url][/b] (2020) [sup][[b]5[/b]: Horus: 5][/sup]&#10;[b]254. [url=https://www.doomworld.com/vb/thread/71473]2048 Unleashed[/url][/b] (2015) [sup][[b]5[/b]: eharper256: 5][/sup]&#10;[b]254. [url=https://www.doomworld.com/idgames/levels/doom/Ports/a-c/aa_e1]Alpha Accident: Terra Nova[/url][/b] (2016) [sup][[b]5[/b]: Rince-wind: 5][/sup]&#10;[b]254. [url=https://doomwiki.org/wiki/Army_of_Darkness_TC]Army of Darkness TC[/url][/b] (1996) [sup][[b]5[/b]: AtticTelephone: 5][/sup]&#10;[b]254. [url=https://www.doomworld.com/forum/topic/105451-birthday-bash-megawad-offical-release/]Birthday Bash [/url][/b] (2019) [sup][[b]5[/b]: eharper256: 5][/sup]&#10;[b]254. [url=https://www.doomworld.com/idgames/levels/doom2/Ports/a-c/bldstlp]Bloody Steel[/url][/b] (2014) [sup][[b]5[/b]: ella guro: 2, Li'l devil: 3][/sup]&#10;[b]254. [url=https://www.doomworld.com/idgames/levels/doom2/Ports/a-c/bor_lost]Brotherhood of Ruin: The Lost Temple[/url][/b] (2013) [sup][[b]5[/b]: Vorpal: 5][/sup]&#10;[b]254. [url=https://www.doomworld.com/idgames/levels/doom/p-r/retroeps]CH Retro Episode[/url][/b] (2002) [sup][[b]5[/b]: Diabolución: 5][/sup]&#10;[b]254. [url=https://www.doomworld.com/forum/topic/117485-come-eat-the-mapwich-2-public-beta-out-now/]Come Eat The Mapwich 2[/url][/b] (2020) [sup][[b]5[/b]: Bryan T: 5][/sup]&#10;[b]254. [url=https://www.doomworld.com/idgames/levels/doom/a-c/crusades]Crusades[/url][/b] (1999) [sup][[b]5[/b]: joepallai: 5][/sup]&#10;[b]254. [url=https://www.doomworld.com/forum/topic/121935-cydonia-throwback-plutonia-wad-beta-available/]Cydonia[/url][/b] (2021) [sup][[b]5[/b]: Xeogred: 5][/sup]&#10;[b]254. [url=https://www.doomworld.com/idgames/levels/doom/d-f/dante666]Dante's Gate[/url][/b] (1994) [sup][[b]5[/b]: Soundblock: 5][/sup]&#10;[b]254. [url=https://www.doomworld.com/forum/topic/116046-dbp26-the-city-of-damned-children/]DBP26: The City of Damned Children[/url][/b] (2020) [sup][[b]5[/b]: Rince-wind: 2, TJG1289: 3][/sup]&#10;[b]254. [url=http://www.wad-archive.com/wad/DOOM-Barracks-Zone-1]Doom Barracks Zone[/url][/b] (2010) [sup][[b]5[/b]: HUNdebLeonidasX: 3, TheMightyHeracross: 2][/sup]&#10;[b]254. [url=https://www.doomworld.com/forum/topic/54022-doom-center-do-you-know-that/]Doom Center[/url][/b] (2011) [sup][[b]5[/b]: HUNdebLeonidasX: 5][/sup]&#10;[b]254. [url=https://doomwiki.org/wiki/Doom_the_Way_id_Did:_The_Lost_Episodes]Doom the Way id Did: The Lost Episodes[/url][/b] (2012) [sup][[b]5[/b]: Ryath: 5][/sup]&#10;[b]254. [url=https://doomwiki.org/wiki/Doom:_The_Lost_Episode]Doom: The Lost Episode[/url][/b] (2009) [sup][[b]5[/b]: Omniarch: 5][/sup]&#10;[b]254. [url=https://www.doomworld.com/forum/topic/104925-doomish-den-of-design-a-map-that-teaches-you-map-design/]Doomish Den of Design[/url][/b] (2019) [sup][[b]5[/b]: Rince-wind: 5][/sup]&#10;[b]254. [url=https://www.doomworld.com/idgames/levels/doom2/Ports/d-f/dripfeed]Drip Feed[/url][/b] (2010) [sup][[b]5[/b]: Vorpal: 5][/sup]&#10;[b]254. [url=https://doomwiki.org/wiki/E1_Contest]E1 Contest[/url][/b] (2001) [sup][[b]5[/b]: Diabolución: 5][/sup]&#10;[b]254. [url=https://doomwiki.org/wiki/Epic]Epic[/url][/b] (2007) [sup][[b]5[/b]: AtticTelephone: 5][/sup]&#10;[b]254. [url=https://www.doomworld.com/idgames/levels/doom2/deathmatch/megawads/exec]Execution[/url][/b] (2000) [sup][[b]5[/b]: Doomkid: 5][/sup]&#10;[b]254. [url=https://www.doomworld.com/files/file/17464-favillesco-alpha-episode-apostasy-on-amalthea/]Favillesco Alpha Episode: Apostasy on Amalthea[/url][/b] (2014) [sup][[b]5[/b]: Ryath: 5][/sup]&#10;[b]254. [url=https://www.doomworld.com/idgames/levels/doom2/Ports/d-f/ftmtn_v2]Firetop Mountain[/url][/b] (2013) [sup][[b]5[/b]: smeghammer: 5][/sup]&#10;[b]254. [url=https://forum.zdoom.org/viewtopic.php?f=19&amp;t=46718]Gene-Tech: Before the Storm[/url][/b] (2014) [sup][[b]5[/b]: Graf Zahl: 5][/sup]&#10;[b]254. [url=https://www.doomworld.com/forum/topic/115127-wip-going-to-hell-megawad-testing/]Going To Hell[/url][/b] (2020) [sup][[b]5[/b]: Bryan T: 5][/sup]&#10;[b]254. [url=https://www.doomworld.com/idgames/levels/doom2/Ports/megawads/gmp]Good Morning Phobos[/url][/b] (2017) [sup][[b]5[/b]: Bryan T: 5][/sup]&#10;[b]254. [url=https://www.doomworld.com/idgames/levels/doom2/deathmatch/Ports/megawads/gw2]Greenwar II[/url][/b] (2009) [sup][[b]5[/b]: Ed: 5][/sup]&#10;[b]254. [url=https://www.doomworld.com/forum/topic/117072-now-on-idgames-hellevator-32-maps-community-project-boom-megawad/]Hellevator[/url][/b] (2021) [sup][[b]5[/b]: Bryan T: 5][/sup]&#10;[b]254. [url=https://www.doomworld.com/idgames/levels/doom2/Ports/g-i/inncnx2]Innocence X2[/url][/b] (2016) [sup][[b]5[/b]: Spectra: 5][/sup]&#10;[b]254. [url=https://www.doomworld.com/forum/topic/117417-lunar-outpost-359-wip-wad-updated-2132021-revamped-older-levels/]Lunar Outpost 359[/url][/b] (2021) [sup][[b]5[/b]: dei_eldren: 5][/sup]&#10;[b]254. [url=https://www.doomworld.com/idgames/levels/doom2/m-o/mordeth]Mordeth[/url][/b] (1997) [sup][[b]5[/b]: Vorpal: 5][/sup]&#10;[b]254. [url=https://doomwiki.org/wiki/No_Sleep_for_the_Dead]No Sleep for the Dead[/url][/b] (2016) [sup][[b]5[/b]: Omniarch: 5][/sup]&#10;[b]254. [url=http://www.mediafire.com/file/fuurx4c98tl198i/One_Doom_s_Day.wad]One Doom's Day[/url][/b] (2013) [sup][[b]5[/b]: Apaul27: 5][/sup]&#10;[b]254. [url=https://www.doomworld.com/idgames/levels/doom2/Ports/p-r/paranoid]Paranoid[/url][/b] (2010) [sup][[b]5[/b]: termrork: 5][/sup]&#10;[b]254. [url=https://www.doomworld.com/idgames/levels/doom2/Ports/p-r/planisf2]Planisphere 2[/url][/b] (2012) [sup][[b]5[/b]: ax34: 5][/sup]&#10;[b]254. [url=https://www.doomworld.com/idgames/?id=19249]Preacher[/url][/b] (2018) [sup][[b]5[/b]: DoomDork: 3, Snikle: 1, SCF: 1][/sup]&#10;[b]254. [url=https://www.doomworld.com/vb/wads-mods/67271-project-uber-idgamesd/]Project Uber[/url][/b] (2014) [sup][[b]5[/b]: Rince-wind: 5][/sup]&#10;[b]254. [url=https://doomwiki.org/wiki/Return_to_Hadron]Return to Hadron Episode 1[/url][/b] (2015) [sup][[b]5[/b]: Omniarch: 5][/sup]&#10;[b]254. [url=https://www.doomworld.com/idgames/levels/doom2/s-u/selfish5]SELFISH5[/url][/b] (2005) [sup][[b]5[/b]: Diabolución: 5][/sup]&#10;[b]254. [url=https://www.doomworld.com/idgames/levels/doom2/Ports/s-u/sotnr]Shadows of The Nightmare Realm[/url][/b] (2017) [sup][[b]5[/b]: 4everDoomed: 5][/sup]&#10;[b]254. [url=https://www.doomworld.com/idgames/levels/doom/Ports/p-r/pe1_phob]Simply Phobos[/url][/b] (2004) [sup][[b]5[/b]: Diabolución: 5][/sup]&#10;[b]254. [url=https://doomwiki.org/wiki/SkePLand]SkePLand[/url][/b] (2011) [sup][[b]5[/b]: vdgg: 5][/sup]&#10;[b]254. [url=https://www.doomworld.com/idgames/deathmatch/skulltag/spacedm9]SpaceDM9[/url][/b] (2011) [sup][[b]5[/b]: Ed: 5][/sup]&#10;[b]254. [url=https://doomwiki.org/wiki/The_Artifact_(WAD)]The Artifact[/url][/b] (1995) [sup][[b]5[/b]: Ragu: 5][/sup]&#10;[b]254. [url=https://www.doomworld.com/forum/topic/118154-tnt-goes-boom-episode-1-vanilla-tnt-evilution-replacement/]TNT Goes Boom! Episode 1[/url][/b] (2020) [sup][[b]5[/b]: dei_eldren: 5][/sup]&#10;[b]254. [url=https://www.doomworld.com/forum/topic/111099-psx-doom-megawad-fall-of-triton-remake-triton-ii/]TRITON﻿ II﻿[/url][/b] (2020) [sup][[b]5[/b]: behemoth_667: 5][/sup]&#10;[b]254. [url=https://www.doomworld.com/forum/topic/101509-unwelcome-developement-thread-new-map-for-testing/]UNWELCOME[/url][/b] (2018) [sup][[b]5[/b]: Ryath: 5][/sup]&#10;[b]254. [url=https://www.doomworld.com/idgames/levels/doom2/Ports/v-z/vulkan]Vulkan Episode 1[/url][/b] (2017) [sup][[b]5[/b]: HyperLuke: 5][/sup]&#10;[b]254. [url=https://www.doomworld.com/vb/wads-mods/71259-way-too-many-dead-guys-map05-alpha-available/]Way 2 Many Dead Guys[/url][/b] (2014) [sup][[b]5[/b]: Nancsi: 5][/sup]&#10;[b]254. [url=https://doomwiki.org/wiki/WOOO]WOOO[/url][/b] (2013) [sup][[b]5[/b]: lokbustam257: 5][/sup]&#10;[b]254. [url=https://www.moddb.com/mods/bloodpack]ZBloodpack[/url][/b] (2005) [sup][[b]5[/b]: smeghammer: 5][/sup]&#10;[b]254. [url=https://www.doomworld.com/idgames/levels/doom2/Ports/v-z/zendyn_x]Zen Dynamics[/url][/b] (2005) [sup][[b]5[/b]: Phobus: 4, TechnoDoomed1: 1][/sup]&#10;[b]307. [url=https://www.doomworld.com/idgames/levels/doom2/a-c/area51]Area 51[/url][/b] (1997) [sup][[b]4[/b]: Doomkid: 2, TheGreenZap: 2][/sup]&#10;[b]307. [url=https://forum.zdoom.org/viewtopic.php?f=19&amp;t=47573#p807968]Ashes 2063 TC[/url][/b] (2018) [sup][[b]4[/b]: rd: 4][/sup]&#10;[b]307. [url=https://www.doomworld.com/idgames/levels/doom2/a-c/chord2]Chord 2[/url][/b] (1997) [sup][[b]4[/b]: Paul977: 4][/sup]&#10;[b]307. [url=https://www.doomworld.com/files/file/10874-city-of-doom-part-i-beta-1-11/]City of DooM (Part I)[/url][/b] (2000) [sup][[b]4[/b]: ax34: 4][/sup]&#10;[b]307. [url=https://www.doomworld.com/idgames/levels/doom2/Ports/a-c/c-shock2]Combat Shock 2[/url][/b] (2012) [sup][[b]4[/b]: Cynical: 1, Nate River: 3][/sup]&#10;[b]307. [url=https://www.doomworld.com/idgames/levels/doom2/Ports/a-c/crimsonh]Crimson Horizon[/url][/b] (2009) [sup][[b]4[/b]: Paul977: 4][/sup]&#10;[b]307. [url=https://www.doomworld.com/idgames/levels/doom2/deathmatch/Ports/megawads/crudream]Crucified Dreams[/url][/b] (2006) [sup][[b]4[/b]: Soundblock: 4][/sup]&#10;[b]307. [url=https://www.doomworld.com/forum/topic/106371-czechbox-final-version-available/]CzechBox[/url][/b] (2020) [sup][[b]4[/b]: Willy W.: 4][/sup]&#10;[b]307. [url=https://www.doomworld.com/idgames/levels/doom2/Ports/d-f/dcity2_5]Damned City 2[/url][/b] (2019) [sup][[b]4[/b]: ax34: 4][/sup]&#10;[b]307. [url=https://www.doomworld.com/idgames/levels/doom2/Ports/d-f/dark7]Dark 7 (with Mission Pack)[/url][/b] (2002) [sup][[b]4[/b]: smeghammer: 4][/sup]&#10;[b]307. [url=https://www.doomworld.com/idgames/levels/doom2/Ports/d-f/dor]Dawn of Reality[/url][/b] (2010) [sup][[b]4[/b]: ax34: 4][/sup]&#10;[b]307. [url=https://www.doomworld.com/forum/topic/92135-deadair-v2/]dead.air[/url][/b] (2016) [sup][[b]4[/b]: HyperLuke: 2, Lorenz0: 2][/sup]&#10;[b]307. [url=https://www.doomworld.com/idgames/levels/doom2/d-f/earth]Earth[/url][/b] (1998) [sup][[b]4[/b]: ShoDemo: 3, TheNerdTurtle2: 1][/sup]&#10;[b]307. [url=https://www.doomworld.com/forum/topic/94601-empyrion_v39-14-udmf-coop-maps-with-single-player-support/]Empyrion[/url][/b] (2017) [sup][[b]4[/b]: Gaia74: 4][/sup]&#10;[b]307. [url=https://www.doomworld.com/idgames/levels/doom2/deathmatch/megawads/gothicdm]Gothic DM[/url][/b] (1997) [sup][[b]4[/b]: Soundblock: 1, toxic.rat: 3][/sup]&#10;[b]307. [url=https://www.doomworld.com/forum/topic/113414-wip-hellish-rogues-a-new-mappers-first-mapset-feb-15th-2021-near-final-version-available/]Hellish Rogues[/url][/b] (2021) [sup][[b]4[/b]: dei_eldren: 4][/sup]&#10;[b]307. [url=https://www.doomworld.com/idgames/levels/doom2/Ports/g-i/impencse]Imp Encounter[/url][/b] (2003) [sup][[b]4[/b]: AnonimVio: 4][/sup]&#10;[b]307. [url=https://www.doomworld.com/forum/topic/74792-jiffy-bag-a-speedmap-megawad-rc2-released/]Jiffy Bag[/url][/b] (2015) [sup][[b]4[/b]: TheNerdTurtle2: 4][/sup]&#10;[b]307. [url=https://www.doomworld.com/idgames/levels/doom2/Ports/j-l/khorus]Khorus[/url][/b] (2012) [sup][[b]4[/b]: NuMetalManiak: 4][/sup]&#10;[b]307. [url=https://www.doomworld.com/files/file/15671-mapgame/]Mapgame[/url][/b] (2009) [sup][[b]4[/b]: m8f: 4][/sup]&#10;[b]307. [url=https://www.doomworld.com/idgames/levels/doom2/Ports/m-o/nfh2]Neighborhood From Hell[/url][/b] (2012) [sup][[b]4[/b]: ax34: 4][/sup]&#10;[b]307. [url=https://www.doomworld.com/idgames/levels/doom2/m-o/nostromo]Nostromo's Run[/url][/b] (1995) [sup][[b]4[/b]: soner du: 1, Ragu: 3][/sup]&#10;[b]307. [url=https://www.doomworld.com/idgames/levels/doom2/Ports/megawads/nova2]Nova II: New Dawn[/url][/b] (2015) [sup][[b]4[/b]: Not Jabba: 3, dylux: 1][/sup]&#10;[b]307. [url=https://doomwiki.org/wiki/Robocop_Doom]Robocop Doom[/url][/b] (2019) [sup][[b]4[/b]: ax34: 4][/sup]&#10;[b]307. [url=https://www.doomworld.com/idgames/levels/doom2/Ports/s-u/sinedie]Sine Die[/url][/b] (2007) [sup][[b]4[/b]: bLOCKbOYgAMES: 4][/sup]&#10;[b]307. [url=https://www.doomworld.com/idgames/levels/doom2/Ports/megawads/sf3]Slaughterfest 3[/url][/b] (2018) [sup][[b]4[/b]: Nazgul9: 4][/sup]&#10;[b]307. [url=https://www.doomworld.com/idgames/levels/doom2/Ports/megawads/doomtrib]The DOOM Tribute Project[/url][/b] (2016) [sup][[b]4[/b]: ax34: 4][/sup]&#10;[b]307. [url=https://www.doomworld.com/idgames/levels/doom/s-u/smb_v102]The Sky May Be[/url][/b] (1997) [sup][[b]4[/b]: AnonimVio: 3, Li'l devil: 1][/sup]&#10;[b]307. [url=https://www.doomworld.com/idgames/levels/doom/megawads/nmdu]The Ultimate NMD [/url][/b] (2009) [sup][[b]4[/b]: eharper256: 4][/sup]&#10;[b]307. [url=https://zdoom.org/wiki/Town_Infection]Town Infection[/url][/b] (2013) [sup][[b]4[/b]: Dimon12321: 4][/sup]&#10;[b]307. [url=http://odamex.net/boards/index.php?topic=2246.0]UAC Ultra 2[/url][/b] (2013) [sup][[b]4[/b]: Sky: 4][/sup]&#10;[b]307. [url=https://www.doomworld.com/idgames/levels/doom2/Ports/v-z/vrack]Vrack[/url][/b] (2000) [sup][[b]4[/b]: bzzrak: 4][/sup]&#10;[b]339. [url=https://cloud.mail.ru/public/83f617a62867/1993.WAD]1993[/url][/b] (2014) [sup][[b]3[/b]: Apaul27: 3][/sup]&#10;[b]339. [url=https://www.doomworld.com/forum/post/1753652]2castles[/url][/b] (?) [sup][[b]3[/b]: Soundblock: 3][/sup]&#10;[b]339. [url=https://www.doomworld.com/forum/topic/90605-v04-a-boy-and-his-barrel-a-secret-is-revealed/]A Boy and His Barrel[/url][/b] (2016) [sup][[b]3[/b]: Dragonfly: 3][/sup]&#10;[b]339. [url=https://www.doomworld.com/files/file/18491-absolutely-killed/]Absolutely Killed[/url][/b] (2016) [sup][[b]3[/b]: NoisyVelvet: 3][/sup]&#10;[b]339. [url=https://www.doomworld.com/idgames/levels/doom/Ports/a-c/aaawake]Awakening[/url][/b] (2010) [sup][[b]3[/b]: Graf Zahl: 3][/sup]&#10;[b]339. [url=https://www.doomworld.com/idgames/levels/doom2/Ports/a-c/balls]Balls[/url][/b] (2006) [sup][[b]3[/b]: Li'l devil: 3][/sup]&#10;[b]339. [url=https://forum.zdoom.org/viewtopic.php?t=47680#p810207]Batman Doom: Reborn[/url][/b] (2015) [sup][[b]3[/b]: ax34: 3][/sup]&#10;[b]339. [url=https://www.doomworld.com/idgames/levels/doom2/Ports/a-c/bermuda]Bermuda Triangle[/url][/b] (1999) [sup][[b]3[/b]: Doomkid: 1, TheGreenZap: 2][/sup]&#10;[b]339. [url=https://www.doomworld.com/idgames/levels/doom2/Ports/a-c/bbv11]Botanic Biosphere[/url][/b] (2014) [sup][[b]3[/b]: Jaromir Bergmann: 3][/sup]&#10;[b]339. [url=https://www.doomworld.com/idgames/levels/doom2/a-c/chord1]Chord 1[/url][/b] (1997) [sup][[b]3[/b]: Paul977: 3][/sup]&#10;[b]339. [url=https://www.doomworld.com/idgames/levels/doom2/Ports/a-c/chord3]Chord 3[/url][/b] (2000) [sup][[b]3[/b]: Paul977: 3][/sup]&#10;[b]339. [url=https://www.doomworld.com/idgames/levels/doom2/a-c/chordg]Chord G[/url][/b] (1999) [sup][[b]3[/b]: Paul977: 3][/sup]&#10;[b]339. [url=https://www.doomworld.com/idgames/levels/doom2/Ports/a-c/cityass]City Assault[/url][/b] (2013) [sup][[b]3[/b]: ax34: 3][/sup]&#10;[b]339. [url=https://www.doomworld.com/idgames/levels/doom2/d-f/darkcvnt]Dark Covenant[/url][/b] (1996) [sup][[b]3[/b]: NuMetalManiak: 2, bonnie: 1][/sup]&#10;[b]339. [url=https://www.doomworld.com/idgames/levels/doom2/d-f/demondrv]DEMON DRIVER!!!![/url][/b] (2006) [sup][[b]3[/b]: smeghammer: 3][/sup]&#10;[b]339. [url=https://www.doomworld.com/idgames/levels/doom2/Ports/d-f/darknes2]Disciples of Darkness[/url][/b] (2017) [sup][[b]3[/b]: Nirvana: 3][/sup]&#10;[b]339. [url=https://www.doomworld.com/idgames/levels/doom2/Ports/d-f/disjunct]Disjunction[/url][/b] (2017) [sup][[b]3[/b]: Lorenz0: 3][/sup]&#10;[b]339. [url=https://www.doomworld.com/idgames/levels/doom2/d-f/europe]Europe[/url][/b] (2005) [sup][[b]3[/b]: ax34: 3][/sup]&#10;[b]339. [url=https://www.doomworld.com/idgames/levels/doom2/megawads/fragport]Fragport[/url][/b] (2011) [sup][[b]3[/b]: P41R47: 3][/sup]&#10;[b]339. [url=https://forum.zdoom.org/viewtopic.php?f=19&amp;t=13397#p273718]Hell-Forged[/url][/b] (2019) [sup][[b]3[/b]: Woolie Wool: 3][/sup]&#10;[b]339. [url=http://xsnake.free.fr/invasion/shots.htm]Invasion UAC[/url][/b] (2005) [sup][[b]3[/b]: Red-XIII: 3][/sup]&#10;[b]339. [url=https://www.doomworld.com/idgames/levels/doom2/megawads/kssht]Khorus' Speedy Shit[/url][/b] (2011) [sup][[b]3[/b]: Phobus: 2, whybmonotacrab: 1][/sup]&#10;[b]339. [url=https://www.doomworld.com/idgames/levels/doom2/Ports/j-l/los]Legacy of Suffering[/url][/b] (2009) [sup][[b]3[/b]: MFG38: 3][/sup]&#10;[b]339. [url=https://www.moddb.com/mods/brutal-doom/addons/brutalized-doom-and-doom-ii]Maps of Chaos[/url][/b] (2013) [sup][[b]3[/b]: I_Punch_Demons: 3][/sup]&#10;[b]339. [url=https://zdoom.org/wiki/Marine_Assault]Marine Assault[/url][/b] (2003) [sup][[b]3[/b]: Li'l devil: 3][/sup]&#10;[b]339. [url=https://www.doomworld.com/idgames/levels/doom2/m-o/nilla]Nilla DooM[/url][/b] (2004) [sup][[b]3[/b]: roadworx: 3][/sup]&#10;[b]339. [url=https://www.doomworld.com/idgames/levels/doom2/p-r/phobos2]Phobos[/url][/b] (1998) [sup][[b]3[/b]: Jaws In Space: 3][/sup]&#10;[b]339. [url=https://www.doomworld.com/idgames/levels/doom2/Ports/p-r/pleiades]Pleiades[/url][/b] (2000) [sup][[b]3[/b]: ax34: 3][/sup]&#10;[b]339. [url=https://www.doomworld.com/idgames/music/plutmidi]Plutonia MIDI Pack[/url][/b] (2013) [sup][[b]3[/b]: Diabolución: 1, DJVCardMaster: 2][/sup]&#10;[b]339. [url=https://www.elzee.co.nz/rotttc/index.html]Return of the Triad[/url][/b] (2011) [sup][[b]3[/b]: ax34: 3][/sup]&#10;[b]339. [url=https://www.doomworld.com/idgames/levels/doom2/Ports/p-r/rush]Rush[/url][/b] (2014) [sup][[b]3[/b]: Nirvana: 2, I_Punch_Demons: 1][/sup]&#10;[b]339. [url=https://www.doomworld.com/idgames/levels/hexen/s-u/serpent]Serpent: Resurrection[/url][/b] (2010) [sup][[b]3[/b]: TheMightyHeracross: 3][/sup]&#10;[b]339. [url=https://www.doomworld.com/forum/topic/110956-syringe-v11-now-an-official-addon-oh-snap/]Syringe[/url][/b] (2019) [sup][[b]3[/b]: dosboot: 1, Xeogred: 2][/sup]&#10;[b]339. [url=https://www.doomworld.com/idgames/levels/doom2/Ports/s-u/t3st]T3ST[/url][/b] (2016) [sup][[b]3[/b]: bzzrak: 3][/sup]&#10;[b]339. [url=https://zdoom.org/wiki/The_Ghoul's_Forest_series]The Ghoul's Forest 3[/url][/b] (2007) [sup][[b]3[/b]: Li'l devil: 3][/sup]&#10;[b]339. [url=https://doomwiki.org/wiki/The_Lost_Episodes_of_Doom]The Lost Episodes of Doom[/url][/b] (1995) [sup][[b]3[/b]: Diabolución: 3][/sup]&#10;[b]339. [url=https://www.doomworld.com/idgames/levels/doom2/deathmatch/s-u/udm3]Unidoom DM 3[/url][/b] (2004) [sup][[b]3[/b]: Doomkid: 3][/sup]&#10;[b]339. [url=https://www.doomworld.com/idgames/levels/doom2/Ports/v-z/vrack2b]Vrack 2[/url][/b] (2001) [sup][[b]3[/b]: smeghammer: 3][/sup]&#10;[b]339. [url=https://doomwiki.org/wiki/WOOO_2]WOOO 2[/url][/b] (2014) [sup][[b]3[/b]: lokbustam257: 3][/sup]&#10;[b]378. [url=https://www.doomworld.com/idgames/levels/doom2/megawads/3ha3]3 Heures d'agonie 3[/url][/b] (2017) [sup][[b]2[/b]: Roofi: 2][/sup]&#10;[b]378. [url=https://www.doomworld.com/idgames/levels/doom2/Ports/0-9/30kmaps]30,000 Levels[/url][/b] (2012) [sup][[b]2[/b]: AnonimVio: 2][/sup]&#10;[b]378. [url=https://www.doomworld.com/vb/thread/103867]Akeldama[/url][/b] (2020) [sup][[b]2[/b]: Snikle: 2][/sup]&#10;[b]378. [url=https://www.doomworld.com/idgames/levels/doom2/Ports/s-u/tcotd]City of the Damned[/url][/b] (2004) [sup][[b]2[/b]: HUNdebLeonidasX: 2][/sup]&#10;[b]378. [url=https://www.doomworld.com/idgames/levels/doom2/megawads/cleim20p]Cleimos 2[/url][/b] (1995) [sup][[b]2[/b]: valkiriforce: 2][/sup]&#10;[b]378. [url=https://www.doomworld.com/idgames/levels/doom2/megawads/d2reload]Doom 2 Reloaded[/url][/b] (2009) [sup][[b]2[/b]: Odal: 2][/sup]&#10;[b]378. [url=https://doomwiki.org/wiki/Doom_II]Doom II: Hell on Earth[/url][/b] (1994) [sup][[b]2[/b]: Fadri: 2][/sup]&#10;[b]378. [url=https://www.doomworld.com/idgames/levels/heretic/Ports/curse]Heretic - Curse of D'sparil[/url][/b] (2010) [sup][[b]2[/b]: JudgeDeadd: 2][/sup]&#10;[b]378. [url=https://www.doomworld.com/files/file/18802-ice-rage/]Ice Rage[/url][/b] (2017) [sup][[b]2[/b]: Chamelenoel: 2][/sup]&#10;[b]378. [url=https://www.doomworld.com/idgames/levels/doom2/Ports/d-f/dmdjm01]Jagermorder: Chemical Lab[/url][/b] (1999) [sup][[b]2[/b]: Soundblock: 2][/sup]&#10;[b]378. [url=https://www.doomworld.com/idgames/levels/doom2/a-c/bldnight]One Bloody Night[/url][/b] (2002) [sup][[b]2[/b]: WH-Wilou84: 1, T-Rex: 1][/sup]&#10;[b]378. [url=https://www.wad-archive.com/wad/be21919b261d404e694dd19e88bfaea2]Rocket Space Jumping[/url][/b] (2007) [sup][[b]2[/b]: Red-XIII: 2][/sup]&#10;[b]378. [url=https://www.doomworld.com/idgames/levels/doom2/0-9/666]Sector 666[/url][/b] (1998) [sup][[b]2[/b]: bzzrak: 2][/sup]&#10;[b]378. [url=https://www.doomworld.com/idgames/levels/doom2/Ports/megawads/mayhem17]Super MAYhem 17[/url][/b] (2017) [sup][[b]2[/b]: Octillion: 2][/sup]&#10;[b]378. [url=https://doomwiki.org/wiki/Super_Sonic_Doom]Super Sonic Doom[/url][/b] (2004) [sup][[b]2[/b]: TJG1289: 2][/sup]&#10;[b]378. [url=https://www.doomworld.com/idgames/levels/doom2/a-c/aboosysv]System Vices[/url][/b] (1996) [sup][[b]2[/b]: Grazza: 2][/sup]&#10;[b]378. [url=https://www.doomworld.com/idgames/themes/university/trinity2]The Unholy Trinity[/url][/b] (1994) [sup][[b]2[/b]: Soundblock: 2][/sup]&#10;[b]378. [url=https://www.doomworld.com/idgames/levels/doom2/Ports/v-z/watrsp]Water Spirit[/url][/b] (2017) [sup][[b]2[/b]: northivanastan: 2][/sup]&#10;[b]396. [url=https://www.doomworld.com/idgames/levels/doom2/Ports/s-u/seasons]4 Seasons of Doom[/url][/b] (2018) [sup][[b]1[/b]: vdgg: 1][/sup]&#10;[b]396. [url=https://doomwiki.org/wiki/5till_L1_Complex]5till L1 Complex[/url][/b] (2012) [sup][[b]1[/b]: Li'l devil: 1][/sup]&#10;[b]396. [url=https://www.doomworld.com/idgames/levels/doom2/Ports/a-c/aeternum]Aeternum[/url][/b] (2007) [sup][[b]1[/b]: 42PercentHealth: 1][/sup]&#10;[b]396. [url=https://www.doomworld.com/idgames/levels/doom2/Ports/a-c/crfe_p1]Can't Run From Evil [/url][/b] (2012) [sup][[b]1[/b]: vdgg: 1][/sup]&#10;[b]396. [url=https://www.doomworld.com/idgames/levels/doom2/Ports/a-c/coecits]Castle of Eternal Carrot in the Sky[/url][/b] (2001) [sup][[b]1[/b]: Jaws In Space: 1][/sup]&#10;[b]396. [url=https://www.doomworld.com/idgames/levels/doom/a-c/cleim10]Cleimos[/url][/b] (1994) [sup][[b]1[/b]: Soundblock: 1][/sup]&#10;[b]396. [url=https://www.doomworld.com/forum/topic/98296-dark-universe-wad-released/]Dark Universe[/url][/b] (2018) [sup][[b]1[/b]: WH-Wilou84: 1][/sup]&#10;[b]396. [url=https://doomwiki.org/wiki/Congestion:_64]Congestion: 64[/url][/b] (2005) [sup][[b]1[/b]: Li'l devil: 1][/sup]&#10;[b]396. [url=https://www.doomworld.com/idgames/levels/doom/a-c/acheron]Crossing Acheron[/url][/b] (1994) [sup][[b]1[/b]: joepallai: 1][/sup]&#10;[b]396. [url=https://www.doomworld.com/idgames/levels/doom2/Ports/d-f/frozent]Frozen Time[/url][/b] (2012) [sup][[b]1[/b]: Philnemba: 1][/sup]&#10;[b]396. [url=https://doomwiki.org/wiki/Demonastery]Demonastery[/url][/b] (2018) [sup][[b]1[/b]: VanaheimRanger: 1][/sup]&#10;[b]396. [url=https://doomwiki.org/wiki/Doom_the_Way_id_Did]dtwidmus.wad﻿[/url][/b] (2011) [sup][[b]1[/b]: Diabolución: 1][/sup]&#10;[b]396. [url=https://www.doomworld.com/idgames/levels/doom/d-f/eternity]Eternity[/url][/b] (1994) [sup][[b]1[/b]: bonnie: 1][/sup]&#10;[b]396. [url=https://www.doomworld.com/forum/topic/101755-exomoon-megawad-directors-cut-release/]Exomoon[/url][/b] (2017) [sup][[b]1[/b]: Lorenz0: 1][/sup]&#10;[b]396. [url=https://www.doomworld.com/idgames/levels/doom/d-f/extremal]Extremal Doom[/url][/b] (2006) [sup][[b]1[/b]: Grazza: 1][/sup]&#10;[b]396. [url=https://www.doomworld.com/idgames/levels/doom2/deathmatch/Ports/g-i/greenwar]Green War[/url][/b] (2002) [sup][[b]1[/b]: joepallai: 1][/sup]&#10;[b]396. [url=https://doomwiki.org/wiki/Grezzo_2]Grezzo 2[/url][/b] (2012) [sup][[b]1[/b]: AnonimVio: 1][/sup]&#10;[b]396. [url=https://www.doomworld.com/idgames/levels/doom2/Ports/j-l/kusok]kusok(Kurashiki's kuso map)[/url][/b] (2013) [sup][[b]1[/b]: Fadri: 1][/sup]&#10;[b]396. [url=https://www.doomworld.com/idgames/levels/doom2/Ports/j-l/lilium]Lilium[/url][/b] (2016) [sup][[b]1[/b]: Lewonx: 1][/sup]&#10;[b]396. [url=https://www.doomworld.com/idgames/levels/doom/j-l/lithe2m1]LithE2M1[/url][/b] (1994) [sup][[b]1[/b]: bzzrak: 1][/sup]&#10;[b]396. [url=https://www.doomworld.com/forum/topic/119448-final-release-micro-slaughter-community-project-17-maps/]Micro Slaughter Community Project[/url][/b] (2021) [sup][[b]1[/b]: SCF: 1][/sup]&#10;[b]396. [url=https://doomwiki.org/wiki/Operation:_Biowar]Operation: Biowar[/url][/b] (1999) [sup][[b]1[/b]: Phobus: 1][/sup]&#10;[b]396. [url=https://www.doomworld.com/idgames/levels/doom2/megawads/pizzas]Pizza Steve[/url][/b] (2017) [sup][[b]1[/b]: NoisyVelvet: 1][/sup]&#10;[b]396. [url=https://www.doomworld.com/idgames/levels/doom2/megawads/manolaik]Mano Laikas: A road to Gamzatti[/url][/b] (2016) [sup][[b]1[/b]: TJG1289: 1][/sup]&#10;[b]396. [url=https://doomwiki.org/wiki/Polygon_Base]Polygon Base[/url][/b] (1996) [sup][[b]1[/b]: roadworx: 1][/sup]&#10;[b]396. [url=http://thekinsie.com/reelism/]Reelism[/url][/b] (2011) [sup][[b]1[/b]: HUNdebLeonidasX: 1][/sup]&#10;[b]396. [url=https://www.doomworld.com/idgames/levels/doom2/Ports/s-u/spagheti]Spicy Evil Spaghetti[/url][/b] (2016) [sup][[b]1[/b]: everennui: 1][/sup]&#10;[b]396. [url=https://doomwiki.org/wiki/SQUARES]SQUARES[/url][/b] (1995) [sup][[b]1[/b]: STILES: 1][/sup]&#10;[b]396. [url=https://www.doomworld.com/idgames/levels/doom2/Ports/v-z/zanspid]Spidersilk[/url][/b] (2016) [sup][[b]1[/b]: ASaltShaker: 1][/sup]&#10;[b]396. [url=https://www.doomworld.com/idgames/levels/doom2/s-u/tdevil2]The Devilz Work[/url][/b] (2014) [sup][[b]1[/b]: everennui: 1][/sup]&#10;[b]396. [url=https://doomwiki.org/wiki/The_Evil_Unleashed]The Evil Unleashed﻿[/url][/b] (1994) [sup][[b]1[/b]: Ragu: 1][/sup]&#10;[b]396. [url=https://www.doomworld.com/idgames/levels/doom2/megawads/rebirth]The Rebirth[/url][/b] (2003) [sup][[b]1[/b]: Malrionn: 1][/sup]&#10;[b]396. [url=https://www.doomworld.com/idgames/levels/doom2/s-u/ttp-rp]The Troopers' Playground[/url][/b] (1996) [sup][[b]1[/b]: T-Rex: 1][/sup]&#10;[b]396. [url=https://www.doomworld.com/idgames/levels/doom2/megawads/twzone]The Twilight Zone[/url][/b] (1998) [sup][[b]1[/b]: T-Rex: 1][/sup]&#10;[b]396. [url=https://www.doomworld.com/forum/topic/95673-the-ledge-single-map-for-doom-2/]The Ledge[/url][/b] (2017) [sup][[b]1[/b]: Soundblock: 1][/sup]&#10;[b]396. [url=https://www.doomworld.com/idgames/levels/doom/megawads/unalign]UnAligned[/url][/b] (2016) [sup][[b]1[/b]: yakfak: 1][/sup]&#10;[b]396. [url=https://www.doomworld.com/files/file/18387-vispire/]Vispire[/url][/b] (2016) [sup][[b]1[/b]: NoisyVelvet: 1][/sup]&#10;[b]396. [url=https://doomwiki.org/wiki/Void]Void[/url][/b] (2003) [sup][[b]1[/b]: TJG1289: 1][/sup]&#10;[b]396. [url=https://www.doomworld.com/forum/topic/96922-waste-abandonment-single-level-for-doom-2/]Waste Abandonment[/url][/b] (2017) [sup][[b]1[/b]: Pierrot: 1][/sup]&#10;&#10;&#10;WADs: 434&#10;Voters: 170" calcext:value-type="string">
            <text:p>[b]218. [url=https://www.doomworld.com/idgames/levels/doom2/deathmatch/Ports/megawads/udmx]Unidoom Deathmatch X[/url][/b] (2008) [sup][[b]6[/b]: Ralphis: 6][/sup]</text:p>
            <text:p>[b]218. [url=https://www.doomworld.com/idgames/levels/doom2/megawads/urania]Urania[/url][/b] (2016) [sup][[b]6[/b]: Spectre01: 6][/sup]</text:p>
            <text:p>[b]218. [url=https://www.doomworld.com/idgames/levels/doom2/Ports/m-o/ma_val]Valhalla[/url][/b] (2010) [sup][[b]6[/b]: 4everDoomed: 4, VanaheimRanger: 2][/sup]</text:p>
            <text:p>[b]254. [url=https://www.doomworld.com/forum/topic/115653-1000-line-2-cp-completed/]1000 Line 2 Community Project[/url][/b] (2020) [sup][[b]5[/b]: Horus: 5][/sup]</text:p>
            <text:p>[b]254. [url=https://www.doomworld.com/vb/thread/71473]2048 Unleashed[/url][/b] (2015) [sup][[b]5[/b]: eharper256: 5][/sup]</text:p>
            <text:p>[b]254. [url=https://www.doomworld.com/idgames/levels/doom/Ports/a-c/aa_e1]Alpha Accident: Terra Nova[/url][/b] (2016) [sup][[b]5[/b]: Rince-wind: 5][/sup]</text:p>
            <text:p>[b]254. [url=https://doomwiki.org/wiki/Army_of_Darkness_TC]Army of Darkness TC[/url][/b] (1996) [sup][[b]5[/b]: AtticTelephone: 5][/sup]</text:p>
            <text:p>[b]254. [url=https://www.doomworld.com/forum/topic/105451-birthday-bash-megawad-offical-release/]Birthday Bash [/url][/b] (2019) [sup][[b]5[/b]: eharper256: 5][/sup]</text:p>
            <text:p>[b]254. [url=https://www.doomworld.com/idgames/levels/doom2/Ports/a-c/bldstlp]Bloody Steel[/url][/b] (2014) [sup][[b]5[/b]: ella guro: 2, Li'l devil: 3][/sup]</text:p>
            <text:p>[b]254. [url=https://www.doomworld.com/idgames/levels/doom2/Ports/a-c/bor_lost]Brotherhood of Ruin: The Lost Temple[/url][/b] (2013) [sup][[b]5[/b]: Vorpal: 5][/sup]</text:p>
            <text:p>[b]254. [url=https://www.doomworld.com/idgames/levels/doom/p-r/retroeps]CH Retro Episode[/url][/b] (2002) [sup][[b]5[/b]: Diabolución: 5][/sup]</text:p>
            <text:p>[b]254. [url=https://www.doomworld.com/forum/topic/117485-come-eat-the-mapwich-2-public-beta-out-now/]Come Eat The Mapwich 2[/url][/b] (2020) [sup][[b]5[/b]: Bryan T: 5][/sup]</text:p>
            <text:p>[b]254. [url=https://www.doomworld.com/idgames/levels/doom/a-c/crusades]Crusades[/url][/b] (1999) [sup][[b]5[/b]: joepallai: 5][/sup]</text:p>
            <text:p>[b]254. [url=https://www.doomworld.com/forum/topic/121935-cydonia-throwback-plutonia-wad-beta-available/]Cydonia[/url][/b] (2021) [sup][[b]5[/b]: Xeogred: 5][/sup]</text:p>
            <text:p>[b]254. [url=https://www.doomworld.com/idgames/levels/doom/d-f/dante666]Dante's Gate[/url][/b] (1994) [sup][[b]5[/b]: Soundblock: 5][/sup]</text:p>
            <text:p>[b]254. [url=https://www.doomworld.com/forum/topic/116046-dbp26-the-city-of-damned-children/]DBP26: The City of Damned Children[/url][/b] (2020) [sup][[b]5[/b]: Rince-wind: 2, TJG1289: 3][/sup]</text:p>
            <text:p>[b]254. [url=http://www.wad-archive.com/wad/DOOM-Barracks-Zone-1]Doom Barracks Zone[/url][/b] (2010) [sup][[b]5[/b]: HUNdebLeonidasX: 3, TheMightyHeracross: 2][/sup]</text:p>
            <text:p>[b]254. [url=https://www.doomworld.com/forum/topic/54022-doom-center-do-you-know-that/]Doom Center[/url][/b] (2011) [sup][[b]5[/b]: HUNdebLeonidasX: 5][/sup]</text:p>
            <text:p>[b]254. [url=https://doomwiki.org/wiki/Doom_the_Way_id_Did:_The_Lost_Episodes]Doom the Way id Did: The Lost Episodes[/url][/b] (2012) [sup][[b]5[/b]: Ryath: 5][/sup]</text:p>
            <text:p>[b]254. [url=https://doomwiki.org/wiki/Doom:_The_Lost_Episode]Doom: The Lost Episode[/url][/b] (2009) [sup][[b]5[/b]: Omniarch: 5][/sup]</text:p>
            <text:p>[b]254. [url=https://www.doomworld.com/forum/topic/104925-doomish-den-of-design-a-map-that-teaches-you-map-design/]Doomish Den of Design[/url][/b] (2019) [sup][[b]5[/b]: Rince-wind: 5][/sup]</text:p>
            <text:p>[b]254. [url=https://www.doomworld.com/idgames/levels/doom2/Ports/d-f/dripfeed]Drip Feed[/url][/b] (2010) [sup][[b]5[/b]: Vorpal: 5][/sup]</text:p>
            <text:p>[b]254. [url=https://doomwiki.org/wiki/E1_Contest]E1 Contest[/url][/b] (2001) [sup][[b]5[/b]: Diabolución: 5][/sup]</text:p>
            <text:p>[b]254. [url=https://doomwiki.org/wiki/Epic]Epic[/url][/b] (2007) [sup][[b]5[/b]: AtticTelephone: 5][/sup]</text:p>
            <text:p>[b]254. [url=https://www.doomworld.com/idgames/levels/doom2/deathmatch/megawads/exec]Execution[/url][/b] (2000) [sup][[b]5[/b]: Doomkid: 5][/sup]</text:p>
            <text:p>[b]254. [url=https://www.doomworld.com/files/file/17464-favillesco-alpha-episode-apostasy-on-amalthea/]Favillesco Alpha Episode: Apostasy on Amalthea[/url][/b] (2014) [sup][[b]5[/b]: Ryath: 5][/sup]</text:p>
            <text:p>[b]254. [url=https://www.doomworld.com/idgames/levels/doom2/Ports/d-f/ftmtn_v2]Firetop Mountain[/url][/b] (2013) [sup][[b]5[/b]: smeghammer: 5][/sup]</text:p>
            <text:p>[b]254. [url=https://forum.zdoom.org/viewtopic.php?f=19&amp;t=46718]Gene-Tech: Before the Storm[/url][/b] (2014) [sup][[b]5[/b]: Graf Zahl: 5][/sup]</text:p>
            <text:p>[b]254. [url=https://www.doomworld.com/forum/topic/115127-wip-going-to-hell-megawad-testing/]Going To Hell[/url][/b] (2020) [sup][[b]5[/b]: Bryan T: 5][/sup]</text:p>
            <text:p>[b]254. [url=https://www.doomworld.com/idgames/levels/doom2/Ports/megawads/gmp]Good Morning Phobos[/url][/b] (2017) [sup][[b]5[/b]: Bryan T: 5][/sup]</text:p>
            <text:p>[b]254. [url=https://www.doomworld.com/idgames/levels/doom2/deathmatch/Ports/megawads/gw2]Greenwar II[/url][/b] (2009) [sup][[b]5[/b]: Ed: 5][/sup]</text:p>
            <text:p>[b]254. [url=https://www.doomworld.com/forum/topic/117072-now-on-idgames-hellevator-32-maps-community-project-boom-megawad/]Hellevator[/url][/b] (2021) [sup][[b]5[/b]: Bryan T: 5][/sup]</text:p>
            <text:p>[b]254. [url=https://www.doomworld.com/idgames/levels/doom2/Ports/g-i/inncnx2]Innocence X2[/url][/b] (2016) [sup][[b]5[/b]: Spectra: 5][/sup]</text:p>
            <text:p>[b]254. [url=https://www.doomworld.com/forum/topic/117417-lunar-outpost-359-wip-wad-updated-2132021-revamped-older-levels/]Lunar Outpost 359[/url][/b] (2021) [sup][[b]5[/b]: dei_eldren: 5][/sup]</text:p>
            <text:p>[b]254. [url=https://www.doomworld.com/idgames/levels/doom2/m-o/mordeth]Mordeth[/url][/b] (1997) [sup][[b]5[/b]: Vorpal: 5][/sup]</text:p>
            <text:p>[b]254. [url=https://doomwiki.org/wiki/No_Sleep_for_the_Dead]No Sleep for the Dead[/url][/b] (2016) [sup][[b]5[/b]: Omniarch: 5][/sup]</text:p>
            <text:p>[b]254. [url=http://www.mediafire.com/file/fuurx4c98tl198i/One_Doom_s_Day.wad]One Doom's Day[/url][/b] (2013) [sup][[b]5[/b]: Apaul27: 5][/sup]</text:p>
            <text:p>[b]254. [url=https://www.doomworld.com/idgames/levels/doom2/Ports/p-r/paranoid]Paranoid[/url][/b] (2010) [sup][[b]5[/b]: termrork: 5][/sup]</text:p>
            <text:p>[b]254. [url=https://www.doomworld.com/idgames/levels/doom2/Ports/p-r/planisf2]Planisphere 2[/url][/b] (2012) [sup][[b]5[/b]: ax34: 5][/sup]</text:p>
            <text:p>[b]254. [url=https://www.doomworld.com/idgames/?id=19249]Preacher[/url][/b] (2018) [sup][[b]5[/b]: DoomDork: 3, Snikle: 1, SCF: 1][/sup]</text:p>
            <text:p>[b]254. [url=https://www.doomworld.com/vb/wads-mods/67271-project-uber-idgamesd/]Project Uber[/url][/b] (2014) [sup][[b]5[/b]: Rince-wind: 5][/sup]</text:p>
            <text:p>[b]254. [url=https://doomwiki.org/wiki/Return_to_Hadron]Return to Hadron Episode 1[/url][/b] (2015) [sup][[b]5[/b]: Omniarch: 5][/sup]</text:p>
            <text:p>[b]254. [url=https://www.doomworld.com/idgames/levels/doom2/s-u/selfish5]SELFISH5[/url][/b] (2005) [sup][[b]5[/b]: Diabolución: 5][/sup]</text:p>
            <text:p>[b]254. [url=https://www.doomworld.com/idgames/levels/doom2/Ports/s-u/sotnr]Shadows of The Nightmare Realm[/url][/b] (2017) [sup][[b]5[/b]: 4everDoomed: 5][/sup]</text:p>
            <text:p>[b]254. [url=https://www.doomworld.com/idgames/levels/doom/Ports/p-r/pe1_phob]Simply Phobos[/url][/b] (2004) [sup][[b]5[/b]: Diabolución: 5][/sup]</text:p>
            <text:p>[b]254. [url=https://doomwiki.org/wiki/SkePLand]SkePLand[/url][/b] (2011) [sup][[b]5[/b]: vdgg: 5][/sup]</text:p>
            <text:p>[b]254. [url=https://www.doomworld.com/idgames/deathmatch/skulltag/spacedm9]SpaceDM9[/url][/b] (2011) [sup][[b]5[/b]: Ed: 5][/sup]</text:p>
            <text:p>[b]254. [url=https://doomwiki.org/wiki/The_Artifact_(WAD)]The Artifact[/url][/b] (1995) [sup][[b]5[/b]: Ragu: 5][/sup]</text:p>
            <text:p>[b]254. [url=https://www.doomworld.com/forum/topic/118154-tnt-goes-boom-episode-1-vanilla-tnt-evilution-replacement/]TNT Goes Boom! Episode 1[/url][/b] (2020) [sup][[b]5[/b]: dei_eldren: 5][/sup]</text:p>
            <text:p>[b]254. [url=https://www.doomworld.com/forum/topic/111099-psx-doom-megawad-fall-of-triton-remake-triton-ii/]TRITON﻿ II﻿[/url][/b] (2020) [sup][[b]5[/b]: behemoth_667: 5][/sup]</text:p>
            <text:p>[b]254. [url=https://www.doomworld.com/forum/topic/101509-unwelcome-developement-thread-new-map-for-testing/]UNWELCOME[/url][/b] (2018) [sup][[b]5[/b]: Ryath: 5][/sup]</text:p>
            <text:p>[b]254. [url=https://www.doomworld.com/idgames/levels/doom2/Ports/v-z/vulkan]Vulkan Episode 1[/url][/b] (2017) [sup][[b]5[/b]: HyperLuke: 5][/sup]</text:p>
            <text:p>[b]254. [url=https://www.doomworld.com/vb/wads-mods/71259-way-too-many-dead-guys-map05-alpha-available/]Way 2 Many Dead Guys[/url][/b] (2014) [sup][[b]5[/b]: Nancsi: 5][/sup]</text:p>
            <text:p>[b]254. [url=https://doomwiki.org/wiki/WOOO]WOOO[/url][/b] (2013) [sup][[b]5[/b]: lokbustam257: 5][/sup]</text:p>
            <text:p>[b]254. [url=https://www.moddb.com/mods/bloodpack]ZBloodpack[/url][/b] (2005) [sup][[b]5[/b]: smeghammer: 5][/sup]</text:p>
            <text:p>[b]254. [url=https://www.doomworld.com/idgames/levels/doom2/Ports/v-z/zendyn_x]Zen Dynamics[/url][/b] (2005) [sup][[b]5[/b]: Phobus: 4, TechnoDoomed1: 1][/sup]</text:p>
            <text:p>[b]307. [url=https://www.doomworld.com/idgames/levels/doom2/a-c/area51]Area 51[/url][/b] (1997) [sup][[b]4[/b]: Doomkid: 2, TheGreenZap: 2][/sup]</text:p>
            <text:p>[b]307. [url=https://forum.zdoom.org/viewtopic.php?f=19&amp;t=47573#p807968]Ashes 2063 TC[/url][/b] (2018) [sup][[b]4[/b]: rd: 4][/sup]</text:p>
            <text:p>[b]307. [url=https://www.doomworld.com/idgames/levels/doom2/a-c/chord2]Chord 2[/url][/b] (1997) [sup][[b]4[/b]: Paul977: 4][/sup]</text:p>
            <text:p>[b]307. [url=https://www.doomworld.com/files/file/10874-city-of-doom-part-i-beta-1-11/]City of DooM (Part I)[/url][/b] (2000) [sup][[b]4[/b]: ax34: 4][/sup]</text:p>
            <text:p>[b]307. [url=https://www.doomworld.com/idgames/levels/doom2/Ports/a-c/c-shock2]Combat Shock 2[/url][/b] (2012) [sup][[b]4[/b]: Cynical: 1, Nate River: 3][/sup]</text:p>
            <text:p>[b]307. [url=https://www.doomworld.com/idgames/levels/doom2/Ports/a-c/crimsonh]Crimson Horizon[/url][/b] (2009) [sup][[b]4[/b]: Paul977: 4][/sup]</text:p>
            <text:p>[b]307. [url=https://www.doomworld.com/idgames/levels/doom2/deathmatch/Ports/megawads/crudream]Crucified Dreams[/url][/b] (2006) [sup][[b]4[/b]: Soundblock: 4][/sup]</text:p>
            <text:p>[b]307. [url=https://www.doomworld.com/forum/topic/106371-czechbox-final-version-available/]CzechBox[/url][/b] (2020) [sup][[b]4[/b]: Willy W.: 4][/sup]</text:p>
            <text:p>[b]307. [url=https://www.doomworld.com/idgames/levels/doom2/Ports/d-f/dcity2_5]Damned City 2[/url][/b] (2019) [sup][[b]4[/b]: ax34: 4][/sup]</text:p>
            <text:p>[b]307. [url=https://www.doomworld.com/idgames/levels/doom2/Ports/d-f/dark7]Dark 7 (with Mission Pack)[/url][/b] (2002) [sup][[b]4[/b]: smeghammer: 4][/sup]</text:p>
            <text:p>[b]307. [url=https://www.doomworld.com/idgames/levels/doom2/Ports/d-f/dor]Dawn of Reality[/url][/b] (2010) [sup][[b]4[/b]: ax34: 4][/sup]</text:p>
            <text:p>[b]307. [url=https://www.doomworld.com/forum/topic/92135-deadair-v2/]dead.air[/url][/b] (2016) [sup][[b]4[/b]: HyperLuke: 2, Lorenz0: 2][/sup]</text:p>
            <text:p>[b]307. [url=https://www.doomworld.com/idgames/levels/doom2/d-f/earth]Earth[/url][/b] (1998) [sup][[b]4[/b]: ShoDemo: 3, TheNerdTurtle2: 1][/sup]</text:p>
            <text:p>[b]307. [url=https://www.doomworld.com/forum/topic/94601-empyrion_v39-14-udmf-coop-maps-with-single-player-support/]Empyrion[/url][/b] (2017) [sup][[b]4[/b]: Gaia74: 4][/sup]</text:p>
            <text:p>[b]307. [url=https://www.doomworld.com/idgames/levels/doom2/deathmatch/megawads/gothicdm]Gothic DM[/url][/b] (1997) [sup][[b]4[/b]: Soundblock: 1, toxic.rat: 3][/sup]</text:p>
            <text:p>[b]307. [url=https://www.doomworld.com/forum/topic/113414-wip-hellish-rogues-a-new-mappers-first-mapset-feb-15th-2021-near-final-version-available/]Hellish Rogues[/url][/b] (2021) [sup][[b]4[/b]: dei_eldren: 4][/sup]</text:p>
            <text:p>[b]307. [url=https://www.doomworld.com/idgames/levels/doom2/Ports/g-i/impencse]Imp Encounter[/url][/b] (2003) [sup][[b]4[/b]: AnonimVio: 4][/sup]</text:p>
            <text:p>[b]307. [url=https://www.doomworld.com/forum/topic/74792-jiffy-bag-a-speedmap-megawad-rc2-released/]Jiffy Bag[/url][/b] (2015) [sup][[b]4[/b]: TheNerdTurtle2: 4][/sup]</text:p>
            <text:p>[b]307. [url=https://www.doomworld.com/idgames/levels/doom2/Ports/j-l/khorus]Khorus[/url][/b] (2012) [sup][[b]4[/b]: NuMetalManiak: 4][/sup]</text:p>
            <text:p>[b]307. [url=https://www.doomworld.com/files/file/15671-mapgame/]Mapgame[/url][/b] (2009) [sup][[b]4[/b]: m8f: 4][/sup]</text:p>
            <text:p>[b]307. [url=https://www.doomworld.com/idgames/levels/doom2/Ports/m-o/nfh2]Neighborhood From Hell[/url][/b] (2012) [sup][[b]4[/b]: ax34: 4][/sup]</text:p>
            <text:p>[b]307. [url=https://www.doomworld.com/idgames/levels/doom2/m-o/nostromo]Nostromo's Run[/url][/b] (1995) [sup][[b]4[/b]: soner du: 1, Ragu: 3][/sup]</text:p>
            <text:p>[b]307. [url=https://www.doomworld.com/idgames/levels/doom2/Ports/megawads/nova2]Nova II: New Dawn[/url][/b] (2015) [sup][[b]4[/b]: Not Jabba: 3, dylux: 1][/sup]</text:p>
            <text:p>[b]307. [url=https://doomwiki.org/wiki/Robocop_Doom]Robocop Doom[/url][/b] (2019) [sup][[b]4[/b]: ax34: 4][/sup]</text:p>
            <text:p>[b]307. [url=https://www.doomworld.com/idgames/levels/doom2/Ports/s-u/sinedie]Sine Die[/url][/b] (2007) [sup][[b]4[/b]: bLOCKbOYgAMES: 4][/sup]</text:p>
            <text:p>[b]307. [url=https://www.doomworld.com/idgames/levels/doom2/Ports/megawads/sf3]Slaughterfest 3[/url][/b] (2018) [sup][[b]4[/b]: Nazgul9: 4][/sup]</text:p>
            <text:p>[b]307. [url=https://www.doomworld.com/idgames/levels/doom2/Ports/megawads/doomtrib]The DOOM Tribute Project[/url][/b] (2016) [sup][[b]4[/b]: ax34: 4][/sup]</text:p>
            <text:p>[b]307. [url=https://www.doomworld.com/idgames/levels/doom/s-u/smb_v102]The Sky May Be[/url][/b] (1997) [sup][[b]4[/b]: AnonimVio: 3, Li'l devil: 1][/sup]</text:p>
            <text:p>[b]307. [url=https://www.doomworld.com/idgames/levels/doom/megawads/nmdu]The Ultimate NMD [/url][/b] (2009) [sup][[b]4[/b]: eharper256: 4][/sup]</text:p>
            <text:p>[b]307. [url=https://zdoom.org/wiki/Town_Infection]Town Infection[/url][/b] (2013) [sup][[b]4[/b]: Dimon12321: 4][/sup]</text:p>
            <text:p>[b]307. [url=http://odamex.net/boards/index.php?topic=2246.0]UAC Ultra 2[/url][/b] (2013) [sup][[b]4[/b]: Sky: 4][/sup]</text:p>
            <text:p>[b]307. [url=https://www.doomworld.com/idgames/levels/doom2/Ports/v-z/vrack]Vrack[/url][/b] (2000) [sup][[b]4[/b]: bzzrak: 4][/sup]</text:p>
            <text:p>[b]339. [url=https://cloud.mail.ru/public/83f617a62867/1993.WAD]1993[/url][/b] (2014) [sup][[b]3[/b]: Apaul27: 3][/sup]</text:p>
            <text:p>[b]339. [url=https://www.doomworld.com/forum/post/1753652]2castles[/url][/b] (?) [sup][[b]3[/b]: Soundblock: 3][/sup]</text:p>
            <text:p>[b]339. [url=https://www.doomworld.com/forum/topic/90605-v04-a-boy-and-his-barrel-a-secret-is-revealed/]A Boy and His Barrel[/url][/b] (2016) [sup][[b]3[/b]: Dragonfly: 3][/sup]</text:p>
            <text:p>[b]339. [url=https://www.doomworld.com/files/file/18491-absolutely-killed/]Absolutely Killed[/url][/b] (2016) [sup][[b]3[/b]: NoisyVelvet: 3][/sup]</text:p>
            <text:p>[b]339. [url=https://www.doomworld.com/idgames/levels/doom/Ports/a-c/aaawake]Awakening[/url][/b] (2010) [sup][[b]3[/b]: Graf Zahl: 3][/sup]</text:p>
            <text:p>[b]339. [url=https://www.doomworld.com/idgames/levels/doom2/Ports/a-c/balls]Balls[/url][/b] (2006) [sup][[b]3[/b]: Li'l devil: 3][/sup]</text:p>
            <text:p>[b]339. [url=https://forum.zdoom.org/viewtopic.php?t=47680#p810207]Batman Doom: Reborn[/url][/b] (2015) [sup][[b]3[/b]: ax34: 3][/sup]</text:p>
            <text:p>[b]339. [url=https://www.doomworld.com/idgames/levels/doom2/Ports/a-c/bermuda]Bermuda Triangle[/url][/b] (1999) [sup][[b]3[/b]: Doomkid: 1, TheGreenZap: 2][/sup]</text:p>
            <text:p>[b]339. [url=https://www.doomworld.com/idgames/levels/doom2/Ports/a-c/bbv11]Botanic Biosphere[/url][/b] (2014) [sup][[b]3[/b]: Jaromir Bergmann: 3][/sup]</text:p>
            <text:p>[b]339. [url=https://www.doomworld.com/idgames/levels/doom2/a-c/chord1]Chord 1[/url][/b] (1997) [sup][[b]3[/b]: Paul977: 3][/sup]</text:p>
            <text:p>[b]339. [url=https://www.doomworld.com/idgames/levels/doom2/Ports/a-c/chord3]Chord 3[/url][/b] (2000) [sup][[b]3[/b]: Paul977: 3][/sup]</text:p>
            <text:p>[b]339. [url=https://www.doomworld.com/idgames/levels/doom2/a-c/chordg]Chord G[/url][/b] (1999) [sup][[b]3[/b]: Paul977: 3][/sup]</text:p>
            <text:p>[b]339. [url=https://www.doomworld.com/idgames/levels/doom2/Ports/a-c/cityass]City Assault[/url][/b] (2013) [sup][[b]3[/b]: ax34: 3][/sup]</text:p>
            <text:p>[b]339. [url=https://www.doomworld.com/idgames/levels/doom2/d-f/darkcvnt]Dark Covenant[/url][/b] (1996) [sup][[b]3[/b]: NuMetalManiak: 2, bonnie: 1][/sup]</text:p>
            <text:p>[b]339. [url=https://www.doomworld.com/idgames/levels/doom2/d-f/demondrv]DEMON DRIVER!!!![/url][/b] (2006) [sup][[b]3[/b]: smeghammer: 3][/sup]</text:p>
            <text:p>[b]339. [url=https://www.doomworld.com/idgames/levels/doom2/Ports/d-f/darknes2]Disciples of Darkness[/url][/b] (2017) [sup][[b]3[/b]: Nirvana: 3][/sup]</text:p>
            <text:p>[b]339. [url=https://www.doomworld.com/idgames/levels/doom2/Ports/d-f/disjunct]Disjunction[/url][/b] (2017) [sup][[b]3[/b]: Lorenz0: 3][/sup]</text:p>
            <text:p>[b]339. [url=https://www.doomworld.com/idgames/levels/doom2/d-f/europe]Europe[/url][/b] (2005) [sup][[b]3[/b]: ax34: 3][/sup]</text:p>
            <text:p>[b]339. [url=https://www.doomworld.com/idgames/levels/doom2/megawads/fragport]Fragport[/url][/b] (2011) [sup][[b]3[/b]: P41R47: 3][/sup]</text:p>
            <text:p>[b]339. [url=https://forum.zdoom.org/viewtopic.php?f=19&amp;t=13397#p273718]Hell-Forged[/url][/b] (2019) [sup][[b]3[/b]: Woolie Wool: 3][/sup]</text:p>
            <text:p>[b]339. [url=http://xsnake.free.fr/invasion/shots.htm]Invasion UAC[/url][/b] (2005) [sup][[b]3[/b]: Red-XIII: 3][/sup]</text:p>
            <text:p>[b]339. [url=https://www.doomworld.com/idgames/levels/doom2/megawads/kssht]Khorus' Speedy Shit[/url][/b] (2011) [sup][[b]3[/b]: Phobus: 2, whybmonotacrab: 1][/sup]</text:p>
            <text:p>[b]339. [url=https://www.doomworld.com/idgames/levels/doom2/Ports/j-l/los]Legacy of Suffering[/url][/b] (2009) [sup][[b]3[/b]: MFG38: 3][/sup]</text:p>
            <text:p>[b]339. [url=https://www.moddb.com/mods/brutal-doom/addons/brutalized-doom-and-doom-ii]Maps of Chaos[/url][/b] (2013) [sup][[b]3[/b]: I_Punch_Demons: 3][/sup]</text:p>
            <text:p>[b]339. [url=https://zdoom.org/wiki/Marine_Assault]Marine Assault[/url][/b] (2003) [sup][[b]3[/b]: Li'l devil: 3][/sup]</text:p>
            <text:p>[b]339. [url=https://www.doomworld.com/idgames/levels/doom2/m-o/nilla]Nilla DooM[/url][/b] (2004) [sup][[b]3[/b]: roadworx: 3][/sup]</text:p>
            <text:p>[b]339. [url=https://www.doomworld.com/idgames/levels/doom2/p-r/phobos2]Phobos[/url][/b] (1998) [sup][[b]3[/b]: Jaws In Space: 3][/sup]</text:p>
            <text:p>[b]339. [url=https://www.doomworld.com/idgames/levels/doom2/Ports/p-r/pleiades]Pleiades[/url][/b] (2000) [sup][[b]3[/b]: ax34: 3][/sup]</text:p>
            <text:p>[b]339. [url=https://www.doomworld.com/idgames/music/plutmidi]Plutonia MIDI Pack[/url][/b] (2013) [sup][[b]3[/b]: Diabolución: 1, DJVCardMaster: 2][/sup]</text:p>
            <text:p>[b]339. [url=https://www.elzee.co.nz/rotttc/index.html]Return of the Triad[/url][/b] (2011) [sup][[b]3[/b]: ax34: 3][/sup]</text:p>
            <text:p>[b]339. [url=https://www.doomworld.com/idgames/levels/doom2/Ports/p-r/rush]Rush[/url][/b] (2014) [sup][[b]3[/b]: Nirvana: 2, I_Punch_Demons: 1][/sup]</text:p>
            <text:p>[b]339. [url=https://www.doomworld.com/idgames/levels/hexen/s-u/serpent]Serpent: Resurrection[/url][/b] (2010) [sup][[b]3[/b]: TheMightyHeracross: 3][/sup]</text:p>
            <text:p>[b]339. [url=https://www.doomworld.com/forum/topic/110956-syringe-v11-now-an-official-addon-oh-snap/]Syringe[/url][/b] (2019) [sup][[b]3[/b]: dosboot: 1, Xeogred: 2][/sup]</text:p>
            <text:p>[b]339. [url=https://www.doomworld.com/idgames/levels/doom2/Ports/s-u/t3st]T3ST[/url][/b] (2016) [sup][[b]3[/b]: bzzrak: 3][/sup]</text:p>
            <text:p>[b]339. [url=https://zdoom.org/wiki/The_Ghoul's_Forest_series]The Ghoul's Forest 3[/url][/b] (2007) [sup][[b]3[/b]: Li'l devil: 3][/sup]</text:p>
            <text:p>[b]339. [url=https://doomwiki.org/wiki/The_Lost_Episodes_of_Doom]The Lost Episodes of Doom[/url][/b] (1995) [sup][[b]3[/b]: Diabolución: 3][/sup]</text:p>
            <text:p>[b]339. [url=https://www.doomworld.com/idgames/levels/doom2/deathmatch/s-u/udm3]Unidoom DM 3[/url][/b] (2004) [sup][[b]3[/b]: Doomkid: 3][/sup]</text:p>
            <text:p>[b]339. [url=https://www.doomworld.com/idgames/levels/doom2/Ports/v-z/vrack2b]Vrack 2[/url][/b] (2001) [sup][[b]3[/b]: smeghammer: 3][/sup]</text:p>
            <text:p>[b]339. [url=https://doomwiki.org/wiki/WOOO_2]WOOO 2[/url][/b] (2014) [sup][[b]3[/b]: lokbustam257: 3][/sup]</text:p>
            <text:p>[b]378. [url=https://www.doomworld.com/idgames/levels/doom2/megawads/3ha3]3 Heures d'agonie 3[/url][/b] (2017) [sup][[b]2[/b]: Roofi: 2][/sup]</text:p>
            <text:p>[b]378. [url=https://www.doomworld.com/idgames/levels/doom2/Ports/0-9/30kmaps]30,000 Levels[/url][/b] (2012) [sup][[b]2[/b]: AnonimVio: 2][/sup]</text:p>
            <text:p>[b]378. [url=https://www.doomworld.com/vb/thread/103867]Akeldama[/url][/b] (2020) [sup][[b]2[/b]: Snikle: 2][/sup]</text:p>
            <text:p>[b]378. [url=https://www.doomworld.com/idgames/levels/doom2/Ports/s-u/tcotd]City of the Damned[/url][/b] (2004) [sup][[b]2[/b]: HUNdebLeonidasX: 2][/sup]</text:p>
            <text:p>[b]378. [url=https://www.doomworld.com/idgames/levels/doom2/megawads/cleim20p]Cleimos 2[/url][/b] (1995) [sup][[b]2[/b]: valkiriforce: 2][/sup]</text:p>
            <text:p>[b]378. [url=https://www.doomworld.com/idgames/levels/doom2/megawads/d2reload]Doom 2 Reloaded[/url][/b] (2009) [sup][[b]2[/b]: Odal: 2][/sup]</text:p>
            <text:p>[b]378. [url=https://doomwiki.org/wiki/Doom_II]Doom II: Hell on Earth[/url][/b] (1994) [sup][[b]2[/b]: Fadri: 2][/sup]</text:p>
            <text:p>[b]378. [url=https://www.doomworld.com/idgames/levels/heretic/Ports/curse]Heretic - Curse of D'sparil[/url][/b] (2010) [sup][[b]2[/b]: JudgeDeadd: 2][/sup]</text:p>
            <text:p>[b]378. [url=https://www.doomworld.com/files/file/18802-ice-rage/]Ice Rage[/url][/b] (2017) [sup][[b]2[/b]: Chamelenoel: 2][/sup]</text:p>
            <text:p>[b]378. [url=https://www.doomworld.com/idgames/levels/doom2/Ports/d-f/dmdjm01]Jagermorder: Chemical Lab[/url][/b] (1999) [sup][[b]2[/b]: Soundblock: 2][/sup]</text:p>
            <text:p>[b]378. [url=https://www.doomworld.com/idgames/levels/doom2/a-c/bldnight]One Bloody Night[/url][/b] (2002) [sup][[b]2[/b]: WH-Wilou84: 1, T-Rex: 1][/sup]</text:p>
            <text:p>[b]378. [url=https://www.wad-archive.com/wad/be21919b261d404e694dd19e88bfaea2]Rocket Space Jumping[/url][/b] (2007) [sup][[b]2[/b]: Red-XIII: 2][/sup]</text:p>
            <text:p>[b]378. [url=https://www.doomworld.com/idgames/levels/doom2/0-9/666]Sector 666[/url][/b] (1998) [sup][[b]2[/b]: bzzrak: 2][/sup]</text:p>
            <text:p>[b]378. [url=https://www.doomworld.com/idgames/levels/doom2/Ports/megawads/mayhem17]Super MAYhem 17[/url][/b] (2017) [sup][[b]2[/b]: Octillion: 2][/sup]</text:p>
            <text:p>[b]378. [url=https://doomwiki.org/wiki/Super_Sonic_Doom]Super Sonic Doom[/url][/b] (2004) [sup][[b]2[/b]: TJG1289: 2][/sup]</text:p>
            <text:p>[b]378. [url=https://www.doomworld.com/idgames/levels/doom2/a-c/aboosysv]System Vices[/url][/b] (1996) [sup][[b]2[/b]: Grazza: 2][/sup]</text:p>
            <text:p>[b]378. [url=https://www.doomworld.com/idgames/themes/university/trinity2]The Unholy Trinity[/url][/b] (1994) [sup][[b]2[/b]: Soundblock: 2][/sup]</text:p>
            <text:p>[b]378. [url=https://www.doomworld.com/idgames/levels/doom2/Ports/v-z/watrsp]Water Spirit[/url][/b] (2017) [sup][[b]2[/b]: northivanastan: 2][/sup]</text:p>
            <text:p>[b]396. [url=https://www.doomworld.com/idgames/levels/doom2/Ports/s-u/seasons]4 Seasons of Doom[/url][/b] (2018) [sup][[b]1[/b]: vdgg: 1][/sup]</text:p>
            <text:p>[b]396. [url=https://doomwiki.org/wiki/5till_L1_Complex]5till L1 Complex[/url][/b] (2012) [sup][[b]1[/b]: Li'l devil: 1][/sup]</text:p>
            <text:p>[b]396. [url=https://www.doomworld.com/idgames/levels/doom2/Ports/a-c/aeternum]Aeternum[/url][/b] (2007) [sup][[b]1[/b]: 42PercentHealth: 1][/sup]</text:p>
            <text:p>[b]396. [url=https://www.doomworld.com/idgames/levels/doom2/Ports/a-c/crfe_p1]Can't Run From Evil [/url][/b] (2012) [sup][[b]1[/b]: vdgg: 1][/sup]</text:p>
            <text:p>[b]396. [url=https://www.doomworld.com/idgames/levels/doom2/Ports/a-c/coecits]Castle of Eternal Carrot in the Sky[/url][/b] (2001) [sup][[b]1[/b]: Jaws In Space: 1][/sup]</text:p>
            <text:p>[b]396. [url=https://www.doomworld.com/idgames/levels/doom/a-c/cleim10]Cleimos[/url][/b] (1994) [sup][[b]1[/b]: Soundblock: 1][/sup]</text:p>
            <text:p>[b]396. [url=https://www.doomworld.com/forum/topic/98296-dark-universe-wad-released/]Dark Universe[/url][/b] (2018) [sup][[b]1[/b]: WH-Wilou84: 1][/sup]</text:p>
            <text:p>[b]396. [url=https://doomwiki.org/wiki/Congestion:_64]Congestion: 64[/url][/b] (2005) [sup][[b]1[/b]: Li'l devil: 1][/sup]</text:p>
            <text:p>[b]396. [url=https://www.doomworld.com/idgames/levels/doom/a-c/acheron]Crossing Acheron[/url][/b] (1994) [sup][[b]1[/b]: joepallai: 1][/sup]</text:p>
            <text:p>[b]396. [url=https://www.doomworld.com/idgames/levels/doom2/Ports/d-f/frozent]Frozen Time[/url][/b] (2012) [sup][[b]1[/b]: Philnemba: 1][/sup]</text:p>
            <text:p>[b]396. [url=https://doomwiki.org/wiki/Demonastery]Demonastery[/url][/b] (2018) [sup][[b]1[/b]: VanaheimRanger: 1][/sup]</text:p>
            <text:p>[b]396. [url=https://doomwiki.org/wiki/Doom_the_Way_id_Did]dtwidmus.wad﻿[/url][/b] (2011) [sup][[b]1[/b]: Diabolución: 1][/sup]</text:p>
            <text:p>[b]396. [url=https://www.doomworld.com/idgames/levels/doom/d-f/eternity]Eternity[/url][/b] (1994) [sup][[b]1[/b]: bonnie: 1][/sup]</text:p>
            <text:p>[b]396. [url=https://www.doomworld.com/forum/topic/101755-exomoon-megawad-directors-cut-release/]Exomoon[/url][/b] (2017) [sup][[b]1[/b]: Lorenz0: 1][/sup]</text:p>
            <text:p>[b]396. [url=https://www.doomworld.com/idgames/levels/doom/d-f/extremal]Extremal Doom[/url][/b] (2006) [sup][[b]1[/b]: Grazza: 1][/sup]</text:p>
            <text:p>[b]396. [url=https://www.doomworld.com/idgames/levels/doom2/deathmatch/Ports/g-i/greenwar]Green War[/url][/b] (2002) [sup][[b]1[/b]: joepallai: 1][/sup]</text:p>
            <text:p>[b]396. [url=https://doomwiki.org/wiki/Grezzo_2]Grezzo 2[/url][/b] (2012) [sup][[b]1[/b]: AnonimVio: 1][/sup]</text:p>
            <text:p>[b]396. [url=https://www.doomworld.com/idgames/levels/doom2/Ports/j-l/kusok]kusok(Kurashiki's kuso map)[/url][/b] (2013) [sup][[b]1[/b]: Fadri: 1][/sup]</text:p>
            <text:p>[b]396. [url=https://www.doomworld.com/idgames/levels/doom2/Ports/j-l/lilium]Lilium[/url][/b] (2016) [sup][[b]1[/b]: Lewonx: 1][/sup]</text:p>
            <text:p>[b]396. [url=https://www.doomworld.com/idgames/levels/doom/j-l/lithe2m1]LithE2M1[/url][/b] (1994) [sup][[b]1[/b]: bzzrak: 1][/sup]</text:p>
            <text:p>[b]396. [url=https://www.doomworld.com/forum/topic/119448-final-release-micro-slaughter-community-project-17-maps/]Micro Slaughter Community Project[/url][/b] (2021) [sup][[b]1[/b]: SCF: 1][/sup]</text:p>
            <text:p>[b]396. [url=https://doomwiki.org/wiki/Operation:_Biowar]Operation: Biowar[/url][/b] (1999) [sup][[b]1[/b]: Phobus: 1][/sup]</text:p>
            <text:p>[b]396. [url=https://www.doomworld.com/idgames/levels/doom2/megawads/pizzas]Pizza Steve[/url][/b] (2017) [sup][[b]1[/b]: NoisyVelvet: 1][/sup]</text:p>
            <text:p>[b]396. [url=https://www.doomworld.com/idgames/levels/doom2/megawads/manolaik]Mano Laikas: A road to Gamzatti[/url][/b] (2016) [sup][[b]1[/b]: TJG1289: 1][/sup]</text:p>
            <text:p>[b]396. [url=https://doomwiki.org/wiki/Polygon_Base]Polygon Base[/url][/b] (1996) [sup][[b]1[/b]: roadworx: 1][/sup]</text:p>
            <text:p>[b]396. [url=http://thekinsie.com/reelism/]Reelism[/url][/b] (2011) [sup][[b]1[/b]: HUNdebLeonidasX: 1][/sup]</text:p>
            <text:p>[b]396. [url=https://www.doomworld.com/idgames/levels/doom2/Ports/s-u/spagheti]Spicy Evil Spaghetti[/url][/b] (2016) [sup][[b]1[/b]: everennui: 1][/sup]</text:p>
            <text:p>[b]396. [url=https://doomwiki.org/wiki/SQUARES]SQUARES[/url][/b] (1995) [sup][[b]1[/b]: STILES: 1][/sup]</text:p>
            <text:p>[b]396. [url=https://www.doomworld.com/idgames/levels/doom2/Ports/v-z/zanspid]Spidersilk[/url][/b] (2016) [sup][[b]1[/b]: ASaltShaker: 1][/sup]</text:p>
            <text:p>[b]396. [url=https://www.doomworld.com/idgames/levels/doom2/s-u/tdevil2]The Devilz Work[/url][/b] (2014) [sup][[b]1[/b]: everennui: 1][/sup]</text:p>
            <text:p>[b]396. [url=https://doomwiki.org/wiki/The_Evil_Unleashed]The Evil Unleashed﻿[/url][/b] (1994) [sup][[b]1[/b]: Ragu: 1][/sup]</text:p>
            <text:p>[b]396. [url=https://www.doomworld.com/idgames/levels/doom2/megawads/rebirth]The Rebirth[/url][/b] (2003) [sup][[b]1[/b]: Malrionn: 1][/sup]</text:p>
            <text:p>[b]396. [url=https://www.doomworld.com/idgames/levels/doom2/s-u/ttp-rp]The Troopers' Playground[/url][/b] (1996) [sup][[b]1[/b]: T-Rex: 1][/sup]</text:p>
            <text:p>[b]396. [url=https://www.doomworld.com/idgames/levels/doom2/megawads/twzone]The Twilight Zone[/url][/b] (1998) [sup][[b]1[/b]: T-Rex: 1][/sup]</text:p>
            <text:p>[b]396. [url=https://www.doomworld.com/forum/topic/95673-the-ledge-single-map-for-doom-2/]The Ledge[/url][/b] (2017) [sup][[b]1[/b]: Soundblock: 1][/sup]</text:p>
            <text:p>[b]396. [url=https://www.doomworld.com/idgames/levels/doom/megawads/unalign]UnAligned[/url][/b] (2016) [sup][[b]1[/b]: yakfak: 1][/sup]</text:p>
            <text:p>[b]396. [url=https://www.doomworld.com/files/file/18387-vispire/]Vispire[/url][/b] (2016) [sup][[b]1[/b]: NoisyVelvet: 1][/sup]</text:p>
            <text:p>[b]396. [url=https://doomwiki.org/wiki/Void]Void[/url][/b] (2003) [sup][[b]1[/b]: TJG1289: 1][/sup]</text:p>
            <text:p>[b]396. [url=https://www.doomworld.com/forum/topic/96922-waste-abandonment-single-level-for-doom-2/]Waste Abandonment[/url][/b] (2017) [sup][[b]1[/b]: Pierrot: 1][/sup]</text:p>
            <text:p/>
            <text:p/>
            <text:p>WADs: 434</text:p>
            <text:p>Voters: 170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" calcext:value-type="string"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H8] &amp; &quot;][/sup]&quot;; &quot;&quot;)" office:value-type="string" office:string-value="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" calcext:value-type="string"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H9] &amp; &quot;][/sup]&quot;; &quot;&quot;)" office:value-type="string" office:string-value="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" calcext:value-type="string">
            <text:p>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H10] &amp; &quot;][/sup]&quot;; &quot;&quot;)" office:value-type="string" office:string-value="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" calcext:value-type="string">
            <text:p>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" calcext:value-type="string">
            <text:p>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" calcext:value-type="string">
            <text:p>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" calcext:value-type="string">
            <text:p>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" calcext:value-type="string"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" calcext:value-type="string"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" calcext:value-type="string"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" calcext:value-type="string"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H19] &amp; &quot;][/sup]&quot;; &quot;&quot;)" office:value-type="string" office:string-value="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H20] &amp; &quot;][/sup]&quot;; &quot;&quot;)" office:value-type="string" office:string-value="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" calcext:value-type="string">
            <text:p>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H21] &amp; &quot;][/sup]&quot;; &quot;&quot;)" office:value-type="string" office:string-value="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" calcext:value-type="string"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" calcext:value-type="string"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H23] &amp; &quot;][/sup]&quot;; &quot;&quot;)" office:value-type="string" office:string-value="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" calcext:value-type="string">
            <text:p>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H24] &amp; &quot;][/sup]&quot;; &quot;&quot;)" office:value-type="string" office:string-value="[b]20. [url=https://www.doomworld.com/forum/topic/85791-tnt-revilution-final-beta-ready-for-testing/]TNT: Revilution[/url][/b] (2017) [sup][[b]85[/b]: Spectra: 9, bLOCKbOYgAMES: 2, GarrettChan: 1, dylux: 6, tmorrow: 2, ReaperAA: 7, Polri: 3, SilverMiner: 3, P41R47: 10, A.H. Sankhatayan: 5, Willy W.: 5, Sotenga: 10, dei_eldren: 4, MtPain27: 5, GratefulName: 2, TheGreenZap: 6, Xeogred: 5][/sup]" calcext:value-type="string">
            <text:p>[b]20. [url=https://www.doomworld.com/forum/topic/85791-tnt-revilution-final-beta-ready-for-testing/]TNT: Revilution[/url][/b] (2017) [sup][[b]85[/b]: Spectra: 9, bLOCKbOYgAMES: 2, GarrettChan: 1, dylux: 6, tmorrow: 2, ReaperAA: 7, Polri: 3, SilverMiner: 3, P41R47: 10, A.H. Sankhatayan: 5, Willy W.: 5, Sotenga: 10, dei_eldren: 4, MtPain27: 5, GratefulName: 2, TheGreenZap: 6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H25] &amp; &quot;][/sup]&quot;; &quot;&quot;)" office:value-type="string" office:string-value="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" calcext:value-type="string">
            <text:p>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H26] &amp; &quot;][/sup]&quot;; &quot;&quot;)" office:value-type="string" office:string-value="[b]22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" calcext:value-type="string">
            <text:p>[b]22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H27] &amp; &quot;][/sup]&quot;; &quot;&quot;)" office:value-type="string" office:string-value="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" calcext:value-type="string">
            <text:p>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" calcext:value-type="string">
            <text:p>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H29] &amp; &quot;][/sup]&quot;; &quot;&quot;)" office:value-type="string" office:string-value="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" calcext:value-type="string">
            <text:p>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H30] &amp; &quot;][/sup]&quot;; &quot;&quot;)" office:value-type="string" office:string-value="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" calcext:value-type="string">
            <text:p>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H31] &amp; &quot;][/sup]&quot;; &quot;&quot;)" office:value-type="string" office:string-value="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" calcext:value-type="string">
            <text:p>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H32] &amp; &quot;][/sup]&quot;; &quot;&quot;)" office:value-type="string" office:string-value="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" calcext:value-type="string"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H33] &amp; &quot;][/sup]&quot;; &quot;&quot;)" office:value-type="string" office:string-value="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" calcext:value-type="string"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H34] &amp; &quot;][/sup]&quot;; &quot;&quot;)" office:value-type="string" office:string-value="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" calcext:value-type="string"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H35] &amp; &quot;][/sup]&quot;; &quot;&quot;)" office:value-type="string" office:string-value="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" calcext:value-type="string"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H36] &amp; &quot;][/sup]&quot;; &quot;&quot;)" office:value-type="string" office:string-value="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" calcext:value-type="string">
            <text:p>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H37] &amp; &quot;][/sup]&quot;; &quot;&quot;)" office:value-type="string" office:string-value="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" calcext:value-type="string"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H38] &amp; &quot;][/sup]&quot;; &quot;&quot;)" office:value-type="string" office:string-value="[b]35. [url=https://www.doomworld.com/idgames/levels/doom2/megawads/epic2]Epic 2[/url][/b] (2010) [sup][[b]58[/b]: ShoDemo: 6, NuMetalManiak: 9, Spectre01: 7, yakfak: 2, Talvi: 2, HUNdebLeonidasX: 9, TheMightyHeracross: 5, Arbys550: 1, OniriA: 2, DOEL: 6, SOSU: 9][/sup]" calcext:value-type="string"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H39] &amp; &quot;][/sup]&quot;; &quot;&quot;)" office:value-type="string" office:string-value="[b]36. [url=http://adventuresofsquare.com/downloads.php]The Adventures of Square[/url][/b] (2014) [sup][[b]55[/b]: Sky: 9, ShoDemo: 5, Ed: 5, JudgeDeadd: 5, Woolie Wool: 8, Squadallah: 7, termrork: 5, Marn: 5, Sotenga: 6][/sup]" calcext:value-type="string">
            <text:p>[b]36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H40] &amp; &quot;][/sup]&quot;; &quot;&quot;)" office:value-type="string" office:string-value="[b]37. [url=https://www.doomworld.com/idgames/levels/doom2/Ports/megawads/alt]A.L.T.[/url][/b] (2012) [sup][[b]54[/b]: Not Jabba: 7, Spectre01: 2, ella guro: 10, yakfak: 10, Rince-wind: 5, Hansen79: 5, P41R47: 7, SOSU: 8][/sup]" calcext:value-type="string">
            <text:p>[b]37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H41] &amp; &quot;][/sup]&quot;; &quot;&quot;)" office:value-type="string" office:string-value="[b]38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H42] &amp; &quot;][/sup]&quot;; &quot;&quot;)" office:value-type="string" office:string-value="[b]39. [url=https://doomwiki.org/wiki/The_Plutonia_Experiment]The Plutonia Experiment[/url][/b] (1996) [sup][[b]50[/b]: guitardz: 5, purist: 5, termrork: 5, Tartlman: 1, Worm318: 2, Deadwing: 10, northivanastan: 4, Fadri: 5, VanaheimRanger: 7, i suck at nicknames: 6][/sup]" calcext:value-type="string"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H43] &amp; &quot;][/sup]&quot;; &quot;&quot;)" office:value-type="string" office:string-value="[b]40. [url=https://www.doomworld.com/idgames/levels/doom2/Ports/megawads/1024]Congestion 1024[/url][/b] (2005) [sup][[b]47[/b]: Mr. Freeze: 5, HyperLuke: 7, Voltcom9: 5, bonnie: 4, Dragonfly: 8, Philnemba: 5, Hansen79: 3, waciej: 10][/sup]" calcext:value-type="string"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H44] &amp; &quot;][/sup]&quot;; &quot;&quot;)" office:value-type="string" office:string-value="[b]40. [url=https://doomwiki.org/wiki/STRAIN]STRAIN[/url][/b] (1997) [sup][[b]47[/b]: Grazza: 6, ella guro: 4, JudgeDeadd: 1, T-Rex: 1, Squadallah: 9, smeghammer: 5, vdgg: 1, Ryath: 10, Li'l devil: 10][/sup]" calcext:value-type="string">
            <text:p>[b]40. [url=https://doomwiki.org/wiki/STRAIN]STRAIN[/url][/b] (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" calcext:value-type="string"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2011) [sup][[b]45[/b]: Cynical: 6, Dime: 9, Nate River: 4, Poncho: 5, Gaia74: 3, Deflektor: 8, Marn: 5, Boy: 5][/sup]" calcext:value-type="string">
            <text:p>[b]42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H47] &amp; &quot;][/sup]&quot;; &quot;&quot;)" office:value-type="string" office:string-value="[b]44. [url=https://www.doomworld.com/idgames/levels/doom/Ports/megawads/kdizd_12]Knee-Deep in ZDoom[/url][/b] (2007) [sup][[b]43[/b]: Graf Zahl: 6, Voltcom9: 7, tchkb: 2, Apaul27: 7, 4everDoomed: 5, Rince-wind: 1, Jaromir Bergmann: 2, Lewonx: 10, Li'l devil: 3][/sup]" calcext:value-type="string"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H48] &amp; &quot;][/sup]&quot;; &quot;&quot;)" office:value-type="string" office:string-value="[b]45. [url=https://doomwiki.org/wiki/Winter's_Fury]Winter's Fury[/url][/b] (2012) [sup][[b]42[/b]: Dragonfly: 2, TechnoDoomed1: 10, Lorenz0: 7, Octillion: 7, OniriA: 3, Ivory Duke: 3, ASaltShaker: 9, Lewonx: 1][/sup]" calcext:value-type="string">
            <text:p>[b]45. [url=https://doomwiki.org/wiki/Winter's_Fury]Winter's Fury[/url][/b] (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H49] &amp; &quot;][/sup]&quot;; &quot;&quot;)" office:value-type="string" office:string-value="[b]46. [url=https://www.doomworld.com/idgames/levels/doom2/Ports/g-i/hg]Hell Ground[/url][/b] (2009) [sup][[b]40[/b]: Cynical: 8, Chamelenoel: 7, antares031: 5, WH-Wilou84: 2, darkreaver: 1, Polri: 2, Pierrot: 4, Demion: 5, Boy: 3, SCF: 1, whybmonotacrab: 2][/sup]" calcext:value-type="string">
            <text:p>[b]46. [url=https://www.doomworld.com/idgames/levels/doom2/Ports/g-i/hg]Hell Ground[/url][/b] (2009) [sup][[b]40[/b]: Cynical: 8, Chamelenoel: 7, antares031: 5, WH-Wilou84: 2, darkreaver: 1, Polri: 2, Pierrot: 4, Demion: 5, Boy: 3, SCF: 1, whybmonotacrab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H50] &amp; &quot;][/sup]&quot;; &quot;&quot;)" office:value-type="string" office:string-value="[b]47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7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H51] &amp; &quot;][/sup]&quot;; &quot;&quot;)" office:value-type="string" office:string-value="[b]48. [url=https://doomwiki.org/wiki/Cyberdreams]Cyberdreams[/url][/b] (1998) [sup][[b]38[/b]: 42PercentHealth: 3, ShoDemo: 1, 7hm: 7, justsomemusicguy: 3, bonnie: 7, NoisyVelvet: 4, TheNerdTurtle2: 3, termrork: 5, AtticTelephone: 5][/sup]" calcext:value-type="string">
            <text:p>[b]48. [url=https://doomwiki.org/wiki/Cyber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H52] &amp; &quot;][/sup]&quot;; &quot;&quot;)" office:value-type="string" office:string-value="[b]49. [url=https://doomwiki.org/wiki/2002_A_Doom_Odyssey]2002: A Doom Odyssey[/url][/b] (2002) [sup][[b]36[/b]: soner du: 4, Philnemba: 8, tmorrow: 2, Red-XIII: 3, joepallai: 1, SilverMiner: 6, smeghammer: 3, Endless: 1, A.H. Sankhatayan: 6, vdgg: 1, cannonball: 1][/sup]" calcext:value-type="string">
            <text:p>[b]49. [url=https://doomwiki.org/wiki/2002_A_Doom_Odyssey]2002: A Doom Odyssey[/url][/b] (2002) [sup][[b]36[/b]: soner du: 4, Philnemba: 8, tmorrow: 2, Red-XIII: 3, joepallai: 1, SilverMiner: 6, smeghammer: 3, Endless: 1, A.H. Sankhatayan: 6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H53] &amp; &quot;][/sup]&quot;; &quot;&quot;)" office:value-type="string" office:string-value="[b]49. [url=https://www.doomworld.com/idgames/levels/doom2/Ports/d-f/equinox]Equinox[/url][/b] (2001) [sup][[b]36[/b]: Sky: 5, Grazza: 9, ella guro: 5, A.H. Sankhatayan: 7, AtticTelephone: 5, Boy: 5][/sup]" calcext:value-type="string">
            <text:p>[b]49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H54] &amp; &quot;][/sup]&quot;; &quot;&quot;)" office:value-type="string" office:string-value="[b]49. [url=https://doomwiki.org/wiki/Icarus:_Alien_Vanguard]Icarus: Alien Vanguard[/url][/b] (1996) [sup][[b]36[/b]: Ralphis: 6, Grazza: 8, T-Rex: 3, valkiriforce: 8, A.H. Sankhatayan: 10, Dimon12321: 1][/sup]" calcext:value-type="string">
            <text:p>[b]49. [url=https://doomwiki.org/wiki/Icarus:_Alien_Vanguard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H55] &amp; &quot;][/sup]&quot;; &quot;&quot;)" office:value-type="string" office:string-value="[b]52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H56] &amp; &quot;][/sup]&quot;; &quot;&quot;)" office:value-type="string" office:string-value="[b]53. [url=https://www.doomworld.com/idgames/levels/doom2/Ports/a-c/breach]Breach[/url][/b] (2015) [sup][[b]33[/b]: Jaws In Space: 7, Dime: 10, guitardz: 2, Nancsi: 1, Jaromir Bergmann: 4, smeghammer: 3, TheGreenZap: 6][/sup]" calcext:value-type="string">
            <text:p>[b]53. [url=https://www.doomworld.com/idgames/levels/doom2/Ports/a-c/breach]Breach[/url][/b] (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H57] &amp; &quot;][/sup]&quot;; &quot;&quot;)" office:value-type="string" office:string-value="[b]53. [url=http://www.doom2.net/doom2/wads/DWANGO5.ZIP]Dwango5[/url][/b] (1995) [sup][[b]33[/b]: Doomkid: 10, Ralphis: 7, antares031: 8, toxic.rat: 8][/sup]" calcext:value-type="string">
            <text:p>[b]53. [url=http://www.doom2.net/doom2/wads/DWANGO5.ZIP]Dwango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H58] &amp; &quot;][/sup]&quot;; &quot;&quot;)" office:value-type="string" office:string-value="[b]53. [url=https://www.doomworld.com/idgames/levels/doom2/Ports/s-u/swtw]Swim With the Whales[/url][/b] (2013) [sup][[b]33[/b]: WH-Wilou84: 2, Nate River: 9, Soundblock: 3, Lazorinc: 6, Nirvana: 10, NoisyVelvet: 3][/sup]" calcext:value-type="string">
            <text:p>[b]53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H59] &amp; &quot;][/sup]&quot;; &quot;&quot;)" office:value-type="string" office:string-value="[b]56. [url=https://doomwiki.org/wiki/Brutal_Doom:_Hell_on_Earth_Starter_Pack]Brutal Doom: Hell on Earth Starter Pack (Extermination Day)[/url][/b] (2015) [sup][[b]31[/b]: TechnoDoomed1: 9, Squadallah: 8, DoomDork: 2, Deflektor: 4, behemoth_667: 6, TJG1289: 2][/sup]" calcext:value-type="string">
            <text:p>[b]56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H60] &amp; &quot;][/sup]&quot;; &quot;&quot;)" office:value-type="string" office:string-value="[b]56. [url=https://doomwiki.org/wiki/Chillax]Chillax[/url][/b] (2010) [sup][[b]31[/b]: Nine Inch Heels: 4, AnonimVio: 5, fveitsi: 5, Outrageous Videos: 3, Simomarchi: 2, Gaia74: 5, maxmanium: 1, waciej: 6][/sup]" calcext:value-type="string">
            <text:p>[b]56. [url=https://doomwiki.org/wiki/Chillax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H61] &amp; &quot;][/sup]&quot;; &quot;&quot;)" office:value-type="string" office:string-value="[b]58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8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H62] &amp; &quot;][/sup]&quot;; &quot;&quot;)" office:value-type="string" office:string-value="[b]58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H63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H64] &amp; &quot;][/sup]&quot;; &quot;&quot;)" office:value-type="string" office:string-value="[b]60. [url=https://www.doomworld.com/forum/topic/120175-heartland-an-episode-for-the-eternity-engine-rc3-out/]Heartland[/url][/b] (2021) [sup][[b]29[/b]: ReaperAA: 8, MtPain27: 3, TJG1289: 2, i suck at nicknames: 8, GratefulName: 8][/sup]" calcext:value-type="string"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H65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H66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H67] &amp; &quot;][/sup]&quot;; &quot;&quot;)" office:value-type="string" office:string-value="[b]64. [url=https://www.doomworld.com/forum/topic/109216-doom-zero-launch-and-celebrating-25-years-of-doom-ii/]Doom Zero[/url][/b] (2019) [sup][[b]28[/b]: ReaperAA: 3, maxmanium: 2, CinnamonKilljoy: 8, Warrex: 10, Horus: 2, Azure_Horror: 3][/sup]" calcext:value-type="string">
            <text:p>[b]64. [url=https://www.doomworld.com/forum/topic/109216-doom-zero-launch-and-celebrating-25-years-of-doom-ii/]Doom Zero[/url][/b] (2019) [sup][[b]28[/b]: ReaperAA: 3,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H68] &amp; &quot;][/sup]&quot;; &quot;&quot;)" office:value-type="string" office:string-value="[b]65. [url=https://www.doomworld.com/forum/topic/92574-dimension-of-the-boomed/]Dimension of the Boomed[/url][/b] (2018) [sup][[b]27[/b]: Ivory Duke: 7, Hansen79: 4, SOSU: 2, Ryath: 5, SCF: 2, GratefulName: 2, Uncle 80: 5][/sup]" calcext:value-type="string">
            <text:p>[b]65. [url=https://www.doomworld.com/forum/topic/92574-dimension-of-the-boomed/]Dimension of the Boomed[/url][/b] (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H69] &amp; &quot;][/sup]&quot;; &quot;&quot;)" office:value-type="string" office:string-value="[b]65. [url=https://www.doomworld.com/idgames/levels/doom2/Ports/m-o/miasma]Miasma[/url][/b] (2016) [sup][[b]27[/b]: WH-Wilou84: 1, Soundblock: 2, Nirvana: 9, NoisyVelvet: 1, Willy W.: 7, jerk-o: 7][/sup]" calcext:value-type="string">
            <text:p>[b]65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H70] &amp; &quot;][/sup]&quot;; &quot;&quot;)" office:value-type="string" office:string-value="[b]67. [url=https://www.doomworld.com/idgames/themes/batman/batman]Batman Doom[/url][/b] (1999) [sup][[b]26[/b]: yakfak: 8, JudgeDeadd: 4, soner du: 10, Uncle 80: 4][/sup]" calcext:value-type="string">
            <text:p>[b]67. [url=https://www.doomworld.com/idgames/themes/batman/batman]Batman Doom[/url][/b] (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H71] &amp; &quot;][/sup]&quot;; &quot;&quot;)" office:value-type="string" office:string-value="[b]67. [url=https://www.doomworld.com/idgames/levels/doom2/megawads/zone300]Zone 300[/url][/b] (2013) [sup][[b]26[/b]: Voltcom9: 8, Soundblock: 3, purist: 3, maxmanium: 8, ASaltShaker: 4][/sup]" calcext:value-type="string">
            <text:p>[b]67. [url=https://www.doomworld.com/idgames/levels/doom2/megawads/zone300]Zone 300[/url][/b] (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H72] &amp; &quot;][/sup]&quot;; &quot;&quot;)" office:value-type="string" office:string-value="[b]69. [url=https://www.doomworld.com/idgames/levels/doom2/megawads/rudy2]Rowdy Rudy II: POWERTRIP![/url][/b] (2020) [sup][[b]25[/b]: Dimon12321: 10, Azure_Horror: 5, TheGreenZap: 10][/sup]" calcext:value-type="string">
            <text:p>[b]69. [url=https://www.doomworld.com/idgames/levels/doom2/megawads/rudy2]Rowdy Rudy II: POWERTRIP![/url][/b] (2020) [sup][[b]25[/b]: Dimon12321: 10, Azure_Horror: 5, TheGreenZap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H73] &amp; &quot;][/sup]&quot;; &quot;&quot;)" office:value-type="string" office:string-value="[b]69. [url=https://www.doomworld.com/idgames/levels/doom2/Ports/megawads/sf2012]Slaughterfest 2012[/url][/b] (2013) [sup][[b]25[/b]: HyperLuke: 1, Outrageous Videos: 1, bemused: 2, Apaul27: 8, tmorrow: 3, Arbys550: 3, Simomarchi: 6, maxmanium: 1][/sup]" calcext:value-type="string"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H74] &amp; &quot;][/sup]&quot;; &quot;&quot;)" office:value-type="string" office:string-value="[b]69. [url=https://www.doomworld.com/idgames/levels/doom2/Ports/megawads/zdcmp2]ZDoom Community Map Project II[/url][/b] (2014) [sup][[b]25[/b]: Graf Zahl: 10, Phobus: 9, TechnoDoomed1: 6][/sup]" calcext:value-type="string">
            <text:p>[b]69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H75] &amp; &quot;][/sup]&quot;; &quot;&quot;)" office:value-type="string" office:string-value="[b]72. [url=https://www.doomworld.com/idgames/levels/doom2/Ports/megawads/ngmvmt2]Newgothic Movement 2[/url][/b] (2017) [sup][[b]24[/b]: Nine Inch Heels: 8, ShoDemo: 2, Outrageous Videos: 9, Nazgul9: 5][/sup]" calcext:value-type="string">
            <text:p>[b]72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H76] &amp; &quot;][/sup]&quot;; &quot;&quot;)" office:value-type="string" office:string-value="[b]72. [url=http://www.mustaine.com/about/video-game-work/perditions-gate/]Perdition's Gate[/url][/b] (1996) [sup][[b]24[/b]: Vorpal: 5, Nate River: 1, bonnie: 10, P41R47: 3, E.M.: 5][/sup]" calcext:value-type="string">
            <text:p>[b]72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H77] &amp; &quot;][/sup]&quot;; &quot;&quot;)" office:value-type="string" office:string-value="[b]72. [url=https://www.doomworld.com/idgames/levels/doom2/Ports/v-z/violence]Violence[/url][/b] (2015) [sup][[b]24[/b]: Chamelenoel: 10, everennui: 4, Nate River: 2, Lorenz0: 4, rd: 4][/sup]" calcext:value-type="string">
            <text:p>[b]72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H78] &amp; &quot;][/sup]&quot;; &quot;&quot;)" office:value-type="string" office:string-value="[b]75. [url=https://www.doomworld.com/idgames/levels/doom2/Ports/a-c/crumpets]Crumpets[/url][/b] (2015) [sup][[b]23[/b]: everennui: 2, Nate River: 8, Nirvana: 1, VanaheimRanger: 5, whybmonotacrab: 7][/sup]" calcext:value-type="string">
            <text:p>[b]75. [url=https://www.doomworld.com/idgames/levels/doom2/Ports/a-c/crumpets]Crumpets[/url][/b] (2015) [sup][[b]23[/b]: everennui: 2, Nate River: 8, Nirvana: 1, VanaheimRanger: 5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H79] &amp; &quot;][/sup]&quot;; &quot;&quot;)" office:value-type="string" office:string-value="[b]75. [url=http://www.moddb.com/games/doom-ii/addons/eternal-slumber-party-v2]Eternal Slumber Party[/url][/b] (2015) [sup][[b]23[/b]: Roofi: 10, Outrageous Videos: 8, Grain of Salt: 4, Simomarchi: 1][/sup]" calcext:value-type="string">
            <text:p>[b]75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H80] &amp; &quot;][/sup]&quot;; &quot;&quot;)" office:value-type="string" office:string-value="[b]77. [url=https://www.doomworld.com/idgames/levels/doom2/Ports/a-c/bauhaus]Bauhaus[/url][/b] (2014) [sup][[b]22[/b]: ella guro: 9, 7hm: 5, Grain of Salt: 3, NoisyVelvet: 1, vdgg: 4][/sup]" calcext:value-type="string">
            <text:p>[b]77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H81] &amp; &quot;][/sup]&quot;; &quot;&quot;)" office:value-type="string" office:string-value="[b]77. [url=https://www.doomworld.com/idgames/levels/doom/Ports/p-r/par-lutz]Phobos: Anomaly Reborn[/url][/b] (2003) [sup][[b]22[/b]: Ed: 5, Graf Zahl: 1, SilverMiner: 10, smeghammer: 6][/sup]" calcext:value-type="string">
            <text:p>[b]77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H82] &amp; &quot;][/sup]&quot;; &quot;&quot;)" office:value-type="string" office:string-value="[b]77. [url=https://www.doomworld.com/idgames/levels/doom2/Ports/megawads/zpack]ZPack[/url][/b] (2008) [sup][[b]22[/b]: MFG38: 5, Voltcom9: 3, TechnoDoomed1: 4, Ziad EL Zein: 5, Octillion: 5][/sup]" calcext:value-type="string">
            <text:p>[b]77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H83] &amp; &quot;][/sup]&quot;; &quot;&quot;)" office:value-type="string" office:string-value="[b]80. [url=https://www.doomworld.com/idgames/levels/doom2/Ports/megawads/cchest2]Community Chest 2[/url][/b] (2004) [sup][[b]21[/b]: Sky: 10, tchkb: 1, Midnight_00: 9, vdgg: 1][/sup]" calcext:value-type="string">
            <text:p>[b]80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H84] &amp; &quot;][/sup]&quot;; &quot;&quot;)" office:value-type="string" office:string-value="[b]80. [url=https://www.doomworld.com/forum/topic/103075-deathless-an-ultimate-doom-megawad-rc4/]Deathless[/url][/b] (2018) [sup][[b]21[/b]: TheMightyHeracross: 2, ReaperAA: 1, Worm318: 3, Makedounia: 9, Warrex: 5, SOSU: 1][/sup]" calcext:value-type="string">
            <text:p>[b]80. [url=https://www.doomworld.com/forum/topic/103075-deathless-an-ultimate-doom-megawad-rc4/]Deathless[/url][/b] (2018) [sup][[b]21[/b]: TheMightyHeracross: 2, ReaperAA: 1, Worm318: 3, Makedounia: 9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H85] &amp; &quot;][/sup]&quot;; &quot;&quot;)" office:value-type="string" office:string-value="[b]80. [url=https://www.doomworld.com/forum/topic/105598-hurt-singleplayer-map-in-hell/]Hurt[/url][/b] (2019) [sup][[b]21[/b]: Jaromir Bergmann: 9, OniriA: 7, I_Punch_Demons: 5][/sup]" calcext:value-type="string">
            <text:p>[b]80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H86] &amp; &quot;][/sup]&quot;; &quot;&quot;)" office:value-type="string" office:string-value="[b]80. [url=https://www.doomworld.com/idgames/levels/doom2/megawads/tvr]Revolution![/url][/b] (2001) [sup][[b]21[/b]: Not Jabba: 1, Grazza: 3, Altima: 4, termrork: 5, SilverMiner: 5, P41R47: 3][/sup]" calcext:value-type="string">
            <text:p>[b]80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H87] &amp; &quot;][/sup]&quot;; &quot;&quot;)" office:value-type="string" office:string-value="[b]84. [url=https://www.doomworld.com/forum/topic/91854-v15-doom-64-retribution/]Doom 64: Retribution[/url][/b] (2016) [sup][[b]20[/b]: guitardz: 5, 4everDoomed: 8, Warrex: 7][/sup]" calcext:value-type="string">
            <text:p>[b]84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H88] &amp; &quot;][/sup]&quot;; &quot;&quot;)" office:value-type="string" office:string-value="[b]84. [url=https://www.doomworld.com/idgames/levels/doom2/Ports/m-o/nuts]Nuts[/url][/b] (2001) [sup][[b]20[/b]: Chamelenoel: 6, AnonimVio: 9, E.M.: 5][/sup]" calcext:value-type="string">
            <text:p>[b]84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H89] &amp; &quot;][/sup]&quot;; &quot;&quot;)" office:value-type="string" office:string-value="[b]84. [url=https://www.doomworld.com/idgames/levels/doom2/Ports/s-u/scl_top]Threshold of Pain[/url][/b] (2010) [sup][[b]20[/b]: Malrionn: 7, MFG38: 7, 4everDoomed: 6][/sup]" calcext:value-type="string">
            <text:p>[b]84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H90] &amp; &quot;][/sup]&quot;; &quot;&quot;)" office:value-type="string" office:string-value="[b]87. [url=https://www.doomworld.com/idgames/levels/doom2/Ports/a-c/anta_req]Antaresian Reliquary[/url][/b] (2020) [sup][[b]19[/b]: Dimon12321: 6, SCF: 6, Azure_Horror: 7][/sup]" calcext:value-type="string">
            <text:p>[b]87. [url=https://www.doomworld.com/idgames/levels/doom2/Ports/a-c/anta_req]Antaresian Reliquary[/url][/b] (2020) [sup][[b]19[/b]: Dimon12321: 6, SCF: 6, Azure_Horro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H91] &amp; &quot;][/sup]&quot;; &quot;&quot;)" office:value-type="string" office:string-value="[b]87. [url=https://www.doomworld.com/idgames/levels/doom2/Ports/a-c/arcadia]Arcadia Demade[/url][/b] (2010) [sup][[b]19[/b]: Jaws In Space: 9, Vorpal: 5, guitardz: 1, Nancsi: 4][/sup]" calcext:value-type="string">
            <text:p>[b]87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H92] &amp; &quot;][/sup]&quot;; &quot;&quot;)" office:value-type="string" office:string-value="[b]87. [url=https://www.doomworld.com/idgames/levels/doom2/Ports/megawads/bstain]Bloodstain[/url][/b] (2016) [sup][[b]19[/b]: NuMetalManiak: 5, everennui: 5, Forli: 4, DOEL: 5][/sup]" calcext:value-type="string">
            <text:p>[b]87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H93] &amp; &quot;][/sup]&quot;; &quot;&quot;)" office:value-type="string" office:string-value="[b]87. [url=https://www.doomworld.com/idgames/levels/doom2/megawads/dmonfear]Demonfear[/url][/b] (2000) [sup][[b]19[/b]: roadworx: 4, soner du: 3, Philnemba: 3, NaZa: 1, P41R47: 3, Marn: 5][/sup]" calcext:value-type="string">
            <text:p>[b]87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H94] &amp; &quot;][/sup]&quot;; &quot;&quot;)" office:value-type="string" office:string-value="[b]87. [url=https://www.doomworld.com/forum/topic/105670-faithless-a-heretic-hub-final/]Faithless[/url][/b] (2019) [sup][[b]19[/b]: ReaperAA: 9, Rince-wind: 5, Ryath: 5][/sup]" calcext:value-type="string">
            <text:p>[b]87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H95] &amp; &quot;][/sup]&quot;; &quot;&quot;)" office:value-type="string" office:string-value="[b]87. [url=https://www.doomworld.com/forum/topic/85591-nihility-infinite-teeth-shareware-episode-v121/]Nihility: Infinite ﻿Teeth﻿[/url][/b] (2016) [sup][[b]19[/b]: Rince-wind: 5, rd: 4, Omniarch: 5, Ryath: 5][/sup]" calcext:value-type="string">
            <text:p>[b]87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H96] &amp; &quot;][/sup]&quot;; &quot;&quot;)" office:value-type="string" office:string-value="[b]87. [url=http://manbitesshark.com/]REKKR[/url][/b] (2018) [sup][[b]19[/b]: soner du: 8, Rince-wind: 5, Dimon12321: 6][/sup]" calcext:value-type="string">
            <text:p>[b]87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H97] &amp; &quot;][/sup]&quot;; &quot;&quot;)" office:value-type="string" office:string-value="[b]87. [url=https://www.doomworld.com/idgames/levels/doom2/Ports/a-c/action2]Urban Brawl: Action Doom 2[/url][/b] (2008) [sup][[b]19[/b]: Chamelenoel: 1, JudgeDeadd: 4, Phobus: 10, Dimon12321: 4][/sup]" calcext:value-type="string">
            <text:p>[b]87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H98] &amp; &quot;][/sup]&quot;; &quot;&quot;)" office:value-type="string" office:string-value="[b]95. [url=https://www.doomworld.com/forum/topic/108251-abandon-beta-is-here/]Abandon[/url][/b] (2020) [sup][[b]18[/b]: Arbys550: 8, &lt;&lt;Rewind: 10][/sup]" calcext:value-type="string">
            <text:p>[b]95. [url=https://www.doomworld.com/forum/topic/108251-abandon-beta-is-here/]Abandon[/url][/b] (2020) [sup][[b]18[/b]: Arbys550: 8,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H99] &amp; &quot;][/sup]&quot;; &quot;&quot;)" office:value-type="string" office:string-value="[b]95. [url=http://www.doomwadstation.net/main/aliens.html]Aliens TC[/url][/b] (1994) [sup][[b]18[/b]: yakfak: 4, Payload4367: 5, Ragu: 9][/sup]" calcext:value-type="string">
            <text:p>[b]95. [url=http://www.doomwadstation.net/main/aliens.html]Aliens TC[/url][/b] (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H100] &amp; &quot;][/sup]&quot;; &quot;&quot;)" office:value-type="string" office:string-value="[b]95. [url=https://www.doomworld.com/idgames/levels/doom2/Ports/m-o/mek-catk]Counterattack[/url][/b] (2017) [sup][[b]18[/b]: rd: 6, Hansen79: 3, VanaheimRanger: 4, SCF: 5][/sup]" calcext:value-type="string">
            <text:p>[b]95. [url=https://www.doomworld.com/idgames/levels/doom2/Ports/m-o/mek-catk]Counterattack[/url][/b] (2017) [sup][[b]18[/b]: rd: 6, Hansen79: 3, VanaheimRanger: 4, SC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H101] &amp; &quot;][/sup]&quot;; &quot;&quot;)" office:value-type="string" office:string-value="[b]95. [url=https://www.doomworld.com/idgames/levels/doom2/Ports/d-f/dv]Deus Vult[/url][/b] (2004) [sup][[b]18[/b]: Mr. Freeze: 7, WH-Wilou84: 5, joepallai: 1, DJVCardMaster: 1, waciej: 4][/sup]" calcext:value-type="string">
            <text:p>[b]95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H102] &amp; &quot;][/sup]&quot;; &quot;&quot;)" office:value-type="string" office:string-value="[b]95. [url=https://www.doomworld.com/idgames/levels/doom/Ports/d-f/e1m4b]Phobos Mission Control[/url][/b] (2016) [sup][[b]18[/b]: Nancsi: 6, Diabolución: 5, Marn: 5, DooM Bear: 2][/sup]" calcext:value-type="string">
            <text:p>[b]95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H103] &amp; &quot;][/sup]&quot;; &quot;&quot;)" office:value-type="string" office:string-value="[b]95. [url=https://www.doomworld.com/idgames/levels/doom2/Ports/megawads/sf2011]Slaughterfest 2011[/url][/b] (2012) [sup][[b]18[/b]: Outrageous Videos: 5, tmorrow: 3, Simomarchi: 10][/sup]" calcext:value-type="string">
            <text:p>[b]95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H104] &amp; &quot;][/sup]&quot;; &quot;&quot;)" office:value-type="string" office:string-value="[b]95. [url=https://www.doomworld.com/idgames/levels/doom2/Ports/s-u/sd20x7]Stardate 20X7[/url][/b] (2017) [sup][[b]18[/b]: yakfak: 6, Grain of Salt: 8, bemused: 4][/sup]" calcext:value-type="string">
            <text:p>[b]95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H105] &amp; &quot;][/sup]&quot;; &quot;&quot;)" office:value-type="string" office:string-value="[b]102. [url=https://www.doomworld.com/forum/topic/92776-brigandine-rc2-updated-2017-05-13/]Brigandine[/url][/b] (2017) [sup][[b]17[/b]: Dragonfly: 7, guitardz: 2, Jaromir Bergmann: 5, VanaheimRanger: 3][/sup]" calcext:value-type="string">
            <text:p>[b]102. [url=https://www.doomworld.com/forum/topic/92776-brigandine-rc2-updated-2017-05-13/]Brigandine[/url][/b] (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H106] &amp; &quot;][/sup]&quot;; &quot;&quot;)" office:value-type="string" office:string-value="[b]102. [url=https://www.doomworld.com/idgames/levels/doom2/Ports/megawads/sihr2fix]Survive in Hell[/url][/b] (2012) [sup][[b]17[/b]: Spectra: 8, Makedounia: 3, Pierrot: 6][/sup]" calcext:value-type="string">
            <text:p>[b]102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H107] &amp; &quot;][/sup]&quot;; &quot;&quot;)" office:value-type="string" office:string-value="[b]102. [url=https://www.doomworld.com/idgames/levels/doom2/Ports/s-u/uacultra]UAC Ultra[/url][/b] (2010) [sup][[b]17[/b]: Malrionn: 10, behemoth_667: 5, TheGreenZap: 2][/sup]" calcext:value-type="string">
            <text:p>[b]102. [url=https://www.doomworld.com/idgames/levels/doom2/Ports/s-u/uacultra]UAC Ultra[/url][/b] (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H108] &amp; &quot;][/sup]&quot;; &quot;&quot;)" office:value-type="string" office:string-value="[b]105. [url=https://www.doomworld.com/idgames/levels/doom/a-c/castevil]Castle of Evil[/url][/b] (1994) [sup][[b]16[/b]: bzzrak: 10, joepallai: 6][/sup]" calcext:value-type="string">
            <text:p>[b]105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H109] &amp; &quot;][/sup]&quot;; &quot;&quot;)" office:value-type="string" office:string-value="[b]105. [url=https://www.doomworld.com/idgames/levels/doom2/Ports/megawads/drkenctr]Dark Encounters[/url][/b] (2017) [sup][[b]16[/b]: Bryan T: 5, dylux: 8, Octillion: 3][/sup]" calcext:value-type="string">
            <text:p>[b]105. [url=https://www.doomworld.com/idgames/levels/doom2/Ports/megawads/drkenctr]Dark Encounters[/url][/b] (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H110] &amp; &quot;][/sup]&quot;; &quot;&quot;)" office:value-type="string" office:string-value="[b]105. [url=https://www.doomworld.com/idgames/levels/doom2/Ports/j-l/legher]Legacy of Heroes[/url][/b] (2016) [sup][[b]16[/b]: Woolie Wool: 5, dylux: 7, eharper256: 4][/sup]" calcext:value-type="string">
            <text:p>[b]105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H111] &amp; &quot;][/sup]&quot;; &quot;&quot;)" office:value-type="string" office:string-value="[b]105. [url=https://www.doomworld.com/idgames/levels/doom2/Ports/megawads/mutiny]Mutiny[/url][/b] (2016) [sup][[b]16[/b]: Jaws In Space: 6, Doomkid: 3, everennui: 2, NoisyVelvet: 1, m8f: 4][/sup]" calcext:value-type="string">
            <text:p>[b]105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H112] &amp; &quot;][/sup]&quot;; &quot;&quot;)" office:value-type="string" office:string-value="[b]105. [url=https://forum.zdoom.org/viewtopic.php?t=56668#p1000996]Rise of the Wool Ball[/url][/b] (2017) [sup][[b]16[/b]: JudgeDeadd: 3, Squadallah: 1, Apaul27: 9, TheMightyHeracross: 3][/sup]" calcext:value-type="string">
            <text:p>[b]105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H113] &amp; &quot;][/sup]&quot;; &quot;&quot;)" office:value-type="string" office:string-value="[b]105. [url=https://www.doomworld.com/idgames/levels/doom2/Ports/megawads/tj]The Journey[/url][/b] (2016) [sup][[b]16[/b]: Spectra: 6, Makedounia: 4, P41R47: 6][/sup]" calcext:value-type="string">
            <text:p>[b]105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H114] &amp; &quot;][/sup]&quot;; &quot;&quot;)" office:value-type="string" office:string-value="[b]111. [url=https://www.doomworld.com/idgames/levels/doom2/megawads/avj]Arch-Vile Jump[/url][/b] (2010) [sup][[b]15[/b]: termrork: 5, Red-XIII: 10][/sup]" calcext:value-type="string">
            <text:p>[b]111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H115] &amp; &quot;][/sup]&quot;; &quot;&quot;)" office:value-type="string" office:string-value="[b]111. [url=https://www.doomworld.com/forum/topic/121263-arrival-v101-fix-a-limit-removing-episode-for-doom-ii/]Arrival[/url][/b] (2021) [sup][[b]15[/b]: dosboot: 10, Xeogred: 5][/sup]" calcext:value-type="string">
            <text:p>[b]111. [url=https://www.doomworld.com/forum/topic/121263-arrival-v101-fix-a-limit-removing-episode-for-doom-ii/]Arrival[/url][/b] (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H116] &amp; &quot;][/sup]&quot;; &quot;&quot;)" office:value-type="string" office:string-value="[b]111. [url=http://heroestospare.com/rabotik/harmony.php]Harmony[/url][/b] (2009) [sup][[b]15[/b]: Not Jabba: 5, Sky: 6, ax34: 4][/sup]" calcext:value-type="string">
            <text:p>[b]111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H117] &amp; &quot;][/sup]&quot;; &quot;&quot;)" office:value-type="string" office:string-value="[b]111. [url=https://www.doomworld.com/forum/topic/74280-the-ultimate-doom-ii-doom-ii-levels-remade/]The Ultimate Doom II [/url][/b] (2015) [sup][[b]15[/b]: Ivory Duke: 5, lokbustam257: 10][/sup]" calcext:value-type="string">
            <text:p>[b]111. [url=https://www.doomworld.com/forum/topic/74280-the-ultimate-doom-ii-doom-ii-levels-remade/]The Ultimate Doom II [/url][/b] (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H118] &amp; &quot;][/sup]&quot;; &quot;&quot;)" office:value-type="string" office:string-value="[b]115. [url=https://www.doomworld.com/forum/topic/64353-doom-64-for-doom-ii/]Doom 64 for Doom II[/url][/b] (2013) [sup][[b]14[/b]: Roofi: 1, Woolie Wool: 1, I_Punch_Demons: 2, Warrex: 10][/sup]" calcext:value-type="string">
            <text:p>[b]115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H119] &amp; &quot;][/sup]&quot;; &quot;&quot;)" office:value-type="string" office:string-value="[b]115. [url=https://www.doomworld.com/forum/topic/106058-paradise-v2-multiplayer-beta-on-page-3-4122020/]Paradise[/url][/b] (2019) [sup][[b]14[/b]: Lorenz0: 5, JuanchoES: 1, whybmonotacrab: 8][/sup]" calcext:value-type="string">
            <text:p>[b]115. [url=https://www.doomworld.com/forum/topic/106058-paradise-v2-multiplayer-beta-on-page-3-4122020/]Paradise[/url][/b] (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H120] &amp; &quot;][/sup]&quot;; &quot;&quot;)" office:value-type="string" office:string-value="[b]115. [url=https://www.doomworld.com/idgames/levels/doom2/megawads/reverie]Reverie[/url][/b] (2011) [sup][[b]14[/b]: Octillion: 9, joepallai: 1, BohdanZPM: 4][/sup]" calcext:value-type="string">
            <text:p>[b]115. [url=https://www.doomworld.com/idgames/levels/doom2/megawads/reverie]Reverie[/url][/b] (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H121] &amp; &quot;][/sup]&quot;; &quot;&quot;)" office:value-type="string" office:string-value="[b]115. [url=https://www.doomworld.com/idgames/levels/doom2/megawads/darken2]The Darkening Episode 2[/url][/b] (2000) [sup][[b]14[/b]: Graf Zahl: 4, joepallai: 2, vdgg: 8][/sup]" calcext:value-type="string">
            <text:p>[b]115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H122] &amp; &quot;][/sup]&quot;; &quot;&quot;)" office:value-type="string" office:string-value="[b]115. [url=https://www.doomworld.com/idgames/levels/doom2/d-f/enigma]The Enigma Episode[/url][/b] (1995) [sup][[b]14[/b]: T-Rex: 3, valkiriforce: 1, Ragu: 10][/sup]" calcext:value-type="string">
            <text:p>[b]115. [url=https://www.doomworld.com/idgames/levels/doom2/d-f/enigma]The Enigma Episode[/url][/b] (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H123] &amp; &quot;][/sup]&quot;; &quot;&quot;)" office:value-type="string" office:string-value="[b]115. [url=https://www.doomworld.com/idgames/levels/doom2/Ports/megawads/sp_usimp]Ultimate Simplicity[/url][/b] (2007) [sup][[b]14[/b]: Dragonfly: 5, Simomarchi: 9][/sup]" calcext:value-type="string">
            <text:p>[b]115. [url=https://www.doomworld.com/idgames/levels/doom2/Ports/megawads/sp_usimp]Ultimate Simplicity[/url][/b] (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H124] &amp; &quot;][/sup]&quot;; &quot;&quot;)" office:value-type="string" office:string-value="[b]115. [url=https://www.doomworld.com/forum/topic/50158-wip-vela-pax-beta-21-out-now-with-1-more-stuff/]Vela Pax[/url][/b] (2010) [sup][[b]14[/b]: WH-Wilou84: 2, TheNerdTurtle2: 9, jerk-o: 3][/sup]" calcext:value-type="string">
            <text:p>[b]115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H125] &amp; &quot;][/sup]&quot;; &quot;&quot;)" office:value-type="string" office:string-value="[b]122. [url=https://www.doomworld.com/idgames/levels/doom2/Ports/megawads/50shades]50 Shades of Graytall[/url][/b] (2015) [sup][[b]13[/b]: Nine Inch Heels: 2, Voltcom9: 2, JudgeDeadd: 1, NoisyVelvet: 3, Pierrot: 5][/sup]" calcext:value-type="string">
            <text:p>[b]122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H126] &amp; &quot;][/sup]&quot;; &quot;&quot;)" office:value-type="string" office:string-value="[b]122. [url=https://www.doomworld.com/idgames/levels/doom2/Ports/megawads/cchest3]Community Chest 3[/url][/b] (2007) [sup][[b]13[/b]: Mr. Freeze: 3, Lewonx: 10][/sup]" calcext:value-type="string">
            <text:p>[b]122. [url=https://www.doomworld.com/idgames/levels/doom2/Ports/megawads/cchest3]Community Chest 3[/url][/b] (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H127] &amp; &quot;][/sup]&quot;; &quot;&quot;)" office:value-type="string" office:string-value="[b]122. [url=https://www.doomworld.com/idgames/levels/doom2/Ports/d-f/elysion]Elysion[/url][/b] (2009) [sup][[b]13[/b]: Sky: 8, darkreaver: 5][/sup]" calcext:value-type="string">
            <text:p>[b]122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H128] &amp; &quot;][/sup]&quot;; &quot;&quot;)" office:value-type="string" office:string-value="[b]122. [url=https://www.doomworld.com/idgames/levels/doom2/Ports/d-f/foursite]Foursite[/url][/b] (2016) [sup][[b]13[/b]: Nancsi: 7, 4everDoomed: 5, Gaia74: 1][/sup]" calcext:value-type="string">
            <text:p>[b]122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H129] &amp; &quot;][/sup]&quot;; &quot;&quot;)" office:value-type="string" office:string-value="[b]122. [url=https://doomwiki.org/wiki/Hell_To_Pay]Hell to Pay[/url][/b] (1996) [sup][[b]13[/b]: bonnie: 10, P41R47: 3][/sup]" calcext:value-type="string">
            <text:p>[b]122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H130] &amp; &quot;][/sup]&quot;; &quot;&quot;)" office:value-type="string" office:string-value="[b]122. [url=https://www.doomworld.com/idgames/levels/doom2/Ports/s-u/sacrment]Sacrament[/url][/b] (2011) [sup][[b]13[/b]: ella guro: 8, yakfak: 5][/sup]" calcext:value-type="string">
            <text:p>[b]122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H131] &amp; &quot;][/sup]&quot;; &quot;&quot;)" office:value-type="string" office:string-value="[b]122. [url=https://www.doomworld.com/idgames/levels/doom2/Ports/megawads/vile]Vile Flesh[/url][/b] (2004) [sup][[b]13[/b]: Grazza: 4, P41R47: 9][/sup]" calcext:value-type="string">
            <text:p>[b]122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H132] &amp; &quot;][/sup]&quot;; &quot;&quot;)" office:value-type="string" office:string-value="[b]122. [url=https://www.doomworld.com/idgames/levels/doom2/Ports/megawads/wos]Whispers of Satan[/url][/b] (2009) [sup][[b]13[/b]: tmorrow: 2, eharper256: 5, Warrex: 2, toxic.rat: 4][/sup]" calcext:value-type="string">
            <text:p>[b]122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H133] &amp; &quot;][/sup]&quot;; &quot;&quot;)" office:value-type="string" office:string-value="[b]122. [url=https://doomwiki.org/wiki/Wow]Wow[/url][/b] (1999) [sup][[b]13[/b]: AnonimVio: 10, Apaul27: 1, jerk-o: 2][/sup]" calcext:value-type="string">
            <text:p>[b]122. [url=https://doomwiki.org/wiki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H134] &amp; &quot;][/sup]&quot;; &quot;&quot;)" office:value-type="string" office:string-value="[b]122. [url=https://www.doomworld.com/idgames/levels/doom2/Ports/v-z/zdmcmp1]ZDoom Community Map Project: Take 1[/url][/b] (2004) [sup][[b]13[/b]: Phobus: 8, Ziad EL Zein: 5][/sup]" calcext:value-type="string">
            <text:p>[b]122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H135] &amp; &quot;][/sup]&quot;; &quot;&quot;)" office:value-type="string" office:string-value="[b]132. [url=https://www.doomworld.com/idgames/levels/doom2/Ports/d-f/exterror]Extreme Terror[/url][/b] (2016) [sup][[b]12[/b]: Nine Inch Heels: 5, everennui: 5, Nancsi: 2][/sup]" calcext:value-type="string">
            <text:p>[b]132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H136] &amp; &quot;][/sup]&quot;; &quot;&quot;)" office:value-type="string" office:string-value="[b]132. [url=http://freedoom.github.io/download.html]Freedoom: Phase 1[/url][/b] (2009) [sup][[b]12[/b]: Chamelenoel: 3, northivanastan: 6, jerk-o: 3][/sup]" calcext:value-type="string">
            <text:p>[b]132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H137] &amp; &quot;][/sup]&quot;; &quot;&quot;)" office:value-type="string" office:string-value="[b]132. [url=https://doomwiki.org/wiki/Lunar_Catastrophe]Lunar Catastrophe[/url][/b] (2018) [sup][[b]12[/b]: dosboot: 10, Xeogred: 2][/sup]" calcext:value-type="string">
            <text:p>[b]132. [url=https://doomwiki.org/wiki/Lunar_Catastrophe]Lunar Catastrophe[/url][/b] (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H138] &amp; &quot;][/sup]&quot;; &quot;&quot;)" office:value-type="string" office:string-value="[b]132. [url=https://www.doomworld.com/idgames/levels/doom2/Ports/m-o/ngmvmt1]Newgothic Movement 1[/url][/b] (2010) [sup][[b]12[/b]: everennui: 2, Outrageous Videos: 4, Nazgul9: 6][/sup]" calcext:value-type="string">
            <text:p>[b]132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H139] &amp; &quot;][/sup]&quot;; &quot;&quot;)" office:value-type="string" office:string-value="[b]132. [url=https://www.doomworld.com/idgames/levels/doom2/megawads/ur]Unholy Realms[/url][/b] (2013) [sup][[b]12[/b]: Dime: 6, dylux: 2, tmorrow: 2, Makedounia: 2][/sup]" calcext:value-type="string">
            <text:p>[b]132. [url=https://www.doomworld.com/idgames/levels/doom2/megawads/ur]Unholy Realms[/url][/b] (2013) [sup][[b]12[/b]: Dime: 6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H140] &amp; &quot;][/sup]&quot;; &quot;&quot;)" office:value-type="string" office:string-value="[b]137. [url=https://www.doomworld.com/idgames/levels/doom/a-c/b2b]Back to Basics[/url][/b] (2007) [sup][[b]11[/b]: WH-Wilou84: 2, joepallai: 5, rd: 4][/sup]" calcext:value-type="string">
            <text:p>[b]137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H141] &amp; &quot;][/sup]&quot;; &quot;&quot;)" office:value-type="string" office:string-value="[b]137. [url=https://www.doomworld.com/idgames/levels/doom2/Ports/megawads/1024clau]Claustrophobia 1024[/url][/b] (2009) [sup][[b]11[/b]: m8f: 5, DJVCardMaster: 6][/sup]" calcext:value-type="string">
            <text:p>[b]137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H142] &amp; &quot;][/sup]&quot;; &quot;&quot;)" office:value-type="string" office:string-value="[b]137. [url=https://www.doomworld.com/idgames/levels/doom2/Ports/a-c/comatose]Comatose[/url][/b] (2016) [sup][[b]11[/b]: yakfak: 7, m8f: 4][/sup]" calcext:value-type="string">
            <text:p>[b]137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H143] &amp; &quot;][/sup]&quot;; &quot;&quot;)" office:value-type="string" office:string-value="[b]137. [url=https://doomwiki.org/wiki/Doomsday_of_UAC]Doomsday of UAC[/url][/b] (1994) [sup][[b]11[/b]: Jaws In Space: 2, Ed: 5, joepallai: 3, Ragu: 1][/sup]" calcext:value-type="string">
            <text:p>[b]137. [url=https://doomwiki.org/wiki/Doomsday_of_UAC]Doomsday of UAC[/url][/b] (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H144] &amp; &quot;][/sup]&quot;; &quot;&quot;)" office:value-type="string" office:string-value="[b]137. [url=http://freedoom.github.io/download.html]Freedoom: Phase 2[/url][/b] (2003) [sup][[b]11[/b]: Spectra: 1, Voltcom9: 1, TheMightyHeracross: 3, northivanastan: 3, jerk-o: 3][/sup]" calcext:value-type="string">
            <text:p>[b]137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H145] &amp; &quot;][/sup]&quot;; &quot;&quot;)" office:value-type="string" office:string-value="[b]137. [url=https://www.doomworld.com/idgames/levels/doom2/Ports/a-c/ad2dow]Urban Brawl: Dead of Winter[/url][/b] (2014) [sup][[b]11[/b]: Ralphis: 6, Phobus: 5][/sup]" calcext:value-type="string">
            <text:p>[b]137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H146] &amp; &quot;][/sup]&quot;; &quot;&quot;)" office:value-type="string" office:string-value="[b]143. [url=https://www.doomworld.com/idgames/levels/doom2/megawads/1monster]1 Monster Megawad[/url][/b] (2007) [sup][[b]10[/b]: TheNerdTurtle2: 2, Li'l devil: 8][/sup]" calcext:value-type="string">
            <text:p>[b]143. [url=https://www.doomworld.com/idgames/levels/doom2/megawads/1monster]1 Monster Megawad[/url][/b] (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H147] &amp; &quot;][/sup]&quot;; &quot;&quot;)" office:value-type="string" office:string-value="[b]143. [url=https://www.doomworld.com/forum/topic/101647-avactor-last-update-is-out/]Avactor[/url][/b] (2018) [sup][[b]10[/b]: JudgeDeadd: 2, OniriA: 8][/sup]" calcext:value-type="string">
            <text:p>[b]143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H148] &amp; &quot;][/sup]&quot;; &quot;&quot;)" office:value-type="string" office:string-value="[b]143. [url=https://www.doomworld.com/idgames/levels/doom2/Ports/a-c/chnworm]Chainworm Kommando[/url][/b] (2017) [sup][[b]10[/b]: Rince-wind: 5, eharper256: 5][/sup]" calcext:value-type="string">
            <text:p>[b]143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H149] &amp; &quot;][/sup]&quot;; &quot;&quot;)" office:value-type="string" office:string-value="[b]143. [url=https://www.doomworld.com/idgames/levels/doom2/Ports/s-u/tcotd21me]City of the Damned: Apocalypse[/url][/b] (2011) [sup][[b]10[/b]: TechnoDoomed1: 5, Rince-wind: 5][/sup]" calcext:value-type="string">
            <text:p>[b]143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H150] &amp; &quot;][/sup]&quot;; &quot;&quot;)" office:value-type="string" office:string-value="[b]143. [url=https://doomwiki.org/wiki/Daedalus:_Alien_Defense]Daedalus: Alien Defense[/url][/b] (2003) [sup][[b]10[/b]: A.H. Sankhatayan: 10][/sup]" calcext:value-type="string">
            <text:p>[b]143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H151] &amp; &quot;][/sup]&quot;; &quot;&quot;)" office:value-type="string" office:string-value="[b]143. [url=https://www.doomworld.com/idgames/levels/doom2/g-i/grime]Grime[/url][/b] (2009) [sup][[b]10[/b]: WH-Wilou84: 2, darkreaver: 4, Paul977: 4][/sup]" calcext:value-type="string">
            <text:p>[b]143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H152] &amp; &quot;][/sup]&quot;; &quot;&quot;)" office:value-type="string" office:string-value="[b]143. [url=https://www.doomworld.com/forum/topic/91779-a-few-maps-for-plutonia-5-maps/]Plutonia AD﻿[/url][/b] (2016) [sup][[b]10[/b]: dosboot: 10][/sup]" calcext:value-type="string">
            <text:p>[b]143. [url=https://www.doomworld.com/forum/topic/91779-a-few-maps-for-plutonia-5-maps/]Plutonia AD﻿[/url][/b] (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H153] &amp; &quot;][/sup]&quot;; &quot;&quot;)" office:value-type="string" office:string-value="[b]143. [url=https://forum.zdoom.org/viewtopic.php?f=42&amp;t=55443#p981947]Redemption Of The Slain[/url][/b] (2017) [sup][[b]10[/b]: Nancsi: 10][/sup]" calcext:value-type="string">
            <text:p>[b]143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H154] &amp; &quot;][/sup]&quot;; &quot;&quot;)" office:value-type="string" office:string-value="[b]143. [url=https://doomwiki.org/wiki/Skulldash]Skulldash[/url][/b] (2015) [sup][[b]10[/b]: everennui: 2, Lorenz0: 8][/sup]" calcext:value-type="string">
            <text:p>[b]143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H155] &amp; &quot;][/sup]&quot;; &quot;&quot;)" office:value-type="string" office:string-value="[b]143. [url=https://www.doomworld.com/idgames/levels/doom2/Ports/s-u/tn]Tangerine Nightmare[/url][/b] (2018) [sup][[b]10[/b]: guitardz: 10][/sup]" calcext:value-type="string">
            <text:p>[b]143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H156] &amp; &quot;][/sup]&quot;; &quot;&quot;)" office:value-type="string" office:string-value="[b]143. [url=https://doomwiki.org/wiki/The_Alfonzone]The Alfonzone[/url][/b] (2017) [sup][[b]10[/b]: Bryan T: 5, vdgg: 1, BohdanZPM: 4][/sup]" calcext:value-type="string">
            <text:p>[b]143. [url=https://doomwiki.org/wiki/The_Alfonzone]The Alfonzone[/url][/b] (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H157] &amp; &quot;][/sup]&quot;; &quot;&quot;)" office:value-type="string" office:string-value="[b]143. [url=https://doomwiki.org/wiki/The_Brotherhood_of_Ruin]The Brotherhood of Ruin[/url][/b] (2003) [sup][[b]10[/b]: joepallai: 4, vdgg: 6][/sup]" calcext:value-type="string">
            <text:p>[b]143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H158] &amp; &quot;][/sup]&quot;; &quot;&quot;)" office:value-type="string" office:string-value="[b]155. [url=https://doomwiki.org/wiki/180_Minutes_Pour_Vivre]180 Minutes Pour Vivre[/url][/b] (2020) [sup][[b]9[/b]: Azure_Horror: 9][/sup]" calcext:value-type="string">
            <text:p>[b]155. [url=https://doomwiki.org/wiki/180_Minutes_Pour_Vivre]180 Minutes Pour Vivre[/url][/b] (2020) [sup][[b]9[/b]: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H159] &amp; &quot;][/sup]&quot;; &quot;&quot;)" office:value-type="string" office:string-value="[b]155. [url=https://www.doomworld.com/idgames/levels/doom2/Ports/a-c/action]Action Doom[/url][/b] (2004) [sup][[b]9[/b]: Dragonfly: 1, Gaia74: 2, Worm318: 1, ax34: 4, Li'l devil: 1][/sup]" calcext:value-type="string">
            <text:p>[b]155. [url=https://www.doomworld.com/idgames/levels/doom2/Ports/a-c/action]Action Doom[/url][/b] (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H160] &amp; &quot;][/sup]&quot;; &quot;&quot;)" office:value-type="string" office:string-value="[b]155. [url=https://www.doomworld.com/forum/topic/104557-back-to-saturn-x-episode-3-wip/]Back to Saturn X Episode﻿ 3: Instructions to the﻿ Rusty Time Machine﻿﻿[/url][/b] (TBA) [sup][[b]9[/b]: jerk-o: 9][/sup]" calcext:value-type="string">
            <text:p>[b]155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H161] &amp; &quot;][/sup]&quot;; &quot;&quot;)" office:value-type="string" office:string-value="[b]155. [url=https://www.doomworld.com/idgames/levels/doom/megawads/bgcomp]Base Ganymede[/url][/b] (2012) [sup][[b]9[/b]: maxmanium: 9][/sup]" calcext:value-type="string">
            <text:p>[b]155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H162] &amp; &quot;][/sup]&quot;; &quot;&quot;)" office:value-type="string" office:string-value="[b]155. [url=https://www.doomworld.com/idgames/levels/doom2/Ports/a-c/brfinal]Beyond Reality[/url][/b] (2012) [sup][[b]9[/b]: Talvi: 3, HUNdebLeonidasX: 6][/sup]" calcext:value-type="string">
            <text:p>[b]155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H163] &amp; &quot;][/sup]&quot;; &quot;&quot;)" office:value-type="string" office:string-value="[b]155. [url=https://www.doomworld.com/idgames/levels/doom2/Ports/megawads/die]Death in Excess[/url][/b] (2019) [sup][[b]9[/b]: Arbys550: 9][/sup]" calcext:value-type="string">
            <text:p>[b]155. [url=https://www.doomworld.com/idgames/levels/doom2/Ports/megawads/die]Death in Excess[/url][/b] (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H164] &amp; &quot;][/sup]&quot;; &quot;&quot;)" office:value-type="string" office:string-value="[b]155. [url=https://www.doomworld.com/idgames/levels/doom2/megawads/d2ino]Doom 2 In Name Only[/url][/b] (2014) [sup][[b]9[/b]: Odal: 4, CinnamonKilljoy: 5][/sup]" calcext:value-type="string">
            <text:p>[b]155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H165] &amp; &quot;][/sup]&quot;; &quot;&quot;)" office:value-type="string" office:string-value="[b]155. [url=https://doomwiki.org/wiki/Doom:_Damnation]Doom: Damnation[/url][/b] (2016) [sup][[b]9[/b]: bzzrak: 9][/sup]" calcext:value-type="string">
            <text:p>[b]155. [url=https://doomwiki.org/wiki/Doom:_Damnation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H166] &amp; &quot;][/sup]&quot;; &quot;&quot;)" office:value-type="string" office:string-value="[b]155. [url=https://www.doomworld.com/idgames/levels/doom2/Ports/megawads/dump-1]Dump Episode 1: Fuck Time Limits[/url][/b] (2016) [sup][[b]9[/b]: Voltcom9: 9][/sup]" calcext:value-type="string">
            <text:p>[b]155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H167] &amp; &quot;][/sup]&quot;; &quot;&quot;)" office:value-type="string" office:string-value="[b]155. [url=https://www.doomworld.com/forum/topic/88507-dump-episode-3-bfg-edition-maps-released/]Dump Episode 3: BFG Edition[/url][/b] (2016) [sup][[b]9[/b]: HyperLuke: 9][/sup]" calcext:value-type="string">
            <text:p>[b]155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H168] &amp; &quot;][/sup]&quot;; &quot;&quot;)" office:value-type="string" office:string-value="[b]155. [url=https://www.doomworld.com/idgames/levels/doom2/d-f/dyst3]Dystopia 3: Re-Birth of Anarchy[/url][/b] (1996) [sup][[b]9[/b]: Soundblock: 3, valkiriforce: 1, joepallai: 4, dosboot: 1][/sup]" calcext:value-type="string">
            <text:p>[b]155. [url=https://www.doomworld.com/idgames/levels/doom2/d-f/dyst3]Dystopia 3: Re-Birth of Anarchy[/url][/b] (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H169] &amp; &quot;][/sup]&quot;; &quot;&quot;)" office:value-type="string" office:string-value="[b]155. [url=https://www.doomworld.com/idgames/themes/TeamTNT/ed4_rfo/ed4_rfo1]Eternal DOOM IV: Return from Oblivion[/url][/b] (2008) [sup][[b]9[/b]: m8f: 5, Fadri: 4][/sup]" calcext:value-type="string">
            <text:p>[b]155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H170] &amp; &quot;][/sup]&quot;; &quot;&quot;)" office:value-type="string" office:string-value="[b]155. [url=https://www.doomworld.com/forum/topic/100391-esp2/]Eternal Slumber Party﻿ 2[/url][/b] (2018) [sup][[b]9[/b]: Roofi: 9][/sup]" calcext:value-type="string">
            <text:p>[b]155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H171] &amp; &quot;][/sup]&quot;; &quot;&quot;)" office:value-type="string" office:string-value="[b]155. [url=https://www.doomworld.com/idgames/levels/doom2/g-i/hellrun2]Hellrun[/url][/b] (2013) [sup][[b]9[/b]: Doomkid: 3, joepallai: 6][/sup]" calcext:value-type="string">
            <text:p>[b]155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H172] &amp; &quot;][/sup]&quot;; &quot;&quot;)" office:value-type="string" office:string-value="[b]155. [url=https://www.doomworld.com/idgames/levels/doom2/Ports/g-i/hth2]Hi-Tech Hell 2: Alien Tech[/url][/b] (2005) [sup][[b]9[/b]: Graf Zahl: 9][/sup]" calcext:value-type="string">
            <text:p>[b]155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H173] &amp; &quot;][/sup]&quot;; &quot;&quot;)" office:value-type="string" office:string-value="[b]155. [url=https://www.doomworld.com/idgames/levels/doom2/m-o/obtic11]Obituary[/url][/b] (1995) [sup][[b]9[/b]: roadworx: 4, T-Rex: 1, Ragu: 4][/sup]" calcext:value-type="string">
            <text:p>[b]155. [url=https://www.doomworld.com/idgames/levels/doom2/m-o/obtic11]Obituary[/url][/b] (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H174] &amp; &quot;][/sup]&quot;; &quot;&quot;)" office:value-type="string" office:string-value="[b]155. [url=https://forum.zdoom.org/viewtopic.php?t=52301#p913612]Shadow Of The Wool Ball[/url][/b] (2016) [sup][[b]9[/b]: Apaul27: 9][/sup]" calcext:value-type="string">
            <text:p>[b]155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H175] &amp; &quot;][/sup]&quot;; &quot;&quot;)" office:value-type="string" office:string-value="[b]155. [url=https://www.doomworld.com/idgames/levels/doom2/Ports/s-u/tnte1]Torment and Torture[/url][/b] (2006) [sup][[b]9[/b]: MFG38: 9][/sup]" calcext:value-type="string">
            <text:p>[b]155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H176] &amp; &quot;][/sup]&quot;; &quot;&quot;)" office:value-type="string" office:string-value="[b]173. [url=https://www.doomworld.com/idgames/levels/doom2/megawads/50monstr]50 Monsters[/url][/b] (2017) [sup][[b]8[/b]: tmorrow: 2, Worm318: 6][/sup]" calcext:value-type="string">
            <text:p>[b]173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H177] &amp; &quot;][/sup]&quot;; &quot;&quot;)" office:value-type="string" office:string-value="[b]173. [url=https://www.doomworld.com/idgames/levels/doom2/Ports/megawads/amdosia]Armadosia The Mad Corridor[/url][/b] (2006) [sup][[b]8[/b]: Pierrot: 2, smeghammer: 6][/sup]" calcext:value-type="string">
            <text:p>[b]173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H178] &amp; &quot;][/sup]&quot;; &quot;&quot;)" office:value-type="string" office:string-value="[b]173. [url=https://www.doomworld.com/forum/topic/107249-come-eat-the-mapwich-a-collaborative-community-project-rc1-available/]Come eat The Mapwich[/url][/b] (2019) [sup][[b]8[/b]: Jaromir Bergmann: 8][/sup]" calcext:value-type="string">
            <text:p>[b]173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H179] &amp; &quot;][/sup]&quot;; &quot;&quot;)" office:value-type="string" office:string-value="[b]173. [url=https://www.doomworld.com/idgames/levels/doom2/d-f/doomcity]Doom City[/url][/b] (1995) [sup][[b]8[/b]: Jaws In Space: 4, Doomkid: 3, toxic.rat: 1][/sup]" calcext:value-type="string">
            <text:p>[b]173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H180] &amp; &quot;][/sup]&quot;; &quot;&quot;)" office:value-type="string" office:string-value="[b]173. [url=https://www.doomworld.com/forum/topic/69813-doom-the-golden-souls-mario-64-doom-definitive-edition-released/]Doom: The Golden Souls[/url][/b] (2014) [sup][[b]8[/b]: everennui: 1, TheNerdTurtle2: 7][/sup]" calcext:value-type="string">
            <text:p>[b]173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H181] &amp; &quot;][/sup]&quot;; &quot;&quot;)" office:value-type="string" office:string-value="[b]173. [url=https://www.doomworld.com/idgames/levels/doom2/Ports/a-c/cybie]Doomguy's Pimp Ventures[/url][/b] (2006) [sup][[b]8[/b]: AnonimVio: 8][/sup]" calcext:value-type="string">
            <text:p>[b]173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H182] &amp; &quot;][/sup]&quot;; &quot;&quot;)" office:value-type="string" office:string-value="[b]173. [url=https://www.doomworld.com/idgames/levels/doom/Ports/d-f/dbimpact]Double Impact[/url][/b] (2011) [sup][[b]8[/b]: Ralphis: 6, A.H. Sankhatayan: 2][/sup]" calcext:value-type="string">
            <text:p>[b]173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H183] &amp; &quot;][/sup]&quot;; &quot;&quot;)" office:value-type="string" office:string-value="[b]173. [url=https://www.doomworld.com/idgames/levels/doom2/Ports/g-i/holyhell]Holy Hell[/url][/b] (2006) [sup][[b]8[/b]: Outrageous Videos: 2, bemused: 6][/sup]" calcext:value-type="string">
            <text:p>[b]173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H184] &amp; &quot;][/sup]&quot;; &quot;&quot;)" office:value-type="string" office:string-value="[b]173. [url=https://www.doomworld.com/idgames/levels/doom2/Ports/megawads/italo]Italo-Doom[/url][/b] (2016) [sup][[b]8[/b]: bemused: 8][/sup]" calcext:value-type="string">
            <text:p>[b]173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H185] &amp; &quot;][/sup]&quot;; &quot;&quot;)" office:value-type="string" office:string-value="[b]173. [url=https://www.doomworld.com/idgames/levels/doom2/m-o/mangle]Mangle[/url][/b] (1995) [sup][[b]8[/b]: bzzrak: 8][/sup]" calcext:value-type="string">
            <text:p>[b]173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H186] &amp; &quot;][/sup]&quot;; &quot;&quot;)" office:value-type="string" office:string-value="[b]173. [url=https://www.doomworld.com/idgames/levels/doom2/Ports/m-o/mohu1]Monster Hunter Ltd Part I[/url][/b] (2014) [sup][[b]8[/b]: Jaws In Space: 4, m8f: 4][/sup]" calcext:value-type="string">
            <text:p>[b]173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H187] &amp; &quot;][/sup]&quot;; &quot;&quot;)" office:value-type="string" office:string-value="[b]173. [url=https://www.doomworld.com/idgames/levels/doom2/Ports/m-o/mohu2]Monster Hunter Ltd Part II[/url][/b] (2014) [sup][[b]8[/b]: Jaws In Space: 4, m8f: 4][/sup]" calcext:value-type="string">
            <text:p>[b]173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H188] &amp; &quot;][/sup]&quot;; &quot;&quot;)" office:value-type="string" office:string-value="[b]173. [url=https://www.doomworld.com/idgames/levels/doom2/Ports/m-o/nimrod]Nimrod: Ixnay on the Hombre[/url][/b] (2002) [sup][[b]8[/b]: Graf Zahl: 8][/sup]" calcext:value-type="string">
            <text:p>[b]173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H189] &amp; &quot;][/sup]&quot;; &quot;&quot;)" office:value-type="string" office:string-value="[b]173. [url=https://www.doomworld.com/idgames/levels/doom2/Ports/s-u/scythex]Scythe X[/url][/b] (2009) [sup][[b]8[/b]: 42PercentHealth: 2, Graf Zahl: 2, Talvi: 3, bLOCKbOYgAMES: 1][/sup]" calcext:value-type="string">
            <text:p>[b]173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H190] &amp; &quot;][/sup]&quot;; &quot;&quot;)" office:value-type="string" office:string-value="[b]173. [url=https://www.doomworld.com/forum/topic/43453-new-map-ready-to-go-the-bee-map/]The Beesong[/url][/b] (2008) [sup][[b]8[/b]: Roofi: 8][/sup]" calcext:value-type="string">
            <text:p>[b]173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H191] &amp; &quot;][/sup]&quot;; &quot;&quot;)" office:value-type="string" office:string-value="[b]173. [url=https://doomwiki.org/wiki/The_Final_Gathering]The Final Gathering[/url][/b] (1995) [sup][[b]8[/b]: Ragu: 8][/sup]" calcext:value-type="string">
            <text:p>[b]173. [url=https://doomwiki.org/wiki/The_Final_Gathering]The Final Gathering[/url][/b] (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H192] &amp; &quot;][/sup]&quot;; &quot;&quot;)" office:value-type="string" office:string-value="[b]173. [url=https://www.doomworld.com/forum/topic/115177-three-is-a-crowd-vanilla-megawad-with-three-protagonists-finally-released/]Three Is A Crowd[/url][/b] (2020) [sup][[b]8[/b]: Omniarch: 5, TJG1289: 3][/sup]" calcext:value-type="string">
            <text:p>[b]173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H193] &amp; &quot;][/sup]&quot;; &quot;&quot;)" office:value-type="string" office:string-value="[b]173. [url=https://www.doomworld.com/idgames/levels/doom2/Ports/v-z/vrack3]Vrack 3[/url][/b] (2003) [sup][[b]8[/b]: Spectra: 4, Midnight_00: 1, vdgg: 3][/sup]" calcext:value-type="string">
            <text:p>[b]173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H194] &amp; &quot;][/sup]&quot;; &quot;&quot;)" office:value-type="string" office:string-value="[b]191. [url=https://www.doomworld.com/forum/topic/108865-rc2-release-alienated-10-levels-for-gzdoom/]Alienated[/url][/b] (2019) [sup][[b]7[/b]: Jaromir Bergmann: 7][/sup]" calcext:value-type="string">
            <text:p>[b]191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H195] &amp; &quot;][/sup]&quot;; &quot;&quot;)" office:value-type="string" office:string-value="[b]191. [url=http://www.moddb.com/games/doom/addons/castle-heng]Castle Heng[/url][/b] (2014) [sup][[b]7[/b]: 7hm: 7][/sup]" calcext:value-type="string">
            <text:p>[b]191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H196] &amp; &quot;][/sup]&quot;; &quot;&quot;)" office:value-type="string" office:string-value="[b]191. [url=https://www.doomworld.com/idgames/levels/doom2/Ports/a-c/cc-cod]Caverns of Darkness[/url][/b] (2002) [sup][[b]7[/b]: vdgg: 7][/sup]" calcext:value-type="string">
            <text:p>[b]191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H197] &amp; &quot;][/sup]&quot;; &quot;&quot;)" office:value-type="string" office:string-value="[b]191. [url=https://doomwiki.org/wiki/Chex_Quest#Chex_Quest_2]Chex Quest 2[/url][/b] (1997) [sup][[b]7[/b]: bzzrak: 7][/sup]" calcext:value-type="string">
            <text:p>[b]191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H198] &amp; &quot;][/sup]&quot;; &quot;&quot;)" office:value-type="string" office:string-value="[b]191. [url=https://www.doomworld.com/idgames/levels/doom2/Ports/a-c/cah_se]Cold as Hell[/url][/b] (2004) [sup][[b]7[/b]: Graf Zahl: 7][/sup]" calcext:value-type="string">
            <text:p>[b]191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H199] &amp; &quot;][/sup]&quot;; &quot;&quot;)" office:value-type="string" office:string-value="[b]191. [url=https://www.doomworld.com/idgames/levels/doom2/Ports/megawads/cif3]Community is Falling 3[/url][/b] (2008) [sup][[b]7[/b]: NuMetalManiak: 3, Voltcom9: 4][/sup]" calcext:value-type="string">
            <text:p>[b]191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H200] &amp; &quot;][/sup]&quot;; &quot;&quot;)" office:value-type="string" office:string-value="[b]191. [url=http://www.moddb.com/mods/doomone/downloads/doomone-v04]Doom: One[/url][/b] (2013) [sup][[b]7[/b]: HyperLuke: 4, Greyenko: 3][/sup]" calcext:value-type="string">
            <text:p>[b]191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H201] &amp; &quot;][/sup]&quot;; &quot;&quot;)" office:value-type="string" office:string-value="[b]191. [url=https://www.doomworld.com/forum/topic/90173-eden/]Eden[/url][/b] (2016) [sup][[b]7[/b]: Nirvana: 7][/sup]" calcext:value-type="string">
            <text:p>[b]191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H202] &amp; &quot;][/sup]&quot;; &quot;&quot;)" office:value-type="string" office:string-value="[b]191. [url=https://www.doomworld.com/idgames/levels/doom2/Ports/d-f/fth666]Flashback to Hell[/url][/b] (2014) [sup][[b]7[/b]: GarrettChan: 2, eharper256: 5][/sup]" calcext:value-type="string">
            <text:p>[b]191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H203] &amp; &quot;][/sup]&quot;; &quot;&quot;)" office:value-type="string" office:string-value="[b]191. [url=https://www.doomworld.com/idgames/themes/hacx/hx11pack]Hacx[/url][/b] (1997) [sup][[b]7[/b]: Grazza: 5, Dimon12321: 2][/sup]" calcext:value-type="string">
            <text:p>[b]191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H204] &amp; &quot;][/sup]&quot;; &quot;&quot;)" office:value-type="string" office:string-value="[b]191. [url=https://www.doomworld.com/idgames/levels/doom2/Ports/g-i/iedge]Insanity's Edge[/url][/b] (2009) [sup][[b]7[/b]: TechnoDoomed1: 7][/sup]" calcext:value-type="string">
            <text:p>[b]191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H205] &amp; &quot;][/sup]&quot;; &quot;&quot;)" office:value-type="string" office:string-value="[b]191. [url=https://www.doomworld.com/idgames/levels/doom2/megawads/marsw301]Mars War[/url][/b] (1998) [sup][[b]7[/b]: Roofi: 5, Rince-wind: 2][/sup]" calcext:value-type="string">
            <text:p>[b]191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H206] &amp; &quot;][/sup]&quot;; &quot;&quot;)" office:value-type="string" office:string-value="[b]191. [url=https://www.doomworld.com/idgames/levels/doom2/Ports/megawads/mock2]Mock 2: The Speed of Stupid[/url][/b] (2003) [sup][[b]7[/b]: AnonimVio: 7][/sup]" calcext:value-type="string">
            <text:p>[b]191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H207] &amp; &quot;][/sup]&quot;; &quot;&quot;)" office:value-type="string" office:string-value="[b]191. [url=https://www.doomworld.com/idgames/levels/doom2/m-o/nochance]No Chance[/url][/b] (2008) [sup][[b]7[/b]: Roofi: 7][/sup]" calcext:value-type="string">
            <text:p>[b]191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H208] &amp; &quot;][/sup]&quot;; &quot;&quot;)" office:value-type="string" office:string-value="[b]191. [url=https://doomwiki.org/wiki/NOVA_III]Nova III[/url][/b] (2019) [sup][[b]7[/b]: DOEL: 7][/sup]" calcext:value-type="string">
            <text:p>[b]191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H209] &amp; &quot;][/sup]&quot;; &quot;&quot;)" office:value-type="string" office:string-value="[b]191. [url=https://www.doomworld.com/idgames/levels/doom2/m-o/odessa_1]Odessa 1[/url][/b] (1995) [sup][[b]7[/b]: 7hm: 7][/sup]" calcext:value-type="string">
            <text:p>[b]191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H210] &amp; &quot;][/sup]&quot;; &quot;&quot;)" office:value-type="string" office:string-value="[b]191. [url=https://www.doomworld.com/idgames/levels/doom2/m-o/osiris]Osiris TC[/url][/b] (1996) [sup][[b]7[/b]: Vorpal: 5, Uncle 80: 2][/sup]" calcext:value-type="string">
            <text:p>[b]191. [url=https://www.doomworld.com/idgames/levels/doom2/m-o/osiris]Osiris TC[/url][/b] (1996) [sup][[b]7[/b]: Vorpal: 5, Uncle 8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H211] &amp; &quot;][/sup]&quot;; &quot;&quot;)" office:value-type="string" office:string-value="[b]191. [url=https://www.doomworld.com/idgames/levels/doom2/Ports/p-r/pwfinal]Plutonium Winds[/url][/b] (2014) [sup][[b]7[/b]: Spectra: 7][/sup]" calcext:value-type="string">
            <text:p>[b]191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H212] &amp; &quot;][/sup]&quot;; &quot;&quot;)" office:value-type="string" office:string-value="[b]191. [url=https://www.doomworld.com/forum/topic/85755-rf1024-i-dont-know-whats-going-on-with-this-title-anymore/]Rf 1024[/url][/b] (2016) [sup][[b]7[/b]: JudgeDeadd: 2, Ryath: 5][/sup]" calcext:value-type="string">
            <text:p>[b]191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H213] &amp; &quot;][/sup]&quot;; &quot;&quot;)" office:value-type="string" office:string-value="[b]191. [url=https://www.doomworld.com/idgames/levels/hexen/j-l/kaiser_28]Shadows of Chronos[/url][/b] (2014) [sup][[b]7[/b]: Grain of Salt: 7][/sup]" calcext:value-type="string">
            <text:p>[b]191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H214] &amp; &quot;][/sup]&quot;; &quot;&quot;)" office:value-type="string" office:string-value="[b]191. [url=https://www.doomworld.com/idgames/levels/doom2/Ports/megawads/intime]Somewhere in Time[/url][/b] (2016) [sup][[b]7[/b]: STILES: 3, smeghammer: 4][/sup]" calcext:value-type="string">
            <text:p>[b]191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H215] &amp; &quot;][/sup]&quot;; &quot;&quot;)" office:value-type="string" office:string-value="[b]191. [url=http://stronghold.drdteam.org/download.html]Stronghold: On the Edge of Chaos[/url][/b] (2010) [sup][[b]7[/b]: MFG38: 2, termrork: 5][/sup]" calcext:value-type="string">
            <text:p>[b]191. [url=http://stronghold.drdteam.org/download.html]Stronghold: On the Edge of Chaos[/url][/b] (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H216] &amp; &quot;][/sup]&quot;; &quot;&quot;)" office:value-type="string" office:string-value="[b]191. [url=https://www.doomworld.com/idgames/levels/doom2/Ports/megawads/swideath]Swift Death[/url][/b] (2015) [sup][[b]7[/b]: Nine Inch Heels: 1, fveitsi: 5, NoisyVelvet: 1][/sup]" calcext:value-type="string">
            <text:p>[b]191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H217] &amp; &quot;][/sup]&quot;; &quot;&quot;)" office:value-type="string" office:string-value="[b]191. [url=https://www.doomworld.com/idgames/levels/doom/a-c/class_ep]The Classic Episode[/url][/b] (2000) [sup][[b]7[/b]: pcorf: 5, purist: 2][/sup]" calcext:value-type="string">
            <text:p>[b]191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H218] &amp; &quot;][/sup]&quot;; &quot;&quot;)" office:value-type="string" office:string-value="[b]191. [url=https://www.doomworld.com/idgames/levels/doom2/Ports/megawads/thtthren]THT: Threnody[/url][/b] (2016) [sup][[b]7[/b]: Doomkid: 2, A.H. Sankhatayan: 3, Fadri: 2][/sup]" calcext:value-type="string">
            <text:p>[b]191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H219] &amp; &quot;][/sup]&quot;; &quot;&quot;)" office:value-type="string" office:string-value="[b]191. [url=https://www.doomworld.com/idgames/levels/doom/Ports/d-f/draftex]Thy Flesh - Turned into a draft-excluder[/url][/b] (2014) [sup][[b]7[/b]: 4everDoomed: 6, dosboot: 1][/sup]" calcext:value-type="string">
            <text:p>[b]191. [url=https://www.doomworld.com/idgames/levels/doom/Ports/d-f/draftex]Thy Flesh - Turned into a draft-excluder[/url][/b] (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H220] &amp; &quot;][/sup]&quot;; &quot;&quot;)" office:value-type="string" office:string-value="[b]191. [url=https://forum.zdoom.org/viewtopic.php?f=42&amp;t=55741]Waterlab GZD[/url][/b] (2017) [sup][[b]7[/b]: Phobus: 7][/sup]" calcext:value-type="string">
            <text:p>[b]191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H221] &amp; &quot;][/sup]&quot;; &quot;&quot;)" office:value-type="string" office:string-value="[b]218. [url=https://forum.zdoom.org/viewtopic.php?f=19&amp;t=54247&amp;p=954473]20 Monsters Community Project[/url][/b] (2017) [sup][[b]6[/b]: Voltcom9: 6][/sup]" calcext:value-type="string">
            <text:p>[b]218. [url=https://forum.zdoom.org/viewtopic.php?f=19&amp;t=54247&amp;p=954473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H222] &amp; &quot;][/sup]&quot;; &quot;&quot;)" office:value-type="string" office:string-value="[b]218. [url=https://www.doomworld.com/idgames/levels/doom2/Ports/s-u/teitenga]Assault on Tei Tenga[/url][/b] (1999) [sup][[b]6[/b]: Ralphis: 6][/sup]" calcext:value-type="string">
            <text:p>[b]218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H223] &amp; &quot;][/sup]&quot;; &quot;&quot;)" office:value-type="string" office:string-value="[b]218. [url=https://www.doomworld.com/forum/topic/117061-bourgeois-megawad-30-maps-now-on-idgames/]Bourgeois Megawad[/url][/b] (2021) [sup][[b]6[/b]: TheGreenZap: 6][/sup]" calcext:value-type="string">
            <text:p>[b]218. [url=https://www.doomworld.com/forum/topic/117061-bourgeois-megawad-30-maps-now-on-idgames/]Bourgeois Megawad[/url][/b] (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H224] &amp; &quot;][/sup]&quot;; &quot;&quot;)" office:value-type="string" office:string-value="[b]218. [url=https://www.doomworld.com/idgames/levels/doom2/a-c/castleof]Castle of the Damned[/url][/b] (1996) [sup][[b]6[/b]: bzzrak: 6][/sup]" calcext:value-type="string">
            <text:p>[b]218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H225] &amp; &quot;][/sup]&quot;; &quot;&quot;)" office:value-type="string" office:string-value="[b]218. [url=https://www.doomworld.com/idgames/levels/doom2/Ports/a-c/cafebrk1]Coffee Break Episode 1[/url][/b] (2012) [sup][[b]6[/b]: roadworx: 2, eharper256: 4][/sup]" calcext:value-type="string">
            <text:p>[b]218. [url=https://www.doomworld.com/idgames/levels/doom2/Ports/a-c/cafebrk1]Coffee Break Episode 1[/url][/b] (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H226] &amp; &quot;][/sup]&quot;; &quot;&quot;)" office:value-type="string" office:string-value="[b]218. [url=https://www.doomworld.com/idgames/levels/doom2/Ports/d-f/de-pkg]Demon Eclipse[/url][/b] (2006) [sup][[b]6[/b]: Soundblock: 1, Lazorinc: 1, tchkb: 4][/sup]" calcext:value-type="string">
            <text:p>[b]218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H227] &amp; &quot;][/sup]&quot;; &quot;&quot;)" office:value-type="string" office:string-value="[b]218. [url=https://doomwiki.org/wiki/Doom:_The_Golden_Souls_2]Doom: The Golden Souls 2[/url][/b] (2018) [sup][[b]6[/b]: TJG1289: 6][/sup]" calcext:value-type="string">
            <text:p>[b]218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H228] &amp; &quot;][/sup]&quot;; &quot;&quot;)" office:value-type="string" office:string-value="[b]218. [url=https://www.doomworld.com/idgames/levels/doom2/Ports/megawads/echelon]Echelon[/url][/b] (2016) [sup][[b]6[/b]: Sky: 1, bzzrak: 5][/sup]" calcext:value-type="string">
            <text:p>[b]218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H229] &amp; &quot;][/sup]&quot;; &quot;&quot;)" office:value-type="string" office:string-value="[b]218. [url=https://www.doomworld.com/idgames/levels/heretic/Ports/elfgp]Elf Gets Pissed[/url][/b] (2016) [sup][[b]6[/b]: Ralphis: 6][/sup]" calcext:value-type="string">
            <text:p>[b]218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H230] &amp; &quot;][/sup]&quot;; &quot;&quot;)" office:value-type="string" office:string-value="[b]218. [url=https://www.doomworld.com/idgames/levels/doom2/d-f/endgame]End Game[/url][/b] (2004) [sup][[b]6[/b]: pcorf: 6][/sup]" calcext:value-type="string">
            <text:p>[b]218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H231] &amp; &quot;][/sup]&quot;; &quot;&quot;)" office:value-type="string" office:string-value="[b]218. [url=https://www.doomworld.com/idgames/levels/doom/megawads/et]Endless Torture[/url][/b] (2015) [sup][[b]6[/b]: soner du: 2, dei_eldren: 4][/sup]" calcext:value-type="string">
            <text:p>[b]218. [url=https://www.doomworld.com/idgames/levels/doom/megawads/et]Endless Torture[/url][/b] (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H232] &amp; &quot;][/sup]&quot;; &quot;&quot;)" office:value-type="string" office:string-value="[b]218. [url=https://www.doomworld.com/idgames/levels/doom/0-9/01fava]Fava Beans[/url][/b] (1995) [sup][[b]6[/b]: Philnemba: 2, NaZa: 4][/sup]" calcext:value-type="string">
            <text:p>[b]218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H233] &amp; &quot;][/sup]&quot;; &quot;&quot;)" office:value-type="string" office:string-value="[b]218. [url=https://www.doomworld.com/idgames/levels/doom2/Ports/megawads/5room]Five Rooms of Doom[/url][/b] (2015) [sup][[b]6[/b]: HyperLuke: 6][/sup]" calcext:value-type="string">
            <text:p>[b]218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H234] &amp; &quot;][/sup]&quot;; &quot;&quot;)" office:value-type="string" office:string-value="[b]218. [url=https://doomwiki.org/wiki/Galaxia]Galaxia[/url][/b] (1994) [sup][[b]6[/b]: Ragu: 6][/sup]" calcext:value-type="string">
            <text:p>[b]218. [url=https://doomwiki.org/wiki/Galaxia]Galaxia[/url][/b] (1994) [sup][[b]6[/b]: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H235] &amp; &quot;][/sup]&quot;; &quot;&quot;)" office:value-type="string" office:string-value="[b]218. [url=https://www.doomworld.com/files/file/17934-incineration/]Incineration[/url][/b] (2014) [sup][[b]6[/b]: Ryath: 5, dosboot: 1][/sup]" calcext:value-type="string">
            <text:p>[b]218. [url=https://www.doomworld.com/files/file/17934-incineration/]Incineration[/url][/b] (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H236] &amp; &quot;][/sup]&quot;; &quot;&quot;)" office:value-type="string" office:string-value="[b]218. [url=https://www.doomworld.com/idgames/levels/doom2/deathmatch/j-l/judas23]Judas[/url][/b] (1996) [sup][[b]6[/b]: antares031: 6][/sup]" calcext:value-type="string">
            <text:p>[b]218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H237] &amp; &quot;][/sup]&quot;; &quot;&quot;)" office:value-type="string" office:string-value="[b]218. [url=https://doomwiki.org/wiki/Maskim_Xul]Maskim Xul[/url][/b] (2017) [sup][[b]6[/b]: Dimon12321: 6][/sup]" calcext:value-type="string">
            <text:p>[b]218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H238] &amp; &quot;][/sup]&quot;; &quot;&quot;)" office:value-type="string" office:string-value="[b]218. [url=https://doomwiki.org/wiki/Mass_Extinction]Mass Extinction﻿[/url][/b] (2019) [sup][[b]6[/b]: Deadwing: 6][/sup]" calcext:value-type="string">
            <text:p>[b]218. [url=https://doomwiki.org/wiki/Mass_Extinction]Mass Extinction﻿[/url][/b] (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H239] &amp; &quot;][/sup]&quot;; &quot;&quot;)" office:value-type="string" office:string-value="[b]218. [url=https://doomwiki.org/wiki/Moonblood]Moonblood[/url][/b] (2017) [sup][[b]6[/b]: dei_eldren: 6][/sup]" calcext:value-type="string">
            <text:p>[b]218. [url=https://doomwiki.org/wiki/Moonblood]Moonblood[/url][/b] (2017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H240] &amp; &quot;][/sup]&quot;; &quot;&quot;)" office:value-type="string" office:string-value="[b]218. [url=https://www.doomworld.com/idgames/levels/doom2/Ports/m-o/neodoom]NeoDoom[/url][/b] (2006) [sup][[b]6[/b]: OniriA: 6][/sup]" calcext:value-type="string">
            <text:p>[b]218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H241] &amp; &quot;][/sup]&quot;; &quot;&quot;)" office:value-type="string" office:string-value="[b]218. [url=https://www.doomworld.com/idgames/levels/doom/m-o/nukemine]Nuke Mine (Come Get Some)[/url][/b] (1994) [sup][[b]6[/b]: Soundblock: 6][/sup]" calcext:value-type="string">
            <text:p>[b]218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H242] &amp; &quot;][/sup]&quot;; &quot;&quot;)" office:value-type="string" office:string-value="[b]218. [url=https://www.doomworld.com/forum/topic/103371-ozonia-development-boom-megawad-december-target-release/]Ozonia[/url][/b] (2021) [sup][[b]6[/b]: dei_eldren: 6][/sup]" calcext:value-type="string">
            <text:p>[b]218. [url=https://www.doomworld.com/forum/topic/103371-ozonia-development-boom-megawad-december-target-release/]Ozonia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H243] &amp; &quot;][/sup]&quot;; &quot;&quot;)" office:value-type="string" office:string-value="[b]218. [url=https://www.doomworld.com/forum/topic/49008-phmlspd-boom-maps-for-people-who-like-shooting-monsters/]Phmlspd[/url][/b] (2010) [sup][[b]6[/b]: maxmanium: 6][/sup]" calcext:value-type="string">
            <text:p>[b]218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H244] &amp; &quot;][/sup]&quot;; &quot;&quot;)" office:value-type="string" office:string-value="[b]218. [url=https://www.doomworld.com/idgames/levels/doom2/Ports/megawads/rl2]Running Late 2[/url][/b] (2020) [sup][[b]6[/b]: Deadwing: 6][/sup]" calcext:value-type="string">
            <text:p>[b]218. [url=https://www.doomworld.com/idgames/levels/doom2/Ports/megawads/rl2]Running Late 2[/url][/b] (2020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H245] &amp; &quot;][/sup]&quot;; &quot;&quot;)" office:value-type="string" office:string-value="[b]218. [url=https://www.doomworld.com/forum/topic/112163-25-maps-completed-sign-of-torment-boom-compatible-megawadwip/]Sign of Torment[/url][/b] (2021) [sup][[b]6[/b]: dei_eldren: 6][/sup]" calcext:value-type="string">
            <text:p>[b]218. [url=https://www.doomworld.com/forum/topic/112163-25-maps-completed-sign-of-torment-boom-compatible-megawadwip/]Sign of Torment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H246] &amp; &quot;][/sup]&quot;; &quot;&quot;)" office:value-type="string" office:string-value="[b]218. [url=https://doomwiki.org/wiki/SSL2]SSL2[/url][/b] (?) [sup][[b]6[/b]: antares031: 6][/sup]" calcext:value-type="string">
            <text:p>[b]218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H247] &amp; &quot;][/sup]&quot;; &quot;&quot;)" office:value-type="string" office:string-value="[b]218. [url=https://doomwiki.org/wiki/Strange_Aeons]Strange Aeons[/url][/b] (2015) [sup][[b]6[/b]: ax34: 3, SOSU: 3][/sup]" calcext:value-type="string">
            <text:p>[b]218. [url=https://doomwiki.org/wiki/Strange_Aeons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H248] &amp; &quot;][/sup]&quot;; &quot;&quot;)" office:value-type="string" office:string-value="[b]218. [url=https://www.doomworld.com/idgames/levels/doom2/Ports/megawads/lmtmple3]Temple of the Lizard Men 3[/url][/b] (2013) [sup][[b]6[/b]: Lewonx: 6][/sup]" calcext:value-type="string">
            <text:p>[b]218. [url=https://www.doomworld.com/idgames/levels/doom2/Ports/megawads/lmtmple3]Temple of the Lizard Men 3[/url][/b] (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H249] &amp; &quot;][/sup]&quot;; &quot;&quot;)" office:value-type="string" office:string-value="[b]218. [url=https://www.doomworld.com/idgames/levels/doom2/Ports/m-o/massm]The Adventures of MassMouth[/url][/b] (2000) [sup][[b]6[/b]: Ralphis: 6][/sup]" calcext:value-type="string">
            <text:p>[b]218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H250] &amp; &quot;][/sup]&quot;; &quot;&quot;)" office:value-type="string" office:string-value="[b]218. [url=https://www.doomworld.com/idgames/levels/doom2/s-u/slayer]The Slayer[/url][/b] (2002) [sup][[b]6[/b]: Vorpal: 5, vdgg: 1][/sup]" calcext:value-type="string">
            <text:p>[b]218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H251] &amp; &quot;][/sup]&quot;; &quot;&quot;)" office:value-type="string" office:string-value="[b]218. [url=https://doomwiki.org/wiki/TNT:_Evilution]TNT: Evilution[/url][/b] (1996) [sup][[b]6[/b]: Li'l devil: 6][/sup]" calcext:value-type="string">
            <text:p>[b]218. [url=https://doomwiki.org/wiki/TNT:_Evilution]TNT: Evilution[/url][/b] (1996) [sup][[b]6[/b]: Li'l devil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H252] &amp; &quot;][/sup]&quot;; &quot;&quot;)" office:value-type="string" office:string-value="[b]218. [url=https://www.doomworld.com/idgames/themes/terrywads/uacmnnew]UAC Military Nightmare[/url][/b] (2008) [sup][[b]6[/b]: AnonimVio: 6][/sup]" calcext:value-type="string">
            <text:p>[b]218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H253] &amp; &quot;][/sup]&quot;; &quot;&quot;)" office:value-type="string" office:string-value="[b]218. [url=https://doomwiki.org/wiki/Ultimate_Doom_the_Way_id_Did]Ultimate Doom the Way id Did[/url][/b] (2019) [sup][[b]6[/b]: Omniarch: 5, dosboot: 1][/sup]" calcext:value-type="string">
            <text:p>[b]218. [url=https://doomwiki.org/wiki/Ultimate_Doom_the_Way_id_Did]Ultimate Doom the Way id Did[/url][/b] (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H254] &amp; &quot;][/sup]&quot;; &quot;&quot;)" office:value-type="string" office:string-value="[b]218. [url=https://www.doomworld.com/idgames/levels/doom2/deathmatch/Ports/megawads/udmx]Unidoom Deathmatch X[/url][/b] (2008) [sup][[b]6[/b]: Ralphis: 6][/sup]" calcext:value-type="string">
            <text:p>[b]218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H255] &amp; &quot;][/sup]&quot;; &quot;&quot;)" office:value-type="string" office:string-value="[b]218. [url=https://www.doomworld.com/idgames/levels/doom2/megawads/urania]Urania[/url][/b] (2016) [sup][[b]6[/b]: Spectre01: 6][/sup]" calcext:value-type="string">
            <text:p>[b]218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H256] &amp; &quot;][/sup]&quot;; &quot;&quot;)" office:value-type="string" office:string-value="[b]218. [url=https://www.doomworld.com/idgames/levels/doom2/Ports/m-o/ma_val]Valhalla[/url][/b] (2010) [sup][[b]6[/b]: 4everDoomed: 4, VanaheimRanger: 2][/sup]" calcext:value-type="string">
            <text:p>[b]218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H257] &amp; &quot;][/sup]&quot;; &quot;&quot;)" office:value-type="string" office:string-value="[b]254. [url=https://www.doomworld.com/forum/topic/115653-1000-line-2-cp-completed/]1000 Line 2 Community Project[/url][/b] (2020) [sup][[b]5[/b]: Horus: 5][/sup]" calcext:value-type="string">
            <text:p>[b]254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H258] &amp; &quot;][/sup]&quot;; &quot;&quot;)" office:value-type="string" office:string-value="[b]254. [url=https://www.doomworld.com/vb/thread/71473]2048 Unleashed[/url][/b] (2015) [sup][[b]5[/b]: eharper256: 5][/sup]" calcext:value-type="string">
            <text:p>[b]254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H259] &amp; &quot;][/sup]&quot;; &quot;&quot;)" office:value-type="string" office:string-value="[b]254. [url=https://www.doomworld.com/idgames/levels/doom/Ports/a-c/aa_e1]Alpha Accident: Terra Nova[/url][/b] (2016) [sup][[b]5[/b]: Rince-wind: 5][/sup]" calcext:value-type="string">
            <text:p>[b]254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H260] &amp; &quot;][/sup]&quot;; &quot;&quot;)" office:value-type="string" office:string-value="[b]254. [url=https://doomwiki.org/wiki/Army_of_Darkness_TC]Army of Darkness TC[/url][/b] (1996) [sup][[b]5[/b]: AtticTelephone: 5][/sup]" calcext:value-type="string">
            <text:p>[b]254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H261] &amp; &quot;][/sup]&quot;; &quot;&quot;)" office:value-type="string" office:string-value="[b]254. [url=https://www.doomworld.com/forum/topic/105451-birthday-bash-megawad-offical-release/]Birthday Bash [/url][/b] (2019) [sup][[b]5[/b]: eharper256: 5][/sup]" calcext:value-type="string">
            <text:p>[b]254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H262] &amp; &quot;][/sup]&quot;; &quot;&quot;)" office:value-type="string" office:string-value="[b]254. [url=https://www.doomworld.com/idgames/levels/doom2/Ports/a-c/bldstlp]Bloody Steel[/url][/b] (2014) [sup][[b]5[/b]: ella guro: 2, Li'l devil: 3][/sup]" calcext:value-type="string">
            <text:p>[b]254. [url=https://www.doomworld.com/idgames/levels/doom2/Ports/a-c/bldstlp]Bloody Steel[/url][/b] (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H263] &amp; &quot;][/sup]&quot;; &quot;&quot;)" office:value-type="string" office:string-value="[b]254. [url=https://www.doomworld.com/idgames/levels/doom2/Ports/a-c/bor_lost]Brotherhood of Ruin: The Lost Temple[/url][/b] (2013) [sup][[b]5[/b]: Vorpal: 5][/sup]" calcext:value-type="string">
            <text:p>[b]254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H264] &amp; &quot;][/sup]&quot;; &quot;&quot;)" office:value-type="string" office:string-value="[b]254. [url=https://www.doomworld.com/idgames/levels/doom/p-r/retroeps]CH Retro Episode[/url][/b] (2002) [sup][[b]5[/b]: Diabolución: 5][/sup]" calcext:value-type="string">
            <text:p>[b]254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H265] &amp; &quot;][/sup]&quot;; &quot;&quot;)" office:value-type="string" office:string-value="[b]254. [url=https://www.doomworld.com/forum/topic/117485-come-eat-the-mapwich-2-public-beta-out-now/]Come Eat The Mapwich 2[/url][/b] (2020) [sup][[b]5[/b]: Bryan T: 5][/sup]" calcext:value-type="string">
            <text:p>[b]254. [url=https://www.doomworld.com/forum/topic/117485-come-eat-the-mapwich-2-public-beta-out-now/]Come Eat The Mapwich 2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H266] &amp; &quot;][/sup]&quot;; &quot;&quot;)" office:value-type="string" office:string-value="[b]254. [url=https://www.doomworld.com/idgames/levels/doom/a-c/crusades]Crusades[/url][/b] (1999) [sup][[b]5[/b]: joepallai: 5][/sup]" calcext:value-type="string">
            <text:p>[b]254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H267] &amp; &quot;][/sup]&quot;; &quot;&quot;)" office:value-type="string" office:string-value="[b]254. [url=https://www.doomworld.com/forum/topic/121935-cydonia-throwback-plutonia-wad-beta-available/]Cydonia[/url][/b] (2021) [sup][[b]5[/b]: Xeogred: 5][/sup]" calcext:value-type="string">
            <text:p>[b]254. [url=https://www.doomworld.com/forum/topic/121935-cydonia-throwback-plutonia-wad-beta-available/]Cydonia[/url][/b] (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H268] &amp; &quot;][/sup]&quot;; &quot;&quot;)" office:value-type="string" office:string-value="[b]254. [url=https://www.doomworld.com/idgames/levels/doom/d-f/dante666]Dante's Gate[/url][/b] (1994) [sup][[b]5[/b]: Soundblock: 5][/sup]" calcext:value-type="string">
            <text:p>[b]254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H269] &amp; &quot;][/sup]&quot;; &quot;&quot;)" office:value-type="string" office:string-value="[b]254. [url=https://www.doomworld.com/forum/topic/116046-dbp26-the-city-of-damned-children/]DBP26: The City of Damned Children[/url][/b] (2020) [sup][[b]5[/b]: Rince-wind: 2, TJG1289: 3][/sup]" calcext:value-type="string">
            <text:p>[b]254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H270] &amp; &quot;][/sup]&quot;; &quot;&quot;)" office:value-type="string" office:string-value="[b]254. [url=http://www.wad-archive.com/wad/DOOM-Barracks-Zone-1]Doom Barracks Zone[/url][/b] (2010) [sup][[b]5[/b]: HUNdebLeonidasX: 3, TheMightyHeracross: 2][/sup]" calcext:value-type="string">
            <text:p>[b]254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H271] &amp; &quot;][/sup]&quot;; &quot;&quot;)" office:value-type="string" office:string-value="[b]254. [url=https://www.doomworld.com/forum/topic/54022-doom-center-do-you-know-that/]Doom Center[/url][/b] (2011) [sup][[b]5[/b]: HUNdebLeonidasX: 5][/sup]" calcext:value-type="string">
            <text:p>[b]254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H272] &amp; &quot;][/sup]&quot;; &quot;&quot;)" office:value-type="string" office:string-value="[b]254. [url=https://doomwiki.org/wiki/Doom_the_Way_id_Did:_The_Lost_Episodes]Doom the Way id Did: The Lost Episodes[/url][/b] (2012) [sup][[b]5[/b]: Ryath: 5][/sup]" calcext:value-type="string">
            <text:p>[b]254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H273] &amp; &quot;][/sup]&quot;; &quot;&quot;)" office:value-type="string" office:string-value="[b]254. [url=https://doomwiki.org/wiki/Doom:_The_Lost_Episode]Doom: The Lost Episode[/url][/b] (2009) [sup][[b]5[/b]: Omniarch: 5][/sup]" calcext:value-type="string">
            <text:p>[b]254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H274] &amp; &quot;][/sup]&quot;; &quot;&quot;)" office:value-type="string" office:string-value="[b]254. [url=https://www.doomworld.com/forum/topic/104925-doomish-den-of-design-a-map-that-teaches-you-map-design/]Doomish Den of Design[/url][/b] (2019) [sup][[b]5[/b]: Rince-wind: 5][/sup]" calcext:value-type="string">
            <text:p>[b]254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H275] &amp; &quot;][/sup]&quot;; &quot;&quot;)" office:value-type="string" office:string-value="[b]254. [url=https://www.doomworld.com/idgames/levels/doom2/Ports/d-f/dripfeed]Drip Feed[/url][/b] (2010) [sup][[b]5[/b]: Vorpal: 5][/sup]" calcext:value-type="string">
            <text:p>[b]254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H276] &amp; &quot;][/sup]&quot;; &quot;&quot;)" office:value-type="string" office:string-value="[b]254. [url=https://doomwiki.org/wiki/E1_Contest]E1 Contest[/url][/b] (2001) [sup][[b]5[/b]: Diabolución: 5][/sup]" calcext:value-type="string">
            <text:p>[b]254. [url=https://doomwiki.org/wiki/E1_Contest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H277] &amp; &quot;][/sup]&quot;; &quot;&quot;)" office:value-type="string" office:string-value="[b]254. [url=https://doomwiki.org/wiki/Epic]Epic[/url][/b] (2007) [sup][[b]5[/b]: AtticTelephone: 5][/sup]" calcext:value-type="string">
            <text:p>[b]254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H278] &amp; &quot;][/sup]&quot;; &quot;&quot;)" office:value-type="string" office:string-value="[b]254. [url=https://www.doomworld.com/idgames/levels/doom2/deathmatch/megawads/exec]Execution[/url][/b] (2000) [sup][[b]5[/b]: Doomkid: 5][/sup]" calcext:value-type="string">
            <text:p>[b]254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H279] &amp; &quot;][/sup]&quot;; &quot;&quot;)" office:value-type="string" office:string-value="[b]254. [url=https://www.doomworld.com/files/file/17464-favillesco-alpha-episode-apostasy-on-amalthea/]Favillesco Alpha Episode: Apostasy on Amalthea[/url][/b] (2014) [sup][[b]5[/b]: Ryath: 5][/sup]" calcext:value-type="string">
            <text:p>[b]254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H280] &amp; &quot;][/sup]&quot;; &quot;&quot;)" office:value-type="string" office:string-value="[b]254. [url=https://www.doomworld.com/idgames/levels/doom2/Ports/d-f/ftmtn_v2]Firetop Mountain[/url][/b] (2013) [sup][[b]5[/b]: smeghammer: 5][/sup]" calcext:value-type="string">
            <text:p>[b]254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H281] &amp; &quot;][/sup]&quot;; &quot;&quot;)" office:value-type="string" office:string-value="[b]254. [url=https://forum.zdoom.org/viewtopic.php?f=19&amp;t=46718]Gene-Tech: Before the Storm[/url][/b] (2014) [sup][[b]5[/b]: Graf Zahl: 5][/sup]" calcext:value-type="string">
            <text:p>[b]254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H282] &amp; &quot;][/sup]&quot;; &quot;&quot;)" office:value-type="string" office:string-value="[b]254. [url=https://www.doomworld.com/forum/topic/115127-wip-going-to-hell-megawad-testing/]Going To Hell[/url][/b] (2020) [sup][[b]5[/b]: Bryan T: 5][/sup]" calcext:value-type="string">
            <text:p>[b]254. [url=https://www.doomworld.com/forum/topic/115127-wip-going-to-hell-megawad-testing/]Going To Hell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H283] &amp; &quot;][/sup]&quot;; &quot;&quot;)" office:value-type="string" office:string-value="[b]254. [url=https://www.doomworld.com/idgames/levels/doom2/Ports/megawads/gmp]Good Morning Phobos[/url][/b] (2017) [sup][[b]5[/b]: Bryan T: 5][/sup]" calcext:value-type="string">
            <text:p>[b]254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H284] &amp; &quot;][/sup]&quot;; &quot;&quot;)" office:value-type="string" office:string-value="[b]254. [url=https://www.doomworld.com/idgames/levels/doom2/deathmatch/Ports/megawads/gw2]Greenwar II[/url][/b] (2009) [sup][[b]5[/b]: Ed: 5][/sup]" calcext:value-type="string">
            <text:p>[b]254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H285] &amp; &quot;][/sup]&quot;; &quot;&quot;)" office:value-type="string" office:string-value="[b]254. [url=https://www.doomworld.com/forum/topic/117072-now-on-idgames-hellevator-32-maps-community-project-boom-megawad/]Hellevator[/url][/b] (2021) [sup][[b]5[/b]: Bryan T: 5][/sup]" calcext:value-type="string">
            <text:p>[b]254. [url=https://www.doomworld.com/forum/topic/117072-now-on-idgames-hellevator-32-maps-community-project-boom-megawad/]Hellevator[/url][/b] (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H286] &amp; &quot;][/sup]&quot;; &quot;&quot;)" office:value-type="string" office:string-value="[b]254. [url=https://www.doomworld.com/idgames/levels/doom2/Ports/g-i/inncnx2]Innocence X2[/url][/b] (2016) [sup][[b]5[/b]: Spectra: 5][/sup]" calcext:value-type="string">
            <text:p>[b]254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H287] &amp; &quot;][/sup]&quot;; &quot;&quot;)" office:value-type="string" office:string-value="[b]254. [url=https://www.doomworld.com/forum/topic/117417-lunar-outpost-359-wip-wad-updated-2132021-revamped-older-levels/]Lunar Outpost 359[/url][/b] (2021) [sup][[b]5[/b]: dei_eldren: 5][/sup]" calcext:value-type="string">
            <text:p>[b]254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H288] &amp; &quot;][/sup]&quot;; &quot;&quot;)" office:value-type="string" office:string-value="[b]254. [url=https://www.doomworld.com/idgames/levels/doom2/m-o/mordeth]Mordeth[/url][/b] (1997) [sup][[b]5[/b]: Vorpal: 5][/sup]" calcext:value-type="string">
            <text:p>[b]254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H289] &amp; &quot;][/sup]&quot;; &quot;&quot;)" office:value-type="string" office:string-value="[b]254. [url=https://doomwiki.org/wiki/No_Sleep_for_the_Dead]No Sleep for the Dead[/url][/b] (2016) [sup][[b]5[/b]: Omniarch: 5][/sup]" calcext:value-type="string">
            <text:p>[b]254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H290] &amp; &quot;][/sup]&quot;; &quot;&quot;)" office:value-type="string" office:string-value="[b]254. [url=http://www.mediafire.com/file/fuurx4c98tl198i/One_Doom_s_Day.wad]One Doom's Day[/url][/b] (2013) [sup][[b]5[/b]: Apaul27: 5][/sup]" calcext:value-type="string">
            <text:p>[b]254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H291] &amp; &quot;][/sup]&quot;; &quot;&quot;)" office:value-type="string" office:string-value="[b]254. [url=https://www.doomworld.com/idgames/levels/doom2/Ports/p-r/paranoid]Paranoid[/url][/b] (2010) [sup][[b]5[/b]: termrork: 5][/sup]" calcext:value-type="string">
            <text:p>[b]254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H292] &amp; &quot;][/sup]&quot;; &quot;&quot;)" office:value-type="string" office:string-value="[b]254. [url=https://www.doomworld.com/idgames/levels/doom2/Ports/p-r/planisf2]Planisphere 2[/url][/b] (2012) [sup][[b]5[/b]: ax34: 5][/sup]" calcext:value-type="string">
            <text:p>[b]254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H293] &amp; &quot;][/sup]&quot;; &quot;&quot;)" office:value-type="string" office:string-value="[b]254. [url=https://www.doomworld.com/idgames/?id=19249]Preacher[/url][/b] (2018) [sup][[b]5[/b]: DoomDork: 3, Snikle: 1, SCF: 1][/sup]" calcext:value-type="string">
            <text:p>[b]254. [url=https://www.doomworld.com/idgames/?id=19249]Preacher[/url][/b] (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H294] &amp; &quot;][/sup]&quot;; &quot;&quot;)" office:value-type="string" office:string-value="[b]254. [url=https://www.doomworld.com/vb/wads-mods/67271-project-uber-idgamesd/]Project Uber[/url][/b] (2014) [sup][[b]5[/b]: Rince-wind: 5][/sup]" calcext:value-type="string">
            <text:p>[b]254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H295] &amp; &quot;][/sup]&quot;; &quot;&quot;)" office:value-type="string" office:string-value="[b]254. [url=https://doomwiki.org/wiki/Return_to_Hadron]Return to Hadron Episode 1[/url][/b] (2015) [sup][[b]5[/b]: Omniarch: 5][/sup]" calcext:value-type="string">
            <text:p>[b]254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H296] &amp; &quot;][/sup]&quot;; &quot;&quot;)" office:value-type="string" office:string-value="[b]254. [url=https://www.doomworld.com/idgames/levels/doom2/s-u/selfish5]SELFISH5[/url][/b] (2005) [sup][[b]5[/b]: Diabolución: 5][/sup]" calcext:value-type="string">
            <text:p>[b]254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H297] &amp; &quot;][/sup]&quot;; &quot;&quot;)" office:value-type="string" office:string-value="[b]254. [url=https://www.doomworld.com/idgames/levels/doom2/Ports/s-u/sotnr]Shadows of The Nightmare Realm[/url][/b] (2017) [sup][[b]5[/b]: 4everDoomed: 5][/sup]" calcext:value-type="string">
            <text:p>[b]254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H298] &amp; &quot;][/sup]&quot;; &quot;&quot;)" office:value-type="string" office:string-value="[b]254. [url=https://www.doomworld.com/idgames/levels/doom/Ports/p-r/pe1_phob]Simply Phobos[/url][/b] (2004) [sup][[b]5[/b]: Diabolución: 5][/sup]" calcext:value-type="string">
            <text:p>[b]254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H299] &amp; &quot;][/sup]&quot;; &quot;&quot;)" office:value-type="string" office:string-value="[b]254. [url=https://doomwiki.org/wiki/SkePLand]SkePLand[/url][/b] (2011) [sup][[b]5[/b]: vdgg: 5][/sup]" calcext:value-type="string">
            <text:p>[b]254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H300] &amp; &quot;][/sup]&quot;; &quot;&quot;)" office:value-type="string" office:string-value="[b]254. [url=https://www.doomworld.com/idgames/deathmatch/skulltag/spacedm9]SpaceDM9[/url][/b] (2011) [sup][[b]5[/b]: Ed: 5][/sup]" calcext:value-type="string">
            <text:p>[b]254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H301] &amp; &quot;][/sup]&quot;; &quot;&quot;)" office:value-type="string" office:string-value="[b]254. [url=https://doomwiki.org/wiki/The_Artifact_(WAD)]The Artifact[/url][/b] (1995) [sup][[b]5[/b]: Ragu: 5][/sup]" calcext:value-type="string">
            <text:p>[b]254. [url=https://doomwiki.org/wiki/The_Artifact_(WAD)]The Artifact[/url][/b] (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H302] &amp; &quot;][/sup]&quot;; &quot;&quot;)" office:value-type="string" office:string-value="[b]254. [url=https://www.doomworld.com/forum/topic/118154-tnt-goes-boom-episode-1-vanilla-tnt-evilution-replacement/]TNT Goes Boom! Episode 1[/url][/b] (2020) [sup][[b]5[/b]: dei_eldren: 5][/sup]" calcext:value-type="string">
            <text:p>[b]254. [url=https://www.doomworld.com/forum/topic/118154-tnt-goes-boom-episode-1-vanilla-tnt-evilution-replacement/]TNT Goes Boom! Episode 1[/url][/b] (2020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H303] &amp; &quot;][/sup]&quot;; &quot;&quot;)" office:value-type="string" office:string-value="[b]254. [url=https://www.doomworld.com/forum/topic/111099-psx-doom-megawad-fall-of-triton-remake-triton-ii/]TRITON﻿ II﻿[/url][/b] (2020) [sup][[b]5[/b]: behemoth_667: 5][/sup]" calcext:value-type="string">
            <text:p>[b]254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H304] &amp; &quot;][/sup]&quot;; &quot;&quot;)" office:value-type="string" office:string-value="[b]254. [url=https://www.doomworld.com/forum/topic/101509-unwelcome-developement-thread-new-map-for-testing/]UNWELCOME[/url][/b] (2018) [sup][[b]5[/b]: Ryath: 5][/sup]" calcext:value-type="string">
            <text:p>[b]254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H305] &amp; &quot;][/sup]&quot;; &quot;&quot;)" office:value-type="string" office:string-value="[b]254. [url=https://www.doomworld.com/idgames/levels/doom2/Ports/v-z/vulkan]Vulkan Episode 1[/url][/b] (2017) [sup][[b]5[/b]: HyperLuke: 5][/sup]" calcext:value-type="string">
            <text:p>[b]254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H306] &amp; &quot;][/sup]&quot;; &quot;&quot;)" office:value-type="string" office:string-value="[b]254. [url=https://www.doomworld.com/vb/wads-mods/71259-way-too-many-dead-guys-map05-alpha-available/]Way 2 Many Dead Guys[/url][/b] (2014) [sup][[b]5[/b]: Nancsi: 5][/sup]" calcext:value-type="string">
            <text:p>[b]254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H307] &amp; &quot;][/sup]&quot;; &quot;&quot;)" office:value-type="string" office:string-value="[b]254. [url=https://doomwiki.org/wiki/WOOO]WOOO[/url][/b] (2013) [sup][[b]5[/b]: lokbustam257: 5][/sup]" calcext:value-type="string">
            <text:p>[b]254. [url=https://doomwiki.org/wiki/WOOO]WOOO[/url][/b] (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H308] &amp; &quot;][/sup]&quot;; &quot;&quot;)" office:value-type="string" office:string-value="[b]254. [url=https://www.moddb.com/mods/bloodpack]ZBloodpack[/url][/b] (2005) [sup][[b]5[/b]: smeghammer: 5][/sup]" calcext:value-type="string">
            <text:p>[b]254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H309] &amp; &quot;][/sup]&quot;; &quot;&quot;)" office:value-type="string" office:string-value="[b]254. [url=https://www.doomworld.com/idgames/levels/doom2/Ports/v-z/zendyn_x]Zen Dynamics[/url][/b] (2005) [sup][[b]5[/b]: Phobus: 4, TechnoDoomed1: 1][/sup]" calcext:value-type="string">
            <text:p>[b]254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H310] &amp; &quot;][/sup]&quot;; &quot;&quot;)" office:value-type="string" office:string-value="[b]307. [url=https://www.doomworld.com/idgames/levels/doom2/a-c/area51]Area 51[/url][/b] (1997) [sup][[b]4[/b]: Doomkid: 2, TheGreenZap: 2][/sup]" calcext:value-type="string">
            <text:p>[b]307. [url=https://www.doomworld.com/idgames/levels/doom2/a-c/area51]Area 51[/url][/b] (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H311] &amp; &quot;][/sup]&quot;; &quot;&quot;)" office:value-type="string" office:string-value="[b]307. [url=https://forum.zdoom.org/viewtopic.php?f=19&amp;t=47573#p807968]Ashes 2063 TC[/url][/b] (2018) [sup][[b]4[/b]: rd: 4][/sup]" calcext:value-type="string">
            <text:p>[b]307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H312] &amp; &quot;][/sup]&quot;; &quot;&quot;)" office:value-type="string" office:string-value="[b]307. [url=https://www.doomworld.com/idgames/levels/doom2/a-c/chord2]Chord 2[/url][/b] (1997) [sup][[b]4[/b]: Paul977: 4][/sup]" calcext:value-type="string">
            <text:p>[b]307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H313] &amp; &quot;][/sup]&quot;; &quot;&quot;)" office:value-type="string" office:string-value="[b]307. [url=https://www.doomworld.com/files/file/10874-city-of-doom-part-i-beta-1-11/]City of DooM (Part I)[/url][/b] (2000) [sup][[b]4[/b]: ax34: 4][/sup]" calcext:value-type="string">
            <text:p>[b]307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H314] &amp; &quot;][/sup]&quot;; &quot;&quot;)" office:value-type="string" office:string-value="[b]307. [url=https://www.doomworld.com/idgames/levels/doom2/Ports/a-c/c-shock2]Combat Shock 2[/url][/b] (2012) [sup][[b]4[/b]: Cynical: 1, Nate River: 3][/sup]" calcext:value-type="string">
            <text:p>[b]307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H315] &amp; &quot;][/sup]&quot;; &quot;&quot;)" office:value-type="string" office:string-value="[b]307. [url=https://www.doomworld.com/idgames/levels/doom2/Ports/a-c/crimsonh]Crimson Horizon[/url][/b] (2009) [sup][[b]4[/b]: Paul977: 4][/sup]" calcext:value-type="string">
            <text:p>[b]307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H316] &amp; &quot;][/sup]&quot;; &quot;&quot;)" office:value-type="string" office:string-value="[b]307. [url=https://www.doomworld.com/idgames/levels/doom2/deathmatch/Ports/megawads/crudream]Crucified Dreams[/url][/b] (2006) [sup][[b]4[/b]: Soundblock: 4][/sup]" calcext:value-type="string">
            <text:p>[b]307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H317] &amp; &quot;][/sup]&quot;; &quot;&quot;)" office:value-type="string" office:string-value="[b]307. [url=https://www.doomworld.com/forum/topic/106371-czechbox-final-version-available/]CzechBox[/url][/b] (2020) [sup][[b]4[/b]: Willy W.: 4][/sup]" calcext:value-type="string">
            <text:p>[b]307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H318] &amp; &quot;][/sup]&quot;; &quot;&quot;)" office:value-type="string" office:string-value="[b]307. [url=https://www.doomworld.com/idgames/levels/doom2/Ports/d-f/dcity2_5]Damned City 2[/url][/b] (2019) [sup][[b]4[/b]: ax34: 4][/sup]" calcext:value-type="string">
            <text:p>[b]307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H319] &amp; &quot;][/sup]&quot;; &quot;&quot;)" office:value-type="string" office:string-value="[b]307. [url=https://www.doomworld.com/idgames/levels/doom2/Ports/d-f/dark7]Dark 7 (with Mission Pack)[/url][/b] (2002) [sup][[b]4[/b]: smeghammer: 4][/sup]" calcext:value-type="string">
            <text:p>[b]307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H320] &amp; &quot;][/sup]&quot;; &quot;&quot;)" office:value-type="string" office:string-value="[b]307. [url=https://www.doomworld.com/idgames/levels/doom2/Ports/d-f/dor]Dawn of Reality[/url][/b] (2010) [sup][[b]4[/b]: ax34: 4][/sup]" calcext:value-type="string">
            <text:p>[b]307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H321] &amp; &quot;][/sup]&quot;; &quot;&quot;)" office:value-type="string" office:string-value="[b]307. [url=https://www.doomworld.com/forum/topic/92135-deadair-v2/]dead.air[/url][/b] (2016) [sup][[b]4[/b]: HyperLuke: 2, Lorenz0: 2][/sup]" calcext:value-type="string">
            <text:p>[b]307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H322] &amp; &quot;][/sup]&quot;; &quot;&quot;)" office:value-type="string" office:string-value="[b]307. [url=https://www.doomworld.com/idgames/levels/doom2/d-f/earth]Earth[/url][/b] (1998) [sup][[b]4[/b]: ShoDemo: 3, TheNerdTurtle2: 1][/sup]" calcext:value-type="string">
            <text:p>[b]307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H323] &amp; &quot;][/sup]&quot;; &quot;&quot;)" office:value-type="string" office:string-value="[b]307. [url=https://www.doomworld.com/forum/topic/94601-empyrion_v39-14-udmf-coop-maps-with-single-player-support/]Empyrion[/url][/b] (2017) [sup][[b]4[/b]: Gaia74: 4][/sup]" calcext:value-type="string">
            <text:p>[b]307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H324] &amp; &quot;][/sup]&quot;; &quot;&quot;)" office:value-type="string" office:string-value="[b]307. [url=https://www.doomworld.com/idgames/levels/doom2/deathmatch/megawads/gothicdm]Gothic DM[/url][/b] (1997) [sup][[b]4[/b]: Soundblock: 1, toxic.rat: 3][/sup]" calcext:value-type="string">
            <text:p>[b]307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H325] &amp; &quot;][/sup]&quot;; &quot;&quot;)" office:value-type="string" office:string-value="[b]307. [url=https://www.doomworld.com/forum/topic/113414-wip-hellish-rogues-a-new-mappers-first-mapset-feb-15th-2021-near-final-version-available/]Hellish Rogues[/url][/b] (2021) [sup][[b]4[/b]: dei_eldren: 4][/sup]" calcext:value-type="string">
            <text:p>[b]307. [url=https://www.doomworld.com/forum/topic/113414-wip-hellish-rogues-a-new-mappers-first-mapset-feb-15th-2021-near-final-version-available/]Hellish Rogues[/url][/b] (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H326] &amp; &quot;][/sup]&quot;; &quot;&quot;)" office:value-type="string" office:string-value="[b]307. [url=https://www.doomworld.com/idgames/levels/doom2/Ports/g-i/impencse]Imp Encounter[/url][/b] (2003) [sup][[b]4[/b]: AnonimVio: 4][/sup]" calcext:value-type="string">
            <text:p>[b]307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H327] &amp; &quot;][/sup]&quot;; &quot;&quot;)" office:value-type="string" office:string-value="[b]307. [url=https://www.doomworld.com/forum/topic/74792-jiffy-bag-a-speedmap-megawad-rc2-released/]Jiffy Bag[/url][/b] (2015) [sup][[b]4[/b]: TheNerdTurtle2: 4][/sup]" calcext:value-type="string">
            <text:p>[b]307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H328] &amp; &quot;][/sup]&quot;; &quot;&quot;)" office:value-type="string" office:string-value="[b]307. [url=https://www.doomworld.com/idgames/levels/doom2/Ports/j-l/khorus]Khorus[/url][/b] (2012) [sup][[b]4[/b]: NuMetalManiak: 4][/sup]" calcext:value-type="string">
            <text:p>[b]307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H329] &amp; &quot;][/sup]&quot;; &quot;&quot;)" office:value-type="string" office:string-value="[b]307. [url=https://www.doomworld.com/files/file/15671-mapgame/]Mapgame[/url][/b] (2009) [sup][[b]4[/b]: m8f: 4][/sup]" calcext:value-type="string">
            <text:p>[b]307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H330] &amp; &quot;][/sup]&quot;; &quot;&quot;)" office:value-type="string" office:string-value="[b]307. [url=https://www.doomworld.com/idgames/levels/doom2/Ports/m-o/nfh2]Neighborhood From Hell[/url][/b] (2012) [sup][[b]4[/b]: ax34: 4][/sup]" calcext:value-type="string">
            <text:p>[b]307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H331] &amp; &quot;][/sup]&quot;; &quot;&quot;)" office:value-type="string" office:string-value="[b]307. [url=https://www.doomworld.com/idgames/levels/doom2/m-o/nostromo]Nostromo's Run[/url][/b] (1995) [sup][[b]4[/b]: soner du: 1, Ragu: 3][/sup]" calcext:value-type="string">
            <text:p>[b]307. [url=https://www.doomworld.com/idgames/levels/doom2/m-o/nostromo]Nostromo's Run[/url][/b] (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H332] &amp; &quot;][/sup]&quot;; &quot;&quot;)" office:value-type="string" office:string-value="[b]307. [url=https://www.doomworld.com/idgames/levels/doom2/Ports/megawads/nova2]Nova II: New Dawn[/url][/b] (2015) [sup][[b]4[/b]: Not Jabba: 3, dylux: 1][/sup]" calcext:value-type="string">
            <text:p>[b]307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H333] &amp; &quot;][/sup]&quot;; &quot;&quot;)" office:value-type="string" office:string-value="[b]307. [url=https://doomwiki.org/wiki/Robocop_Doom]Robocop Doom[/url][/b] (2019) [sup][[b]4[/b]: ax34: 4][/sup]" calcext:value-type="string">
            <text:p>[b]307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H334] &amp; &quot;][/sup]&quot;; &quot;&quot;)" office:value-type="string" office:string-value="[b]307. [url=https://www.doomworld.com/idgames/levels/doom2/Ports/s-u/sinedie]Sine Die[/url][/b] (2007) [sup][[b]4[/b]: bLOCKbOYgAMES: 4][/sup]" calcext:value-type="string">
            <text:p>[b]307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H335] &amp; &quot;][/sup]&quot;; &quot;&quot;)" office:value-type="string" office:string-value="[b]307. [url=https://www.doomworld.com/idgames/levels/doom2/Ports/megawads/sf3]Slaughterfest 3[/url][/b] (2018) [sup][[b]4[/b]: Nazgul9: 4][/sup]" calcext:value-type="string">
            <text:p>[b]307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H336] &amp; &quot;][/sup]&quot;; &quot;&quot;)" office:value-type="string" office:string-value="[b]307. [url=https://www.doomworld.com/idgames/levels/doom2/Ports/megawads/doomtrib]The DOOM Tribute Project[/url][/b] (2016) [sup][[b]4[/b]: ax34: 4][/sup]" calcext:value-type="string">
            <text:p>[b]307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H337] &amp; &quot;][/sup]&quot;; &quot;&quot;)" office:value-type="string" office:string-value="[b]307. [url=https://www.doomworld.com/idgames/levels/doom/s-u/smb_v102]The Sky May Be[/url][/b] (1997) [sup][[b]4[/b]: AnonimVio: 3, Li'l devil: 1][/sup]" calcext:value-type="string">
            <text:p>[b]307. [url=https://www.doomworld.com/idgames/levels/doom/s-u/smb_v102]The Sky May Be[/url][/b] (1997) [sup][[b]4[/b]: AnonimVio: 3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H338] &amp; &quot;][/sup]&quot;; &quot;&quot;)" office:value-type="string" office:string-value="[b]307. [url=https://www.doomworld.com/idgames/levels/doom/megawads/nmdu]The Ultimate NMD [/url][/b] (2009) [sup][[b]4[/b]: eharper256: 4][/sup]" calcext:value-type="string">
            <text:p>[b]307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H339] &amp; &quot;][/sup]&quot;; &quot;&quot;)" office:value-type="string" office:string-value="[b]307. [url=https://zdoom.org/wiki/Town_Infection]Town Infection[/url][/b] (2013) [sup][[b]4[/b]: Dimon12321: 4][/sup]" calcext:value-type="string">
            <text:p>[b]307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H340] &amp; &quot;][/sup]&quot;; &quot;&quot;)" office:value-type="string" office:string-value="[b]307. [url=http://odamex.net/boards/index.php?topic=2246.0]UAC Ultra 2[/url][/b] (2013) [sup][[b]4[/b]: Sky: 4][/sup]" calcext:value-type="string">
            <text:p>[b]307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H341] &amp; &quot;][/sup]&quot;; &quot;&quot;)" office:value-type="string" office:string-value="[b]307. [url=https://www.doomworld.com/idgames/levels/doom2/Ports/v-z/vrack]Vrack[/url][/b] (2000) [sup][[b]4[/b]: bzzrak: 4][/sup]" calcext:value-type="string">
            <text:p>[b]307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H342] &amp; &quot;][/sup]&quot;; &quot;&quot;)" office:value-type="string" office:string-value="[b]339. [url=https://cloud.mail.ru/public/83f617a62867/1993.WAD]1993[/url][/b] (2014) [sup][[b]3[/b]: Apaul27: 3][/sup]" calcext:value-type="string">
            <text:p>[b]339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H343] &amp; &quot;][/sup]&quot;; &quot;&quot;)" office:value-type="string" office:string-value="[b]339. [url=https://www.doomworld.com/forum/post/1753652]2castles[/url][/b] (?) [sup][[b]3[/b]: Soundblock: 3][/sup]" calcext:value-type="string">
            <text:p>[b]339. [url=https://www.doomworld.com/forum/post/1753652]2castles[/url][/b] (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H344] &amp; &quot;][/sup]&quot;; &quot;&quot;)" office:value-type="string" office:string-value="[b]339. [url=https://www.doomworld.com/forum/topic/90605-v04-a-boy-and-his-barrel-a-secret-is-revealed/]A Boy and His Barrel[/url][/b] (2016) [sup][[b]3[/b]: Dragonfly: 3][/sup]" calcext:value-type="string">
            <text:p>[b]339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H345] &amp; &quot;][/sup]&quot;; &quot;&quot;)" office:value-type="string" office:string-value="[b]339. [url=https://www.doomworld.com/files/file/18491-absolutely-killed/]Absolutely Killed[/url][/b] (2016) [sup][[b]3[/b]: NoisyVelvet: 3][/sup]" calcext:value-type="string">
            <text:p>[b]339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H346] &amp; &quot;][/sup]&quot;; &quot;&quot;)" office:value-type="string" office:string-value="[b]339. [url=https://www.doomworld.com/idgames/levels/doom/Ports/a-c/aaawake]Awakening[/url][/b] (2010) [sup][[b]3[/b]: Graf Zahl: 3][/sup]" calcext:value-type="string">
            <text:p>[b]339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H347] &amp; &quot;][/sup]&quot;; &quot;&quot;)" office:value-type="string" office:string-value="[b]339. [url=https://www.doomworld.com/idgames/levels/doom2/Ports/a-c/balls]Balls[/url][/b] (2006) [sup][[b]3[/b]: Li'l devil: 3][/sup]" calcext:value-type="string">
            <text:p>[b]339. [url=https://www.doomworld.com/idgames/levels/doom2/Ports/a-c/balls]Balls[/url][/b] (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H348] &amp; &quot;][/sup]&quot;; &quot;&quot;)" office:value-type="string" office:string-value="[b]339. [url=https://forum.zdoom.org/viewtopic.php?t=47680#p810207]Batman Doom: Reborn[/url][/b] (2015) [sup][[b]3[/b]: ax34: 3][/sup]" calcext:value-type="string">
            <text:p>[b]339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H349] &amp; &quot;][/sup]&quot;; &quot;&quot;)" office:value-type="string" office:string-value="[b]339. [url=https://www.doomworld.com/idgames/levels/doom2/Ports/a-c/bermuda]Bermuda Triangle[/url][/b] (1999) [sup][[b]3[/b]: Doomkid: 1, TheGreenZap: 2][/sup]" calcext:value-type="string">
            <text:p>[b]339. [url=https://www.doomworld.com/idgames/levels/doom2/Ports/a-c/bermuda]Bermuda Triangle[/url][/b] (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H350] &amp; &quot;][/sup]&quot;; &quot;&quot;)" office:value-type="string" office:string-value="[b]339. [url=https://www.doomworld.com/idgames/levels/doom2/Ports/a-c/bbv11]Botanic Biosphere[/url][/b] (2014) [sup][[b]3[/b]: Jaromir Bergmann: 3][/sup]" calcext:value-type="string">
            <text:p>[b]339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H351] &amp; &quot;][/sup]&quot;; &quot;&quot;)" office:value-type="string" office:string-value="[b]339. [url=https://www.doomworld.com/idgames/levels/doom2/a-c/chord1]Chord 1[/url][/b] (1997) [sup][[b]3[/b]: Paul977: 3][/sup]" calcext:value-type="string">
            <text:p>[b]339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H352] &amp; &quot;][/sup]&quot;; &quot;&quot;)" office:value-type="string" office:string-value="[b]339. [url=https://www.doomworld.com/idgames/levels/doom2/Ports/a-c/chord3]Chord 3[/url][/b] (2000) [sup][[b]3[/b]: Paul977: 3][/sup]" calcext:value-type="string">
            <text:p>[b]339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H353] &amp; &quot;][/sup]&quot;; &quot;&quot;)" office:value-type="string" office:string-value="[b]339. [url=https://www.doomworld.com/idgames/levels/doom2/a-c/chordg]Chord G[/url][/b] (1999) [sup][[b]3[/b]: Paul977: 3][/sup]" calcext:value-type="string">
            <text:p>[b]339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H354] &amp; &quot;][/sup]&quot;; &quot;&quot;)" office:value-type="string" office:string-value="[b]339. [url=https://www.doomworld.com/idgames/levels/doom2/Ports/a-c/cityass]City Assault[/url][/b] (2013) [sup][[b]3[/b]: ax34: 3][/sup]" calcext:value-type="string">
            <text:p>[b]339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H355] &amp; &quot;][/sup]&quot;; &quot;&quot;)" office:value-type="string" office:string-value="[b]339. [url=https://www.doomworld.com/idgames/levels/doom2/d-f/darkcvnt]Dark Covenant[/url][/b] (1996) [sup][[b]3[/b]: NuMetalManiak: 2, bonnie: 1][/sup]" calcext:value-type="string">
            <text:p>[b]339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H356] &amp; &quot;][/sup]&quot;; &quot;&quot;)" office:value-type="string" office:string-value="[b]339. [url=https://www.doomworld.com/idgames/levels/doom2/d-f/demondrv]DEMON DRIVER!!!![/url][/b] (2006) [sup][[b]3[/b]: smeghammer: 3][/sup]" calcext:value-type="string">
            <text:p>[b]339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H357] &amp; &quot;][/sup]&quot;; &quot;&quot;)" office:value-type="string" office:string-value="[b]339. [url=https://www.doomworld.com/idgames/levels/doom2/Ports/d-f/darknes2]Disciples of Darkness[/url][/b] (2017) [sup][[b]3[/b]: Nirvana: 3][/sup]" calcext:value-type="string">
            <text:p>[b]339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H358] &amp; &quot;][/sup]&quot;; &quot;&quot;)" office:value-type="string" office:string-value="[b]339. [url=https://www.doomworld.com/idgames/levels/doom2/Ports/d-f/disjunct]Disjunction[/url][/b] (2017) [sup][[b]3[/b]: Lorenz0: 3][/sup]" calcext:value-type="string">
            <text:p>[b]339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H359] &amp; &quot;][/sup]&quot;; &quot;&quot;)" office:value-type="string" office:string-value="[b]339. [url=https://www.doomworld.com/idgames/levels/doom2/d-f/europe]Europe[/url][/b] (2005) [sup][[b]3[/b]: ax34: 3][/sup]" calcext:value-type="string">
            <text:p>[b]339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H360] &amp; &quot;][/sup]&quot;; &quot;&quot;)" office:value-type="string" office:string-value="[b]339. [url=https://www.doomworld.com/idgames/levels/doom2/megawads/fragport]Fragport[/url][/b] (2011) [sup][[b]3[/b]: P41R47: 3][/sup]" calcext:value-type="string">
            <text:p>[b]339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H361] &amp; &quot;][/sup]&quot;; &quot;&quot;)" office:value-type="string" office:string-value="[b]339. [url=https://forum.zdoom.org/viewtopic.php?f=19&amp;t=13397#p273718]Hell-Forged[/url][/b] (2019) [sup][[b]3[/b]: Woolie Wool: 3][/sup]" calcext:value-type="string">
            <text:p>[b]339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H362] &amp; &quot;][/sup]&quot;; &quot;&quot;)" office:value-type="string" office:string-value="[b]339. [url=http://xsnake.free.fr/invasion/shots.htm]Invasion UAC[/url][/b] (2005) [sup][[b]3[/b]: Red-XIII: 3][/sup]" calcext:value-type="string">
            <text:p>[b]339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H363] &amp; &quot;][/sup]&quot;; &quot;&quot;)" office:value-type="string" office:string-value="[b]339. [url=https://www.doomworld.com/idgames/levels/doom2/megawads/kssht]Khorus' Speedy Shit[/url][/b] (2011) [sup][[b]3[/b]: Phobus: 2, whybmonotacrab: 1][/sup]" calcext:value-type="string">
            <text:p>[b]339. [url=https://www.doomworld.com/idgames/levels/doom2/megawads/kssht]Khorus' Speedy Shit[/url][/b] (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H364] &amp; &quot;][/sup]&quot;; &quot;&quot;)" office:value-type="string" office:string-value="[b]339. [url=https://www.doomworld.com/idgames/levels/doom2/Ports/j-l/los]Legacy of Suffering[/url][/b] (2009) [sup][[b]3[/b]: MFG38: 3][/sup]" calcext:value-type="string">
            <text:p>[b]339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H365] &amp; &quot;][/sup]&quot;; &quot;&quot;)" office:value-type="string" office:string-value="[b]339. [url=https://www.moddb.com/mods/brutal-doom/addons/brutalized-doom-and-doom-ii]Maps of Chaos[/url][/b] (2013) [sup][[b]3[/b]: I_Punch_Demons: 3][/sup]" calcext:value-type="string">
            <text:p>[b]339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H366] &amp; &quot;][/sup]&quot;; &quot;&quot;)" office:value-type="string" office:string-value="[b]339. [url=https://zdoom.org/wiki/Marine_Assault]Marine Assault[/url][/b] (2003) [sup][[b]3[/b]: Li'l devil: 3][/sup]" calcext:value-type="string">
            <text:p>[b]339. [url=https://zdoom.org/wiki/Marine_Assault]Marine Assault[/url][/b] (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H367] &amp; &quot;][/sup]&quot;; &quot;&quot;)" office:value-type="string" office:string-value="[b]339. [url=https://www.doomworld.com/idgames/levels/doom2/m-o/nilla]Nilla DooM[/url][/b] (2004) [sup][[b]3[/b]: roadworx: 3][/sup]" calcext:value-type="string">
            <text:p>[b]339. [url=https://www.doomworld.com/idgames/levels/doom2/m-o/nilla]Nilla DooM[/url][/b] (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H368] &amp; &quot;][/sup]&quot;; &quot;&quot;)" office:value-type="string" office:string-value="[b]339. [url=https://www.doomworld.com/idgames/levels/doom2/p-r/phobos2]Phobos[/url][/b] (1998) [sup][[b]3[/b]: Jaws In Space: 3][/sup]" calcext:value-type="string">
            <text:p>[b]339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H369] &amp; &quot;][/sup]&quot;; &quot;&quot;)" office:value-type="string" office:string-value="[b]339. [url=https://www.doomworld.com/idgames/levels/doom2/Ports/p-r/pleiades]Pleiades[/url][/b] (2000) [sup][[b]3[/b]: ax34: 3][/sup]" calcext:value-type="string">
            <text:p>[b]339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H370] &amp; &quot;][/sup]&quot;; &quot;&quot;)" office:value-type="string" office:string-value="[b]339. [url=https://www.doomworld.com/idgames/music/plutmidi]Plutonia MIDI Pack[/url][/b] (2013) [sup][[b]3[/b]: Diabolución: 1, DJVCardMaster: 2][/sup]" calcext:value-type="string">
            <text:p>[b]339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H371] &amp; &quot;][/sup]&quot;; &quot;&quot;)" office:value-type="string" office:string-value="[b]339. [url=https://www.elzee.co.nz/rotttc/index.html]Return of the Triad[/url][/b] (2011) [sup][[b]3[/b]: ax34: 3][/sup]" calcext:value-type="string">
            <text:p>[b]339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H372] &amp; &quot;][/sup]&quot;; &quot;&quot;)" office:value-type="string" office:string-value="[b]339. [url=https://www.doomworld.com/idgames/levels/doom2/Ports/p-r/rush]Rush[/url][/b] (2014) [sup][[b]3[/b]: Nirvana: 2, I_Punch_Demons: 1][/sup]" calcext:value-type="string">
            <text:p>[b]339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H373] &amp; &quot;][/sup]&quot;; &quot;&quot;)" office:value-type="string" office:string-value="[b]339. [url=https://www.doomworld.com/idgames/levels/hexen/s-u/serpent]Serpent: Resurrection[/url][/b] (2010) [sup][[b]3[/b]: TheMightyHeracross: 3][/sup]" calcext:value-type="string">
            <text:p>[b]339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H374] &amp; &quot;][/sup]&quot;; &quot;&quot;)" office:value-type="string" office:string-value="[b]339. [url=https://www.doomworld.com/forum/topic/110956-syringe-v11-now-an-official-addon-oh-snap/]Syringe[/url][/b] (2019) [sup][[b]3[/b]: dosboot: 1, Xeogred: 2][/sup]" calcext:value-type="string">
            <text:p>[b]339. [url=https://www.doomworld.com/forum/topic/110956-syringe-v11-now-an-official-addon-oh-snap/]Syringe[/url][/b] (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H375] &amp; &quot;][/sup]&quot;; &quot;&quot;)" office:value-type="string" office:string-value="[b]339. [url=https://www.doomworld.com/idgames/levels/doom2/Ports/s-u/t3st]T3ST[/url][/b] (2016) [sup][[b]3[/b]: bzzrak: 3][/sup]" calcext:value-type="string">
            <text:p>[b]339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H376] &amp; &quot;][/sup]&quot;; &quot;&quot;)" office:value-type="string" office:string-value="[b]339. [url=https://zdoom.org/wiki/The_Ghoul's_Forest_series]The Ghoul's Forest 3[/url][/b] (2007) [sup][[b]3[/b]: Li'l devil: 3][/sup]" calcext:value-type="string">
            <text:p>[b]339. [url=https://zdoom.org/wiki/The_Ghoul's_Forest_series]The Ghoul's Forest 3[/url][/b] (2007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H377] &amp; &quot;][/sup]&quot;; &quot;&quot;)" office:value-type="string" office:string-value="[b]339. [url=https://doomwiki.org/wiki/The_Lost_Episodes_of_Doom]The Lost Episodes of Doom[/url][/b] (1995) [sup][[b]3[/b]: Diabolución: 3][/sup]" calcext:value-type="string">
            <text:p>[b]339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H378] &amp; &quot;][/sup]&quot;; &quot;&quot;)" office:value-type="string" office:string-value="[b]339. [url=https://www.doomworld.com/idgames/levels/doom2/deathmatch/s-u/udm3]Unidoom DM 3[/url][/b] (2004) [sup][[b]3[/b]: Doomkid: 3][/sup]" calcext:value-type="string">
            <text:p>[b]339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H379] &amp; &quot;][/sup]&quot;; &quot;&quot;)" office:value-type="string" office:string-value="[b]339. [url=https://www.doomworld.com/idgames/levels/doom2/Ports/v-z/vrack2b]Vrack 2[/url][/b] (2001) [sup][[b]3[/b]: smeghammer: 3][/sup]" calcext:value-type="string">
            <text:p>[b]339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H380] &amp; &quot;][/sup]&quot;; &quot;&quot;)" office:value-type="string" office:string-value="[b]339. [url=https://doomwiki.org/wiki/WOOO_2]WOOO 2[/url][/b] (2014) [sup][[b]3[/b]: lokbustam257: 3][/sup]" calcext:value-type="string">
            <text:p>[b]339. [url=https://doomwiki.org/wiki/WOOO_2]WOOO 2[/url][/b] (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H381] &amp; &quot;][/sup]&quot;; &quot;&quot;)" office:value-type="string" office:string-value="[b]378. [url=https://www.doomworld.com/idgames/levels/doom2/megawads/3ha3]3 Heures d'agonie 3[/url][/b] (2017) [sup][[b]2[/b]: Roofi: 2][/sup]" calcext:value-type="string">
            <text:p>[b]378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H382] &amp; &quot;][/sup]&quot;; &quot;&quot;)" office:value-type="string" office:string-value="[b]378. [url=https://www.doomworld.com/idgames/levels/doom2/Ports/0-9/30kmaps]30,000 Levels[/url][/b] (2012) [sup][[b]2[/b]: AnonimVio: 2][/sup]" calcext:value-type="string">
            <text:p>[b]378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H383] &amp; &quot;][/sup]&quot;; &quot;&quot;)" office:value-type="string" office:string-value="[b]378. [url=https://www.doomworld.com/vb/thread/103867]Akeldama[/url][/b] (2020) [sup][[b]2[/b]: Snikle: 2][/sup]" calcext:value-type="string">
            <text:p>[b]378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H384] &amp; &quot;][/sup]&quot;; &quot;&quot;)" office:value-type="string" office:string-value="[b]378. [url=https://www.doomworld.com/idgames/levels/doom2/Ports/s-u/tcotd]City of the Damned[/url][/b] (2004) [sup][[b]2[/b]: HUNdebLeonidasX: 2][/sup]" calcext:value-type="string">
            <text:p>[b]378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H385] &amp; &quot;][/sup]&quot;; &quot;&quot;)" office:value-type="string" office:string-value="[b]378. [url=https://www.doomworld.com/idgames/levels/doom2/megawads/cleim20p]Cleimos 2[/url][/b] (1995) [sup][[b]2[/b]: valkiriforce: 2][/sup]" calcext:value-type="string">
            <text:p>[b]378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H386] &amp; &quot;][/sup]&quot;; &quot;&quot;)" office:value-type="string" office:string-value="[b]378. [url=https://www.doomworld.com/idgames/levels/doom2/megawads/d2reload]Doom 2 Reloaded[/url][/b] (2009) [sup][[b]2[/b]: Odal: 2][/sup]" calcext:value-type="string">
            <text:p>[b]378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H387] &amp; &quot;][/sup]&quot;; &quot;&quot;)" office:value-type="string" office:string-value="[b]378. [url=https://doomwiki.org/wiki/Doom_II]Doom II: Hell on Earth[/url][/b] (1994) [sup][[b]2[/b]: Fadri: 2][/sup]" calcext:value-type="string">
            <text:p>[b]378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H388] &amp; &quot;][/sup]&quot;; &quot;&quot;)" office:value-type="string" office:string-value="[b]378. [url=https://www.doomworld.com/idgames/levels/heretic/Ports/curse]Heretic - Curse of D'sparil[/url][/b] (2010) [sup][[b]2[/b]: JudgeDeadd: 2][/sup]" calcext:value-type="string">
            <text:p>[b]378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H389] &amp; &quot;][/sup]&quot;; &quot;&quot;)" office:value-type="string" office:string-value="[b]378. [url=https://www.doomworld.com/files/file/18802-ice-rage/]Ice Rage[/url][/b] (2017) [sup][[b]2[/b]: Chamelenoel: 2][/sup]" calcext:value-type="string">
            <text:p>[b]378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H390] &amp; &quot;][/sup]&quot;; &quot;&quot;)" office:value-type="string" office:string-value="[b]378. [url=https://www.doomworld.com/idgames/levels/doom2/Ports/d-f/dmdjm01]Jagermorder: Chemical Lab[/url][/b] (1999) [sup][[b]2[/b]: Soundblock: 2][/sup]" calcext:value-type="string">
            <text:p>[b]378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H391] &amp; &quot;][/sup]&quot;; &quot;&quot;)" office:value-type="string" office:string-value="[b]378. [url=https://www.doomworld.com/idgames/levels/doom2/a-c/bldnight]One Bloody Night[/url][/b] (2002) [sup][[b]2[/b]: WH-Wilou84: 1, T-Rex: 1][/sup]" calcext:value-type="string">
            <text:p>[b]378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H392] &amp; &quot;][/sup]&quot;; &quot;&quot;)" office:value-type="string" office:string-value="[b]378. [url=https://www.wad-archive.com/wad/be21919b261d404e694dd19e88bfaea2]Rocket Space Jumping[/url][/b] (2007) [sup][[b]2[/b]: Red-XIII: 2][/sup]" calcext:value-type="string">
            <text:p>[b]378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H393] &amp; &quot;][/sup]&quot;; &quot;&quot;)" office:value-type="string" office:string-value="[b]378. [url=https://www.doomworld.com/idgames/levels/doom2/0-9/666]Sector 666[/url][/b] (1998) [sup][[b]2[/b]: bzzrak: 2][/sup]" calcext:value-type="string">
            <text:p>[b]378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H394] &amp; &quot;][/sup]&quot;; &quot;&quot;)" office:value-type="string" office:string-value="[b]378. [url=https://www.doomworld.com/idgames/levels/doom2/Ports/megawads/mayhem17]Super MAYhem 17[/url][/b] (2017) [sup][[b]2[/b]: Octillion: 2][/sup]" calcext:value-type="string">
            <text:p>[b]378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H395] &amp; &quot;][/sup]&quot;; &quot;&quot;)" office:value-type="string" office:string-value="[b]378. [url=https://doomwiki.org/wiki/Super_Sonic_Doom]Super Sonic Doom[/url][/b] (2004) [sup][[b]2[/b]: TJG1289: 2][/sup]" calcext:value-type="string">
            <text:p>[b]378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H396] &amp; &quot;][/sup]&quot;; &quot;&quot;)" office:value-type="string" office:string-value="[b]378. [url=https://www.doomworld.com/idgames/levels/doom2/a-c/aboosysv]System Vices[/url][/b] (1996) [sup][[b]2[/b]: Grazza: 2][/sup]" calcext:value-type="string">
            <text:p>[b]378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H397] &amp; &quot;][/sup]&quot;; &quot;&quot;)" office:value-type="string" office:string-value="[b]378. [url=https://www.doomworld.com/idgames/themes/university/trinity2]The Unholy Trinity[/url][/b] (1994) [sup][[b]2[/b]: Soundblock: 2][/sup]" calcext:value-type="string">
            <text:p>[b]378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H398] &amp; &quot;][/sup]&quot;; &quot;&quot;)" office:value-type="string" office:string-value="[b]378. [url=https://www.doomworld.com/idgames/levels/doom2/Ports/v-z/watrsp]Water Spirit[/url][/b] (2017) [sup][[b]2[/b]: northivanastan: 2][/sup]" calcext:value-type="string">
            <text:p>[b]378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H399] &amp; &quot;][/sup]&quot;; &quot;&quot;)" office:value-type="string" office:string-value="[b]396. [url=https://www.doomworld.com/idgames/levels/doom2/Ports/s-u/seasons]4 Seasons of Doom[/url][/b] (2018) [sup][[b]1[/b]: vdgg: 1][/sup]" calcext:value-type="string">
            <text:p>[b]396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H400] &amp; &quot;][/sup]&quot;; &quot;&quot;)" office:value-type="string" office:string-value="[b]396. [url=https://doomwiki.org/wiki/5till_L1_Complex]5till L1 Complex[/url][/b] (2012) [sup][[b]1[/b]: Li'l devil: 1][/sup]" calcext:value-type="string">
            <text:p>[b]396. [url=https://doomwiki.org/wiki/5till_L1_Complex]5till L1 Complex[/url][/b] (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H401] &amp; &quot;][/sup]&quot;; &quot;&quot;)" office:value-type="string" office:string-value="[b]396. [url=https://www.doomworld.com/idgames/levels/doom2/Ports/a-c/aeternum]Aeternum[/url][/b] (2007) [sup][[b]1[/b]: 42PercentHealth: 1][/sup]" calcext:value-type="string">
            <text:p>[b]396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H402] &amp; &quot;][/sup]&quot;; &quot;&quot;)" office:value-type="string" office:string-value="[b]396. [url=https://www.doomworld.com/idgames/levels/doom2/Ports/a-c/crfe_p1]Can't Run From Evil [/url][/b] (2012) [sup][[b]1[/b]: vdgg: 1][/sup]" calcext:value-type="string">
            <text:p>[b]396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H403] &amp; &quot;][/sup]&quot;; &quot;&quot;)" office:value-type="string" office:string-value="[b]396. [url=https://www.doomworld.com/idgames/levels/doom2/Ports/a-c/coecits]Castle of Eternal Carrot in the Sky[/url][/b] (2001) [sup][[b]1[/b]: Jaws In Space: 1][/sup]" calcext:value-type="string">
            <text:p>[b]396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H404] &amp; &quot;][/sup]&quot;; &quot;&quot;)" office:value-type="string" office:string-value="[b]396. [url=https://www.doomworld.com/idgames/levels/doom/a-c/cleim10]Cleimos[/url][/b] (1994) [sup][[b]1[/b]: Soundblock: 1][/sup]" calcext:value-type="string">
            <text:p>[b]396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H405] &amp; &quot;][/sup]&quot;; &quot;&quot;)" office:value-type="string" office:string-value="[b]396. [url=https://www.doomworld.com/forum/topic/98296-dark-universe-wad-released/]Dark Universe[/url][/b] (2018) [sup][[b]1[/b]: WH-Wilou84: 1][/sup]" calcext:value-type="string">
            <text:p>[b]396. [url=https://www.doomworld.com/forum/topic/98296-dark-universe-wad-released/]Dark Universe[/url][/b] (2018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H406] &amp; &quot;][/sup]&quot;; &quot;&quot;)" office:value-type="string" office:string-value="[b]396. [url=https://doomwiki.org/wiki/Congestion:_64]Congestion: 64[/url][/b] (2005) [sup][[b]1[/b]: Li'l devil: 1][/sup]" calcext:value-type="string">
            <text:p>[b]396. [url=https://doomwiki.org/wiki/Congestion:_64]Congestion: 64[/url][/b] (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H407] &amp; &quot;][/sup]&quot;; &quot;&quot;)" office:value-type="string" office:string-value="[b]396. [url=https://www.doomworld.com/idgames/levels/doom/a-c/acheron]Crossing Acheron[/url][/b] (1994) [sup][[b]1[/b]: joepallai: 1][/sup]" calcext:value-type="string">
            <text:p>[b]396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H408] &amp; &quot;][/sup]&quot;; &quot;&quot;)" office:value-type="string" office:string-value="[b]396. [url=https://www.doomworld.com/idgames/levels/doom2/Ports/d-f/frozent]Frozen Time[/url][/b] (2012) [sup][[b]1[/b]: Philnemba: 1][/sup]" calcext:value-type="string">
            <text:p>[b]396. [url=https://www.doomworld.com/idgames/levels/doom2/Ports/d-f/frozent]Frozen Time[/url][/b] (2012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H409] &amp; &quot;][/sup]&quot;; &quot;&quot;)" office:value-type="string" office:string-value="[b]396. [url=https://doomwiki.org/wiki/Demonastery]Demonastery[/url][/b] (2018) [sup][[b]1[/b]: VanaheimRanger: 1][/sup]" calcext:value-type="string">
            <text:p>[b]396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H410] &amp; &quot;][/sup]&quot;; &quot;&quot;)" office:value-type="string" office:string-value="[b]396. [url=https://doomwiki.org/wiki/Doom_the_Way_id_Did]dtwidmus.wad﻿[/url][/b] (2011) [sup][[b]1[/b]: Diabolución: 1][/sup]" calcext:value-type="string">
            <text:p>[b]396. [url=https://doomwiki.org/wiki/Doom_the_Way_id_Did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H411] &amp; &quot;][/sup]&quot;; &quot;&quot;)" office:value-type="string" office:string-value="[b]396. [url=https://www.doomworld.com/idgames/levels/doom/d-f/eternity]Eternity[/url][/b] (1994) [sup][[b]1[/b]: bonnie: 1][/sup]" calcext:value-type="string">
            <text:p>[b]396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H412] &amp; &quot;][/sup]&quot;; &quot;&quot;)" office:value-type="string" office:string-value="[b]396. [url=https://www.doomworld.com/forum/topic/101755-exomoon-megawad-directors-cut-release/]Exomoon[/url][/b] (2017) [sup][[b]1[/b]: Lorenz0: 1][/sup]" calcext:value-type="string">
            <text:p>[b]396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H413] &amp; &quot;][/sup]&quot;; &quot;&quot;)" office:value-type="string" office:string-value="[b]396. [url=https://www.doomworld.com/idgames/levels/doom/d-f/extremal]Extremal Doom[/url][/b] (2006) [sup][[b]1[/b]: Grazza: 1][/sup]" calcext:value-type="string">
            <text:p>[b]396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H414] &amp; &quot;][/sup]&quot;; &quot;&quot;)" office:value-type="string" office:string-value="[b]396. [url=https://www.doomworld.com/idgames/levels/doom2/deathmatch/Ports/g-i/greenwar]Green War[/url][/b] (2002) [sup][[b]1[/b]: joepallai: 1][/sup]" calcext:value-type="string">
            <text:p>[b]396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H415] &amp; &quot;][/sup]&quot;; &quot;&quot;)" office:value-type="string" office:string-value="[b]396. [url=https://doomwiki.org/wiki/Grezzo_2]Grezzo 2[/url][/b] (2012) [sup][[b]1[/b]: AnonimVio: 1][/sup]" calcext:value-type="string">
            <text:p>[b]396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H416] &amp; &quot;][/sup]&quot;; &quot;&quot;)" office:value-type="string" office:string-value="[b]396. [url=https://www.doomworld.com/idgames/levels/doom2/Ports/j-l/kusok]kusok(Kurashiki's kuso map)[/url][/b] (2013) [sup][[b]1[/b]: Fadri: 1][/sup]" calcext:value-type="string">
            <text:p>[b]396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H417] &amp; &quot;][/sup]&quot;; &quot;&quot;)" office:value-type="string" office:string-value="[b]396. [url=https://www.doomworld.com/idgames/levels/doom2/Ports/j-l/lilium]Lilium[/url][/b] (2016) [sup][[b]1[/b]: Lewonx: 1][/sup]" calcext:value-type="string">
            <text:p>[b]396. [url=https://www.doomworld.com/idgames/levels/doom2/Ports/j-l/lilium]Lilium[/url][/b] (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H418] &amp; &quot;][/sup]&quot;; &quot;&quot;)" office:value-type="string" office:string-value="[b]396. [url=https://www.doomworld.com/idgames/levels/doom/j-l/lithe2m1]LithE2M1[/url][/b] (1994) [sup][[b]1[/b]: bzzrak: 1][/sup]" calcext:value-type="string">
            <text:p>[b]396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H419] &amp; &quot;][/sup]&quot;; &quot;&quot;)" office:value-type="string" office:string-value="[b]396. [url=https://www.doomworld.com/forum/topic/119448-final-release-micro-slaughter-community-project-17-maps/]Micro Slaughter Community Project[/url][/b] (2021) [sup][[b]1[/b]: SCF: 1][/sup]" calcext:value-type="string">
            <text:p>[b]396. [url=https://www.doomworld.com/forum/topic/119448-final-release-micro-slaughter-community-project-17-maps/]Micro Slaughter Community Project[/url][/b] (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'Old Mentions'.B6] &amp; &quot;]&quot; &amp; ['Old Mentions'.A6] &amp; &quot;[/url][/b] (&quot; &amp; ['Old Mentions'.C6] &amp; &quot;) [sup][[b]&quot; &amp; [Numbers.C420] &amp; &quot;[/b]: &quot; &amp; [Numbers.H420] &amp; &quot;][/sup]&quot;; &quot;&quot;)" office:value-type="string" office:string-value="[b]396. [url=https://doomwiki.org/wiki/Operation:_Biowar]Operation: Biowar[/url][/b] (1999) [sup][[b]1[/b]: Phobus: 1][/sup]" calcext:value-type="string">
            <text:p>[b]396. [url=https://doomwiki.org/wiki/Operation:_Biowar]Operation: Biowar[/url][/b] (199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'Old Mentions'.B7] &amp; &quot;]&quot; &amp; ['Old Mentions'.A7] &amp; &quot;[/url][/b] (&quot; &amp; ['Old Mentions'.C7] &amp; &quot;) [sup][[b]&quot; &amp; [Numbers.C421] &amp; &quot;[/b]: &quot; &amp; [Numbers.H421] &amp; &quot;][/sup]&quot;; &quot;&quot;)" office:value-type="string" office:string-value="[b]396. [url=https://www.doomworld.com/idgames/levels/doom2/megawads/pizzas]Pizza Steve[/url][/b] (2017) [sup][[b]1[/b]: NoisyVelvet: 1][/sup]" calcext:value-type="string">
            <text:p>[b]396. [url=https://www.doomworld.com/idgames/levels/doom2/megawads/pizzas]Pizza Steve[/url][/b] (2017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'Old Mentions'.B5] &amp; &quot;]&quot; &amp; ['Old Mentions'.A5] &amp; &quot;[/url][/b] (&quot; &amp; ['Old Mentions'.C5] &amp; &quot;) [sup][[b]&quot; &amp; [Numbers.C422] &amp; &quot;[/b]: &quot; &amp; [Numbers.H422] &amp; &quot;][/sup]&quot;; &quot;&quot;)" office:value-type="string" office:string-value="[b]396. [url=https://www.doomworld.com/idgames/levels/doom2/megawads/manolaik]Mano Laikas: A road to Gamzatti[/url][/b] (2016) [sup][[b]1[/b]: TJG1289: 1][/sup]" calcext:value-type="string">
            <text:p>[b]396. [url=https://www.doomworld.com/idgames/levels/doom2/megawads/manolaik]Mano Laikas: A road to Gamzatti[/url][/b] (2016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H423] &amp; &quot;][/sup]&quot;; &quot;&quot;)" office:value-type="string" office:string-value="[b]396. [url=https://doomwiki.org/wiki/Polygon_Base]Polygon Base[/url][/b] (1996) [sup][[b]1[/b]: roadworx: 1][/sup]" calcext:value-type="string">
            <text:p>[b]396. [url=https://doomwiki.org/wiki/Polygon_Base]Polygon Base[/url][/b] (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H424] &amp; &quot;][/sup]&quot;; &quot;&quot;)" office:value-type="string" office:string-value="[b]396. [url=http://thekinsie.com/reelism/]Reelism[/url][/b] (2011) [sup][[b]1[/b]: HUNdebLeonidasX: 1][/sup]" calcext:value-type="string">
            <text:p>[b]396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H425] &amp; &quot;][/sup]&quot;; &quot;&quot;)" office:value-type="string" office:string-value="[b]396. [url=https://www.doomworld.com/idgames/levels/doom2/Ports/s-u/spagheti]Spicy Evil Spaghetti[/url][/b] (2016) [sup][[b]1[/b]: everennui: 1][/sup]" calcext:value-type="string">
            <text:p>[b]396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H426] &amp; &quot;][/sup]&quot;; &quot;&quot;)" office:value-type="string" office:string-value="[b]396. [url=https://doomwiki.org/wiki/SQUARES]SQUARES[/url][/b] (1995) [sup][[b]1[/b]: STILES: 1][/sup]" calcext:value-type="string">
            <text:p>[b]396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'Old Mentions'.B9] &amp; &quot;]&quot; &amp; ['Old Mentions'.A9] &amp; &quot;[/url][/b] (&quot; &amp; ['Old Mentions'.C9] &amp; &quot;) [sup][[b]&quot; &amp; [Numbers.C427] &amp; &quot;[/b]: &quot; &amp; [Numbers.H427] &amp; &quot;][/sup]&quot;; &quot;&quot;)" office:value-type="string" office:string-value="[b]396. [url=https://www.doomworld.com/idgames/levels/doom2/Ports/v-z/zanspid]Spidersilk[/url][/b] (2016) [sup][[b]1[/b]: ASaltShaker: 1][/sup]" calcext:value-type="string">
            <text:p>[b]396. [url=https://www.doomworld.com/idgames/levels/doom2/Ports/v-z/zanspid]Spidersilk[/url][/b] (2016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H428] &amp; &quot;][/sup]&quot;; &quot;&quot;)" office:value-type="string" office:string-value="[b]396. [url=https://www.doomworld.com/idgames/levels/doom2/s-u/tdevil2]The Devilz Work[/url][/b] (2014) [sup][[b]1[/b]: everennui: 1][/sup]" calcext:value-type="string">
            <text:p>[b]396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H429] &amp; &quot;][/sup]&quot;; &quot;&quot;)" office:value-type="string" office:string-value="[b]396. [url=https://doomwiki.org/wiki/The_Evil_Unleashed]The Evil Unleashed﻿[/url][/b] (1994) [sup][[b]1[/b]: Ragu: 1][/sup]" calcext:value-type="string">
            <text:p>[b]396. [url=https://doomwiki.org/wiki/The_Evil_Unleashed]The Evil Unleashed﻿[/url][/b] (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H430] &amp; &quot;][/sup]&quot;; &quot;&quot;)" office:value-type="string" office:string-value="[b]396. [url=https://www.doomworld.com/idgames/levels/doom2/megawads/rebirth]The Rebirth[/url][/b] (2003) [sup][[b]1[/b]: Malrionn: 1][/sup]" calcext:value-type="string">
            <text:p>[b]396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H431] &amp; &quot;][/sup]&quot;; &quot;&quot;)" office:value-type="string" office:string-value="[b]396. [url=https://www.doomworld.com/idgames/levels/doom2/s-u/ttp-rp]The Troopers' Playground[/url][/b] (1996) [sup][[b]1[/b]: T-Rex: 1][/sup]" calcext:value-type="string">
            <text:p>[b]396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H432] &amp; &quot;][/sup]&quot;; &quot;&quot;)" office:value-type="string" office:string-value="[b]396. [url=https://www.doomworld.com/idgames/levels/doom2/megawads/twzone]The Twilight Zone[/url][/b] (1998) [sup][[b]1[/b]: T-Rex: 1][/sup]" calcext:value-type="string">
            <text:p>[b]396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'Old Mentions'.B10] &amp; &quot;]&quot; &amp; ['Old Mentions'.A10] &amp; &quot;[/url][/b] (&quot; &amp; ['Old Mentions'.C10] &amp; &quot;) [sup][[b]&quot; &amp; [Numbers.C433] &amp; &quot;[/b]: &quot; &amp; [Numbers.H433] &amp; &quot;][/sup]&quot;; &quot;&quot;)" office:value-type="string" office:string-value="[b]396. [url=https://www.doomworld.com/forum/topic/95673-the-ledge-single-map-for-doom-2/]The Ledge[/url][/b] (2017) [sup][[b]1[/b]: Soundblock: 1][/sup]" calcext:value-type="string">
            <text:p>[b]396. [url=https://www.doomworld.com/forum/topic/95673-the-ledge-single-map-for-doom-2/]The Ledge[/url][/b] (201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H434] &amp; &quot;][/sup]&quot;; &quot;&quot;)" office:value-type="string" office:string-value="[b]396. [url=https://www.doomworld.com/idgames/levels/doom/megawads/unalign]UnAligned[/url][/b] (2016) [sup][[b]1[/b]: yakfak: 1][/sup]" calcext:value-type="string">
            <text:p>[b]396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H435] &amp; &quot;][/sup]&quot;; &quot;&quot;)" office:value-type="string" office:string-value="[b]396. [url=https://www.doomworld.com/files/file/18387-vispire/]Vispire[/url][/b] (2016) [sup][[b]1[/b]: NoisyVelvet: 1][/sup]" calcext:value-type="string">
            <text:p>[b]396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H436] &amp; &quot;][/sup]&quot;; &quot;&quot;)" office:value-type="string" office:string-value="[b]396. [url=https://doomwiki.org/wiki/Void]Void[/url][/b] (2003) [sup][[b]1[/b]: TJG1289: 1][/sup]" calcext:value-type="string">
            <text:p>[b]396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'Old Mentions'.B11] &amp; &quot;]&quot; &amp; ['Old Mentions'.A11] &amp; &quot;[/url][/b] (&quot; &amp; ['Old Mentions'.C11] &amp; &quot;) [sup][[b]&quot; &amp; [Numbers.C437] &amp; &quot;[/b]: &quot; &amp; [Numbers.H437] &amp; &quot;][/sup]&quot;; &quot;&quot;)" office:value-type="string" office:string-value="[b]396. [url=https://www.doomworld.com/forum/topic/96922-waste-abandonment-single-level-for-doom-2/]Waste Abandonment[/url][/b] (2017) [sup][[b]1[/b]: Pierrot: 1][/sup]" calcext:value-type="string">
            <text:p>[b]396. [url=https://www.doomworld.com/forum/topic/96922-waste-abandonment-single-level-for-doom-2/]Waste Abandonment[/url][/b] (2017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H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H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H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H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H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H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H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H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H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H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H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H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H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H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H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H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H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H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H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H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H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H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H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H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H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H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H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H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H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H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H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H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H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H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H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H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82.1mm" svg:height="130.95mm" svg:x="97.51mm" svg:y="1.33mm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ce47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3" calcext:value-type="float">
            <text:p>53</text:p>
          </table:table-cell>
          <table:table-cell table:formula="of:=SUMIF([$Numbers.$F$4:$Numbers.$F$1048576]; &quot;=&quot;&amp;[.A2]; [$Numbers.$C$4:$Numbers.$C$1048576])"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2" calcext:value-type="float">
            <text:p>112</text:p>
          </table:table-cell>
          <table:table-cell table:formula="of:=[.D3]-[.B3]" office:value-type="float" office:value="108" calcext:value-type="float">
            <text:p>108</text:p>
          </table:table-cell>
          <table:table-cell table:formula="of:=SUMIF([$Numbers.$F$4:$Numbers.$F$1048576]; &quot;=&quot;&amp;[.A3]; [$Numbers.$C$4:$Numbers.$C$1048576])" office:value-type="float" office:value="220" calcext:value-type="float">
            <text:p>220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97" calcext:value-type="float">
            <text:p>97</text:p>
          </table:table-cell>
          <table:table-cell table:formula="of:=[.D4]-[.B4]" office:value-type="float" office:value="250" calcext:value-type="float">
            <text:p>250</text:p>
          </table:table-cell>
          <table:table-cell table:formula="of:=SUMIF([$Numbers.$F$4:$Numbers.$F$1048576]; &quot;=&quot;&amp;[.A4]; [$Numbers.$C$4:$Numbers.$C$1048576])" office:value-type="float" office:value="347" calcext:value-type="float">
            <text:p>347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39" calcext:value-type="float">
            <text:p>139</text:p>
          </table:table-cell>
          <table:table-cell table:formula="of:=[.D5]-[.B5]" office:value-type="float" office:value="171" calcext:value-type="float">
            <text:p>171</text:p>
          </table:table-cell>
          <table:table-cell table:formula="of:=SUMIF([$Numbers.$F$4:$Numbers.$F$1048576]; &quot;=&quot;&amp;[.A5]; [$Numbers.$C$4:$Numbers.$C$1048576])" office:value-type="float" office:value="310" calcext:value-type="float">
            <text:p>310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2" calcext:value-type="float">
            <text:p>32</text:p>
          </table:table-cell>
          <table:table-cell table:formula="of:=SUMIF([$Numbers.$F$4:$Numbers.$F$1048576]; &quot;=&quot;&amp;[.A7]; [$Numbers.$C$4:$Numbers.$C$1048576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23" calcext:value-type="float">
            <text:p>423</text:p>
          </table:table-cell>
          <table:table-cell table:formula="of:=[.D9]-[.B9]" office:value-type="float" office:value="86" calcext:value-type="float">
            <text:p>86</text:p>
          </table:table-cell>
          <table:table-cell table:formula="of:=SUMIF([$Numbers.$F$4:$Numbers.$F$1048576]; &quot;=&quot;&amp;[.A9]; [$Numbers.$C$4:$Numbers.$C$1048576])"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D10]-[.B10]" office:value-type="float" office:value="33" calcext:value-type="float">
            <text:p>33</text:p>
          </table:table-cell>
          <table:table-cell table:formula="of:=SUMIF([$Numbers.$F$4:$Numbers.$F$1048576]; &quot;=&quot;&amp;[.A10]; [$Numbers.$C$4:$Numbers.$C$1048576])"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3" calcext:value-type="float">
            <text:p>313</text:p>
          </table:table-cell>
          <table:table-cell table:formula="of:=[.D11]-[.B11]" office:value-type="float" office:value="183" calcext:value-type="float">
            <text:p>183</text:p>
          </table:table-cell>
          <table:table-cell table:formula="of:=SUMIF([$Numbers.$F$4:$Numbers.$F$1048576]; &quot;=&quot;&amp;[.A11]; [$Numbers.$C$4:$Numbers.$C$1048576])" office:value-type="float" office:value="496" calcext:value-type="float">
            <text:p>496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D12]-[.B12]" office:value-type="float" office:value="81" calcext:value-type="float">
            <text:p>81</text:p>
          </table:table-cell>
          <table:table-cell table:formula="of:=SUMIF([$Numbers.$F$4:$Numbers.$F$1048576]; &quot;=&quot;&amp;[.A12]; [$Numbers.$C$4:$Numbers.$C$1048576])" office:value-type="float" office:value="102" calcext:value-type="float">
            <text:p>102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5" calcext:value-type="float">
            <text:p>385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14" calcext:value-type="float">
            <text:p>614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3" calcext:value-type="float">
            <text:p>93</text:p>
          </table:table-cell>
          <table:table-cell table:formula="of:=SUMIF([$Numbers.$F$4:$Numbers.$F$1048576]; &quot;=&quot;&amp;[.A15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188" calcext:value-type="float">
            <text:p>188</text:p>
          </table:table-cell>
          <table:table-cell table:formula="of:=[.D16]-[.B16]" office:value-type="float" office:value="180" calcext:value-type="float">
            <text:p>180</text:p>
          </table:table-cell>
          <table:table-cell table:formula="of:=SUMIF([$Numbers.$F$4:$Numbers.$F$1048576]; &quot;=&quot;&amp;[.A16]; [$Numbers.$C$4:$Numbers.$C$1048576])" office:value-type="float" office:value="368" calcext:value-type="float">
            <text:p>368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57" calcext:value-type="float">
            <text:p>157</text:p>
          </table:table-cell>
          <table:table-cell table:formula="of:=SUMIF([$Numbers.$F$4:$Numbers.$F$1048576]; &quot;=&quot;&amp;[.A17]; [$Numbers.$C$4:$Numbers.$C$1048576])" office:value-type="float" office:value="294" calcext:value-type="float">
            <text:p>294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54" calcext:value-type="float">
            <text:p>154</text:p>
          </table:table-cell>
          <table:table-cell table:formula="of:=[.D18]-[.B18]" office:value-type="float" office:value="325" calcext:value-type="float">
            <text:p>325</text:p>
          </table:table-cell>
          <table:table-cell table:formula="of:=SUMIF([$Numbers.$F$4:$Numbers.$F$1048576]; &quot;=&quot;&amp;[.A18]; [$Numbers.$C$4:$Numbers.$C$1048576])" office:value-type="float" office:value="479" calcext:value-type="float">
            <text:p>479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68" calcext:value-type="float">
            <text:p>68</text:p>
          </table:table-cell>
          <table:table-cell table:formula="of:=[.D19]-[.B19]" office:value-type="float" office:value="257" calcext:value-type="float">
            <text:p>257</text:p>
          </table:table-cell>
          <table:table-cell table:formula="of:=SUMIF([$Numbers.$F$4:$Numbers.$F$1048576]; &quot;=&quot;&amp;[.A19]; [$Numbers.$C$4:$Numbers.$C$1048576])" office:value-type="float" office:value="325" calcext:value-type="float">
            <text:p>325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85" calcext:value-type="float">
            <text:p>285</text:p>
          </table:table-cell>
          <table:table-cell table:formula="of:=[.D20]-[.B20]" office:value-type="float" office:value="261" calcext:value-type="float">
            <text:p>261</text:p>
          </table:table-cell>
          <table:table-cell table:formula="of:=SUMIF([$Numbers.$F$4:$Numbers.$F$1048576]; &quot;=&quot;&amp;[.A20]; [$Numbers.$C$4:$Numbers.$C$1048576])" office:value-type="float" office:value="546" calcext:value-type="float">
            <text:p>546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1" calcext:value-type="float">
            <text:p>81</text:p>
          </table:table-cell>
          <table:table-cell table:formula="of:=[.D21]-[.B21]" office:value-type="float" office:value="356" calcext:value-type="float">
            <text:p>356</text:p>
          </table:table-cell>
          <table:table-cell table:formula="of:=SUMIF([$Numbers.$F$4:$Numbers.$F$1048576]; &quot;=&quot;&amp;[.A21]; [$Numbers.$C$4:$Numbers.$C$1048576])" office:value-type="float" office:value="437" calcext:value-type="float">
            <text:p>437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27" calcext:value-type="float">
            <text:p>227</text:p>
          </table:table-cell>
          <table:table-cell table:formula="of:=[.D22]-[.B22]" office:value-type="float" office:value="427" calcext:value-type="float">
            <text:p>427</text:p>
          </table:table-cell>
          <table:table-cell table:formula="of:=SUMIF([$Numbers.$F$4:$Numbers.$F$1048576]; &quot;=&quot;&amp;[.A22]; [$Numbers.$C$4:$Numbers.$C$1048576])" office:value-type="float" office:value="654" calcext:value-type="float">
            <text:p>654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386" calcext:value-type="float">
            <text:p>386</text:p>
          </table:table-cell>
          <table:table-cell table:formula="of:=[.D23]-[.B23]" office:value-type="float" office:value="514" calcext:value-type="float">
            <text:p>514</text:p>
          </table:table-cell>
          <table:table-cell table:formula="of:=SUMIF([$Numbers.$F$4:$Numbers.$F$1048576]; &quot;=&quot;&amp;[.A23]; [$Numbers.$C$4:$Numbers.$C$1048576])" office:value-type="float" office:value="900" calcext:value-type="float">
            <text:p>900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43" calcext:value-type="float">
            <text:p>443</text:p>
          </table:table-cell>
          <table:table-cell table:formula="of:=[.D24]-[.B24]" office:value-type="float" office:value="511" calcext:value-type="float">
            <text:p>511</text:p>
          </table:table-cell>
          <table:table-cell table:formula="of:=SUMIF([$Numbers.$F$4:$Numbers.$F$1048576]; &quot;=&quot;&amp;[.A24]; [$Numbers.$C$4:$Numbers.$C$1048576])" office:value-type="float" office:value="954" calcext:value-type="float">
            <text:p>954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85" calcext:value-type="float">
            <text:p>85</text:p>
          </table:table-cell>
          <table:table-cell table:formula="of:=[.D25]-[.B25]" office:value-type="float" office:value="206" calcext:value-type="float">
            <text:p>206</text:p>
          </table:table-cell>
          <table:table-cell table:formula="of:=SUMIF([$Numbers.$F$4:$Numbers.$F$1048576]; &quot;=&quot;&amp;[.A25]; [$Numbers.$C$4:$Numbers.$C$1048576])" office:value-type="float" office:value="291" calcext:value-type="float">
            <text:p>291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297" calcext:value-type="float">
            <text:p>297</text:p>
          </table:table-cell>
          <table:table-cell table:formula="of:=[.D26]-[.B26]" office:value-type="float" office:value="209" calcext:value-type="float">
            <text:p>209</text:p>
          </table:table-cell>
          <table:table-cell table:formula="of:=SUMIF([$Numbers.$F$4:$Numbers.$F$1048576]; &quot;=&quot;&amp;[.A26]; [$Numbers.$C$4:$Numbers.$C$1048576])" office:value-type="float" office:value="506" calcext:value-type="float">
            <text:p>506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74" calcext:value-type="float">
            <text:p>74</text:p>
          </table:table-cell>
          <table:table-cell table:formula="of:=[.D27]-[.B27]" office:value-type="float" office:value="178" calcext:value-type="float">
            <text:p>178</text:p>
          </table:table-cell>
          <table:table-cell table:formula="of:=SUMIF([$Numbers.$F$4:$Numbers.$F$1048576]; &quot;=&quot;&amp;[.A27]; [$Numbers.$C$4:$Numbers.$C$1048576])" office:value-type="float" office:value="252" calcext:value-type="float">
            <text:p>252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5" calcext:value-type="float">
            <text:p>25</text:p>
          </table:table-cell>
          <table:table-cell table:formula="of:=[.D28]-[.B28]" office:value-type="float" office:value="96" calcext:value-type="float">
            <text:p>96</text:p>
          </table:table-cell>
          <table:table-cell table:formula="of:=SUMIF([$Numbers.$F$4:$Numbers.$F$1048576]; &quot;=&quot;&amp;[.A28]; [$Numbers.$C$4:$Numbers.$C$1048576])" office:value-type="float" office:value="121" calcext:value-type="float">
            <text:p>121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29" calcext:value-type="float">
            <text:p>29</text:p>
          </table:table-cell>
          <table:table-cell table:formula="of:=[.D29]-[.B29]" office:value-type="float" office:value="53" calcext:value-type="float">
            <text:p>53</text:p>
          </table:table-cell>
          <table:table-cell table:formula="of:=SUMIF([$Numbers.$F$4:$Numbers.$F$1048576]; &quot;=&quot;&amp;[.A29]; [$Numbers.$C$4:$Numbers.$C$1048576])" office:value-type="float" office:value="82" calcext:value-type="float">
            <text:p>82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8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2" calcext:value-type="float">
            <text:p>92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65" calcext:value-type="float">
            <text:p>165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79" calcext:value-type="float">
            <text:p>179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15" calcext:value-type="float">
            <text:p>15</text:p>
          </table:table-cell>
        </table:table-row>
      </table:table>
      <table:table table:name="Old Mentions" table:style-name="ta1">
        <table:table-column table:style-name="co19" table:default-cell-style-name="ce83"/>
        <table:table-column table:style-name="co12" table:default-cell-style-name="ce60"/>
        <table:table-column table:style-name="co4" table:default-cell-style-name="ce60"/>
        <table:table-column table:style-name="co12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84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60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calcext:conditional-formats>
          <calcext:conditional-format calcext:target-range-address="'Old Mentions'.A1:'Old Mentions'.A7 'Old Mentions'.A9:'Old Mentions'.A11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21:51:26.087954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7-15T22:02:44.620826897</dc:date>
    <meta:editing-duration>P5DT15H49M44S</meta:editing-duration>
    <meta:editing-cycles>515</meta:editing-cycles>
    <meta:generator>LibreOffice/6.1.5.2$Linux_X86_64 LibreOffice_project/10$Build-2</meta:generator>
    <meta:document-statistic meta:table-count="5" meta:cell-count="78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svg:x="2.993cm" svg:y="0.916cm" style:legend-expansion="custom" chartooo:width="6.387cm" chartooo:height="1.183cm" style:legend-expansion-aspect-ratio="5.39898562975486" chart:style-name="ch2"/>
        <chart:plot-area chart:style-name="ch3" table:cell-range-address="Years.A2:Years.C29" chart:data-source-has-labels="both" svg:x="1.233cm" svg:y="0.369cm" svg:width="26.504cm" svg:height="12.312cm">
          <chartooo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</chart:series>
          <chart:series chart:attached-axis="primary-y" chart:style-name="ch12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3">
                <text:p>53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39">
                <text:p>13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23">
                <text:p>4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3">
                <text:p>31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5">
                <text:p>38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4">
                <text:p>15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8">
                <text:p>6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85">
                <text:p>28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1">
                <text:p>8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7">
                <text:p>22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6">
                <text:p>38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43">
                <text:p>4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5">
                <text:p>8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97">
                <text:p>29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4">
                <text:p>7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ooo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19">
                <text:p>19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